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B000000152634EB01B2BE170B1.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6" style:family="table">
      <style:table-properties style:width="14.64cm" fo:break-before="auto" fo:break-after="auto" table:align="left"/>
    </style:style>
    <style:style style:name="Table56.A" style:family="table-column">
      <style:table-column-properties style:column-width="2.143cm"/>
    </style:style>
    <style:style style:name="Table56.B" style:family="table-column">
      <style:table-column-properties style:column-width="12.497cm"/>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35" style:family="table">
      <style:table-properties style:width="10.47cm" table:align="center" fo:keep-with-next="always"/>
    </style:style>
    <style:style style:name="Table35.A" style:family="table-column">
      <style:table-column-properties style:column-width="3.732cm"/>
    </style:style>
    <style:style style:name="Table35.B" style:family="table-column">
      <style:table-column-properties style:column-width="0.411cm"/>
    </style:style>
    <style:style style:name="Table35.C" style:family="table-column">
      <style:table-column-properties style:column-width="0.383cm"/>
    </style:style>
    <style:style style:name="Table35.D" style:family="table-column">
      <style:table-column-properties style:column-width="0.441cm"/>
    </style:style>
    <style:style style:name="Table35.E" style:family="table-column">
      <style:table-column-properties style:column-width="0.381cm"/>
    </style:style>
    <style:style style:name="Table35.F" style:family="table-column">
      <style:table-column-properties style:column-width="0.413cm"/>
    </style:style>
    <style:style style:name="Table35.L" style:family="table-column">
      <style:table-column-properties style:column-width="2.711cm"/>
    </style:style>
    <style:style style:name="Table35.A1" style:family="table-cell">
      <style:table-cell-properties fo:padding="0.097cm" fo:border-left="0.05pt solid #000000" fo:border-right="none" fo:border-top="0.05pt solid #000000" fo:border-bottom="0.05pt solid #000000"/>
    </style:style>
    <style:style style:name="Table35.L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L2" style:family="table-cell">
      <style:table-cell-properties fo:padding="0.097cm" fo:border-left="0.05pt solid #000000" fo:border-right="0.05pt solid #000000" fo:border-top="none" fo:border-bottom="0.05pt solid #000000"/>
    </style:style>
    <style:style style:name="Table5" style:family="table">
      <style:table-properties style:width="16.748cm" table:align="center" fo:keep-with-next="always"/>
    </style:style>
    <style:style style:name="Table5.A" style:family="table-column">
      <style:table-column-properties style:column-width="3.863cm"/>
    </style:style>
    <style:style style:name="Table5.B" style:family="table-column">
      <style:table-column-properties style:column-width="2.577cm"/>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1" style:family="table">
      <style:table-properties style:width="10.449cm" table:align="center" fo:keep-with-next="always"/>
    </style:style>
    <style:style style:name="Table1.A" style:family="table-column">
      <style:table-column-properties style:column-width="2.588cm"/>
    </style:style>
    <style:style style:name="Table1.B" style:family="table-column">
      <style:table-column-properties style:column-width="2.233cm"/>
    </style:style>
    <style:style style:name="Table1.C" style:family="table-column">
      <style:table-column-properties style:column-width="2.235cm"/>
    </style:style>
    <style:style style:name="Table1.D" style:family="table-column">
      <style:table-column-properties style:column-width="0.323cm"/>
    </style:style>
    <style:style style:name="Table1.E" style:family="table-column">
      <style:table-column-properties style:column-width="0.353cm"/>
    </style:style>
    <style:style style:name="Table1.F" style:family="table-column">
      <style:table-column-properties style:column-width="0.325cm"/>
    </style:style>
    <style:style style:name="Table1.M" style:family="table-column">
      <style:table-column-properties style:column-width="0.337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M2" style:family="table-cell">
      <style:table-cell-properties fo:padding="0.097cm" fo:border-left="0.05pt solid #000000" fo:border-right="0.05pt solid #000000" fo:border-top="none" fo:border-bottom="0.05pt solid #000000"/>
    </style:style>
    <style:style style:name="Table49" style:family="table">
      <style:table-properties style:width="13.199cm" table:align="center" fo:keep-with-next="always"/>
    </style:style>
    <style:style style:name="Table49.A" style:family="table-column">
      <style:table-column-properties style:column-width="3.464cm"/>
    </style:style>
    <style:style style:name="Table49.B" style:family="table-column">
      <style:table-column-properties style:column-width="2.381cm"/>
    </style:style>
    <style:style style:name="Table49.C" style:family="table-column">
      <style:table-column-properties style:column-width="7.354cm"/>
    </style:style>
    <style:style style:name="Table49.A1" style:family="table-cell">
      <style:table-cell-properties fo:padding="0.097cm" fo:border-left="0.05pt solid #000000" fo:border-right="none" fo:border-top="0.05pt solid #000000" fo:border-bottom="0.05pt solid #000000"/>
    </style:style>
    <style:style style:name="Table49.C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C2" style:family="table-cell">
      <style:table-cell-properties fo:padding="0.097cm" fo:border-left="0.05pt solid #000000" fo:border-right="0.05pt solid #000000" fo:border-top="none" fo:border-bottom="0.05pt solid #000000"/>
    </style:style>
    <style:style style:name="Table2" style:family="table">
      <style:table-properties style:width="14.31cm" table:align="center" fo:keep-with-next="always"/>
    </style:style>
    <style:style style:name="Table2.A" style:family="table-column">
      <style:table-column-properties style:column-width="2.671cm"/>
    </style:style>
    <style:style style:name="Table2.B" style:family="table-column">
      <style:table-column-properties style:column-width="11.6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8" style:family="table">
      <style:table-properties style:width="13.309cm" fo:margin-left="1.289cm" table:align="left" fo:keep-with-next="always"/>
    </style:style>
    <style:style style:name="Table48.A" style:family="table-column">
      <style:table-column-properties style:column-width="2.566cm"/>
    </style:style>
    <style:style style:name="Table48.B" style:family="table-column">
      <style:table-column-properties style:column-width="10.742cm"/>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3" style:family="table">
      <style:table-properties style:width="10.111cm" table:align="center" fo:keep-with-next="always"/>
    </style:style>
    <style:style style:name="Table3.A" style:family="table-column">
      <style:table-column-properties style:column-width="0.968cm"/>
    </style:style>
    <style:style style:name="Table3.B" style:family="table-column">
      <style:table-column-properties style:column-width="2.381cm"/>
    </style:style>
    <style:style style:name="Table3.C" style:family="table-column">
      <style:table-column-properties style:column-width="6.76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1" style:family="table">
      <style:table-properties style:width="14.34cm" table:align="center" fo:keep-with-next="always"/>
    </style:style>
    <style:style style:name="Table31.A" style:family="table-column">
      <style:table-column-properties style:column-width="3.281cm"/>
    </style:style>
    <style:style style:name="Table31.B" style:family="table-column">
      <style:table-column-properties style:column-width="11.06cm"/>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4" style:family="table">
      <style:table-properties style:width="14.079cm" table:align="center" fo:keep-with-next="always"/>
    </style:style>
    <style:style style:name="Table4.A" style:family="table-column">
      <style:table-column-properties style:column-width="2.99cm"/>
    </style:style>
    <style:style style:name="Table4.B" style:family="table-column">
      <style:table-column-properties style:column-width="11.0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6" style:family="table">
      <style:table-properties style:width="17.022cm" fo:margin-left="-0.004cm" table:align="left" fo:keep-with-next="always"/>
    </style:style>
    <style:style style:name="Table6.A" style:family="table-column">
      <style:table-column-properties style:column-width="5.967cm"/>
    </style:style>
    <style:style style:name="Table6.B" style:family="table-column">
      <style:table-column-properties style:column-width="1.647cm"/>
    </style:style>
    <style:style style:name="Table6.C" style:family="table-column">
      <style:table-column-properties style:column-width="9.407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6.B15" style:family="table-cell">
      <style:table-cell-properties fo:padding="0.097cm" fo:border-left="0.05pt solid #000000" fo:border-right="none" fo:border-top="none" fo:border-bottom="0.05pt solid #000000"/>
    </style:style>
    <style:style style:name="Table6.C15" style:family="table-cell">
      <style:table-cell-properties fo:padding="0.097cm" fo:border-left="0.05pt solid #000000" fo:border-right="0.05pt solid #000000" fo:border-top="none" fo:border-bottom="0.05pt solid #000000"/>
    </style:style>
    <style:style style:name="Table6.B16" style:family="table-cell">
      <style:table-cell-properties fo:padding="0.097cm" fo:border-left="0.05pt solid #000000" fo:border-right="none" fo:border-top="none" fo:border-bottom="0.05pt solid #000000"/>
    </style:style>
    <style:style style:name="Table6.C16" style:family="table-cell">
      <style:table-cell-properties fo:padding="0.097cm" fo:border-left="0.05pt solid #000000" fo:border-right="0.05pt solid #000000" fo:border-top="none" fo:border-bottom="0.05pt solid #000000"/>
    </style:style>
    <style:style style:name="Table6.B17" style:family="table-cell">
      <style:table-cell-properties fo:padding="0.097cm" fo:border-left="0.05pt solid #000000" fo:border-right="none" fo:border-top="none" fo:border-bottom="0.05pt solid #000000"/>
    </style:style>
    <style:style style:name="Table6.C17" style:family="table-cell">
      <style:table-cell-properties fo:padding="0.097cm" fo:border-left="0.05pt solid #000000" fo:border-right="0.05pt solid #000000" fo:border-top="none" fo:border-bottom="0.05pt solid #000000"/>
    </style:style>
    <style:style style:name="Table6.B18" style:family="table-cell">
      <style:table-cell-properties fo:padding="0.097cm" fo:border-left="0.05pt solid #000000" fo:border-right="none" fo:border-top="none" fo:border-bottom="0.05pt solid #000000"/>
    </style:style>
    <style:style style:name="Table6.C18" style:family="table-cell">
      <style:table-cell-properties fo:padding="0.097cm" fo:border-left="0.05pt solid #000000" fo:border-right="0.05pt solid #000000" fo:border-top="none" fo:border-bottom="0.05pt solid #000000"/>
    </style:style>
    <style:style style:name="Table6.B19" style:family="table-cell">
      <style:table-cell-properties fo:padding="0.097cm" fo:border-left="0.05pt solid #000000" fo:border-right="none" fo:border-top="none" fo:border-bottom="0.05pt solid #000000"/>
    </style:style>
    <style:style style:name="Table6.C19" style:family="table-cell">
      <style:table-cell-properties fo:padding="0.097cm" fo:border-left="0.05pt solid #000000" fo:border-right="0.05pt solid #000000" fo:border-top="none" fo:border-bottom="0.05pt solid #000000"/>
    </style:style>
    <style:style style:name="Table6.B20" style:family="table-cell">
      <style:table-cell-properties fo:padding="0.097cm" fo:border-left="0.05pt solid #000000" fo:border-right="none" fo:border-top="none" fo:border-bottom="0.05pt solid #000000"/>
    </style:style>
    <style:style style:name="Table6.C20" style:family="table-cell">
      <style:table-cell-properties fo:padding="0.097cm" fo:border-left="0.05pt solid #000000" fo:border-right="0.05pt solid #000000" fo:border-top="none" fo:border-bottom="0.05pt solid #000000"/>
    </style:style>
    <style:style style:name="Table6.B21" style:family="table-cell">
      <style:table-cell-properties fo:padding="0.097cm" fo:border-left="0.05pt solid #000000" fo:border-right="none" fo:border-top="none" fo:border-bottom="0.05pt solid #000000"/>
    </style:style>
    <style:style style:name="Table6.C21" style:family="table-cell">
      <style:table-cell-properties fo:padding="0.097cm" fo:border-left="0.05pt solid #000000" fo:border-right="0.05pt solid #000000" fo:border-top="none" fo:border-bottom="0.05pt solid #000000"/>
    </style:style>
    <style:style style:name="Table6.B22" style:family="table-cell">
      <style:table-cell-properties fo:padding="0.097cm" fo:border-left="0.05pt solid #000000" fo:border-right="none" fo:border-top="none" fo:border-bottom="0.05pt solid #000000"/>
    </style:style>
    <style:style style:name="Table6.C22" style:family="table-cell">
      <style:table-cell-properties fo:padding="0.097cm" fo:border-left="0.05pt solid #000000" fo:border-right="0.05pt solid #000000" fo:border-top="none" fo:border-bottom="0.05pt solid #000000"/>
    </style:style>
    <style:style style:name="Table6.B23" style:family="table-cell">
      <style:table-cell-properties fo:padding="0.097cm" fo:border-left="0.05pt solid #000000" fo:border-right="none" fo:border-top="none" fo:border-bottom="0.05pt solid #000000"/>
    </style:style>
    <style:style style:name="Table6.C23" style:family="table-cell">
      <style:table-cell-properties fo:padding="0.097cm" fo:border-left="0.05pt solid #000000" fo:border-right="0.05pt solid #000000" fo:border-top="none" fo:border-bottom="0.05pt solid #000000"/>
    </style:style>
    <style:style style:name="Table6.B24" style:family="table-cell">
      <style:table-cell-properties fo:padding="0.097cm" fo:border-left="0.05pt solid #000000" fo:border-right="none" fo:border-top="none" fo:border-bottom="0.05pt solid #000000"/>
    </style:style>
    <style:style style:name="Table6.C24" style:family="table-cell">
      <style:table-cell-properties fo:padding="0.097cm" fo:border-left="0.05pt solid #000000" fo:border-right="0.05pt solid #000000" fo:border-top="none" fo:border-bottom="0.05pt solid #000000"/>
    </style:style>
    <style:style style:name="Table6.B25" style:family="table-cell">
      <style:table-cell-properties fo:padding="0.097cm" fo:border-left="0.05pt solid #000000" fo:border-right="none" fo:border-top="none" fo:border-bottom="0.05pt solid #000000"/>
    </style:style>
    <style:style style:name="Table6.C25" style:family="table-cell">
      <style:table-cell-properties fo:padding="0.097cm" fo:border-left="0.05pt solid #000000" fo:border-right="0.05pt solid #000000" fo:border-top="none" fo:border-bottom="0.05pt solid #000000"/>
    </style:style>
    <style:style style:name="Table6.B26" style:family="table-cell">
      <style:table-cell-properties fo:padding="0.097cm" fo:border-left="0.05pt solid #000000" fo:border-right="none" fo:border-top="none" fo:border-bottom="0.05pt solid #000000"/>
    </style:style>
    <style:style style:name="Table6.C26" style:family="table-cell">
      <style:table-cell-properties fo:padding="0.097cm" fo:border-left="0.05pt solid #000000" fo:border-right="0.05pt solid #000000" fo:border-top="none" fo:border-bottom="0.05pt solid #000000"/>
    </style:style>
    <style:style style:name="Table6.B27" style:family="table-cell">
      <style:table-cell-properties fo:padding="0.097cm" fo:border-left="0.05pt solid #000000" fo:border-right="none" fo:border-top="none" fo:border-bottom="0.05pt solid #000000"/>
    </style:style>
    <style:style style:name="Table6.C27" style:family="table-cell">
      <style:table-cell-properties fo:padding="0.097cm" fo:border-left="0.05pt solid #000000" fo:border-right="0.05pt solid #000000" fo:border-top="none" fo:border-bottom="0.05pt solid #000000"/>
    </style:style>
    <style:style style:name="Table6.B28" style:family="table-cell">
      <style:table-cell-properties fo:padding="0.097cm" fo:border-left="0.05pt solid #000000" fo:border-right="none" fo:border-top="none" fo:border-bottom="0.05pt solid #000000"/>
    </style:style>
    <style:style style:name="Table6.C28" style:family="table-cell">
      <style:table-cell-properties fo:padding="0.097cm" fo:border-left="0.05pt solid #000000" fo:border-right="0.05pt solid #000000" fo:border-top="none" fo:border-bottom="0.05pt solid #000000"/>
    </style:style>
    <style:style style:name="Table6.B29" style:family="table-cell">
      <style:table-cell-properties fo:padding="0.097cm" fo:border-left="0.05pt solid #000000" fo:border-right="none" fo:border-top="none" fo:border-bottom="0.05pt solid #000000"/>
    </style:style>
    <style:style style:name="Table6.C29" style:family="table-cell">
      <style:table-cell-properties fo:padding="0.097cm" fo:border-left="0.05pt solid #000000" fo:border-right="0.05pt solid #000000" fo:border-top="none" fo:border-bottom="0.05pt solid #000000"/>
    </style:style>
    <style:style style:name="Table6.B30" style:family="table-cell">
      <style:table-cell-properties fo:padding="0.097cm" fo:border-left="0.05pt solid #000000" fo:border-right="none" fo:border-top="none" fo:border-bottom="0.05pt solid #000000"/>
    </style:style>
    <style:style style:name="Table6.C30" style:family="table-cell">
      <style:table-cell-properties fo:padding="0.097cm" fo:border-left="0.05pt solid #000000" fo:border-right="0.05pt solid #000000" fo:border-top="none" fo:border-bottom="0.05pt solid #000000"/>
    </style:style>
    <style:style style:name="Table6.B31" style:family="table-cell">
      <style:table-cell-properties fo:padding="0.097cm" fo:border-left="0.05pt solid #000000" fo:border-right="none" fo:border-top="none" fo:border-bottom="0.05pt solid #000000"/>
    </style:style>
    <style:style style:name="Table6.C31" style:family="table-cell">
      <style:table-cell-properties fo:padding="0.097cm" fo:border-left="0.05pt solid #000000" fo:border-right="0.05pt solid #000000" fo:border-top="none" fo:border-bottom="0.05pt solid #000000"/>
    </style:style>
    <style:style style:name="Table6.B32" style:family="table-cell">
      <style:table-cell-properties fo:padding="0.097cm" fo:border-left="0.05pt solid #000000" fo:border-right="none" fo:border-top="none" fo:border-bottom="0.05pt solid #000000"/>
    </style:style>
    <style:style style:name="Table6.C32" style:family="table-cell">
      <style:table-cell-properties fo:padding="0.097cm" fo:border-left="0.05pt solid #000000" fo:border-right="0.05pt solid #000000" fo:border-top="none" fo:border-bottom="0.05pt solid #000000"/>
    </style:style>
    <style:style style:name="Table6.A33" style:family="table-cell">
      <style:table-cell-properties style:vertical-align="middle" fo:padding="0.097cm" fo:border-left="0.05pt solid #000000" fo:border-right="0.05pt solid #000000" fo:border-top="none" fo:border-bottom="0.05pt solid #000000"/>
    </style:style>
    <style:style style:name="Table50" style:family="table">
      <style:table-properties style:width="16.979cm" table:align="center"/>
    </style:style>
    <style:style style:name="Table50.A" style:family="table-column">
      <style:table-column-properties style:column-width="2.99cm"/>
    </style:style>
    <style:style style:name="Table50.B" style:family="table-column">
      <style:table-column-properties style:column-width="8.52cm"/>
    </style:style>
    <style:style style:name="Table50.C" style:family="table-column">
      <style:table-column-properties style:column-width="5.47cm"/>
    </style:style>
    <style:style style:name="Table50.A1" style:family="table-cell">
      <style:table-cell-properties style:vertical-align="middle" fo:padding="0.097cm" fo:border-left="1.05pt solid #000000" fo:border-right="none" fo:border-top="1.05pt solid #000000" fo:border-bottom="none"/>
    </style:style>
    <style:style style:name="Table50.C1" style:family="table-cell">
      <style:table-cell-properties style:vertical-align="middle" fo:padding="0.097cm" fo:border-left="1.05pt solid #000000" fo:border-right="1.05pt solid #000000" fo:border-top="1.05pt solid #000000" fo:border-bottom="none"/>
    </style:style>
    <style:style style:name="Table50.A2" style:family="table-cell">
      <style:table-cell-properties style:vertical-align="middle" fo:padding="0.097cm" fo:border-left="1.05pt solid #000000" fo:border-right="none" fo:border-top="none" fo:border-bottom="none"/>
    </style:style>
    <style:style style:name="Table50.C2" style:family="table-cell">
      <style:table-cell-properties style:vertical-align="middle" fo:padding="0.097cm" fo:border-left="1.05pt solid #000000" fo:border-right="1.05pt solid #000000" fo:border-top="none" fo:border-bottom="none"/>
    </style:style>
    <style:style style:name="Table50.A4" style:family="table-cell">
      <style:table-cell-properties style:vertical-align="middle" fo:padding="0.097cm" fo:border-left="1.05pt solid #000000" fo:border-right="1.05pt solid #000000" fo:border-top="none" fo:border-bottom="1.05pt solid #000000"/>
    </style:style>
    <style:style style:name="Table55" style:family="table">
      <style:table-properties style:width="16.979cm" table:align="center"/>
    </style:style>
    <style:style style:name="Table55.A" style:family="table-column">
      <style:table-column-properties style:column-width="2.99cm"/>
    </style:style>
    <style:style style:name="Table55.B" style:family="table-column">
      <style:table-column-properties style:column-width="1.478cm"/>
    </style:style>
    <style:style style:name="Table55.C" style:family="table-column">
      <style:table-column-properties style:column-width="7.041cm"/>
    </style:style>
    <style:style style:name="Table55.D" style:family="table-column">
      <style:table-column-properties style:column-width="5.47cm"/>
    </style:style>
    <style:style style:name="Table55.A1" style:family="table-cell">
      <style:table-cell-properties style:vertical-align="middle" fo:padding="0.097cm" fo:border-left="1.05pt solid #000000" fo:border-right="none" fo:border-top="1.05pt solid #000000" fo:border-bottom="none"/>
    </style:style>
    <style:style style:name="Table55.D1" style:family="table-cell">
      <style:table-cell-properties style:vertical-align="middle" fo:padding="0.097cm" fo:border-left="1.05pt solid #000000" fo:border-right="1.05pt solid #000000" fo:border-top="1.05pt solid #000000" fo:border-bottom="none"/>
    </style:style>
    <style:style style:name="Table55.A2" style:family="table-cell">
      <style:table-cell-properties style:vertical-align="middle" fo:padding="0.097cm" fo:border-left="1.05pt solid #000000" fo:border-right="none" fo:border-top="none" fo:border-bottom="none"/>
    </style:style>
    <style:style style:name="Table55.D2" style:family="table-cell">
      <style:table-cell-properties style:vertical-align="middle" fo:padding="0.097cm" fo:border-left="1.05pt solid #000000" fo:border-right="1.05pt solid #000000" fo:border-top="none" fo:border-bottom="none"/>
    </style:style>
    <style:style style:name="Table55.A6" style:family="table-cell">
      <style:table-cell-properties style:vertical-align="middle" fo:padding="0.097cm" fo:border-left="1.05pt solid #000000" fo:border-right="1.05pt solid #000000" fo:border-top="none" fo:border-bottom="1.05pt solid #000000"/>
    </style:style>
    <style:style style:name="Table55.A8" style:family="table-cell">
      <style:table-cell-properties style:vertical-align="middle" fo:padding="0.097cm" fo:border-left="1.05pt solid #000000" fo:border-right="none" fo:border-top="none" fo:border-bottom="1.05pt solid #000000"/>
    </style:style>
    <style:style style:name="Table55.C8" style:family="table-cell">
      <style:table-cell-properties style:vertical-align="middle" fo:padding="0.097cm" fo:border-left="none" fo:border-right="1.05pt solid #000000" fo:border-top="none" fo:border-bottom="1.05pt solid #000000"/>
    </style:style>
    <style:style style:name="Table78" style:family="table">
      <style:table-properties style:width="5.396cm" table:align="center"/>
    </style:style>
    <style:style style:name="Table78.A" style:family="table-column">
      <style:table-column-properties style:column-width="1.524cm"/>
    </style:style>
    <style:style style:name="Table78.B" style:family="table-column">
      <style:table-column-properties style:column-width="2.136cm"/>
    </style:style>
    <style:style style:name="Table78.C" style:family="table-column">
      <style:table-column-properties style:column-width="1.736cm"/>
    </style:style>
    <style:style style:name="Table78.A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C2" style:family="table-cell">
      <style:table-cell-properties fo:padding="0.097cm" fo:border-left="0.05pt solid #000000" fo:border-right="0.05pt solid #000000" fo:border-top="none" fo:border-bottom="0.05pt solid #000000"/>
    </style:style>
    <style:style style:name="Table79" style:family="table">
      <style:table-properties style:width="4.292cm" fo:margin-left="0.048cm" table:align="left"/>
    </style:style>
    <style:style style:name="Table79.A" style:family="table-column">
      <style:table-column-properties style:column-width="0.711cm"/>
    </style:style>
    <style:style style:name="Table79.D" style:family="table-column">
      <style:table-column-properties style:column-width="0.654cm"/>
    </style:style>
    <style:style style:name="Table79.E" style:family="table-column">
      <style:table-column-properties style:column-width="0.859cm"/>
    </style:style>
    <style:style style:name="Table79.F" style:family="table-column">
      <style:table-column-properties style:column-width="0.646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F2" style:family="table-cell">
      <style:table-cell-properties fo:padding="0.097cm" fo:border-left="0.05pt solid #000000" fo:border-right="0.05pt solid #000000" fo:border-top="none" fo:border-bottom="0.05pt solid #000000"/>
    </style:style>
    <style:style style:name="Table52" style:family="table">
      <style:table-properties style:width="16.979cm" table:align="center"/>
    </style:style>
    <style:style style:name="Table52.A" style:family="table-column">
      <style:table-column-properties style:column-width="2.99cm"/>
    </style:style>
    <style:style style:name="Table52.B" style:family="table-column">
      <style:table-column-properties style:column-width="8.52cm"/>
    </style:style>
    <style:style style:name="Table52.C" style:family="table-column">
      <style:table-column-properties style:column-width="5.47cm"/>
    </style:style>
    <style:style style:name="Table52.A1" style:family="table-cell">
      <style:table-cell-properties style:vertical-align="middle" fo:padding="0.097cm" fo:border-left="1.05pt solid #000000" fo:border-right="none" fo:border-top="1.05pt solid #000000" fo:border-bottom="none"/>
    </style:style>
    <style:style style:name="Table52.C1" style:family="table-cell">
      <style:table-cell-properties style:vertical-align="middle" fo:padding="0.097cm" fo:border-left="1.05pt solid #000000" fo:border-right="1.05pt solid #000000" fo:border-top="1.05pt solid #000000" fo:border-bottom="none"/>
    </style:style>
    <style:style style:name="Table52.A2" style:family="table-cell">
      <style:table-cell-properties style:vertical-align="middle" fo:padding="0.097cm" fo:border-left="1.05pt solid #000000" fo:border-right="none" fo:border-top="none" fo:border-bottom="none"/>
    </style:style>
    <style:style style:name="Table52.C2" style:family="table-cell">
      <style:table-cell-properties style:vertical-align="middle" fo:padding="0.097cm" fo:border-left="1.05pt solid #000000" fo:border-right="1.05pt solid #000000" fo:border-top="none" fo:border-bottom="none"/>
    </style:style>
    <style:style style:name="Table52.A4" style:family="table-cell">
      <style:table-cell-properties style:vertical-align="middle" fo:padding="0.097cm" fo:border-left="1.05pt solid #000000" fo:border-right="1.05pt solid #000000" fo:border-top="none" fo:border-bottom="1.05pt solid #000000"/>
    </style:style>
    <style:style style:name="Table51" style:family="table">
      <style:table-properties style:width="16.979cm" table:align="center"/>
    </style:style>
    <style:style style:name="Table51.A" style:family="table-column">
      <style:table-column-properties style:column-width="2.99cm"/>
    </style:style>
    <style:style style:name="Table51.B" style:family="table-column">
      <style:table-column-properties style:column-width="3.36cm"/>
    </style:style>
    <style:style style:name="Table51.C" style:family="table-column">
      <style:table-column-properties style:column-width="5.159cm"/>
    </style:style>
    <style:style style:name="Table51.D" style:family="table-column">
      <style:table-column-properties style:column-width="5.47cm"/>
    </style:style>
    <style:style style:name="Table51.A1" style:family="table-cell">
      <style:table-cell-properties style:vertical-align="middle" fo:padding="0.097cm" fo:border-left="1.05pt solid #000000" fo:border-right="none" fo:border-top="1.05pt solid #000000" fo:border-bottom="none"/>
    </style:style>
    <style:style style:name="Table51.D1" style:family="table-cell">
      <style:table-cell-properties style:vertical-align="middle" fo:padding="0.097cm" fo:border-left="1.05pt solid #000000" fo:border-right="1.05pt solid #000000" fo:border-top="1.05pt solid #000000" fo:border-bottom="none"/>
    </style:style>
    <style:style style:name="Table51.A2" style:family="table-cell">
      <style:table-cell-properties style:vertical-align="middle" fo:padding="0.097cm" fo:border-left="1.05pt solid #000000" fo:border-right="none" fo:border-top="none" fo:border-bottom="none"/>
    </style:style>
    <style:style style:name="Table51.D2" style:family="table-cell">
      <style:table-cell-properties style:vertical-align="middle" fo:padding="0.097cm" fo:border-left="1.05pt solid #000000" fo:border-right="1.05pt solid #000000" fo:border-top="none" fo:border-bottom="none"/>
    </style:style>
    <style:style style:name="Table51.A6" style:family="table-cell">
      <style:table-cell-properties style:vertical-align="middle" fo:padding="0.097cm" fo:border-left="1.05pt solid #000000" fo:border-right="1.05pt solid #000000" fo:border-top="none" fo:border-bottom="1.05pt solid #000000"/>
    </style:style>
    <style:style style:name="Table51.A8" style:family="table-cell">
      <style:table-cell-properties style:vertical-align="middle" fo:padding="0.097cm" fo:border-left="1.05pt solid #000000" fo:border-right="none" fo:border-top="none" fo:border-bottom="1.05pt solid #000000"/>
    </style:style>
    <style:style style:name="Table51.C8" style:family="table-cell">
      <style:table-cell-properties style:vertical-align="middle" fo:padding="0.097cm" fo:border-left="none" fo:border-right="1.05pt solid #000000" fo:border-top="none" fo:border-bottom="1.05pt solid #000000"/>
    </style:style>
    <style:style style:name="Table53" style:family="table">
      <style:table-properties style:width="12.831cm" table:align="center"/>
    </style:style>
    <style:style style:name="Table53.A" style:family="table-column">
      <style:table-column-properties style:column-width="6.11cm"/>
    </style:style>
    <style:style style:name="Table53.B" style:family="table-column">
      <style:table-column-properties style:column-width="0.556cm"/>
    </style:style>
    <style:style style:name="Table53.C" style:family="table-column">
      <style:table-column-properties style:column-width="6.165cm"/>
    </style:style>
    <style:style style:name="Table53.A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C2" style:family="table-cell">
      <style:table-cell-properties fo:padding="0.097cm" fo:border-left="0.05pt solid #000000" fo:border-right="0.05pt solid #000000" fo:border-top="none" fo:border-bottom="0.05pt solid #000000"/>
    </style:style>
    <style:style style:name="Table57" style:family="table">
      <style:table-properties style:width="6.059cm" table:align="center"/>
    </style:style>
    <style:style style:name="Table57.A" style:family="table-column">
      <style:table-column-properties style:column-width="0.711cm"/>
    </style:style>
    <style:style style:name="Table57.D" style:family="table-column">
      <style:table-column-properties style:column-width="0.654cm"/>
    </style:style>
    <style:style style:name="Table57.A1" style:family="table-cell">
      <style:table-cell-properties fo:padding="0.097cm" fo:border-left="0.05pt solid #000000" fo:border-right="none" fo:border-top="0.05pt solid #000000" fo:border-bottom="0.05pt solid #000000"/>
    </style:style>
    <style:style style:name="Table57.D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I2" style:family="table-cell">
      <style:table-cell-properties fo:padding="0.097cm" fo:border-left="0.05pt solid #000000" fo:border-right="0.05pt solid #000000" fo:border-top="none" fo:border-bottom="0.05pt solid #000000"/>
    </style:style>
    <style:style style:name="Table7" style:family="table">
      <style:table-properties style:width="16.979cm" table:align="center"/>
    </style:style>
    <style:style style:name="Table7.A" style:family="table-column">
      <style:table-column-properties style:column-width="2.99cm"/>
    </style:style>
    <style:style style:name="Table7.B" style:family="table-column">
      <style:table-column-properties style:column-width="7.329cm"/>
    </style:style>
    <style:style style:name="Table7.C" style:family="table-column">
      <style:table-column-properties style:column-width="6.66cm"/>
    </style:style>
    <style:style style:name="Table7.A1" style:family="table-cell">
      <style:table-cell-properties style:vertical-align="middle" fo:padding="0.097cm" fo:border-left="1.05pt solid #000000" fo:border-right="1.05pt solid #000000" fo:border-top="1.05pt solid #000000" fo:border-bottom="none"/>
    </style:style>
    <style:style style:name="Table7.A2" style:family="table-cell">
      <style:table-cell-properties style:vertical-align="middle" fo:padding="0.097cm" fo:border-left="1.05pt solid #000000" fo:border-right="1.05pt solid #000000" fo:border-top="none" fo:border-bottom="1.05pt solid #000000"/>
    </style:style>
    <style:style style:name="Table8" style:family="table">
      <style:table-properties style:width="16.979cm" table:align="center"/>
    </style:style>
    <style:style style:name="Table8.A" style:family="table-column">
      <style:table-column-properties style:column-width="2.99cm"/>
    </style:style>
    <style:style style:name="Table8.B" style:family="table-column">
      <style:table-column-properties style:column-width="1.799cm"/>
    </style:style>
    <style:style style:name="Table8.C" style:family="table-column">
      <style:table-column-properties style:column-width="6.72cm"/>
    </style:style>
    <style:style style:name="Table8.D" style:family="table-column">
      <style:table-column-properties style:column-width="5.47cm"/>
    </style:style>
    <style:style style:name="Table8.A1" style:family="table-cell">
      <style:table-cell-properties style:vertical-align="middle" fo:padding="0.097cm" fo:border-left="1.05pt solid #000000" fo:border-right="none" fo:border-top="1.05pt solid #000000" fo:border-bottom="none"/>
    </style:style>
    <style:style style:name="Table8.D1" style:family="table-cell">
      <style:table-cell-properties style:vertical-align="middle" fo:padding="0.097cm" fo:border-left="1.05pt solid #000000" fo:border-right="1.05pt solid #000000" fo:border-top="1.05pt solid #000000" fo:border-bottom="none"/>
    </style:style>
    <style:style style:name="Table8.A2" style:family="table-cell">
      <style:table-cell-properties style:vertical-align="middle" fo:padding="0.097cm" fo:border-left="1.05pt solid #000000" fo:border-right="none" fo:border-top="none" fo:border-bottom="none"/>
    </style:style>
    <style:style style:name="Table8.D2" style:family="table-cell">
      <style:table-cell-properties style:vertical-align="middle" fo:padding="0.097cm" fo:border-left="1.05pt solid #000000" fo:border-right="1.05pt solid #000000" fo:border-top="none" fo:border-bottom="none"/>
    </style:style>
    <style:style style:name="Table8.A6" style:family="table-cell">
      <style:table-cell-properties style:vertical-align="middle" fo:padding="0.097cm" fo:border-left="1.05pt solid #000000" fo:border-right="1.05pt solid #000000" fo:border-top="none" fo:border-bottom="1.05pt solid #000000"/>
    </style:style>
    <style:style style:name="Table8.A8" style:family="table-cell">
      <style:table-cell-properties style:vertical-align="" fo:padding="0.097cm" fo:border-left="1.05pt solid #000000" fo:border-right="none" fo:border-top="none" fo:border-bottom="1.05pt solid #000000"/>
    </style:style>
    <style:style style:name="Table8.C8" style:family="table-cell">
      <style:table-cell-properties style:vertical-align="middle" fo:padding="0.097cm" fo:border-left="none" fo:border-right="1.05pt solid #000000" fo:border-top="none" fo:border-bottom="1.05pt solid #000000"/>
    </style:style>
    <style:style style:name="Table54" style:family="table">
      <style:table-properties style:width="12.67cm" table:align="center"/>
    </style:style>
    <style:style style:name="Table54.A" style:family="table-column">
      <style:table-column-properties style:column-width="6.061cm"/>
    </style:style>
    <style:style style:name="Table54.B" style:family="table-column">
      <style:table-column-properties style:column-width="0.549cm"/>
    </style:style>
    <style:style style:name="Table54.A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C2" style:family="table-cell">
      <style:table-cell-properties fo:padding="0.097cm" fo:border-left="0.05pt solid #000000" fo:border-right="0.05pt solid #000000" fo:border-top="none" fo:border-bottom="0.05pt solid #000000"/>
    </style:style>
    <style:style style:name="Table11" style:family="table">
      <style:table-properties style:width="4.189cm" table:align="center"/>
    </style:style>
    <style:style style:name="Table11.A" style:family="table-column">
      <style:table-column-properties style:column-width="0.711cm"/>
    </style:style>
    <style:style style:name="Table11.D" style:family="table-column">
      <style:table-column-properties style:column-width="0.748cm"/>
    </style:style>
    <style:style style:name="Table11.E" style:family="table-column">
      <style:table-column-properties style:column-width="0.654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F2" style:family="table-cell">
      <style:table-cell-properties fo:padding="0.097cm" fo:border-left="0.05pt solid #000000" fo:border-right="0.05pt solid #000000" fo:border-top="none" fo:border-bottom="0.05pt solid #000000"/>
    </style:style>
    <style:style style:name="Table9" style:family="table">
      <style:table-properties style:width="16.979cm" table:align="center"/>
    </style:style>
    <style:style style:name="Table9.A" style:family="table-column">
      <style:table-column-properties style:column-width="2.99cm"/>
    </style:style>
    <style:style style:name="Table9.B" style:family="table-column">
      <style:table-column-properties style:column-width="0.688cm"/>
    </style:style>
    <style:style style:name="Table9.C" style:family="table-column">
      <style:table-column-properties style:column-width="0.45cm"/>
    </style:style>
    <style:style style:name="Table9.D" style:family="table-column">
      <style:table-column-properties style:column-width="7.382cm"/>
    </style:style>
    <style:style style:name="Table9.E" style:family="table-column">
      <style:table-column-properties style:column-width="5.47cm"/>
    </style:style>
    <style:style style:name="Table9.A1" style:family="table-cell">
      <style:table-cell-properties style:vertical-align="middle" fo:padding="0.097cm" fo:border-left="1.05pt solid #000000" fo:border-right="1.05pt solid #000000" fo:border-top="1.05pt solid #000000" fo:border-bottom="none"/>
    </style:style>
    <style:style style:name="Table9.A2" style:family="table-cell">
      <style:table-cell-properties style:vertical-align="middle" fo:padding="0.097cm" fo:border-left="1.05pt solid #000000" fo:border-right="1.05pt solid #000000" fo:border-top="none" fo:border-bottom="1.05pt solid #000000"/>
    </style:style>
    <style:style style:name="Table9.A6" style:family="table-cell">
      <style:table-cell-properties style:vertical-align="middle" fo:padding="0.097cm" fo:border-left="1.05pt solid #000000" fo:border-right="none" fo:border-top="none" fo:border-bottom="1.05pt solid #000000"/>
    </style:style>
    <style:style style:name="Table9.D6" style:family="table-cell">
      <style:table-cell-properties style:vertical-align="middle" fo:padding="0.097cm" fo:border-left="none" fo:border-right="1.05pt solid #000000" fo:border-top="none" fo:border-bottom="1.05pt solid #000000"/>
    </style:style>
    <style:style style:name="Table76" style:family="table">
      <style:table-properties style:width="2.649cm" table:align="center"/>
    </style:style>
    <style:style style:name="Table76.A" style:family="table-column">
      <style:table-column-properties style:column-width="2.649cm"/>
    </style:style>
    <style:style style:name="Table76.A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85" style:family="table">
      <style:table-properties style:width="3.642cm" fo:margin-left="0.22cm" table:align="left"/>
    </style:style>
    <style:style style:name="Table85.A" style:family="table-column">
      <style:table-column-properties style:column-width="0.646cm"/>
    </style:style>
    <style:style style:name="Table85.D" style:family="table-column">
      <style:table-column-properties style:column-width="1.706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10" style:family="table">
      <style:table-properties style:width="16.979cm" table:align="center"/>
    </style:style>
    <style:style style:name="Table10.A" style:family="table-column">
      <style:table-column-properties style:column-width="2.99cm"/>
    </style:style>
    <style:style style:name="Table10.B" style:family="table-column">
      <style:table-column-properties style:column-width="4.868cm"/>
    </style:style>
    <style:style style:name="Table10.C" style:family="table-column">
      <style:table-column-properties style:column-width="3.651cm"/>
    </style:style>
    <style:style style:name="Table10.D" style:family="table-column">
      <style:table-column-properties style:column-width="5.47cm"/>
    </style:style>
    <style:style style:name="Table10.A1" style:family="table-cell">
      <style:table-cell-properties style:vertical-align="middle" fo:padding="0.097cm" fo:border-left="1.05pt solid #000000" fo:border-right="1.05pt solid #000000" fo:border-top="1.05pt solid #000000" fo:border-bottom="none"/>
    </style:style>
    <style:style style:name="Table10.A2" style:family="table-cell">
      <style:table-cell-properties style:vertical-align="middle" fo:padding="0.097cm" fo:border-left="1.05pt solid #000000" fo:border-right="1.05pt solid #000000" fo:border-top="none" fo:border-bottom="1.05pt solid #000000"/>
    </style:style>
    <style:style style:name="Table10.A6" style:family="table-cell">
      <style:table-cell-properties style:vertical-align="middle" fo:padding="0.097cm" fo:border-left="1.05pt solid #000000" fo:border-right="none" fo:border-top="none" fo:border-bottom="1.05pt solid #000000"/>
    </style:style>
    <style:style style:name="Table10.C6" style:family="table-cell">
      <style:table-cell-properties style:vertical-align="middle" fo:padding="0.097cm" fo:border-left="none" fo:border-right="1.05pt solid #000000" fo:border-top="none" fo:border-bottom="1.05pt solid #000000"/>
    </style:style>
    <style:style style:name="Table12" style:family="table">
      <style:table-properties style:width="7.37cm" table:align="center" fo:keep-with-next="always"/>
    </style:style>
    <style:style style:name="Table12.A" style:family="table-column">
      <style:table-column-properties style:column-width="3.357cm"/>
    </style:style>
    <style:style style:name="Table12.B" style:family="table-column">
      <style:table-column-properties style:column-width="0.654cm"/>
    </style:style>
    <style:style style:name="Table12.C" style:family="table-column">
      <style:table-column-properties style:column-width="3.358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style:vertical-align="middle"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4" style:family="table">
      <style:table-properties style:width="5.586cm" fo:margin-left="1.046cm" table:align="left" fo:keep-with-next="always"/>
    </style:style>
    <style:style style:name="Table14.A" style:family="table-column">
      <style:table-column-properties style:column-width="0.751cm"/>
    </style:style>
    <style:style style:name="Table14.D" style:family="table-column">
      <style:table-column-properties style:column-width="0.654cm"/>
    </style:style>
    <style:style style:name="Table14.H" style:family="table-column">
      <style:table-column-properties style:column-width="0.714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H2" style:family="table-cell">
      <style:table-cell-properties fo:padding="0.097cm" fo:border-left="0.05pt solid #000000" fo:border-right="0.05pt solid #000000" fo:border-top="none" fo:border-bottom="0.05pt solid #000000"/>
    </style:style>
    <style:style style:name="Table59" style:family="table">
      <style:table-properties style:width="16.979cm" table:align="center"/>
    </style:style>
    <style:style style:name="Table59.A" style:family="table-column">
      <style:table-column-properties style:column-width="2.99cm"/>
    </style:style>
    <style:style style:name="Table59.B" style:family="table-column">
      <style:table-column-properties style:column-width="8.52cm"/>
    </style:style>
    <style:style style:name="Table59.C" style:family="table-column">
      <style:table-column-properties style:column-width="5.47cm"/>
    </style:style>
    <style:style style:name="Table59.A1" style:family="table-cell">
      <style:table-cell-properties style:vertical-align="middle" fo:padding="0.097cm" fo:border-left="1.05pt solid #000000" fo:border-right="1.05pt solid #000000" fo:border-top="1.05pt solid #000000" fo:border-bottom="none"/>
    </style:style>
    <style:style style:name="Table59.A2" style:family="table-cell">
      <style:table-cell-properties style:vertical-align="middle" fo:padding="0.097cm" fo:border-left="1.05pt solid #000000" fo:border-right="1.05pt solid #000000" fo:border-top="none" fo:border-bottom="1.05pt solid #000000"/>
    </style:style>
    <style:style style:name="Table60" style:family="table">
      <style:table-properties style:width="16.979cm" table:align="center"/>
    </style:style>
    <style:style style:name="Table60.A" style:family="table-column">
      <style:table-column-properties style:column-width="2.99cm"/>
    </style:style>
    <style:style style:name="Table60.B" style:family="table-column">
      <style:table-column-properties style:column-width="3.507cm"/>
    </style:style>
    <style:style style:name="Table60.C" style:family="table-column">
      <style:table-column-properties style:column-width="5.013cm"/>
    </style:style>
    <style:style style:name="Table60.D" style:family="table-column">
      <style:table-column-properties style:column-width="5.47cm"/>
    </style:style>
    <style:style style:name="Table60.A1" style:family="table-cell">
      <style:table-cell-properties style:vertical-align="middle" fo:padding="0.097cm" fo:border-left="1.05pt solid #000000" fo:border-right="1.05pt solid #000000" fo:border-top="1.05pt solid #000000" fo:border-bottom="none"/>
    </style:style>
    <style:style style:name="Table60.A2" style:family="table-cell">
      <style:table-cell-properties style:vertical-align="middle" fo:padding="0.097cm" fo:border-left="1.05pt solid #000000" fo:border-right="1.05pt solid #000000" fo:border-top="none" fo:border-bottom="1.05pt solid #000000"/>
    </style:style>
    <style:style style:name="Table60.A8" style:family="table-cell">
      <style:table-cell-properties style:vertical-align="middle" fo:padding="0.097cm" fo:border-left="1.05pt solid #000000" fo:border-right="none" fo:border-top="none" fo:border-bottom="1.05pt solid #000000"/>
    </style:style>
    <style:style style:name="Table60.C8" style:family="table-cell">
      <style:table-cell-properties style:vertical-align="middle" fo:padding="0.097cm" fo:border-left="none" fo:border-right="1.05pt solid #000000" fo:border-top="none" fo:border-bottom="1.05pt solid #000000"/>
    </style:style>
    <style:style style:name="Table13" style:family="table">
      <style:table-properties style:width="14.46cm" table:align="center" fo:keep-with-next="always"/>
    </style:style>
    <style:style style:name="Table13.A" style:family="table-column">
      <style:table-column-properties style:column-width="1.314cm"/>
    </style:style>
    <style:style style:name="Table13.D" style:family="table-column">
      <style:table-column-properties style:column-width="1.316cm"/>
    </style:style>
    <style:style style:name="Table13.A1" style:family="table-cell">
      <style:table-cell-properties style:vertical-align="middle" fo:padding="0.097cm" fo:border="0.05pt solid #000000"/>
    </style:style>
    <style:style style:name="Table13.A2" style:family="table-cell">
      <style:table-cell-properties style:vertical-align="middle" fo:padding="0.097cm" fo:border-left="0.05pt solid #000000" fo:border-right="none" fo:border-top="none" fo:border-bottom="0.05pt solid #000000"/>
    </style:style>
    <style:style style:name="Table13.G2" style:family="table-cell">
      <style:table-cell-properties style:vertical-align="middle" fo:padding="0.097cm" fo:border-left="0.05pt solid #000000" fo:border-right="0.05pt solid #000000" fo:border-top="none" fo:border-bottom="0.05pt solid #000000"/>
    </style:style>
    <style:style style:name="Table16" style:family="table">
      <style:table-properties style:width="5.235cm" fo:margin-left="0.243cm" table:align="left" fo:keep-with-next="always"/>
    </style:style>
    <style:style style:name="Table16.A" style:family="table-column">
      <style:table-column-properties style:column-width="0.654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H2" style:family="table-cell">
      <style:table-cell-properties fo:padding="0.097cm" fo:border-left="0.05pt solid #000000" fo:border-right="0.05pt solid #000000" fo:border-top="none" fo:border-bottom="0.05pt solid #000000"/>
    </style:style>
    <style:style style:name="Table61" style:family="table">
      <style:table-properties style:width="16.979cm" table:align="center"/>
    </style:style>
    <style:style style:name="Table61.A" style:family="table-column">
      <style:table-column-properties style:column-width="2.99cm"/>
    </style:style>
    <style:style style:name="Table61.B" style:family="table-column">
      <style:table-column-properties style:column-width="0.767cm"/>
    </style:style>
    <style:style style:name="Table61.C" style:family="table-column">
      <style:table-column-properties style:column-width="0.594cm"/>
    </style:style>
    <style:style style:name="Table61.D" style:family="table-column">
      <style:table-column-properties style:column-width="7.158cm"/>
    </style:style>
    <style:style style:name="Table61.E" style:family="table-column">
      <style:table-column-properties style:column-width="5.47cm"/>
    </style:style>
    <style:style style:name="Table61.A1" style:family="table-cell">
      <style:table-cell-properties style:vertical-align="middle" fo:padding="0.097cm" fo:border-left="1.05pt solid #000000" fo:border-right="1.05pt solid #000000" fo:border-top="1.05pt solid #000000" fo:border-bottom="none"/>
    </style:style>
    <style:style style:name="Table61.A2" style:family="table-cell">
      <style:table-cell-properties style:vertical-align="middle" fo:padding="0.097cm" fo:border-left="1.05pt solid #000000" fo:border-right="1.05pt solid #000000" fo:border-top="none" fo:border-bottom="1.05pt solid #000000"/>
    </style:style>
    <style:style style:name="Table61.A6" style:family="table-cell">
      <style:table-cell-properties style:vertical-align="middle" fo:padding="0.097cm" fo:border-left="1.05pt solid #000000" fo:border-right="none" fo:border-top="none" fo:border-bottom="1.05pt solid #000000"/>
    </style:style>
    <style:style style:name="Table61.D6" style:family="table-cell">
      <style:table-cell-properties style:vertical-align="middle" fo:padding="0.097cm" fo:border-left="none" fo:border-right="1.05pt solid #000000" fo:border-top="none" fo:border-bottom="1.05pt solid #000000"/>
    </style:style>
    <style:style style:name="Table15" style:family="table">
      <style:table-properties style:width="2.701cm" table:align="center" fo:keep-with-next="always"/>
    </style:style>
    <style:style style:name="Table15.A" style:family="table-column">
      <style:table-column-properties style:column-width="2.701cm"/>
    </style:style>
    <style:style style:name="Table15.A1" style:family="table-cell">
      <style:table-cell-properties fo:padding="0.097cm" fo:border="0.05pt solid #000000"/>
    </style:style>
    <style:style style:name="Table15.A2" style:family="table-cell">
      <style:table-cell-properties fo:padding="0.097cm" fo:border-left="0.05pt solid #000000" fo:border-right="0.05pt solid #000000" fo:border-top="none" fo:border-bottom="0.05pt solid #000000"/>
    </style:style>
    <style:style style:name="Table58" style:family="table">
      <style:table-properties style:width="3.877cm" fo:margin-left="0.208cm" table:align="left" fo:keep-with-next="always"/>
    </style:style>
    <style:style style:name="Table58.A" style:family="table-column">
      <style:table-column-properties style:column-width="0.714cm"/>
    </style:style>
    <style:style style:name="Table58.D" style:family="table-column">
      <style:table-column-properties style:column-width="1.734cm"/>
    </style:style>
    <style:style style:name="Table58.A1" style:family="table-cell">
      <style:table-cell-properties fo:padding="0.097cm" fo:border-left="0.05pt solid #000000" fo:border-right="none" fo:border-top="0.05pt solid #000000" fo:border-bottom="0.05pt solid #000000"/>
    </style:style>
    <style:style style:name="Table58.D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D2" style:family="table-cell">
      <style:table-cell-properties fo:padding="0.097cm" fo:border-left="0.05pt solid #000000" fo:border-right="0.05pt solid #000000" fo:border-top="none" fo:border-bottom="0.05pt solid #000000"/>
    </style:style>
    <style:style style:name="Table62" style:family="table">
      <style:table-properties style:width="16.979cm" table:align="center"/>
    </style:style>
    <style:style style:name="Table62.A" style:family="table-column">
      <style:table-column-properties style:column-width="2.99cm"/>
    </style:style>
    <style:style style:name="Table62.B" style:family="table-column">
      <style:table-column-properties style:column-width="8.52cm"/>
    </style:style>
    <style:style style:name="Table62.C" style:family="table-column">
      <style:table-column-properties style:column-width="5.47cm"/>
    </style:style>
    <style:style style:name="Table62.A1" style:family="table-cell">
      <style:table-cell-properties style:vertical-align="middle" fo:padding="0.097cm" fo:border-left="1.05pt solid #000000" fo:border-right="1.05pt solid #000000" fo:border-top="1.05pt solid #000000" fo:border-bottom="none"/>
    </style:style>
    <style:style style:name="Table62.A2" style:family="table-cell">
      <style:table-cell-properties style:vertical-align="middle" fo:padding="0.097cm" fo:border-left="1.05pt solid #000000" fo:border-right="1.05pt solid #000000" fo:border-top="none" fo:border-bottom="1.05pt solid #000000"/>
    </style:style>
    <style:style style:name="Table17" style:family="table">
      <style:table-properties style:width="11.269cm" table:align="center" fo:keep-with-next="always"/>
    </style:style>
    <style:style style:name="Table17.A" style:family="table-column">
      <style:table-column-properties style:column-width="3.649cm"/>
    </style:style>
    <style:style style:name="Table17.B" style:family="table-column">
      <style:table-column-properties style:column-width="0.265cm"/>
    </style:style>
    <style:style style:name="Table17.C" style:family="table-column">
      <style:table-column-properties style:column-width="0.291cm"/>
    </style:style>
    <style:style style:name="Table17.I" style:family="table-column">
      <style:table-column-properties style:column-width="0.263cm"/>
    </style:style>
    <style:style style:name="Table17.P" style:family="table-column">
      <style:table-column-properties style:column-width="3.838cm"/>
    </style:style>
    <style:style style:name="Table17.A1" style:family="table-cell">
      <style:table-cell-properties fo:padding="0.097cm" fo:border="0.05pt solid #000000"/>
    </style:style>
    <style:style style:name="Table17.A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8" style:family="table">
      <style:table-properties style:width="13.4cm" table:align="center" fo:keep-with-next="always"/>
    </style:style>
    <style:style style:name="Table18.A" style:family="table-column">
      <style:table-column-properties style:column-width="0.711cm"/>
    </style:style>
    <style:style style:name="Table18.D" style:family="table-column">
      <style:table-column-properties style:column-width="0.654cm"/>
    </style:style>
    <style:style style:name="Table18.I" style:family="table-column">
      <style:table-column-properties style:column-width="0.818cm"/>
    </style:style>
    <style:style style:name="Table18.K" style:family="table-column">
      <style:table-column-properties style:column-width="0.72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S2" style:family="table-cell">
      <style:table-cell-properties fo:padding="0.097cm" fo:border-left="0.05pt solid #000000" fo:border-right="0.05pt solid #000000" fo:border-top="none" fo:border-bottom="0.05pt solid #000000"/>
    </style:style>
    <style:style style:name="Table20" style:family="table">
      <style:table-properties style:width="16.979cm" table:align="center"/>
    </style:style>
    <style:style style:name="Table20.A" style:family="table-column">
      <style:table-column-properties style:column-width="2.99cm"/>
    </style:style>
    <style:style style:name="Table20.B" style:family="table-column">
      <style:table-column-properties style:column-width="8.52cm"/>
    </style:style>
    <style:style style:name="Table20.C" style:family="table-column">
      <style:table-column-properties style:column-width="5.47cm"/>
    </style:style>
    <style:style style:name="Table20.A1" style:family="table-cell">
      <style:table-cell-properties style:vertical-align="middle" fo:padding="0.097cm" fo:border-left="1.05pt solid #000000" fo:border-right="1.05pt solid #000000" fo:border-top="1.05pt solid #000000" fo:border-bottom="none"/>
    </style:style>
    <style:style style:name="Table20.A2" style:family="table-cell">
      <style:table-cell-properties style:vertical-align="middle" fo:padding="0.097cm" fo:border-left="1.05pt solid #000000" fo:border-right="1.05pt solid #000000" fo:border-top="none" fo:border-bottom="1.05pt solid #000000"/>
    </style:style>
    <style:style style:name="Table19" style:family="table">
      <style:table-properties style:width="16.979cm" table:align="center"/>
    </style:style>
    <style:style style:name="Table19.A" style:family="table-column">
      <style:table-column-properties style:column-width="2.99cm"/>
    </style:style>
    <style:style style:name="Table19.B" style:family="table-column">
      <style:table-column-properties style:column-width="4.507cm"/>
    </style:style>
    <style:style style:name="Table19.C" style:family="table-column">
      <style:table-column-properties style:column-width="4.013cm"/>
    </style:style>
    <style:style style:name="Table19.D" style:family="table-column">
      <style:table-column-properties style:column-width="5.47cm"/>
    </style:style>
    <style:style style:name="Table19.A1" style:family="table-cell">
      <style:table-cell-properties style:vertical-align="middle" fo:padding="0.097cm" fo:border-left="1.05pt solid #000000" fo:border-right="1.05pt solid #000000" fo:border-top="1.05pt solid #000000" fo:border-bottom="none"/>
    </style:style>
    <style:style style:name="Table19.A2" style:family="table-cell">
      <style:table-cell-properties style:vertical-align="middle" fo:padding="0.097cm" fo:border-left="1.05pt solid #000000" fo:border-right="1.05pt solid #000000" fo:border-top="none" fo:border-bottom="1.05pt solid #000000"/>
    </style:style>
    <style:style style:name="Table19.A8" style:family="table-cell">
      <style:table-cell-properties style:vertical-align="middle" fo:padding="0.097cm" fo:border-left="1.05pt solid #000000" fo:border-right="none" fo:border-top="none" fo:border-bottom="1.05pt solid #000000"/>
    </style:style>
    <style:style style:name="Table19.C8" style:family="table-cell">
      <style:table-cell-properties style:vertical-align="middle" fo:padding="0.097cm" fo:border-left="none" fo:border-right="1.05pt solid #000000" fo:border-top="none" fo:border-bottom="1.05pt solid #000000"/>
    </style:style>
    <style:style style:name="Table21" style:family="table">
      <style:table-properties style:width="16.979cm" table:align="center"/>
    </style:style>
    <style:style style:name="Table21.A" style:family="table-column">
      <style:table-column-properties style:column-width="2.99cm"/>
    </style:style>
    <style:style style:name="Table21.B" style:family="table-column">
      <style:table-column-properties style:column-width="1.302cm"/>
    </style:style>
    <style:style style:name="Table21.C" style:family="table-column">
      <style:table-column-properties style:column-width="0.339cm"/>
    </style:style>
    <style:style style:name="Table21.D" style:family="table-column">
      <style:table-column-properties style:column-width="6.668cm"/>
    </style:style>
    <style:style style:name="Table21.E" style:family="table-column">
      <style:table-column-properties style:column-width="5.681cm"/>
    </style:style>
    <style:style style:name="Table21.A1" style:family="table-cell">
      <style:table-cell-properties style:vertical-align="middle" fo:padding="0.097cm" fo:border-left="1.05pt solid #000000" fo:border-right="1.05pt solid #000000" fo:border-top="1.05pt solid #000000" fo:border-bottom="none"/>
    </style:style>
    <style:style style:name="Table21.A2" style:family="table-cell">
      <style:table-cell-properties style:vertical-align="middle" fo:padding="0.097cm" fo:border-left="1.05pt solid #000000" fo:border-right="1.05pt solid #000000" fo:border-top="none" fo:border-bottom="1.05pt solid #000000"/>
    </style:style>
    <style:style style:name="Table21.A6" style:family="table-cell">
      <style:table-cell-properties style:vertical-align="middle" fo:padding="0.097cm" fo:border-left="1.05pt solid #000000" fo:border-right="none" fo:border-top="none" fo:border-bottom="1.05pt solid #000000"/>
    </style:style>
    <style:style style:name="Table21.D6" style:family="table-cell">
      <style:table-cell-properties style:vertical-align="middle" fo:padding="0.097cm" fo:border-left="none" fo:border-right="1.05pt solid #000000" fo:border-top="none" fo:border-bottom="1.05pt solid #000000"/>
    </style:style>
    <style:style style:name="Table21.A10" style:family="table-cell">
      <style:table-cell-properties style:vertical-align="middle" fo:padding="0.097cm" fo:border-left="1.05pt solid #000000" fo:border-right="none" fo:border-top="none" fo:border-bottom="none"/>
    </style:style>
    <style:style style:name="Table21.C10" style:family="table-cell">
      <style:table-cell-properties style:vertical-align="middle" fo:padding="0.097cm" fo:border-left="none" fo:border-right="1.05pt solid #000000" fo:border-top="none" fo:border-bottom="none"/>
    </style:style>
    <style:style style:name="Table22" style:family="table">
      <style:table-properties style:width="4.02cm" table:align="center" fo:keep-with-next="always"/>
    </style:style>
    <style:style style:name="Table22.A" style:family="table-column">
      <style:table-column-properties style:column-width="4.02cm"/>
    </style:style>
    <style:style style:name="Table22.A1" style:family="table-cell">
      <style:table-cell-properties fo:padding="0.097cm" fo:border="0.05pt solid #000000"/>
    </style:style>
    <style:style style:name="Table22.A2" style:family="table-cell">
      <style:table-cell-properties fo:padding="0.097cm" fo:border-left="0.05pt solid #000000" fo:border-right="0.05pt solid #000000" fo:border-top="none" fo:border-bottom="0.05pt solid #000000"/>
    </style:style>
    <style:style style:name="Table63" style:family="table">
      <style:table-properties style:width="3.611cm" table:align="center" fo:keep-with-next="always"/>
    </style:style>
    <style:style style:name="Table63.A" style:family="table-column">
      <style:table-column-properties style:column-width="0.646cm"/>
    </style:style>
    <style:style style:name="Table63.D" style:family="table-column">
      <style:table-column-properties style:column-width="1.674cm"/>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4" style:family="table">
      <style:table-properties style:width="16.979cm" table:align="center"/>
    </style:style>
    <style:style style:name="Table64.A" style:family="table-column">
      <style:table-column-properties style:column-width="2.99cm"/>
    </style:style>
    <style:style style:name="Table64.B" style:family="table-column">
      <style:table-column-properties style:column-width="2.619cm"/>
    </style:style>
    <style:style style:name="Table64.C" style:family="table-column">
      <style:table-column-properties style:column-width="5.9cm"/>
    </style:style>
    <style:style style:name="Table64.D" style:family="table-column">
      <style:table-column-properties style:column-width="5.47cm"/>
    </style:style>
    <style:style style:name="Table64.A1" style:family="table-cell">
      <style:table-cell-properties style:vertical-align="middle" fo:padding="0.097cm" fo:border-left="1.05pt solid #000000" fo:border-right="1.05pt solid #000000" fo:border-top="1.05pt solid #000000" fo:border-bottom="none"/>
    </style:style>
    <style:style style:name="Table64.A2" style:family="table-cell">
      <style:table-cell-properties style:vertical-align="middle" fo:padding="0.097cm" fo:border-left="1.05pt solid #000000" fo:border-right="1.05pt solid #000000" fo:border-top="none" fo:border-bottom="1.05pt solid #000000"/>
    </style:style>
    <style:style style:name="Table64.A8" style:family="table-cell">
      <style:table-cell-properties style:vertical-align="middle" fo:padding="0.097cm" fo:border-left="1.05pt solid #000000" fo:border-right="none" fo:border-top="none" fo:border-bottom="1.05pt solid #000000"/>
    </style:style>
    <style:style style:name="Table64.C8" style:family="table-cell">
      <style:table-cell-properties style:vertical-align="middle" fo:padding="0.097cm" fo:border-left="none" fo:border-right="1.05pt solid #000000" fo:border-top="none" fo:border-bottom="1.05pt solid #000000"/>
    </style:style>
    <style:style style:name="Table23" style:family="table">
      <style:table-properties style:width="8.44cm" table:align="center" fo:keep-with-next="always"/>
    </style:style>
    <style:style style:name="Table23.A" style:family="table-column">
      <style:table-column-properties style:column-width="3.889cm"/>
    </style:style>
    <style:style style:name="Table23.B" style:family="table-column">
      <style:table-column-properties style:column-width="0.767cm"/>
    </style:style>
    <style:style style:name="Table23.C" style:family="table-column">
      <style:table-column-properties style:column-width="3.784cm"/>
    </style:style>
    <style:style style:name="Table23.A1" style:family="table-cell">
      <style:table-cell-properties fo:padding="0.097cm" fo:border="0.05pt solid #000000"/>
    </style:style>
    <style:style style:name="Table23.A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4" style:family="table">
      <style:table-properties style:width="4.491cm" table:align="center" fo:keep-with-next="always"/>
    </style:style>
    <style:style style:name="Table24.A" style:family="table-column">
      <style:table-column-properties style:column-width="0.751cm"/>
    </style:style>
    <style:style style:name="Table24.D" style:family="table-column">
      <style:table-column-properties style:column-width="0.654cm"/>
    </style:style>
    <style:style style:name="Table24.E" style:family="table-column">
      <style:table-column-properties style:column-width="0.702cm"/>
    </style:style>
    <style:style style:name="Table24.F" style:family="table-column">
      <style:table-column-properties style:column-width="0.88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F2" style:family="table-cell">
      <style:table-cell-properties fo:padding="0.097cm" fo:border-left="0.05pt solid #000000" fo:border-right="0.05pt solid #000000" fo:border-top="none" fo:border-bottom="0.05pt solid #000000"/>
    </style:style>
    <style:style style:name="Table25" style:family="table">
      <style:table-properties style:width="16.979cm" table:align="center"/>
    </style:style>
    <style:style style:name="Table25.A" style:family="table-column">
      <style:table-column-properties style:column-width="2.99cm"/>
    </style:style>
    <style:style style:name="Table25.B" style:family="table-column">
      <style:table-column-properties style:column-width="1.191cm"/>
    </style:style>
    <style:style style:name="Table25.C" style:family="table-column">
      <style:table-column-properties style:column-width="0.111cm"/>
    </style:style>
    <style:style style:name="Table25.D" style:family="table-column">
      <style:table-column-properties style:column-width="5.313cm"/>
    </style:style>
    <style:style style:name="Table25.E" style:family="table-column">
      <style:table-column-properties style:column-width="7.375cm"/>
    </style:style>
    <style:style style:name="Table25.A1" style:family="table-cell">
      <style:table-cell-properties style:vertical-align="middle" fo:padding="0.097cm" fo:border-left="1.05pt solid #000000" fo:border-right="1.05pt solid #000000" fo:border-top="1.05pt solid #000000" fo:border-bottom="none"/>
    </style:style>
    <style:style style:name="Table25.A2" style:family="table-cell">
      <style:table-cell-properties style:vertical-align="middle" fo:padding="0.097cm" fo:border-left="1.05pt solid #000000" fo:border-right="1.05pt solid #000000" fo:border-top="none" fo:border-bottom="1.05pt solid #000000"/>
    </style:style>
    <style:style style:name="Table25.A6" style:family="table-cell">
      <style:table-cell-properties style:vertical-align="middle" fo:padding="0.097cm" fo:border-left="1.05pt solid #000000" fo:border-right="none" fo:border-top="none" fo:border-bottom="1.05pt solid #000000"/>
    </style:style>
    <style:style style:name="Table25.C6" style:family="table-cell">
      <style:table-cell-properties style:vertical-align="middle" fo:padding="0.097cm" fo:border-left="none" fo:border-right="1.05pt solid #000000" fo:border-top="none" fo:border-bottom="1.05pt solid #000000"/>
    </style:style>
    <style:style style:name="Table25.A10" style:family="table-cell">
      <style:table-cell-properties style:vertical-align="middle" fo:padding="0.097cm" fo:border-left="0.05pt solid #000000" fo:border-right="none" fo:border-top="none" fo:border-bottom="none"/>
    </style:style>
    <style:style style:name="Table25.D10" style:family="table-cell">
      <style:table-cell-properties style:vertical-align="middle" fo:padding="0.097cm" fo:border-left="none" fo:border-right="0.05pt solid #000000" fo:border-top="none" fo:border-bottom="none"/>
    </style:style>
    <style:style style:name="Table26" style:family="table">
      <style:table-properties style:width="3.39cm" table:align="center" fo:keep-with-next="always"/>
    </style:style>
    <style:style style:name="Table26.A" style:family="table-column">
      <style:table-column-properties style:column-width="3.39cm"/>
    </style:style>
    <style:style style:name="Table26.A1" style:family="table-cell">
      <style:table-cell-properties fo:padding="0.097cm" fo:border="0.05pt solid #000000"/>
    </style:style>
    <style:style style:name="Table26.A2" style:family="table-cell">
      <style:table-cell-properties fo:padding="0.097cm" fo:border-left="0.05pt solid #000000" fo:border-right="0.05pt solid #000000" fo:border-top="none" fo:border-bottom="0.05pt solid #000000"/>
    </style:style>
    <style:style style:name="Table65" style:family="table">
      <style:table-properties style:width="3.612cm" table:align="center" fo:keep-with-next="always"/>
    </style:style>
    <style:style style:name="Table65.A" style:family="table-column">
      <style:table-column-properties style:column-width="0.646cm"/>
    </style:style>
    <style:style style:name="Table65.D" style:family="table-column">
      <style:table-column-properties style:column-width="1.676cm"/>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0.05pt solid #000000" fo:border-top="none" fo:border-bottom="0.05pt solid #000000"/>
    </style:style>
    <style:style style:name="Table66" style:family="table">
      <style:table-properties style:width="16.979cm" table:align="center"/>
    </style:style>
    <style:style style:name="Table66.A" style:family="table-column">
      <style:table-column-properties style:column-width="2.99cm"/>
    </style:style>
    <style:style style:name="Table66.B" style:family="table-column">
      <style:table-column-properties style:column-width="8.678cm"/>
    </style:style>
    <style:style style:name="Table66.C" style:family="table-column">
      <style:table-column-properties style:column-width="5.311cm"/>
    </style:style>
    <style:style style:name="Table66.A1" style:family="table-cell">
      <style:table-cell-properties style:vertical-align="middle" fo:padding="0.097cm" fo:border-left="1.05pt solid #000000" fo:border-right="1.05pt solid #000000" fo:border-top="1.05pt solid #000000" fo:border-bottom="none"/>
    </style:style>
    <style:style style:name="Table66.A2" style:family="table-cell">
      <style:table-cell-properties style:vertical-align="middle" fo:padding="0.097cm" fo:border-left="1.05pt solid #000000" fo:border-right="1.05pt solid #000000" fo:border-top="none" fo:border-bottom="1.05pt solid #000000"/>
    </style:style>
    <style:style style:name="Table27" style:family="table">
      <style:table-properties style:width="12.09cm" table:align="center" fo:keep-with-next="always"/>
    </style:style>
    <style:style style:name="Table27.A" style:family="table-column">
      <style:table-column-properties style:column-width="2.644cm"/>
    </style:style>
    <style:style style:name="Table27.B" style:family="table-column">
      <style:table-column-properties style:column-width="0.582cm"/>
    </style:style>
    <style:style style:name="Table27.C" style:family="table-column">
      <style:table-column-properties style:column-width="2.487cm"/>
    </style:style>
    <style:style style:name="Table27.D" style:family="table-column">
      <style:table-column-properties style:column-width="0.556cm"/>
    </style:style>
    <style:style style:name="Table27.E" style:family="table-column">
      <style:table-column-properties style:column-width="2.619cm"/>
    </style:style>
    <style:style style:name="Table27.F" style:family="table-column">
      <style:table-column-properties style:column-width="0.635cm"/>
    </style:style>
    <style:style style:name="Table27.G" style:family="table-column">
      <style:table-column-properties style:column-width="2.566cm"/>
    </style:style>
    <style:style style:name="Table27.A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E2" style:family="table-cell">
      <style:table-cell-properties fo:padding="0.097cm" fo:border-left="0.05pt solid #000000" fo:border-right="0.05pt solid #000000" fo:border-top="none" fo:border-bottom="0.05pt solid #000000"/>
    </style:style>
    <style:style style:name="Table28" style:family="table">
      <style:table-properties style:width="11.211cm" table:align="center" fo:keep-with-next="always"/>
    </style:style>
    <style:style style:name="Table28.A" style:family="table-column">
      <style:table-column-properties style:column-width="0.69cm"/>
    </style:style>
    <style:style style:name="Table28.B" style:family="table-column">
      <style:table-column-properties style:column-width="0.691cm"/>
    </style:style>
    <style:style style:name="Table28.C" style:family="table-column">
      <style:table-column-properties style:column-width="0.753cm"/>
    </style:style>
    <style:style style:name="Table28.D" style:family="table-column">
      <style:table-column-properties style:column-width="0.654cm"/>
    </style:style>
    <style:style style:name="Table28.E" style:family="table-column">
      <style:table-column-properties style:column-width="0.702cm"/>
    </style:style>
    <style:style style:name="Table28.P" style:family="table-column">
      <style:table-column-properties style:column-width="0.843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P2" style:family="table-cell">
      <style:table-cell-properties fo:padding="0.097cm" fo:border-left="0.05pt solid #000000" fo:border-right="0.05pt solid #000000" fo:border-top="none" fo:border-bottom="0.05pt solid #000000"/>
    </style:style>
    <style:style style:name="Table67" style:family="table">
      <style:table-properties style:width="16.979cm" table:align="center"/>
    </style:style>
    <style:style style:name="Table67.A" style:family="table-column">
      <style:table-column-properties style:column-width="2.99cm"/>
    </style:style>
    <style:style style:name="Table67.B" style:family="table-column">
      <style:table-column-properties style:column-width="1.455cm"/>
    </style:style>
    <style:style style:name="Table67.D" style:family="table-column">
      <style:table-column-properties style:column-width="5.609cm"/>
    </style:style>
    <style:style style:name="Table67.E" style:family="table-column">
      <style:table-column-properties style:column-width="5.47cm"/>
    </style:style>
    <style:style style:name="Table67.A1" style:family="table-cell">
      <style:table-cell-properties style:vertical-align="middle" fo:padding="0.097cm" fo:border-left="1.05pt solid #000000" fo:border-right="1.05pt solid #000000" fo:border-top="1.05pt solid #000000" fo:border-bottom="none"/>
    </style:style>
    <style:style style:name="Table67.A2" style:family="table-cell">
      <style:table-cell-properties style:vertical-align="middle" fo:padding="0.097cm" fo:border-left="1.05pt solid #000000" fo:border-right="1.05pt solid #000000" fo:border-top="none" fo:border-bottom="1.05pt solid #000000"/>
    </style:style>
    <style:style style:name="Table67.A8" style:family="table-cell">
      <style:table-cell-properties style:vertical-align="middle" fo:padding="0.097cm" fo:border-left="1.05pt solid #000000" fo:border-right="none" fo:border-top="none" fo:border-bottom="1.05pt solid #000000"/>
    </style:style>
    <style:style style:name="Table67.D8" style:family="table-cell">
      <style:table-cell-properties style:vertical-align="middle" fo:padding="0.097cm" fo:border-left="none" fo:border-right="1.05pt solid #000000" fo:border-top="none" fo:border-bottom="1.05pt solid #000000"/>
    </style:style>
    <style:style style:name="Table67.A10" style:family="table-cell">
      <style:table-cell-properties style:vertical-align="middle" fo:padding="0.097cm" fo:border-left="1.05pt solid #000000" fo:border-right="none" fo:border-top="none" fo:border-bottom="none"/>
    </style:style>
    <style:style style:name="Table67.C10" style:family="table-cell">
      <style:table-cell-properties style:vertical-align="middle" fo:padding="0.097cm" fo:border-left="none" fo:border-right="1.05pt solid #000000" fo:border-top="none" fo:border-bottom="none"/>
    </style:style>
    <style:style style:name="Table67.A11" style:family="table-cell">
      <style:table-cell-properties style:vertical-align="middle" fo:padding="0.097cm" fo:border-left="0.05pt solid #000000" fo:border-right="none" fo:border-top="none" fo:border-bottom="none"/>
    </style:style>
    <style:style style:name="Table67.C11" style:family="table-cell">
      <style:table-cell-properties style:vertical-align="middle" fo:padding="0.097cm" fo:border-left="none" fo:border-right="0.05pt solid #000000" fo:border-top="none" fo:border-bottom="none"/>
    </style:style>
    <style:style style:name="Table29" style:family="table">
      <style:table-properties style:width="7.32cm" table:align="center" fo:keep-with-next="always"/>
    </style:style>
    <style:style style:name="Table29.A" style:family="table-column">
      <style:table-column-properties style:column-width="2.328cm"/>
    </style:style>
    <style:style style:name="Table29.B" style:family="table-column">
      <style:table-column-properties style:column-width="1.993cm"/>
    </style:style>
    <style:style style:name="Table29.C" style:family="table-column">
      <style:table-column-properties style:column-width="0.882cm"/>
    </style:style>
    <style:style style:name="Table29.D" style:family="table-column">
      <style:table-column-properties style:column-width="2.117cm"/>
    </style:style>
    <style:style style:name="Table29.A1" style:family="table-cell">
      <style:table-cell-properties fo:padding="0.097cm" fo:border="0.05pt solid #000000"/>
    </style:style>
    <style:style style:name="Table29.A2" style:family="table-cell">
      <style:table-cell-properties style:vertical-align="middle"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none" fo:border-top="none" fo:border-bottom="0.05pt solid #000000"/>
    </style:style>
    <style:style style:name="Table29.D3" style:family="table-cell">
      <style:table-cell-properties fo:padding="0.097cm" fo:border-left="0.05pt solid #000000" fo:border-right="0.05pt solid #000000" fo:border-top="none" fo:border-bottom="0.05pt solid #000000"/>
    </style:style>
    <style:style style:name="Table30" style:family="table">
      <style:table-properties style:width="5.034cm" table:align="center" fo:keep-with-next="always"/>
    </style:style>
    <style:style style:name="Table30.A" style:family="table-column">
      <style:table-column-properties style:column-width="0.711cm"/>
    </style:style>
    <style:style style:name="Table30.D" style:family="table-column">
      <style:table-column-properties style:column-width="0.654cm"/>
    </style:style>
    <style:style style:name="Table30.F" style:family="table-column">
      <style:table-column-properties style:column-width="0.796cm"/>
    </style:style>
    <style:style style:name="Table30.G" style:family="table-column">
      <style:table-column-properties style:column-width="0.797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G2" style:family="table-cell">
      <style:table-cell-properties fo:padding="0.097cm" fo:border-left="0.05pt solid #000000" fo:border-right="0.05pt solid #000000" fo:border-top="none" fo:border-bottom="0.05pt solid #000000"/>
    </style:style>
    <style:style style:name="Table68" style:family="table">
      <style:table-properties style:width="16.979cm" table:align="center"/>
    </style:style>
    <style:style style:name="Table68.A" style:family="table-column">
      <style:table-column-properties style:column-width="2.99cm"/>
    </style:style>
    <style:style style:name="Table68.B" style:family="table-column">
      <style:table-column-properties style:column-width="1.302cm"/>
    </style:style>
    <style:style style:name="Table68.C" style:family="table-column">
      <style:table-column-properties style:column-width="7.8cm"/>
    </style:style>
    <style:style style:name="Table68.D" style:family="table-column">
      <style:table-column-properties style:column-width="4.888cm"/>
    </style:style>
    <style:style style:name="Table68.A1" style:family="table-cell">
      <style:table-cell-properties style:vertical-align="middle" fo:padding="0.097cm" fo:border-left="1.05pt solid #000000" fo:border-right="1.05pt solid #000000" fo:border-top="1.05pt solid #000000" fo:border-bottom="none"/>
    </style:style>
    <style:style style:name="Table68.A2" style:family="table-cell">
      <style:table-cell-properties style:vertical-align="middle" fo:padding="0.097cm" fo:border-left="1.05pt solid #000000" fo:border-right="1.05pt solid #000000" fo:border-top="none" fo:border-bottom="1.05pt solid #000000"/>
    </style:style>
    <style:style style:name="Table68.A10" style:family="table-cell">
      <style:table-cell-properties style:vertical-align="middle" fo:padding="0.097cm" fo:border-left="1.05pt solid #000000" fo:border-right="none" fo:border-top="none" fo:border-bottom="none"/>
    </style:style>
    <style:style style:name="Table68.C10" style:family="table-cell">
      <style:table-cell-properties style:vertical-align="middle" fo:padding="0.097cm" fo:border-left="none" fo:border-right="1.05pt solid #000000" fo:border-top="none" fo:border-bottom="none"/>
    </style:style>
    <style:style style:name="Table68.A11" style:family="table-cell">
      <style:table-cell-properties style:vertical-align="middle" fo:padding="0.097cm" fo:border-left="0.05pt solid #000000" fo:border-right="none" fo:border-top="none" fo:border-bottom="none"/>
    </style:style>
    <style:style style:name="Table68.C11" style:family="table-cell">
      <style:table-cell-properties style:vertical-align="middle" fo:padding="0.097cm" fo:border-left="none" fo:border-right="0.05pt solid #000000" fo:border-top="none" fo:border-bottom="none"/>
    </style:style>
    <style:style style:name="Table68.A12" style:family="table-cell">
      <style:table-cell-properties style:vertical-align="middle" fo:padding="0.097cm" fo:border-left="1.05pt solid #000000" fo:border-right="none" fo:border-top="none" fo:border-bottom="1.05pt solid #000000"/>
    </style:style>
    <style:style style:name="Table68.C12" style:family="table-cell">
      <style:table-cell-properties style:vertical-align="middle" fo:padding="0.097cm" fo:border-left="none" fo:border-right="1.05pt solid #000000" fo:border-top="none" fo:border-bottom="1.05pt solid #000000"/>
    </style:style>
    <style:style style:name="Table88" style:family="table">
      <style:table-properties style:width="13.73cm" table:align="center" fo:keep-with-next="always"/>
    </style:style>
    <style:style style:name="Table88.A" style:family="table-column">
      <style:table-column-properties style:column-width="1.453cm"/>
    </style:style>
    <style:style style:name="Table88.B" style:family="table-column">
      <style:table-column-properties style:column-width="2.778cm"/>
    </style:style>
    <style:style style:name="Table88.C" style:family="table-column">
      <style:table-column-properties style:column-width="0.556cm"/>
    </style:style>
    <style:style style:name="Table88.D" style:family="table-column">
      <style:table-column-properties style:column-width="2.381cm"/>
    </style:style>
    <style:style style:name="Table88.E" style:family="table-column">
      <style:table-column-properties style:column-width="0.82cm"/>
    </style:style>
    <style:style style:name="Table88.F" style:family="table-column">
      <style:table-column-properties style:column-width="2.699cm"/>
    </style:style>
    <style:style style:name="Table88.G" style:family="table-column">
      <style:table-column-properties style:column-width="0.714cm"/>
    </style:style>
    <style:style style:name="Table88.H" style:family="table-column">
      <style:table-column-properties style:column-width="2.328cm"/>
    </style:style>
    <style:style style:name="Table88.A1" style:family="table-cell">
      <style:table-cell-properties fo:padding="0.097cm" fo:border="0.05pt solid #000000"/>
    </style:style>
    <style:style style:name="Table88.A2" style:family="table-cell">
      <style:table-cell-properties style:vertical-align="middle" fo:padding="0.097cm" fo:border-left="0.05pt solid #000000" fo:border-right="none" fo:border-top="none" fo:border-bottom="0.05pt solid #000000"/>
    </style:style>
    <style:style style:name="Table88.B2" style:family="table-cell">
      <style:table-cell-properties fo:padding="0.097cm" fo:border-left="0.05pt solid #000000" fo:border-right="none" fo:border-top="none" fo:border-bottom="0.05pt solid #000000"/>
    </style:style>
    <style:style style:name="Table88.E2" style:family="table-cell">
      <style:table-cell-properties fo:padding="0.097cm" fo:border-left="0.05pt solid #000000" fo:border-right="none" fo:border-top="none" fo:border-bottom="0.05pt solid #000000"/>
    </style:style>
    <style:style style:name="Table88.F2" style:family="table-cell">
      <style:table-cell-properties fo:padding="0.097cm" fo:border-left="0.05pt solid #000000" fo:border-right="0.05pt solid #000000" fo:border-top="none" fo:border-bottom="0.05pt solid #000000"/>
    </style:style>
    <style:style style:name="Table88.B3" style:family="table-cell">
      <style:table-cell-properties fo:padding="0.097cm" fo:border-left="0.05pt solid #000000" fo:border-right="none" fo:border-top="none" fo:border-bottom="0.05pt solid #000000"/>
    </style:style>
    <style:style style:name="Table88.C3" style:family="table-cell">
      <style:table-cell-properties fo:padding="0.097cm" fo:border-left="0.05pt solid #000000" fo:border-right="none" fo:border-top="none" fo:border-bottom="0.05pt solid #000000"/>
    </style:style>
    <style:style style:name="Table88.D3" style:family="table-cell">
      <style:table-cell-properties fo:padding="0.097cm" fo:border-left="0.05pt solid #000000" fo:border-right="none" fo:border-top="none" fo:border-bottom="0.05pt solid #000000"/>
    </style:style>
    <style:style style:name="Table88.E3" style:family="table-cell">
      <style:table-cell-properties fo:padding="0.097cm" fo:border-left="0.05pt solid #000000" fo:border-right="none" fo:border-top="none" fo:border-bottom="0.05pt solid #000000"/>
    </style:style>
    <style:style style:name="Table88.F3" style:family="table-cell">
      <style:table-cell-properties fo:padding="0.097cm" fo:border-left="0.05pt solid #000000" fo:border-right="none" fo:border-top="none" fo:border-bottom="0.05pt solid #000000"/>
    </style:style>
    <style:style style:name="Table88.G3" style:family="table-cell">
      <style:table-cell-properties fo:padding="0.097cm" fo:border-left="0.05pt solid #000000" fo:border-right="none" fo:border-top="none" fo:border-bottom="0.05pt solid #000000"/>
    </style:style>
    <style:style style:name="Table88.H3" style:family="table-cell">
      <style:table-cell-properties fo:padding="0.097cm" fo:border-left="0.05pt solid #000000" fo:border-right="0.05pt solid #000000" fo:border-top="none" fo:border-bottom="0.05pt solid #000000"/>
    </style:style>
    <style:style style:name="Table33" style:family="table">
      <style:table-properties style:width="12.675cm" table:align="center" fo:keep-with-next="always"/>
    </style:style>
    <style:style style:name="Table33.A" style:family="table-column">
      <style:table-column-properties style:column-width="0.748cm"/>
    </style:style>
    <style:style style:name="Table33.D" style:family="table-column">
      <style:table-column-properties style:column-width="0.654cm"/>
    </style:style>
    <style:style style:name="Table33.F" style:family="table-column">
      <style:table-column-properties style:column-width="0.796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Q2" style:family="table-cell">
      <style:table-cell-properties fo:padding="0.097cm" fo:border-left="0.05pt solid #000000" fo:border-right="0.05pt solid #000000" fo:border-top="none" fo:border-bottom="0.05pt solid #000000"/>
    </style:style>
    <style:style style:name="Table69" style:family="table">
      <style:table-properties style:width="16.979cm" table:align="center"/>
    </style:style>
    <style:style style:name="Table69.A" style:family="table-column">
      <style:table-column-properties style:column-width="2.99cm"/>
    </style:style>
    <style:style style:name="Table69.B" style:family="table-column">
      <style:table-column-properties style:column-width="1.852cm"/>
    </style:style>
    <style:style style:name="Table69.C" style:family="table-column">
      <style:table-column-properties style:column-width="1.138cm"/>
    </style:style>
    <style:style style:name="Table69.D" style:family="table-column">
      <style:table-column-properties style:column-width="5.53cm"/>
    </style:style>
    <style:style style:name="Table69.E" style:family="table-column">
      <style:table-column-properties style:column-width="5.47cm"/>
    </style:style>
    <style:style style:name="Table69.A1" style:family="table-cell">
      <style:table-cell-properties style:vertical-align="middle" fo:padding="0.097cm" fo:border-left="1.05pt solid #000000" fo:border-right="1.05pt solid #000000" fo:border-top="1.05pt solid #000000" fo:border-bottom="none"/>
    </style:style>
    <style:style style:name="Table69.A2" style:family="table-cell">
      <style:table-cell-properties style:vertical-align="middle" fo:padding="0.097cm" fo:border-left="1.05pt solid #000000" fo:border-right="1.05pt solid #000000" fo:border-top="none" fo:border-bottom="1.05pt solid #000000"/>
    </style:style>
    <style:style style:name="Table69.A8" style:family="table-cell">
      <style:table-cell-properties style:vertical-align="middle" fo:padding="0.097cm" fo:border-left="1.05pt solid #000000" fo:border-right="none" fo:border-top="none" fo:border-bottom="1.05pt solid #000000"/>
    </style:style>
    <style:style style:name="Table69.C8" style:family="table-cell">
      <style:table-cell-properties style:vertical-align="middle" fo:padding="0.097cm" fo:border-left="none" fo:border-right="1.05pt solid #000000" fo:border-top="none" fo:border-bottom="1.05pt solid #000000"/>
    </style:style>
    <style:style style:name="Table69.A10" style:family="table-cell">
      <style:table-cell-properties style:vertical-align="middle" fo:padding="0.097cm" fo:border-left="1.05pt solid #000000" fo:border-right="none" fo:border-top="none" fo:border-bottom="none"/>
    </style:style>
    <style:style style:name="Table69.D10" style:family="table-cell">
      <style:table-cell-properties style:vertical-align="middle" fo:padding="0.097cm" fo:border-left="none" fo:border-right="1.05pt solid #000000" fo:border-top="none" fo:border-bottom="none"/>
    </style:style>
    <style:style style:name="Table69.A12" style:family="table-cell">
      <style:table-cell-properties style:vertical-align="middle" fo:padding="0.097cm" fo:border-left="0.05pt solid #000000" fo:border-right="none" fo:border-top="none" fo:border-bottom="none"/>
    </style:style>
    <style:style style:name="Table69.D12" style:family="table-cell">
      <style:table-cell-properties style:vertical-align="middle" fo:padding="0.097cm" fo:border-left="none" fo:border-right="0.05pt solid #000000" fo:border-top="none" fo:border-bottom="none"/>
    </style:style>
    <style:style style:name="Table32" style:family="table">
      <style:table-properties style:width="16.431cm" table:align="center" fo:keep-with-next="always"/>
    </style:style>
    <style:style style:name="Table32.A" style:family="table-column">
      <style:table-column-properties style:column-width="2.057cm"/>
    </style:style>
    <style:style style:name="Table32.C" style:family="table-column">
      <style:table-column-properties style:column-width="12.317cm"/>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4" style:family="table">
      <style:table-properties style:width="9.601cm" table:align="center" fo:keep-with-next="always"/>
    </style:style>
    <style:style style:name="Table34.A" style:family="table-column">
      <style:table-column-properties style:column-width="1.667cm"/>
    </style:style>
    <style:style style:name="Table34.B" style:family="table-column">
      <style:table-column-properties style:column-width="2.092cm"/>
    </style:style>
    <style:style style:name="Table34.C" style:family="table-column">
      <style:table-column-properties style:column-width="2.727cm"/>
    </style:style>
    <style:style style:name="Table34.D" style:family="table-column">
      <style:table-column-properties style:column-width="0.635cm"/>
    </style:style>
    <style:style style:name="Table34.E" style:family="table-column">
      <style:table-column-properties style:column-width="2.48cm"/>
    </style:style>
    <style:style style:name="Table34.A1" style:family="table-cell">
      <style:table-cell-properties style:vertical-align="middle" fo:padding="0.097cm" fo:border="0.05pt solid #000000"/>
    </style:style>
    <style:style style:name="Table34.A2" style:family="table-cell">
      <style:table-cell-properties style:vertical-align="middle" fo:padding="0.097cm" fo:border-left="0.05pt solid #000000" fo:border-right="none" fo:border-top="none" fo:border-bottom="0.05pt solid #000000"/>
    </style:style>
    <style:style style:name="Table34.C2" style:family="table-cell">
      <style:table-cell-properties style:vertical-align="middle" fo:padding="0.097cm" fo:border-left="0.05pt solid #000000" fo:border-right="0.05pt solid #000000" fo:border-top="none" fo:border-bottom="0.05pt solid #000000"/>
    </style:style>
    <style:style style:name="Table36" style:family="table">
      <style:table-properties style:width="4.147cm" table:align="center" fo:keep-with-next="always"/>
    </style:style>
    <style:style style:name="Table36.A" style:family="table-column">
      <style:table-column-properties style:column-width="0.711cm"/>
    </style:style>
    <style:style style:name="Table36.D" style:family="table-column">
      <style:table-column-properties style:column-width="0.654cm"/>
    </style:style>
    <style:style style:name="Table36.E" style:family="table-column">
      <style:table-column-properties style:column-width="0.679cm"/>
    </style:style>
    <style:style style:name="Table36.F" style:family="table-column">
      <style:table-column-properties style:column-width="0.681cm"/>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0.05pt solid #000000" fo:border-top="none" fo:border-bottom="0.05pt solid #000000"/>
    </style:style>
    <style:style style:name="Table70" style:family="table">
      <style:table-properties style:width="16.979cm" table:align="center"/>
    </style:style>
    <style:style style:name="Table70.A" style:family="table-column">
      <style:table-column-properties style:column-width="2.99cm"/>
    </style:style>
    <style:style style:name="Table70.B" style:family="table-column">
      <style:table-column-properties style:column-width="2.963cm"/>
    </style:style>
    <style:style style:name="Table70.C" style:family="table-column">
      <style:table-column-properties style:column-width="0.106cm"/>
    </style:style>
    <style:style style:name="Table70.D" style:family="table-column">
      <style:table-column-properties style:column-width="5.98cm"/>
    </style:style>
    <style:style style:name="Table70.E" style:family="table-column">
      <style:table-column-properties style:column-width="4.941cm"/>
    </style:style>
    <style:style style:name="Table70.A1" style:family="table-cell">
      <style:table-cell-properties style:vertical-align="middle" fo:padding="0.097cm" fo:border-left="1.05pt solid #000000" fo:border-right="1.05pt solid #000000" fo:border-top="1.05pt solid #000000" fo:border-bottom="none"/>
    </style:style>
    <style:style style:name="Table70.A2" style:family="table-cell">
      <style:table-cell-properties style:vertical-align="middle" fo:padding="0.097cm" fo:border-left="1.05pt solid #000000" fo:border-right="1.05pt solid #000000" fo:border-top="none" fo:border-bottom="1.05pt solid #000000"/>
    </style:style>
    <style:style style:name="Table70.A8" style:family="table-cell">
      <style:table-cell-properties style:vertical-align="middle" fo:padding="0.097cm" fo:border-left="1.05pt solid #000000" fo:border-right="none" fo:border-top="none" fo:border-bottom="1.05pt solid #000000"/>
    </style:style>
    <style:style style:name="Table70.C8" style:family="table-cell">
      <style:table-cell-properties style:vertical-align="middle" fo:padding="0.097cm" fo:border-left="none" fo:border-right="1.05pt solid #000000" fo:border-top="none" fo:border-bottom="1.05pt solid #000000"/>
    </style:style>
    <style:style style:name="Table70.A10" style:family="table-cell">
      <style:table-cell-properties style:vertical-align="middle" fo:padding="0.097cm" fo:border-left="1.05pt solid #000000" fo:border-right="none" fo:border-top="none" fo:border-bottom="none"/>
    </style:style>
    <style:style style:name="Table70.D10" style:family="table-cell">
      <style:table-cell-properties style:vertical-align="middle" fo:padding="0.097cm" fo:border-left="none" fo:border-right="1.05pt solid #000000" fo:border-top="none" fo:border-bottom="none"/>
    </style:style>
    <style:style style:name="Table70.A12" style:family="table-cell">
      <style:table-cell-properties style:vertical-align="middle" fo:padding="0.097cm" fo:border-left="0.05pt solid #000000" fo:border-right="none" fo:border-top="none" fo:border-bottom="none"/>
    </style:style>
    <style:style style:name="Table70.D12" style:family="table-cell">
      <style:table-cell-properties style:vertical-align="middle" fo:padding="0.097cm" fo:border-left="none" fo:border-right="0.05pt solid #000000" fo:border-top="none" fo:border-bottom="none"/>
    </style:style>
    <style:style style:name="Table37" style:family="table">
      <style:table-properties style:width="14.76cm" table:align="center" fo:keep-with-next="always"/>
    </style:style>
    <style:style style:name="Table37.A" style:family="table-column">
      <style:table-column-properties style:column-width="1.455cm"/>
    </style:style>
    <style:style style:name="Table37.B" style:family="table-column">
      <style:table-column-properties style:column-width="2.011cm"/>
    </style:style>
    <style:style style:name="Table37.C" style:family="table-column">
      <style:table-column-properties style:column-width="2.002cm"/>
    </style:style>
    <style:style style:name="Table37.D" style:family="table-column">
      <style:table-column-properties style:column-width="1cm"/>
    </style:style>
    <style:style style:name="Table37.E" style:family="table-column">
      <style:table-column-properties style:column-width="2.117cm"/>
    </style:style>
    <style:style style:name="Table37.F" style:family="table-column">
      <style:table-column-properties style:column-width="0.91cm"/>
    </style:style>
    <style:style style:name="Table37.G" style:family="table-column">
      <style:table-column-properties style:column-width="2.265cm"/>
    </style:style>
    <style:style style:name="Table37.H" style:family="table-column">
      <style:table-column-properties style:column-width="0.94cm"/>
    </style:style>
    <style:style style:name="Table37.I" style:family="table-column">
      <style:table-column-properties style:column-width="2.06cm"/>
    </style:style>
    <style:style style:name="Table37.A1" style:family="table-cell">
      <style:table-cell-properties style:vertical-align="middle" fo:padding="0.097cm" fo:border="0.05pt solid #000000"/>
    </style:style>
    <style:style style:name="Table37.A2" style:family="table-cell">
      <style:table-cell-properties style:vertical-align="middle" fo:padding="0.097cm" fo:border-left="0.05pt solid #000000" fo:border-right="none" fo:border-top="none" fo:border-bottom="0.05pt solid #000000"/>
    </style:style>
    <style:style style:name="Table37.G2" style:family="table-cell">
      <style:table-cell-properties style:vertical-align="middle" fo:padding="0.097cm" fo:border-left="0.05pt solid #000000" fo:border-right="0.05pt solid #000000" fo:border-top="none" fo:border-bottom="0.05pt solid #000000"/>
    </style:style>
    <style:style style:name="Table38" style:family="table">
      <style:table-properties style:width="5.54cm" table:align="center" fo:keep-with-next="always"/>
    </style:style>
    <style:style style:name="Table38.A" style:family="table-column">
      <style:table-column-properties style:column-width="0.748cm"/>
    </style:style>
    <style:style style:name="Table38.D" style:family="table-column">
      <style:table-column-properties style:column-width="0.654cm"/>
    </style:style>
    <style:style style:name="Table38.E" style:family="table-column">
      <style:table-column-properties style:column-width="0.679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H2" style:family="table-cell">
      <style:table-cell-properties fo:padding="0.097cm" fo:border-left="0.05pt solid #000000" fo:border-right="0.05pt solid #000000" fo:border-top="none" fo:border-bottom="0.05pt solid #000000"/>
    </style:style>
    <style:style style:name="Table80" style:family="table">
      <style:table-properties style:width="16.979cm" table:align="center"/>
    </style:style>
    <style:style style:name="Table80.A" style:family="table-column">
      <style:table-column-properties style:column-width="2.99cm"/>
    </style:style>
    <style:style style:name="Table80.B" style:family="table-column">
      <style:table-column-properties style:column-width="1.455cm"/>
    </style:style>
    <style:style style:name="Table80.C" style:family="table-column">
      <style:table-column-properties style:column-width="2.522cm"/>
    </style:style>
    <style:style style:name="Table80.D" style:family="table-column">
      <style:table-column-properties style:column-width="4.542cm"/>
    </style:style>
    <style:style style:name="Table80.E" style:family="table-column">
      <style:table-column-properties style:column-width="5.47cm"/>
    </style:style>
    <style:style style:name="Table80.A1" style:family="table-cell">
      <style:table-cell-properties style:vertical-align="middle" fo:padding="0.097cm" fo:border-left="1.05pt solid #000000" fo:border-right="1.05pt solid #000000" fo:border-top="1.05pt solid #000000" fo:border-bottom="none"/>
    </style:style>
    <style:style style:name="Table80.A2" style:family="table-cell">
      <style:table-cell-properties style:vertical-align="middle" fo:padding="0.097cm" fo:border-left="1.05pt solid #000000" fo:border-right="1.05pt solid #000000" fo:border-top="none" fo:border-bottom="1.05pt solid #000000"/>
    </style:style>
    <style:style style:name="Table80.A8" style:family="table-cell">
      <style:table-cell-properties style:vertical-align="middle" fo:padding="0.097cm" fo:border-left="1.05pt solid #000000" fo:border-right="none" fo:border-top="none" fo:border-bottom="1.05pt solid #000000"/>
    </style:style>
    <style:style style:name="Table80.D8" style:family="table-cell">
      <style:table-cell-properties style:vertical-align="middle" fo:padding="0.097cm" fo:border-left="none" fo:border-right="1.05pt solid #000000" fo:border-top="none" fo:border-bottom="1.05pt solid #000000"/>
    </style:style>
    <style:style style:name="Table80.A10" style:family="table-cell">
      <style:table-cell-properties style:vertical-align="middle" fo:padding="0.097cm" fo:border-left="1.05pt solid #000000" fo:border-right="none" fo:border-top="none" fo:border-bottom="none"/>
    </style:style>
    <style:style style:name="Table80.C10" style:family="table-cell">
      <style:table-cell-properties style:vertical-align="middle" fo:padding="0.097cm" fo:border-left="none" fo:border-right="1.05pt solid #000000" fo:border-top="none" fo:border-bottom="none"/>
    </style:style>
    <style:style style:name="Table80.A11" style:family="table-cell">
      <style:table-cell-properties style:vertical-align="middle" fo:padding="0.097cm" fo:border-left="0.05pt solid #000000" fo:border-right="none" fo:border-top="none" fo:border-bottom="none"/>
    </style:style>
    <style:style style:name="Table80.C11" style:family="table-cell">
      <style:table-cell-properties style:vertical-align="middle" fo:padding="0.097cm" fo:border-left="none" fo:border-right="0.05pt solid #000000" fo:border-top="none" fo:border-bottom="none"/>
    </style:style>
    <style:style style:name="Table81" style:family="table">
      <style:table-properties style:width="13.55cm" table:align="center" fo:keep-with-next="always"/>
    </style:style>
    <style:style style:name="Table81.A" style:family="table-column">
      <style:table-column-properties style:column-width="3.408cm"/>
    </style:style>
    <style:style style:name="Table81.B" style:family="table-column">
      <style:table-column-properties style:column-width="3.263cm"/>
    </style:style>
    <style:style style:name="Table81.C" style:family="table-column">
      <style:table-column-properties style:column-width="2.293cm"/>
    </style:style>
    <style:style style:name="Table81.A1" style:family="table-cell">
      <style:table-cell-properties fo:padding="0.097cm" fo:border="0.05pt solid #000000"/>
    </style:style>
    <style:style style:name="Table81.A2" style:family="table-cell">
      <style:table-cell-properties style:vertical-align="middle" fo:padding="0.097cm" fo:border-left="0.05pt solid #000000" fo:border-right="none" fo:border-top="none" fo:border-bottom="0.05pt solid #000000"/>
    </style:style>
    <style:style style:name="Table81.C2" style:family="table-cell">
      <style:table-cell-properties fo:padding="0.097cm" fo:border-left="0.05pt solid #000000" fo:border-right="0.05pt solid #000000" fo:border-top="none" fo:border-bottom="0.05pt solid #000000"/>
    </style:style>
    <style:style style:name="Table81.C3" style:family="table-cell">
      <style:table-cell-properties fo:padding="0.097cm" fo:border-left="0.05pt solid #000000" fo:border-right="none" fo:border-top="none" fo:border-bottom="0.05pt solid #000000"/>
    </style:style>
    <style:style style:name="Table81.D3" style:family="table-cell">
      <style:table-cell-properties fo:padding="0.097cm" fo:border-left="0.05pt solid #000000" fo:border-right="none" fo:border-top="none" fo:border-bottom="0.05pt solid #000000"/>
    </style:style>
    <style:style style:name="Table81.E3" style:family="table-cell">
      <style:table-cell-properties fo:padding="0.097cm" fo:border-left="0.05pt solid #000000" fo:border-right="0.05pt solid #000000" fo:border-top="none" fo:border-bottom="0.05pt solid #000000"/>
    </style:style>
    <style:style style:name="Table82" style:family="table">
      <style:table-properties style:width="6.29cm" table:align="center" fo:keep-with-next="always"/>
    </style:style>
    <style:style style:name="Table82.A" style:family="table-column">
      <style:table-column-properties style:column-width="0.785cm"/>
    </style:style>
    <style:style style:name="Table82.B" style:family="table-column">
      <style:table-column-properties style:column-width="0.787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H2" style:family="table-cell">
      <style:table-cell-properties fo:padding="0.097cm" fo:border-left="0.05pt solid #000000" fo:border-right="0.05pt solid #000000" fo:border-top="none" fo:border-bottom="0.05pt solid #000000"/>
    </style:style>
    <style:style style:name="Table71" style:family="table">
      <style:table-properties style:width="16.979cm" table:align="center"/>
    </style:style>
    <style:style style:name="Table71.A" style:family="table-column">
      <style:table-column-properties style:column-width="2.99cm"/>
    </style:style>
    <style:style style:name="Table71.B" style:family="table-column">
      <style:table-column-properties style:column-width="2.42cm"/>
    </style:style>
    <style:style style:name="Table71.C" style:family="table-column">
      <style:table-column-properties style:column-width="2.184cm"/>
    </style:style>
    <style:style style:name="Table71.D" style:family="table-column">
      <style:table-column-properties style:column-width="3.916cm"/>
    </style:style>
    <style:style style:name="Table71.E" style:family="table-column">
      <style:table-column-properties style:column-width="5.47cm"/>
    </style:style>
    <style:style style:name="Table71.A1" style:family="table-cell">
      <style:table-cell-properties style:vertical-align="middle" fo:padding="0.097cm" fo:border-left="1.05pt solid #000000" fo:border-right="1.05pt solid #000000" fo:border-top="1.05pt solid #000000" fo:border-bottom="none"/>
    </style:style>
    <style:style style:name="Table71.A2" style:family="table-cell">
      <style:table-cell-properties style:vertical-align="middle" fo:padding="0.097cm" fo:border-left="1.05pt solid #000000" fo:border-right="1.05pt solid #000000" fo:border-top="none" fo:border-bottom="1.05pt solid #000000"/>
    </style:style>
    <style:style style:name="Table71.A6" style:family="table-cell">
      <style:table-cell-properties style:vertical-align="middle" fo:padding="0.097cm" fo:border-left="1.05pt solid #000000" fo:border-right="none" fo:border-top="none" fo:border-bottom="1.05pt solid #000000"/>
    </style:style>
    <style:style style:name="Table71.D6" style:family="table-cell">
      <style:table-cell-properties style:vertical-align="middle" fo:padding="0.097cm" fo:border-left="none" fo:border-right="1.05pt solid #000000" fo:border-top="none" fo:border-bottom="1.05pt solid #000000"/>
    </style:style>
    <style:style style:name="Table71.A10" style:family="table-cell">
      <style:table-cell-properties style:vertical-align="middle" fo:padding="0.097cm" fo:border-left="1.05pt solid #000000" fo:border-right="none" fo:border-top="none" fo:border-bottom="none"/>
    </style:style>
    <style:style style:name="Table71.C10" style:family="table-cell">
      <style:table-cell-properties style:vertical-align="middle" fo:padding="0.097cm" fo:border-left="none" fo:border-right="1.05pt solid #000000" fo:border-top="none" fo:border-bottom="none"/>
    </style:style>
    <style:style style:name="Table39" style:family="table">
      <style:table-properties style:width="7.37cm" table:align="center" fo:keep-with-next="always"/>
    </style:style>
    <style:style style:name="Table39.A" style:family="table-column">
      <style:table-column-properties style:column-width="3.357cm"/>
    </style:style>
    <style:style style:name="Table39.B" style:family="table-column">
      <style:table-column-properties style:column-width="0.654cm"/>
    </style:style>
    <style:style style:name="Table39.C" style:family="table-column">
      <style:table-column-properties style:column-width="3.358cm"/>
    </style:style>
    <style:style style:name="Table39.A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style:vertical-align="middle"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39.C3" style:family="table-cell">
      <style:table-cell-properties fo:padding="0.097cm" fo:border-left="0.05pt solid #000000" fo:border-right="0.05pt solid #000000" fo:border-top="none" fo:border-bottom="0.05pt solid #000000"/>
    </style:style>
    <style:style style:name="Table40" style:family="table">
      <style:table-properties style:width="4.967cm" fo:margin-left="0.129cm" table:align="left" fo:keep-with-next="always"/>
    </style:style>
    <style:style style:name="Table40.A" style:family="table-column">
      <style:table-column-properties style:column-width="0.732cm"/>
    </style:style>
    <style:style style:name="Table40.D" style:family="table-column">
      <style:table-column-properties style:column-width="0.69cm"/>
    </style:style>
    <style:style style:name="Table40.G" style:family="table-column">
      <style:table-column-properties style:column-width="0.702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G2" style:family="table-cell">
      <style:table-cell-properties fo:padding="0.097cm" fo:border-left="0.05pt solid #000000" fo:border-right="0.05pt solid #000000" fo:border-top="none" fo:border-bottom="0.05pt solid #000000"/>
    </style:style>
    <style:style style:name="Table72" style:family="table">
      <style:table-properties style:width="16.979cm" table:align="center"/>
    </style:style>
    <style:style style:name="Table72.A" style:family="table-column">
      <style:table-column-properties style:column-width="2.99cm"/>
    </style:style>
    <style:style style:name="Table72.B" style:family="table-column">
      <style:table-column-properties style:column-width="8.52cm"/>
    </style:style>
    <style:style style:name="Table72.C" style:family="table-column">
      <style:table-column-properties style:column-width="5.47cm"/>
    </style:style>
    <style:style style:name="Table72.A1" style:family="table-cell">
      <style:table-cell-properties style:vertical-align="middle" fo:padding="0.097cm" fo:border-left="1.05pt solid #000000" fo:border-right="1.05pt solid #000000" fo:border-top="1.05pt solid #000000" fo:border-bottom="none"/>
    </style:style>
    <style:style style:name="Table72.A2" style:family="table-cell">
      <style:table-cell-properties style:vertical-align="middle" fo:padding="0.097cm" fo:border-left="1.05pt solid #000000" fo:border-right="1.05pt solid #000000" fo:border-top="none" fo:border-bottom="1.05pt solid #000000"/>
    </style:style>
    <style:style style:name="Table73" style:family="table">
      <style:table-properties style:width="16.979cm" table:align="center"/>
    </style:style>
    <style:style style:name="Table73.A" style:family="table-column">
      <style:table-column-properties style:column-width="2.99cm"/>
    </style:style>
    <style:style style:name="Table73.B" style:family="table-column">
      <style:table-column-properties style:column-width="1.164cm"/>
    </style:style>
    <style:style style:name="Table73.C" style:family="table-column">
      <style:table-column-properties style:column-width="1.349cm"/>
    </style:style>
    <style:style style:name="Table73.D" style:family="table-column">
      <style:table-column-properties style:column-width="6.006cm"/>
    </style:style>
    <style:style style:name="Table73.E" style:family="table-column">
      <style:table-column-properties style:column-width="5.47cm"/>
    </style:style>
    <style:style style:name="Table73.A1" style:family="table-cell">
      <style:table-cell-properties style:vertical-align="middle" fo:padding="0.097cm" fo:border-left="1.05pt solid #000000" fo:border-right="1.05pt solid #000000" fo:border-top="1.05pt solid #000000" fo:border-bottom="none"/>
    </style:style>
    <style:style style:name="Table73.A2" style:family="table-cell">
      <style:table-cell-properties style:vertical-align="middle" fo:padding="0.097cm" fo:border-left="1.05pt solid #000000" fo:border-right="1.05pt solid #000000" fo:border-top="none" fo:border-bottom="1.05pt solid #000000"/>
    </style:style>
    <style:style style:name="Table73.A8" style:family="table-cell">
      <style:table-cell-properties style:vertical-align="middle" fo:padding="0.097cm" fo:border-left="1.05pt solid #000000" fo:border-right="none" fo:border-top="none" fo:border-bottom="1.05pt solid #000000"/>
    </style:style>
    <style:style style:name="Table73.D8" style:family="table-cell">
      <style:table-cell-properties style:vertical-align="middle" fo:padding="0.097cm" fo:border-left="none" fo:border-right="1.05pt solid #000000" fo:border-top="none" fo:border-bottom="1.05pt solid #000000"/>
    </style:style>
    <style:style style:name="Table73.A10" style:family="table-cell">
      <style:table-cell-properties style:vertical-align="middle" fo:padding="0.097cm" fo:border-left="1.05pt solid #000000" fo:border-right="none" fo:border-top="none" fo:border-bottom="none"/>
    </style:style>
    <style:style style:name="Table73.C10" style:family="table-cell">
      <style:table-cell-properties style:vertical-align="middle" fo:padding="0.097cm" fo:border-left="none" fo:border-right="1.05pt solid #000000" fo:border-top="none" fo:border-bottom="none"/>
    </style:style>
    <style:style style:name="Table73.A11" style:family="table-cell">
      <style:table-cell-properties style:vertical-align="middle" fo:padding="0.097cm" fo:border-left="0.05pt solid #000000" fo:border-right="none" fo:border-top="none" fo:border-bottom="none"/>
    </style:style>
    <style:style style:name="Table73.C11" style:family="table-cell">
      <style:table-cell-properties style:vertical-align="middle" fo:padding="0.097cm" fo:border-left="none" fo:border-right="0.05pt solid #000000" fo:border-top="none" fo:border-bottom="none"/>
    </style:style>
    <style:style style:name="Table41" style:family="table">
      <style:table-properties style:width="10.61cm" table:align="center" fo:keep-with-next="always"/>
    </style:style>
    <style:style style:name="Table41.A" style:family="table-column">
      <style:table-column-properties style:column-width="1.346cm"/>
    </style:style>
    <style:style style:name="Table41.B" style:family="table-column">
      <style:table-column-properties style:column-width="4.383cm"/>
    </style:style>
    <style:style style:name="Table41.C" style:family="table-column">
      <style:table-column-properties style:column-width="4.881cm"/>
    </style:style>
    <style:style style:name="Table41.A1" style:family="table-cell">
      <style:table-cell-properties style:vertical-align="middle" fo:padding="0.097cm" fo:border="0.05pt solid #000000"/>
    </style:style>
    <style:style style:name="Table41.A2" style:family="table-cell">
      <style:table-cell-properties style:vertical-align="middle" fo:padding="0.097cm" fo:border-left="0.05pt solid #000000" fo:border-right="none" fo:border-top="none" fo:border-bottom="0.05pt solid #000000"/>
    </style:style>
    <style:style style:name="Table41.B2" style:family="table-cell">
      <style:table-cell-properties style:vertical-align="middle" fo:padding="0.097cm" fo:border-left="0.05pt solid #000000" fo:border-right="0.05pt solid #000000" fo:border-top="none" fo:border-bottom="0.05pt solid #000000"/>
    </style:style>
    <style:style style:name="Table42" style:family="table">
      <style:table-properties style:width="4.741cm" table:align="center" fo:keep-with-next="always"/>
    </style:style>
    <style:style style:name="Table42.A" style:family="table-column">
      <style:table-column-properties style:column-width="0.732cm"/>
    </style:style>
    <style:style style:name="Table42.D" style:family="table-column">
      <style:table-column-properties style:column-width="0.848cm"/>
    </style:style>
    <style:style style:name="Table42.E" style:family="table-column">
      <style:table-column-properties style:column-width="0.847cm"/>
    </style:style>
    <style:style style:name="Table42.F" style:family="table-column">
      <style:table-column-properties style:column-width="0.85cm"/>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F2" style:family="table-cell">
      <style:table-cell-properties fo:padding="0.097cm" fo:border-left="0.05pt solid #000000" fo:border-right="0.05pt solid #000000" fo:border-top="none" fo:border-bottom="0.05pt solid #000000"/>
    </style:style>
    <style:style style:name="Table74" style:family="table">
      <style:table-properties style:width="16.979cm" table:align="center"/>
    </style:style>
    <style:style style:name="Table74.A" style:family="table-column">
      <style:table-column-properties style:column-width="2.99cm"/>
    </style:style>
    <style:style style:name="Table74.B" style:family="table-column">
      <style:table-column-properties style:column-width="1.826cm"/>
    </style:style>
    <style:style style:name="Table74.C" style:family="table-column">
      <style:table-column-properties style:column-width="2.223cm"/>
    </style:style>
    <style:style style:name="Table74.D" style:family="table-column">
      <style:table-column-properties style:column-width="4.471cm"/>
    </style:style>
    <style:style style:name="Table74.E" style:family="table-column">
      <style:table-column-properties style:column-width="5.47cm"/>
    </style:style>
    <style:style style:name="Table74.A1" style:family="table-cell">
      <style:table-cell-properties style:vertical-align="middle" fo:padding="0.097cm" fo:border-left="1.05pt solid #000000" fo:border-right="1.05pt solid #000000" fo:border-top="1.05pt solid #000000" fo:border-bottom="none"/>
    </style:style>
    <style:style style:name="Table74.A2" style:family="table-cell">
      <style:table-cell-properties style:vertical-align="middle" fo:padding="0.097cm" fo:border-left="1.05pt solid #000000" fo:border-right="1.05pt solid #000000" fo:border-top="none" fo:border-bottom="1.05pt solid #000000"/>
    </style:style>
    <style:style style:name="Table74.A8" style:family="table-cell">
      <style:table-cell-properties style:vertical-align="middle" fo:padding="0.097cm" fo:border-left="1.05pt solid #000000" fo:border-right="none" fo:border-top="none" fo:border-bottom="1.05pt solid #000000"/>
    </style:style>
    <style:style style:name="Table74.D8" style:family="table-cell">
      <style:table-cell-properties style:vertical-align="middle" fo:padding="0.097cm" fo:border-left="none" fo:border-right="1.05pt solid #000000" fo:border-top="none" fo:border-bottom="1.05pt solid #000000"/>
    </style:style>
    <style:style style:name="Table74.A10" style:family="table-cell">
      <style:table-cell-properties style:vertical-align="middle" fo:padding="0.097cm" fo:border-left="1.05pt solid #000000" fo:border-right="none" fo:border-top="none" fo:border-bottom="none"/>
    </style:style>
    <style:style style:name="Table74.C10" style:family="table-cell">
      <style:table-cell-properties style:vertical-align="middle" fo:padding="0.097cm" fo:border-left="none" fo:border-right="1.05pt solid #000000" fo:border-top="none" fo:border-bottom="none"/>
    </style:style>
    <style:style style:name="Table74.A12" style:family="table-cell">
      <style:table-cell-properties style:vertical-align="middle" fo:padding="0.097cm" fo:border-left="0.05pt solid #000000" fo:border-right="none" fo:border-top="none" fo:border-bottom="none"/>
    </style:style>
    <style:style style:name="Table74.C12" style:family="table-cell">
      <style:table-cell-properties style:vertical-align="middle" fo:padding="0.097cm" fo:border-left="none" fo:border-right="0.05pt solid #000000" fo:border-top="none" fo:border-bottom="none"/>
    </style:style>
    <style:style style:name="Table43" style:family="table">
      <style:table-properties style:width="15cm" table:align="center" fo:keep-with-next="always"/>
    </style:style>
    <style:style style:name="Table43.A" style:family="table-column">
      <style:table-column-properties style:column-width="1.559cm"/>
    </style:style>
    <style:style style:name="Table43.B" style:family="table-column">
      <style:table-column-properties style:column-width="3.821cm"/>
    </style:style>
    <style:style style:name="Table43.C" style:family="table-column">
      <style:table-column-properties style:column-width="3.932cm"/>
    </style:style>
    <style:style style:name="Table43.D" style:family="table-column">
      <style:table-column-properties style:column-width="2.593cm"/>
    </style:style>
    <style:style style:name="Table43.E" style:family="table-column">
      <style:table-column-properties style:column-width="0.635cm"/>
    </style:style>
    <style:style style:name="Table43.F" style:family="table-column">
      <style:table-column-properties style:column-width="2.461cm"/>
    </style:style>
    <style:style style:name="Table43.A1" style:family="table-cell">
      <style:table-cell-properties style:vertical-align="middle" fo:padding="0.097cm" fo:border="0.05pt solid #000000"/>
    </style:style>
    <style:style style:name="Table43.A2" style:family="table-cell">
      <style:table-cell-properties style:vertical-align="middle" fo:padding="0.097cm" fo:border-left="0.05pt solid #000000" fo:border-right="none" fo:border-top="none" fo:border-bottom="0.05pt solid #000000"/>
    </style:style>
    <style:style style:name="Table43.D2" style:family="table-cell">
      <style:table-cell-properties style:vertical-align="middle" fo:padding="0.097cm" fo:border-left="0.05pt solid #000000" fo:border-right="0.05pt solid #000000" fo:border-top="none" fo:border-bottom="0.05pt solid #000000"/>
    </style:style>
    <style:style style:name="Table44" style:family="table">
      <style:table-properties style:width="6.436cm" table:align="center" fo:keep-with-next="always"/>
    </style:style>
    <style:style style:name="Table44.A" style:family="table-column">
      <style:table-column-properties style:column-width="0.73cm"/>
    </style:style>
    <style:style style:name="Table44.D" style:family="table-column">
      <style:table-column-properties style:column-width="0.654cm"/>
    </style:style>
    <style:style style:name="Table44.F" style:family="table-column">
      <style:table-column-properties style:column-width="0.702cm"/>
    </style:style>
    <style:style style:name="Table44.G" style:family="table-column">
      <style:table-column-properties style:column-width="0.843cm"/>
    </style:style>
    <style:style style:name="Table44.H" style:family="table-column">
      <style:table-column-properties style:column-width="0.549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I2" style:family="table-cell">
      <style:table-cell-properties fo:padding="0.097cm" fo:border-left="0.05pt solid #000000" fo:border-right="0.05pt solid #000000" fo:border-top="none" fo:border-bottom="0.05pt solid #000000"/>
    </style:style>
    <style:style style:name="Table75" style:family="table">
      <style:table-properties style:width="16.979cm" table:align="center"/>
    </style:style>
    <style:style style:name="Table75.A" style:family="table-column">
      <style:table-column-properties style:column-width="2.99cm"/>
    </style:style>
    <style:style style:name="Table75.B" style:family="table-column">
      <style:table-column-properties style:column-width="1.302cm"/>
    </style:style>
    <style:style style:name="Table75.C" style:family="table-column">
      <style:table-column-properties style:column-width="0.418cm"/>
    </style:style>
    <style:style style:name="Table75.D" style:family="table-column">
      <style:table-column-properties style:column-width="6.8cm"/>
    </style:style>
    <style:style style:name="Table75.E" style:family="table-column">
      <style:table-column-properties style:column-width="5.47cm"/>
    </style:style>
    <style:style style:name="Table75.A1" style:family="table-cell">
      <style:table-cell-properties style:vertical-align="middle" fo:padding="0.097cm" fo:border-left="1.05pt solid #000000" fo:border-right="1.05pt solid #000000" fo:border-top="1.05pt solid #000000" fo:border-bottom="none"/>
    </style:style>
    <style:style style:name="Table75.A2" style:family="table-cell">
      <style:table-cell-properties style:vertical-align="middle" fo:padding="0.097cm" fo:border-left="1.05pt solid #000000" fo:border-right="1.05pt solid #000000" fo:border-top="none" fo:border-bottom="1.05pt solid #000000"/>
    </style:style>
    <style:style style:name="Table75.A6" style:family="table-cell">
      <style:table-cell-properties style:vertical-align="middle" fo:padding="0.097cm" fo:border-left="1.05pt solid #000000" fo:border-right="none" fo:border-top="none" fo:border-bottom="1.05pt solid #000000"/>
    </style:style>
    <style:style style:name="Table75.D6" style:family="table-cell">
      <style:table-cell-properties style:vertical-align="middle" fo:padding="0.097cm" fo:border-left="none" fo:border-right="1.05pt solid #000000" fo:border-top="none" fo:border-bottom="1.05pt solid #000000"/>
    </style:style>
    <style:style style:name="Table75.A10" style:family="table-cell">
      <style:table-cell-properties style:vertical-align="middle" fo:padding="0.097cm" fo:border-left="0.05pt solid #000000" fo:border-right="none" fo:border-top="none" fo:border-bottom="none"/>
    </style:style>
    <style:style style:name="Table75.C10" style:family="table-cell">
      <style:table-cell-properties style:vertical-align="middle" fo:padding="0.097cm" fo:border-left="none" fo:border-right="0.05pt solid #000000" fo:border-top="none" fo:border-bottom="none"/>
    </style:style>
    <style:style style:name="Table45" style:family="table">
      <style:table-properties style:width="4.02cm" table:align="center" fo:keep-with-next="always"/>
    </style:style>
    <style:style style:name="Table45.A" style:family="table-column">
      <style:table-column-properties style:column-width="4.02cm"/>
    </style:style>
    <style:style style:name="Table45.A1" style:family="table-cell">
      <style:table-cell-properties fo:padding="0.097cm" fo:border="0.05pt solid #000000"/>
    </style:style>
    <style:style style:name="Table45.A2" style:family="table-cell">
      <style:table-cell-properties fo:padding="0.097cm" fo:border-left="0.05pt solid #000000" fo:border-right="0.05pt solid #000000" fo:border-top="none" fo:border-bottom="0.05pt solid #000000"/>
    </style:style>
    <style:style style:name="Table89" style:family="table">
      <style:table-properties style:width="3.616cm" table:align="center" fo:keep-with-next="always"/>
    </style:style>
    <style:style style:name="Table89.A" style:family="table-column">
      <style:table-column-properties style:column-width="0.637cm"/>
    </style:style>
    <style:style style:name="Table89.D" style:family="table-column">
      <style:table-column-properties style:column-width="1.706cm"/>
    </style:style>
    <style:style style:name="Table89.A1" style:family="table-cell">
      <style:table-cell-properties fo:padding="0.097cm" fo:border-left="0.05pt solid #000000" fo:border-right="none" fo:border-top="0.05pt solid #000000" fo:border-bottom="0.05pt solid #000000"/>
    </style:style>
    <style:style style:name="Table89.D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D2" style:family="table-cell">
      <style:table-cell-properties fo:padding="0.097cm" fo:border-left="0.05pt solid #000000" fo:border-right="0.05pt solid #000000" fo:border-top="none" fo:border-bottom="0.05pt solid #000000"/>
    </style:style>
    <style:style style:name="Table46" style:family="table">
      <style:table-properties style:width="16.979cm" table:align="center"/>
    </style:style>
    <style:style style:name="Table46.A" style:family="table-column">
      <style:table-column-properties style:column-width="2.99cm"/>
    </style:style>
    <style:style style:name="Table46.B" style:family="table-column">
      <style:table-column-properties style:column-width="2.519cm"/>
    </style:style>
    <style:style style:name="Table46.C" style:family="table-column">
      <style:table-column-properties style:column-width="6.001cm"/>
    </style:style>
    <style:style style:name="Table46.D" style:family="table-column">
      <style:table-column-properties style:column-width="5.47cm"/>
    </style:style>
    <style:style style:name="Table46.A1" style:family="table-cell">
      <style:table-cell-properties style:vertical-align="middle" fo:padding="0.097cm" fo:border-left="1.05pt solid #000000" fo:border-right="1.05pt solid #000000" fo:border-top="1.05pt solid #000000" fo:border-bottom="none"/>
    </style:style>
    <style:style style:name="Table46.A2" style:family="table-cell">
      <style:table-cell-properties style:vertical-align="middle" fo:padding="0.097cm" fo:border-left="1.05pt solid #000000" fo:border-right="1.05pt solid #000000" fo:border-top="none" fo:border-bottom="1.05pt solid #000000"/>
    </style:style>
    <style:style style:name="Table46.A8" style:family="table-cell">
      <style:table-cell-properties style:vertical-align="middle" fo:padding="0.097cm" fo:border-left="1.05pt solid #000000" fo:border-right="none" fo:border-top="none" fo:border-bottom="1.05pt solid #000000"/>
    </style:style>
    <style:style style:name="Table46.C8" style:family="table-cell">
      <style:table-cell-properties style:vertical-align="middle" fo:padding="0.097cm" fo:border-left="none" fo:border-right="1.05pt solid #000000" fo:border-top="none" fo:border-bottom="1.05pt solid #000000"/>
    </style:style>
    <style:style style:name="Table46.A10" style:family="table-cell">
      <style:table-cell-properties style:vertical-align="middle" fo:padding="0.097cm" fo:border-left="1.05pt solid #000000" fo:border-right="none" fo:border-top="none" fo:border-bottom="none"/>
    </style:style>
    <style:style style:name="Table46.C10" style:family="table-cell">
      <style:table-cell-properties style:vertical-align="middle" fo:padding="0.097cm" fo:border-left="none" fo:border-right="1.05pt solid #000000" fo:border-top="none" fo:border-bottom="none"/>
    </style:style>
    <style:style style:name="Table47" style:family="table">
      <style:table-properties style:width="7.003cm" table:align="center" fo:keep-with-next="always"/>
    </style:style>
    <style:style style:name="Table47.A" style:family="table-column">
      <style:table-column-properties style:column-width="1.852cm"/>
    </style:style>
    <style:style style:name="Table47.B" style:family="table-column">
      <style:table-column-properties style:column-width="2.325cm"/>
    </style:style>
    <style:style style:name="Table47.C" style:family="table-column">
      <style:table-column-properties style:column-width="0.529cm"/>
    </style:style>
    <style:style style:name="Table47.D" style:family="table-column">
      <style:table-column-properties style:column-width="2.297cm"/>
    </style:style>
    <style:style style:name="Table47.A1" style:family="table-cell">
      <style:table-cell-properties style:vertical-align="middle" fo:padding="0.097cm" fo:border="0.05pt solid #000000"/>
    </style:style>
    <style:style style:name="Table47.A2" style:family="table-cell">
      <style:table-cell-properties style:vertical-align="middle" fo:padding="0.097cm" fo:border-left="0.05pt solid #000000" fo:border-right="none" fo:border-top="0.05pt solid #000000" fo:border-bottom="0.05pt solid #000000"/>
    </style:style>
    <style:style style:name="Table47.B3" style:family="table-cell">
      <style:table-cell-properties style:vertical-align="middle" fo:padding="0.097cm" fo:border-left="0.05pt solid #000000" fo:border-right="none" fo:border-top="none" fo:border-bottom="0.05pt solid #000000"/>
    </style:style>
    <style:style style:name="Table47.D3" style:family="table-cell">
      <style:table-cell-properties style:vertical-align="middle" fo:padding="0.097cm" fo:border-left="0.05pt solid #000000" fo:border-right="0.05pt solid #000000" fo:border-top="none" fo:border-bottom="0.05pt solid #000000"/>
    </style:style>
    <style:style style:name="Table90" style:family="table">
      <style:table-properties style:width="4.688cm" fo:margin-left="0.45cm" table:align="left" fo:keep-with-next="always"/>
    </style:style>
    <style:style style:name="Table90.A" style:family="table-column">
      <style:table-column-properties style:column-width="0.751cm"/>
    </style:style>
    <style:style style:name="Table90.D" style:family="table-column">
      <style:table-column-properties style:column-width="0.811cm"/>
    </style:style>
    <style:style style:name="Table90.A1" style:family="table-cell">
      <style:table-cell-properties fo:padding="0.097cm" fo:border-left="0.05pt solid #000000" fo:border-right="none" fo:border-top="0.05pt solid #000000" fo:border-bottom="0.05pt solid #000000"/>
    </style:style>
    <style:style style:name="Table90.D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F2" style:family="table-cell">
      <style:table-cell-properties fo:padding="0.097cm" fo:border-left="0.05pt solid #000000" fo:border-right="0.05pt solid #000000" fo:border-top="none" fo:border-bottom="0.05pt solid #000000"/>
    </style:style>
    <style:style style:name="Table91" style:family="table">
      <style:table-properties style:width="16.979cm" table:align="center"/>
    </style:style>
    <style:style style:name="Table91.A" style:family="table-column">
      <style:table-column-properties style:column-width="2.99cm"/>
    </style:style>
    <style:style style:name="Table91.B" style:family="table-column">
      <style:table-column-properties style:column-width="3.143cm"/>
    </style:style>
    <style:style style:name="Table91.C" style:family="table-column">
      <style:table-column-properties style:column-width="5.376cm"/>
    </style:style>
    <style:style style:name="Table91.D" style:family="table-column">
      <style:table-column-properties style:column-width="5.47cm"/>
    </style:style>
    <style:style style:name="Table91.A1" style:family="table-cell">
      <style:table-cell-properties style:vertical-align="middle" fo:padding="0.097cm" fo:border-left="1.05pt solid #000000" fo:border-right="1.05pt solid #000000" fo:border-top="1.05pt solid #000000" fo:border-bottom="none"/>
    </style:style>
    <style:style style:name="Table91.A2" style:family="table-cell">
      <style:table-cell-properties style:vertical-align="middle" fo:padding="0.097cm" fo:border-left="1.05pt solid #000000" fo:border-right="1.05pt solid #000000" fo:border-top="none" fo:border-bottom="1.05pt solid #000000"/>
    </style:style>
    <style:style style:name="Table91.A6" style:family="table-cell">
      <style:table-cell-properties style:vertical-align="middle" fo:padding="0.097cm" fo:border-left="1.05pt solid #000000" fo:border-right="none" fo:border-top="none" fo:border-bottom="1.05pt solid #000000"/>
    </style:style>
    <style:style style:name="Table91.C6" style:family="table-cell">
      <style:table-cell-properties style:vertical-align="middle" fo:padding="0.097cm" fo:border-left="none" fo:border-right="1.05pt solid #000000" fo:border-top="none" fo:border-bottom="1.05pt solid #000000"/>
    </style:style>
    <style:style style:name="Table92" style:family="table">
      <style:table-properties style:width="5.56cm" table:align="center" fo:keep-with-next="always"/>
    </style:style>
    <style:style style:name="Table92.A" style:family="table-column">
      <style:table-column-properties style:column-width="2.549cm"/>
    </style:style>
    <style:style style:name="Table92.B" style:family="table-column">
      <style:table-column-properties style:column-width="0.556cm"/>
    </style:style>
    <style:style style:name="Table92.C" style:family="table-column">
      <style:table-column-properties style:column-width="2.455cm"/>
    </style:style>
    <style:style style:name="Table92.A1" style:family="table-cell">
      <style:table-cell-properties fo:padding="0.097cm" fo:border="0.05pt solid #000000"/>
    </style:style>
    <style:style style:name="Table92.A2" style:family="table-cell">
      <style:table-cell-properties fo:padding="0.097cm" fo:border-left="0.05pt solid #000000" fo:border-right="0.05pt solid #000000" fo:border-top="none" fo:border-bottom="0.05pt solid #000000"/>
    </style:style>
    <style:style style:name="Table92.A3" style:family="table-cell">
      <style:table-cell-properties fo:padding="0.097cm" fo:border-left="0.05pt solid #000000" fo:border-right="none" fo:border-top="none" fo:border-bottom="0.05pt solid #000000"/>
    </style:style>
    <style:style style:name="Table93" style:family="table">
      <style:table-properties style:width="3.614cm" table:align="center" fo:keep-with-next="always"/>
    </style:style>
    <style:style style:name="Table93.A" style:family="table-column">
      <style:table-column-properties style:column-width="0.617cm"/>
    </style:style>
    <style:style style:name="Table93.D" style:family="table-column">
      <style:table-column-properties style:column-width="1.762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7" style:family="table">
      <style:table-properties style:width="16.979cm" table:align="center"/>
    </style:style>
    <style:style style:name="Table97.A" style:family="table-column">
      <style:table-column-properties style:column-width="2.99cm"/>
    </style:style>
    <style:style style:name="Table97.B" style:family="table-column">
      <style:table-column-properties style:column-width="3.143cm"/>
    </style:style>
    <style:style style:name="Table97.C" style:family="table-column">
      <style:table-column-properties style:column-width="5.376cm"/>
    </style:style>
    <style:style style:name="Table97.D" style:family="table-column">
      <style:table-column-properties style:column-width="5.47cm"/>
    </style:style>
    <style:style style:name="Table97.A1" style:family="table-cell">
      <style:table-cell-properties style:vertical-align="middle" fo:padding="0.097cm" fo:border-left="1.05pt solid #000000" fo:border-right="1.05pt solid #000000" fo:border-top="1.05pt solid #000000" fo:border-bottom="none"/>
    </style:style>
    <style:style style:name="Table97.A2" style:family="table-cell">
      <style:table-cell-properties style:vertical-align="middle" fo:padding="0.097cm" fo:border-left="1.05pt solid #000000" fo:border-right="1.05pt solid #000000" fo:border-top="none" fo:border-bottom="1.05pt solid #000000"/>
    </style:style>
    <style:style style:name="Table97.A6" style:family="table-cell">
      <style:table-cell-properties style:vertical-align="middle" fo:padding="0.097cm" fo:border-left="1.05pt solid #000000" fo:border-right="none" fo:border-top="none" fo:border-bottom="1.05pt solid #000000"/>
    </style:style>
    <style:style style:name="Table97.C6" style:family="table-cell">
      <style:table-cell-properties style:vertical-align="middle" fo:padding="0.097cm" fo:border-left="none" fo:border-right="1.05pt solid #000000" fo:border-top="none" fo:border-bottom="1.05pt solid #000000"/>
    </style:style>
    <style:style style:name="Table98" style:family="table">
      <style:table-properties style:width="4.02cm" table:align="center" fo:keep-with-next="always"/>
    </style:style>
    <style:style style:name="Table98.A" style:family="table-column">
      <style:table-column-properties style:column-width="4.02cm"/>
    </style:style>
    <style:style style:name="Table98.A1" style:family="table-cell">
      <style:table-cell-properties fo:padding="0.097cm" fo:border="0.05pt solid #000000"/>
    </style:style>
    <style:style style:name="Table98.A2" style:family="table-cell">
      <style:table-cell-properties fo:padding="0.097cm" fo:border-left="0.05pt solid #000000" fo:border-right="0.05pt solid #000000" fo:border-top="none" fo:border-bottom="0.05pt solid #000000"/>
    </style:style>
    <style:style style:name="Table99" style:family="table">
      <style:table-properties style:width="4.001cm" table:align="center" fo:keep-with-next="always"/>
    </style:style>
    <style:style style:name="Table99.A" style:family="table-column">
      <style:table-column-properties style:column-width="0.714cm"/>
    </style:style>
    <style:style style:name="Table99.D" style:family="table-column">
      <style:table-column-properties style:column-width="1.857cm"/>
    </style:style>
    <style:style style:name="Table99.A1" style:family="table-cell">
      <style:table-cell-properties fo:padding="0.097cm" fo:border-left="0.05pt solid #000000" fo:border-right="none" fo:border-top="0.05pt solid #000000" fo:border-bottom="0.05pt solid #000000"/>
    </style:style>
    <style:style style:name="Table99.D1" style:family="table-cell">
      <style:table-cell-properties fo:padding="0.097cm" fo:border="0.05pt solid #000000"/>
    </style:style>
    <style:style style:name="Table99.A2" style:family="table-cell">
      <style:table-cell-properties fo:padding="0.097cm" fo:border-left="0.05pt solid #000000" fo:border-right="none" fo:border-top="none" fo:border-bottom="0.05pt solid #000000"/>
    </style:style>
    <style:style style:name="Table99.D2" style:family="table-cell">
      <style:table-cell-properties fo:padding="0.097cm" fo:border-left="0.05pt solid #000000" fo:border-right="0.05pt solid #000000" fo:border-top="none" fo:border-bottom="0.05pt solid #000000"/>
    </style:style>
    <style:style style:name="Table94" style:family="table">
      <style:table-properties style:width="16.979cm" table:align="center"/>
    </style:style>
    <style:style style:name="Table94.A" style:family="table-column">
      <style:table-column-properties style:column-width="2.99cm"/>
    </style:style>
    <style:style style:name="Table94.B" style:family="table-column">
      <style:table-column-properties style:column-width="8.52cm"/>
    </style:style>
    <style:style style:name="Table94.C" style:family="table-column">
      <style:table-column-properties style:column-width="5.47cm"/>
    </style:style>
    <style:style style:name="Table94.A1" style:family="table-cell">
      <style:table-cell-properties style:vertical-align="middle" fo:padding="0.097cm" fo:border-left="1.05pt solid #000000" fo:border-right="1.05pt solid #000000" fo:border-top="1.05pt solid #000000" fo:border-bottom="none"/>
    </style:style>
    <style:style style:name="Table94.A2" style:family="table-cell">
      <style:table-cell-properties style:vertical-align="middle" fo:padding="0.097cm" fo:border-left="1.05pt solid #000000" fo:border-right="1.05pt solid #000000" fo:border-top="none" fo:border-bottom="1.05pt solid #000000"/>
    </style:style>
    <style:style style:name="Table77" style:family="table">
      <style:table-properties style:width="16.979cm" table:align="center"/>
    </style:style>
    <style:style style:name="Table77.A" style:family="table-column">
      <style:table-column-properties style:column-width="2.99cm"/>
    </style:style>
    <style:style style:name="Table77.B" style:family="table-column">
      <style:table-column-properties style:column-width="8.52cm"/>
    </style:style>
    <style:style style:name="Table77.C" style:family="table-column">
      <style:table-column-properties style:column-width="5.47cm"/>
    </style:style>
    <style:style style:name="Table77.A1" style:family="table-cell">
      <style:table-cell-properties style:vertical-align="middle" fo:padding="0.097cm" fo:border-left="1.05pt solid #000000" fo:border-right="1.05pt solid #000000" fo:border-top="1.05pt solid #000000" fo:border-bottom="none"/>
    </style:style>
    <style:style style:name="Table77.A2" style:family="table-cell">
      <style:table-cell-properties style:vertical-align="middle" fo:padding="0.097cm" fo:border-left="1.05pt solid #000000" fo:border-right="1.05pt solid #000000" fo:border-top="none" fo:border-bottom="1.05pt solid #000000"/>
    </style:style>
    <style:style style:name="Table95" style:family="table">
      <style:table-properties style:width="16.979cm" table:align="center"/>
    </style:style>
    <style:style style:name="Table95.A" style:family="table-column">
      <style:table-column-properties style:column-width="2.99cm"/>
    </style:style>
    <style:style style:name="Table95.B" style:family="table-column">
      <style:table-column-properties style:column-width="8.52cm"/>
    </style:style>
    <style:style style:name="Table95.C" style:family="table-column">
      <style:table-column-properties style:column-width="5.47cm"/>
    </style:style>
    <style:style style:name="Table95.A1" style:family="table-cell">
      <style:table-cell-properties style:vertical-align="middle" fo:padding="0.097cm" fo:border-left="1.05pt solid #000000" fo:border-right="1.05pt solid #000000" fo:border-top="1.05pt solid #000000" fo:border-bottom="none"/>
    </style:style>
    <style:style style:name="Table95.A2" style:family="table-cell">
      <style:table-cell-properties style:vertical-align="middle" fo:padding="0.097cm" fo:border-left="1.05pt solid #000000" fo:border-right="1.05pt solid #000000" fo:border-top="none" fo:border-bottom="1.05pt solid #000000"/>
    </style:style>
    <style:style style:name="Table96" style:family="table">
      <style:table-properties style:width="16.979cm" table:align="center"/>
    </style:style>
    <style:style style:name="Table96.A" style:family="table-column">
      <style:table-column-properties style:column-width="2.99cm"/>
    </style:style>
    <style:style style:name="Table96.B" style:family="table-column">
      <style:table-column-properties style:column-width="8.52cm"/>
    </style:style>
    <style:style style:name="Table96.C" style:family="table-column">
      <style:table-column-properties style:column-width="5.47cm"/>
    </style:style>
    <style:style style:name="Table96.A1" style:family="table-cell">
      <style:table-cell-properties style:vertical-align="middle" fo:padding="0.097cm" fo:border-left="1.05pt solid #000000" fo:border-right="1.05pt solid #000000" fo:border-top="1.05pt solid #000000" fo:border-bottom="none"/>
    </style:style>
    <style:style style:name="Table96.A2" style:family="table-cell">
      <style:table-cell-properties style:vertical-align="middle" fo:padding="0.097cm" fo:border-left="1.05pt solid #000000" fo:border-right="1.05pt solid #000000" fo:border-top="none" fo:border-bottom="1.05pt solid #000000"/>
    </style:style>
    <style:style style:name="Table100" style:family="table">
      <style:table-properties style:width="16.979cm" table:align="center"/>
    </style:style>
    <style:style style:name="Table100.A" style:family="table-column">
      <style:table-column-properties style:column-width="2.99cm"/>
    </style:style>
    <style:style style:name="Table100.B" style:family="table-column">
      <style:table-column-properties style:column-width="8.52cm"/>
    </style:style>
    <style:style style:name="Table100.C" style:family="table-column">
      <style:table-column-properties style:column-width="5.47cm"/>
    </style:style>
    <style:style style:name="Table100.A1" style:family="table-cell">
      <style:table-cell-properties style:vertical-align="middle" fo:padding="0.097cm" fo:border-left="1.05pt solid #000000" fo:border-right="1.05pt solid #000000" fo:border-top="1.05pt solid #000000" fo:border-bottom="none"/>
    </style:style>
    <style:style style:name="Table100.A2" style:family="table-cell">
      <style:table-cell-properties style:vertical-align="middle" fo:padding="0.097cm" fo:border-left="1.05pt solid #000000" fo:border-right="1.05pt solid #000000" fo:border-top="none" fo:border-bottom="1.05pt solid #000000"/>
    </style:style>
    <style:style style:name="Table101" style:family="table">
      <style:table-properties style:width="16.979cm" table:align="center"/>
    </style:style>
    <style:style style:name="Table101.A" style:family="table-column">
      <style:table-column-properties style:column-width="2.99cm"/>
    </style:style>
    <style:style style:name="Table101.B" style:family="table-column">
      <style:table-column-properties style:column-width="8.52cm"/>
    </style:style>
    <style:style style:name="Table101.C" style:family="table-column">
      <style:table-column-properties style:column-width="5.47cm"/>
    </style:style>
    <style:style style:name="Table101.A1" style:family="table-cell">
      <style:table-cell-properties style:vertical-align="middle" fo:padding="0.097cm" fo:border-left="1.05pt solid #000000" fo:border-right="1.05pt solid #000000" fo:border-top="1.05pt solid #000000" fo:border-bottom="none"/>
    </style:style>
    <style:style style:name="Table101.A2" style:family="table-cell">
      <style:table-cell-properties style:vertical-align="middle" fo:padding="0.097cm" fo:border-left="1.05pt solid #000000" fo:border-right="1.05pt solid #000000" fo:border-top="none" fo:border-bottom="1.05pt solid #000000"/>
    </style:style>
    <style:style style:name="Table102" style:family="table">
      <style:table-properties style:width="16.979cm" table:align="center"/>
    </style:style>
    <style:style style:name="Table102.A" style:family="table-column">
      <style:table-column-properties style:column-width="2.99cm"/>
    </style:style>
    <style:style style:name="Table102.B" style:family="table-column">
      <style:table-column-properties style:column-width="8.52cm"/>
    </style:style>
    <style:style style:name="Table102.C" style:family="table-column">
      <style:table-column-properties style:column-width="5.47cm"/>
    </style:style>
    <style:style style:name="Table102.A1" style:family="table-cell">
      <style:table-cell-properties style:vertical-align="middle" fo:padding="0.097cm" fo:border-left="1.05pt solid #000000" fo:border-right="1.05pt solid #000000" fo:border-top="1.05pt solid #000000" fo:border-bottom="none"/>
    </style:style>
    <style:style style:name="Table102.A2" style:family="table-cell">
      <style:table-cell-properties style:vertical-align="middle" fo:padding="0.097cm" fo:border-left="1.05pt solid #000000" fo:border-right="1.05pt solid #000000" fo:border-top="none" fo:border-bottom="1.05pt solid #000000"/>
    </style:style>
    <style:style style:name="Table103" style:family="table">
      <style:table-properties style:width="16.979cm" table:align="center"/>
    </style:style>
    <style:style style:name="Table103.A" style:family="table-column">
      <style:table-column-properties style:column-width="2.99cm"/>
    </style:style>
    <style:style style:name="Table103.B" style:family="table-column">
      <style:table-column-properties style:column-width="8.52cm"/>
    </style:style>
    <style:style style:name="Table103.C" style:family="table-column">
      <style:table-column-properties style:column-width="5.47cm"/>
    </style:style>
    <style:style style:name="Table103.A1" style:family="table-cell">
      <style:table-cell-properties style:vertical-align="middle" fo:padding="0.097cm" fo:border-left="1.05pt solid #000000" fo:border-right="1.05pt solid #000000" fo:border-top="1.05pt solid #000000" fo:border-bottom="none"/>
    </style:style>
    <style:style style:name="Table103.A2" style:family="table-cell">
      <style:table-cell-properties style:vertical-align="middle" fo:padding="0.097cm" fo:border-left="1.05pt solid #000000" fo:border-right="1.05pt solid #000000" fo:border-top="none" fo:border-bottom="1.05pt solid #000000"/>
    </style:style>
    <style:style style:name="Table83" style:family="table">
      <style:table-properties style:width="16.979cm" table:align="center"/>
    </style:style>
    <style:style style:name="Table83.A" style:family="table-column">
      <style:table-column-properties style:column-width="2.99cm"/>
    </style:style>
    <style:style style:name="Table83.B" style:family="table-column">
      <style:table-column-properties style:column-width="8.52cm"/>
    </style:style>
    <style:style style:name="Table83.C" style:family="table-column">
      <style:table-column-properties style:column-width="5.47cm"/>
    </style:style>
    <style:style style:name="Table83.A1" style:family="table-cell">
      <style:table-cell-properties style:vertical-align="middle" fo:padding="0.097cm" fo:border-left="1.05pt solid #000000" fo:border-right="1.05pt solid #000000" fo:border-top="1.05pt solid #000000" fo:border-bottom="none"/>
    </style:style>
    <style:style style:name="Table83.A2" style:family="table-cell">
      <style:table-cell-properties style:vertical-align="middle" fo:padding="0.097cm" fo:border-left="1.05pt solid #000000" fo:border-right="1.05pt solid #000000" fo:border-top="none" fo:border-bottom="1.05pt solid #000000"/>
    </style:style>
    <style:style style:name="Table84" style:family="table">
      <style:table-properties style:width="14.99cm" fo:margin-left="1.009cm" table:align="left" fo:keep-with-next="always"/>
    </style:style>
    <style:style style:name="Table84.A" style:family="table-column">
      <style:table-column-properties style:column-width="3.498cm"/>
    </style:style>
    <style:style style:name="Table84.C" style:family="table-column">
      <style:table-column-properties style:column-width="0.998cm"/>
    </style:style>
    <style:style style:name="Table84.A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C2" style:family="table-cell">
      <style:table-cell-properties style:vertical-align="middle" fo:padding="0.097cm" fo:border-left="0.05pt solid #000000" fo:border-right="none" fo:border-top="none" fo:border-bottom="0.05pt solid #000000"/>
    </style:style>
    <style:style style:name="Table84.D2" style:family="table-cell">
      <style:table-cell-properties fo:padding="0.097cm" fo:border-left="0.05pt solid #000000" fo:border-right="0.05pt solid #000000" fo:border-top="none" fo:border-bottom="0.05pt solid #000000"/>
    </style:style>
    <style:style style:name="Table84.E3" style:family="table-cell">
      <style:table-cell-properties fo:padding="0.097cm" fo:border-left="0.05pt solid #000000" fo:border-right="0.05pt solid #000000" fo:border-top="none" fo:border-bottom="0.05pt solid #000000"/>
    </style:style>
    <style:style style:name="Table86" style:family="table">
      <style:table-properties style:width="6.985cm" fo:margin-left="0.127cm" table:align="left" fo:keep-with-next="always"/>
    </style:style>
    <style:style style:name="Table86.A" style:family="table-column">
      <style:table-column-properties style:column-width="0.776cm"/>
    </style:style>
    <style:style style:name="Table86.A1" style:family="table-cell">
      <style:table-cell-properties fo:padding="0.097cm" fo:border-left="0.05pt solid #000000" fo:border-right="none" fo:border-top="0.05pt solid #000000" fo:border-bottom="0.05pt solid #000000"/>
    </style:style>
    <style:style style:name="Table86.D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I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margin-left="-0.503cm" fo:margin-right="-0.503cm" fo:text-align="center" style:justify-single-word="false" fo:text-indent="0cm" style:auto-text-indent="false">
        <style:tab-stops>
          <style:tab-stop style:position="8.5cm" style:type="center"/>
        </style:tab-stops>
      </style:paragraph-properties>
      <style:text-properties style:font-name="Arial" fo:font-size="9pt" style:font-size-asian="9pt" style:font-size-complex="9pt"/>
    </style:style>
    <style:style style:name="P3" style:family="paragraph" style:parent-style-name="Tabela">
      <style:paragraph-properties fo:text-align="center" style:justify-single-word="false"/>
    </style:style>
    <style:style style:name="P4" style:family="paragraph" style:parent-style-name="Tabela">
      <style:paragraph-properties fo:text-align="center" style:justify-single-word="false"/>
      <style:text-properties fo:language="en" fo:country="US" style:text-underline-style="none"/>
    </style:style>
    <style:style style:name="P5" style:family="paragraph" style:parent-style-name="Tabela">
      <style:paragraph-properties fo:text-align="center" style:justify-single-word="false"/>
      <style:text-properties fo:language="en" fo:country="US"/>
    </style:style>
    <style:style style:name="P6" style:family="paragraph" style:parent-style-name="Tabela">
      <style:paragraph-properties fo:text-align="center" style:justify-single-word="false"/>
      <style:text-properties fo:language="en" fo:country="US" fo:font-style="italic" style:font-style-asian="italic" style:font-style-complex="italic"/>
    </style:style>
    <style:style style:name="P7" style:family="paragraph" style:parent-style-name="Tabela">
      <style:paragraph-properties fo:text-align="center" style:justify-single-word="false"/>
      <style:text-properties fo:font-size="12pt" fo:language="en" fo:country="US" style:font-size-asian="12pt" style:font-size-complex="12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font-style="normal" style:font-style-asian="normal" style:font-style-complex="normal"/>
    </style:style>
    <style:style style:name="P10" style:family="paragraph" style:parent-style-name="Standard">
      <style:paragraph-properties fo:text-align="justify" style:justify-single-word="false"/>
      <style:text-properties fo:font-style="normal" style:text-underline-style="none" style:font-style-asian="normal" style:font-style-complex="normal"/>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20pt" style:font-size-asian="20pt" style:font-size-complex="20pt"/>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weight="normal" officeooo:rsid="000f834e" officeooo:paragraph-rsid="000f834e" style:font-weight-asian="normal" style:font-weight-complex="normal"/>
    </style:style>
    <style:style style:name="P15" style:family="paragraph" style:parent-style-name="Standard">
      <style:text-properties fo:font-weight="normal" officeooo:rsid="0083aa33" officeooo:paragraph-rsid="0083aa33" style:font-weight-asian="normal" style:font-weight-complex="normal"/>
    </style:style>
    <style:style style:name="P16" style:family="paragraph" style:parent-style-name="Standard">
      <style:text-properties fo:font-weight="normal" officeooo:rsid="0083aa33" officeooo:paragraph-rsid="00abafb5" style:font-weight-asian="normal" style:font-weight-complex="normal"/>
    </style:style>
    <style:style style:name="P17" style:family="paragraph" style:parent-style-name="Standard">
      <style:text-properties fo:font-weight="normal" officeooo:rsid="00abafb5" officeooo:paragraph-rsid="00abafb5" style:font-weight-asian="normal" style:font-weight-complex="normal"/>
    </style:style>
    <style:style style:name="P18"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9" style:family="paragraph" style:parent-style-name="Standard">
      <style:paragraph-properties fo:text-align="justify" style:justify-single-word="false"/>
    </style:style>
    <style:style style:name="P20" style:family="paragraph" style:parent-style-name="Standard">
      <style:text-properties fo:language="en" fo:country="US"/>
    </style:style>
    <style:style style:name="P21" style:family="paragraph" style:parent-style-name="Standard">
      <style:paragraph-properties fo:text-align="justify" style:justify-single-word="false"/>
      <style:text-properties fo:language="en" fo:country="US"/>
    </style:style>
    <style:style style:name="P22" style:family="paragraph" style:parent-style-name="Standard">
      <style:text-properties fo:language="en" fo:country="US" style:text-underline-style="solid" style:text-underline-width="auto" style:text-underline-color="font-color"/>
    </style:style>
    <style:style style:name="P23" style:family="paragraph" style:parent-style-name="Standard">
      <style:paragraph-properties fo:text-align="justify" style:justify-single-word="false"/>
      <style:text-properties fo:language="en" fo:country="US" fo:font-style="normal" style:font-style-asian="normal" style:font-style-complex="normal"/>
    </style:style>
    <style:style style:name="P24" style:family="paragraph" style:parent-style-name="Standard">
      <style:text-properties fo:language="en" fo:country="US" fo:font-style="normal" officeooo:rsid="0042edbd" officeooo:paragraph-rsid="004ede03" style:font-style-asian="normal" style:font-style-complex="normal"/>
    </style:style>
    <style:style style:name="P25" style:family="paragraph" style:parent-style-name="Standard">
      <style:text-properties fo:language="en" fo:country="US" fo:font-style="normal" fo:font-weight="normal" style:font-style-asian="normal" style:font-weight-asian="normal" style:font-style-complex="normal" style:font-weight-complex="normal"/>
    </style:style>
    <style:style style:name="P26" style:family="paragraph" style:parent-style-name="Standard">
      <style:paragraph-properties fo:text-align="center" style:justify-single-word="false"/>
      <style:text-properties fo:language="en" fo:country="US" fo:font-style="normal" fo:font-weight="normal" style:font-style-asian="normal" style:font-weight-asian="normal" style:font-style-complex="normal" style:font-weight-complex="normal"/>
    </style:style>
    <style:style style:name="P27" style:family="paragraph" style:parent-style-name="Standard">
      <style:paragraph-properties fo:text-align="center" style:justify-single-word="false"/>
      <style:text-properties fo:language="en" fo:country="US" fo:font-style="normal" fo:font-weight="normal" officeooo:paragraph-rsid="0031dda4"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language="en" fo:country="US" fo:font-style="normal" fo:font-weight="normal" officeooo:paragraph-rsid="0079254c"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language="en" fo:country="US" fo:font-style="normal" fo:font-weight="normal"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language="en" fo:country="US" fo:font-style="normal" fo:font-weight="normal" officeooo:paragraph-rsid="00840c9b"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fo:language="en" fo:country="US" fo:font-style="normal" fo:font-weight="normal" officeooo:rsid="003251a9" officeooo:paragraph-rsid="003251a9" style:font-style-asian="normal" style:font-weight-asian="normal" style:font-style-complex="normal" style:font-weight-complex="normal"/>
    </style:style>
    <style:style style:name="P33" style:family="paragraph" style:parent-style-name="Standard">
      <style:text-properties fo:language="en" fo:country="US" fo:font-style="normal" fo:font-weight="normal" officeooo:paragraph-rsid="00840c9b" style:font-style-asian="normal" style:font-weight-asian="normal" style:font-style-complex="normal" style:font-weight-complex="normal"/>
    </style:style>
    <style:style style:name="P34" style:family="paragraph" style:parent-style-name="Standard">
      <style:text-properties fo:language="en" fo:country="US" fo:font-style="normal" fo:font-weight="bold" style:font-style-asian="normal" style:font-weight-asian="bold" style:font-style-complex="normal" style:font-weight-complex="bold"/>
    </style:style>
    <style:style style:name="P35" style:family="paragraph" style:parent-style-name="Standard">
      <style:paragraph-properties fo:text-align="justify" style:justify-single-word="false"/>
      <style:text-properties fo:language="en" fo:country="US" fo:font-style="normal" fo:font-weight="bold" style:font-style-asian="normal" style:font-weight-asian="bold" style:font-style-complex="normal" style:font-weight-complex="bold"/>
    </style:style>
    <style:style style:name="P36" style:family="paragraph" style:parent-style-name="Standard">
      <style:text-properties fo:language="en" fo:country="US" fo:font-style="normal" fo:font-weight="bold" officeooo:paragraph-rsid="00840c9b" style:font-style-asian="normal" style:font-weight-asian="bold" style:font-style-complex="normal" style:font-weight-complex="bold"/>
    </style:style>
    <style:style style:name="P37" style:family="paragraph" style:parent-style-name="Standard">
      <style:text-properties fo:language="en" fo:country="US" fo:font-style="normal" style:text-underline-style="none" fo:font-weight="normal"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language="en" fo:country="US" style:text-underline-style="none"/>
    </style:style>
    <style:style style:name="P39" style:family="paragraph" style:parent-style-name="Standard">
      <style:paragraph-properties fo:text-align="center" style:justify-single-word="false"/>
      <style:text-properties fo:language="en" fo:country="US"/>
    </style:style>
    <style:style style:name="P40" style:family="paragraph" style:parent-style-name="Standard">
      <style:text-properties fo:language="en" fo:country="US" fo:font-style="italic" style:font-style-asian="italic" style:font-style-complex="italic"/>
    </style:style>
    <style:style style:name="P41" style:family="paragraph" style:parent-style-name="Standard">
      <style:paragraph-properties fo:text-align="justify" style:justify-single-word="false"/>
      <style:text-properties style:text-underline-style="none"/>
    </style:style>
    <style:style style:name="P42" style:family="paragraph" style:parent-style-name="Standard" style:master-page-name="">
      <style:paragraph-properties fo:text-align="center" style:justify-single-word="false" style:page-number="auto" fo:break-before="auto" fo:break-after="auto"/>
      <style:text-properties fo:font-size="20pt" style:font-size-asian="20pt" style:font-size-complex="20pt"/>
    </style:style>
    <style:style style:name="P43" style:family="paragraph" style:parent-style-name="Standard">
      <style:paragraph-properties fo:margin-top="0cm" fo:margin-bottom="0cm" loext:contextual-spacing="false" fo:text-align="center" style:justify-single-word="false"/>
      <style:text-properties fo:language="en" fo:country="US" fo:font-style="normal" style:text-underline-style="none" fo:font-weight="normal" style:font-style-asian="normal" style:font-weight-asian="normal" style:font-style-complex="normal" style:font-weight-complex="normal"/>
    </style:style>
    <style:style style:name="P44" style:family="paragraph" style:parent-style-name="Standard">
      <style:paragraph-properties fo:margin-top="0cm" fo:margin-bottom="0cm" loext:contextual-spacing="false" fo:text-align="center" style:justify-single-word="false"/>
      <style:text-properties fo:language="en" fo:country="US" fo:font-style="normal" style:text-underline-style="none" fo:font-weight="normal" officeooo:paragraph-rsid="004ede03" style:font-style-asian="normal" style:font-weight-asian="normal" style:font-style-complex="normal" style:font-weight-complex="normal"/>
    </style:style>
    <style:style style:name="P45" style:family="paragraph" style:parent-style-name="Standard">
      <style:paragraph-properties fo:margin-top="0cm" fo:margin-bottom="0cm" loext:contextual-spacing="false" fo:text-align="center" style:justify-single-word="false"/>
      <style:text-properties fo:language="en" fo:country="US" fo:font-style="normal" style:text-underline-style="none" fo:font-weight="normal" officeooo:paragraph-rsid="0050f9b4" style:font-style-asian="normal" style:font-weight-asian="normal" style:font-style-complex="normal" style:font-weight-complex="normal"/>
    </style:style>
    <style:style style:name="P46" style:family="paragraph" style:parent-style-name="Standard">
      <style:paragraph-properties fo:margin-top="0cm" fo:margin-bottom="0cm" loext:contextual-spacing="false" fo:text-align="center" style:justify-single-word="false"/>
      <style:text-properties fo:language="en" fo:country="US" fo:font-style="normal" style:text-underline-style="none" fo:font-weight="normal" officeooo:paragraph-rsid="00840c9b" style:font-style-asian="normal" style:font-weight-asian="normal" style:font-style-complex="normal" style:font-weight-complex="normal"/>
    </style:style>
    <style:style style:name="P47" style:family="paragraph" style:parent-style-name="Text_20_body">
      <style:paragraph-properties fo:margin-top="0cm" fo:margin-bottom="0cm" loext:contextual-spacing="false" fo:text-align="center" style:justify-single-word="false"/>
      <style:text-properties fo:language="en" fo:country="US" fo:font-style="normal" style:text-underline-style="none" fo:font-weight="normal" style:font-style-asian="normal" style:font-weight-asian="normal" style:font-style-complex="normal" style:font-weight-complex="normal"/>
    </style:style>
    <style:style style:name="P48" style:family="paragraph" style:parent-style-name="Text_20_body">
      <style:paragraph-properties fo:margin-top="0cm" fo:margin-bottom="0cm" loext:contextual-spacing="false" fo:text-align="center" style:justify-single-word="false"/>
      <style:text-properties fo:language="en" fo:country="US" fo:font-style="normal" style:text-underline-style="none" fo:font-weight="normal" officeooo:paragraph-rsid="0079254c" style:font-style-asian="normal" style:font-weight-asian="normal" style:font-style-complex="normal" style:font-weight-complex="normal"/>
    </style:style>
    <style:style style:name="P49" style:family="paragraph" style:parent-style-name="Text_20_body">
      <style:paragraph-properties fo:margin-top="0cm" fo:margin-bottom="0cm" loext:contextual-spacing="false" fo:text-align="justify" style:justify-single-word="false"/>
      <style:text-properties fo:language="en" fo:country="US" fo:font-style="normal" fo:font-weight="normal" style:font-style-asian="normal" style:font-weight-asian="normal" style:font-style-complex="normal" style:font-weight-complex="normal"/>
    </style:style>
    <style:style style:name="P50" style:family="paragraph" style:parent-style-name="Text_20_body" style:master-page-name="">
      <style:paragraph-properties fo:margin-top="0cm" fo:margin-bottom="0cm" loext:contextual-spacing="false" fo:text-align="center" style:justify-single-word="false" style:page-number="auto"/>
      <style:text-properties fo:language="en" fo:country="US" fo:font-style="normal" style:text-underline-style="none" fo:font-weight="normal" style:font-style-asian="normal" style:font-weight-asian="normal" style:font-style-complex="normal" style:font-weight-complex="normal"/>
    </style:style>
    <style:style style:name="P51"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language="en" fo:country="US" fo:font-style="normal" fo:font-weight="normal" style:font-style-asian="normal" style:font-weight-asian="normal" style:font-style-complex="normal" style:font-weight-complex="normal"/>
    </style:style>
    <style:style style:name="P52"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language="en" fo:country="US" fo:font-style="normal" fo:font-weight="normal" officeooo:paragraph-rsid="0079254c" style:font-style-asian="normal" style:font-weight-asian="normal" style:font-style-complex="normal" style:font-weight-complex="normal"/>
    </style:style>
    <style:style style:name="P53"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fo:font-style="normal" style:font-style-asian="normal" style:font-style-complex="normal"/>
    </style:style>
    <style:style style:name="P5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fo:font-style="normal" officeooo:paragraph-rsid="004ede03" style:font-style-asian="normal" style:font-style-complex="normal"/>
    </style:style>
    <style:style style:name="P5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fo:font-style="normal" officeooo:rsid="0050f9b4" officeooo:paragraph-rsid="0050f9b4" style:font-style-asian="normal" style:font-style-complex="normal"/>
    </style:style>
    <style:style style:name="P5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fo:font-style="normal" fo:font-weight="normal" officeooo:paragraph-rsid="0050f9b4" style:font-style-asian="normal" style:font-weight-asian="normal" style:font-style-complex="normal" style:font-weight-complex="normal"/>
    </style:style>
    <style:style style:name="P5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fo:font-style="normal" fo:font-weight="normal" officeooo:rsid="00547eae" officeooo:paragraph-rsid="00547eae" style:font-style-asian="normal" style:font-weight-asian="normal" style:font-style-complex="normal" style:font-weight-complex="normal"/>
    </style:style>
    <style:style style:name="P60"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en" fo:country="US" fo:font-style="normal" style:text-underline-style="none" fo:font-weight="normal" style:font-style-asian="normal" style:font-weight-asian="normal" style:font-style-complex="normal" style:font-weight-complex="normal"/>
    </style:style>
    <style:style style:name="P61"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en" fo:country="US" fo:font-style="normal" style:text-underline-style="none" fo:font-weight="normal" officeooo:paragraph-rsid="0079254c" style:font-style-asian="normal" style:font-weight-asian="normal" style:font-style-complex="normal" style:font-weight-complex="normal"/>
    </style:style>
    <style:style style:name="P62"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en" fo:country="US" fo:font-style="normal" style:text-underline-style="none" fo:font-weight="normal" officeooo:rsid="007d10f8" officeooo:paragraph-rsid="007d10f8" style:font-style-asian="normal" style:font-weight-asian="normal" style:font-style-complex="normal" style:font-weight-complex="normal"/>
    </style:style>
    <style:style style:name="P63"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en" fo:country="US" fo:font-style="normal" style:text-underline-style="none" fo:font-weight="normal" officeooo:rsid="008cec0c" officeooo:paragraph-rsid="008cec0c" style:font-style-asian="normal" style:font-weight-asian="normal" style:font-style-complex="normal" style:font-weight-complex="normal"/>
    </style:style>
    <style:style style:name="P64"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en" fo:country="US" fo:font-style="normal" style:text-underline-style="none" fo:font-weight="normal" officeooo:rsid="009ff6e9" officeooo:paragraph-rsid="009ff6e9" style:font-style-asian="normal" style:font-weight-asian="normal" style:font-style-complex="normal" style:font-weight-complex="normal"/>
    </style:style>
    <style:style style:name="P65"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en" fo:country="US" fo:font-style="normal" style:text-underline-style="none" style:font-style-asian="normal" style:font-style-complex="normal"/>
    </style:style>
    <style:style style:name="P6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style:text-underline-style="none"/>
    </style:style>
    <style:style style:name="P67"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en" fo:country="US" style:text-underline-style="none"/>
    </style:style>
    <style:style style:name="P68"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en" fo:country="US" style:text-underline-style="none" officeooo:paragraph-rsid="0079254c"/>
    </style:style>
    <style:style style:name="P6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2pt" fo:language="en" fo:country="US" fo:font-style="normal" fo:font-weight="normal" style:font-size-asian="1.75pt" style:font-style-asian="normal" style:font-weight-asian="normal" style:font-size-complex="2pt" style:font-style-complex="normal" style:font-weight-complex="normal"/>
    </style:style>
    <style:style style:name="P7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2pt" fo:language="en" fo:country="US" fo:font-style="normal" fo:font-weight="normal" officeooo:paragraph-rsid="0050f9b4" style:font-size-asian="1.75pt" style:font-style-asian="normal" style:font-weight-asian="normal" style:font-size-complex="2pt" style:font-style-complex="normal" style:font-weight-complex="normal"/>
    </style:style>
    <style:style style:name="P71"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2pt" fo:language="en" fo:country="US" fo:font-style="normal" fo:font-weight="normal" style:font-size-asian="1.75pt" style:font-style-asian="normal" style:font-weight-asian="normal" style:font-size-complex="2pt" style:font-style-complex="normal" style:font-weight-complex="normal"/>
    </style:style>
    <style:style style:name="P72" style:family="paragraph" style:parent-style-name="Tabela">
      <style:paragraph-properties fo:margin-left="0cm" fo:margin-right="0cm" fo:margin-top="0cm" fo:margin-bottom="0cm" loext:contextual-spacing="false" fo:text-align="center" style:justify-single-word="false" fo:text-indent="0cm" style:auto-text-indent="false"/>
      <style:text-properties fo:font-size="2pt" fo:language="en" fo:country="US" fo:font-style="italic" style:font-size-asian="1.75pt" style:font-style-asian="italic" style:font-size-complex="2pt" style:font-style-complex="italic"/>
    </style:style>
    <style:style style:name="P73" style:family="paragraph" style:parent-style-name="Tabela">
      <style:paragraph-properties fo:margin-left="0cm" fo:margin-right="0cm" fo:margin-top="0cm" fo:margin-bottom="0cm" loext:contextual-spacing="false" fo:text-align="center" style:justify-single-word="false" fo:text-indent="0cm" style:auto-text-indent="false"/>
      <style:text-properties fo:language="en" fo:country="US"/>
    </style:style>
    <style:style style:name="P74" style:family="paragraph" style:parent-style-name="Tabela">
      <style:paragraph-properties fo:margin-left="0cm" fo:margin-right="0cm" fo:margin-top="0cm" fo:margin-bottom="0cm" loext:contextual-spacing="false" fo:text-align="center" style:justify-single-word="false" fo:text-indent="0cm" style:auto-text-indent="false"/>
      <style:text-properties fo:language="en" fo:country="US" officeooo:paragraph-rsid="0079254c"/>
    </style:style>
    <style:style style:name="P75" style:family="paragraph" style:parent-style-name="Tabela">
      <style:paragraph-properties fo:margin-left="0cm" fo:margin-right="0cm" fo:margin-top="0cm" fo:margin-bottom="0cm" loext:contextual-spacing="false" fo:text-align="start" style:justify-single-word="false" fo:text-indent="0cm" style:auto-text-indent="false"/>
      <style:text-properties fo:language="en" fo:country="US"/>
    </style:style>
    <style:style style:name="P76" style:family="paragraph" style:parent-style-name="Tabela">
      <style:paragraph-properties fo:margin-left="0cm" fo:margin-right="0cm" fo:margin-top="0cm" fo:margin-bottom="0cm" loext:contextual-spacing="false" fo:text-align="start" style:justify-single-word="false" fo:text-indent="0cm" style:auto-text-indent="false"/>
      <style:text-properties fo:language="en" fo:country="US" fo:font-style="italic" style:font-style-asian="italic" style:font-style-complex="italic"/>
    </style:style>
    <style:style style:name="P77" style:family="paragraph" style:parent-style-name="Tabela">
      <style:paragraph-properties fo:margin-left="0cm" fo:margin-right="0cm" fo:margin-top="0cm" fo:margin-bottom="0cm" loext:contextual-spacing="false" fo:text-align="start" style:justify-single-word="false" fo:text-indent="0cm" style:auto-text-indent="false"/>
      <style:text-properties fo:language="en" fo:country="US" fo:font-style="normal" style:font-style-asian="normal" style:font-style-complex="normal"/>
    </style:style>
    <style:style style:name="P78" style:family="paragraph" style:parent-style-name="Tabela">
      <style:paragraph-properties fo:margin-left="0cm" fo:margin-right="0cm" fo:margin-top="0cm" fo:margin-bottom="0cm" loext:contextual-spacing="false" fo:text-align="justify" style:justify-single-word="false" fo:text-indent="0cm" style:auto-text-indent="false"/>
      <style:text-properties fo:language="en" fo:country="US" fo:font-style="normal" style:font-style-asian="normal" style:font-style-complex="normal"/>
    </style:style>
    <style:style style:name="P79" style:family="paragraph" style:parent-style-name="Tabela">
      <style:paragraph-properties fo:margin-left="0cm" fo:margin-right="0cm" fo:margin-top="0cm" fo:margin-bottom="0cm" loext:contextual-spacing="false" fo:text-align="start" style:justify-single-word="false" fo:text-indent="0cm" style:auto-text-indent="false"/>
      <style:text-properties fo:language="en" fo:country="US" fo:font-style="normal" fo:font-weight="normal" style:font-style-asian="normal" style:font-weight-asian="normal" style:font-style-complex="normal" style:font-weight-complex="normal"/>
    </style:style>
    <style:style style:name="P80" style:family="paragraph" style:parent-style-name="Tabela">
      <style:paragraph-properties fo:margin-left="0cm" fo:margin-right="0cm" fo:margin-top="0cm" fo:margin-bottom="0cm" loext:contextual-spacing="false" fo:text-align="justify" style:justify-single-word="false" fo:text-indent="0cm" style:auto-text-indent="false"/>
      <style:text-properties fo:language="en" fo:country="US" fo:font-style="normal" fo:font-weight="normal" style:font-style-asian="normal" style:font-weight-asian="normal" style:font-style-complex="normal" style:font-weight-complex="normal"/>
    </style:style>
    <style:style style:name="P81" style:family="paragraph" style:parent-style-name="Tabela">
      <style:paragraph-properties fo:margin-left="0cm" fo:margin-right="0cm" fo:margin-top="0cm" fo:margin-bottom="0cm" loext:contextual-spacing="false" fo:text-align="justify" style:justify-single-word="false" fo:text-indent="0cm" style:auto-text-indent="false"/>
      <style:text-properties fo:language="en" fo:country="US" fo:font-style="normal" fo:font-weight="normal" officeooo:paragraph-rsid="0079254c" style:font-style-asian="normal" style:font-weight-asian="normal" style:font-style-complex="normal" style:font-weight-complex="normal"/>
    </style:style>
    <style:style style:name="P8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language="en" fo:country="US" fo:font-style="normal" style:text-underline-style="none" fo:font-weight="normal" style:font-style-asian="normal" style:font-weight-asian="normal" style:font-style-complex="normal" style:font-weight-complex="normal"/>
    </style:style>
    <style:style style:name="P83" style:family="paragraph" style:parent-style-name="Standard">
      <style:paragraph-properties fo:margin-left="0cm" fo:margin-right="0cm" fo:text-align="justify" style:justify-single-word="false" fo:text-indent="0cm" style:auto-text-indent="false"/>
      <style:text-properties fo:language="en" fo:country="US" fo:font-style="normal" style:text-underline-style="none" fo:font-weight="normal" style:font-style-asian="normal" style:font-weight-asian="normal" style:font-style-complex="normal" style:font-weight-complex="normal"/>
    </style:style>
    <style:style style:name="P84" style:family="paragraph" style:parent-style-name="Standard">
      <style:paragraph-properties fo:margin-left="0cm" fo:margin-right="0cm" fo:text-align="justify" style:justify-single-word="false" fo:text-indent="0cm" style:auto-text-indent="false"/>
      <style:text-properties fo:language="en" fo:country="US" fo:font-style="normal" style:text-underline-style="none" fo:font-weight="normal" officeooo:paragraph-rsid="0079254c" style:font-style-asian="normal" style:font-weight-asian="normal"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ext-properties fo:language="en" fo:country="US" style:text-underline-style="none"/>
    </style:style>
    <style:style style:name="P86" style:family="paragraph" style:parent-style-name="Text_20_body">
      <style:paragraph-properties fo:margin-left="0cm" fo:margin-right="0cm" fo:text-indent="0cm"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87" style:family="paragraph" style:parent-style-name="Tabela">
      <style:paragraph-properties fo:margin-left="0cm" fo:margin-right="0cm" fo:text-align="center" style:justify-single-word="false" fo:text-indent="0cm" style:auto-text-indent="false"/>
      <style:text-properties fo:font-size="2pt" fo:language="en" fo:country="US" style:font-size-asian="1.75pt" style:font-size-complex="2pt"/>
    </style:style>
    <style:style style:name="P88" style:family="paragraph" style:parent-style-name="Tabela">
      <style:paragraph-properties fo:margin-left="0cm" fo:margin-right="0cm" fo:text-align="center" style:justify-single-word="false" fo:text-indent="0cm" style:auto-text-indent="false"/>
      <style:text-properties fo:font-size="2pt" fo:language="en" fo:country="US" fo:font-style="italic" style:font-size-asian="1.75pt" style:font-style-asian="italic" style:font-size-complex="2pt" style:font-style-complex="italic"/>
    </style:style>
    <style:style style:name="P89" style:family="paragraph" style:parent-style-name="Tabela">
      <style:paragraph-properties fo:margin-left="0cm" fo:margin-right="0cm" fo:text-align="center" style:justify-single-word="false" fo:text-indent="0cm" style:auto-text-indent="false"/>
      <style:text-properties fo:font-size="2pt" fo:language="en" fo:country="US" fo:font-style="italic" officeooo:paragraph-rsid="0079254c" style:font-size-asian="1.75pt" style:font-style-asian="italic" style:font-size-complex="2pt" style:font-style-complex="italic"/>
    </style:style>
    <style:style style:name="P90" style:family="paragraph" style:parent-style-name="Tabela">
      <style:paragraph-properties fo:margin-left="0cm" fo:margin-right="0cm" fo:text-align="center" style:justify-single-word="false" fo:text-indent="0cm" style:auto-text-indent="false"/>
      <style:text-properties fo:font-size="2pt" fo:language="en" fo:country="US" fo:font-style="italic" fo:font-weight="normal" style:font-size-asian="1.75pt" style:font-style-asian="italic" style:font-weight-asian="normal" style:font-size-complex="2pt" style:font-style-complex="italic" style:font-weight-complex="normal"/>
    </style:style>
    <style:style style:name="P91" style:family="paragraph" style:parent-style-name="Tabela">
      <style:paragraph-properties fo:margin-left="0cm" fo:margin-right="0cm" fo:text-align="center" style:justify-single-word="false" fo:text-indent="0cm" style:auto-text-indent="false"/>
      <style:text-properties fo:font-size="2pt" fo:language="en" fo:country="US" fo:font-weight="normal" style:font-size-asian="1.75pt" style:font-weight-asian="normal" style:font-size-complex="2pt" style:font-weight-complex="normal"/>
    </style:style>
    <style:style style:name="P92" style:family="paragraph" style:parent-style-name="Tabela">
      <style:paragraph-properties fo:margin-left="0cm" fo:margin-right="0cm" fo:margin-top="0.21cm" fo:margin-bottom="0.21cm" loext:contextual-spacing="false" fo:text-align="center" style:justify-single-word="false" fo:text-indent="0cm" style:auto-text-indent="false"/>
      <style:text-properties fo:font-size="2pt" fo:language="en" fo:country="US" fo:font-style="italic" style:font-size-asian="1.75pt" style:font-style-asian="italic" style:font-size-complex="2pt" style:font-style-complex="italic"/>
    </style:style>
    <style:style style:name="P93" style:family="paragraph" style:parent-style-name="Table_20_Contents">
      <style:paragraph-properties fo:margin-left="0cm" fo:margin-right="0cm" fo:text-align="center" style:justify-single-word="false" fo:text-indent="0cm" style:auto-text-indent="false"/>
      <style:text-properties fo:language="en" fo:country="US" fo:font-weight="bold" style:font-weight-asian="bold" style:font-weight-complex="bold"/>
    </style:style>
    <style:style style:name="P94" style:family="paragraph" style:parent-style-name="Table_20_Contents">
      <style:paragraph-properties fo:margin-left="0cm" fo:margin-right="0cm" fo:text-align="center" style:justify-single-word="false" fo:text-indent="0cm" style:auto-text-indent="false"/>
      <style:text-properties fo:language="en" fo:country="US" fo:font-weight="bold" officeooo:paragraph-rsid="0050f9b4" style:font-weight-asian="bold" style:font-weight-complex="bold"/>
    </style:style>
    <style:style style:name="P95" style:family="paragraph" style:parent-style-name="Table_20_Contents">
      <style:paragraph-properties fo:margin-left="0cm" fo:margin-right="0cm" fo:text-align="center" style:justify-single-word="false" fo:text-indent="0cm" style:auto-text-indent="false"/>
      <style:text-properties fo:language="en" fo:country="US" fo:font-weight="bold" officeooo:paragraph-rsid="0079254c" style:font-weight-asian="bold" style:font-weight-complex="bold"/>
    </style:style>
    <style:style style:name="P96" style:family="paragraph" style:parent-style-name="Table_20_Contents">
      <style:paragraph-properties fo:margin-left="0cm" fo:margin-right="0cm" fo:text-align="start" style:justify-single-word="false" fo:text-indent="0cm" style:auto-text-indent="false"/>
      <style:text-properties fo:language="en" fo:country="US"/>
    </style:style>
    <style:style style:name="P97" style:family="paragraph" style:parent-style-name="Table_20_Contents">
      <style:paragraph-properties fo:margin-left="0cm" fo:margin-right="0cm" fo:text-align="start" style:justify-single-word="false" fo:text-indent="0cm" style:auto-text-indent="false"/>
      <style:text-properties fo:language="en" fo:country="US" fo:font-weight="normal" style:font-weight-asian="normal" style:font-weight-complex="normal"/>
    </style:style>
    <style:style style:name="P98" style:family="paragraph" style:parent-style-name="Table_20_Contents">
      <style:paragraph-properties fo:margin-left="0cm" fo:margin-right="0cm" fo:text-align="justify" style:justify-single-word="false" fo:text-indent="0cm" style:auto-text-indent="false"/>
      <style:text-properties fo:language="en" fo:country="US"/>
    </style:style>
    <style:style style:name="P99" style:family="paragraph" style:parent-style-name="Text_20_body">
      <style:paragraph-properties fo:text-align="justify" style:justify-single-word="false"/>
    </style:style>
    <style:style style:name="P100" style:family="paragraph" style:parent-style-name="Text_20_body">
      <style:text-properties fo:language="en" fo:country="US"/>
    </style:style>
    <style:style style:name="P101" style:family="paragraph" style:parent-style-name="Text_20_body">
      <style:paragraph-properties fo:text-align="justify" style:justify-single-word="false"/>
      <style:text-properties fo:language="en" fo:country="US"/>
    </style:style>
    <style:style style:name="P102" style:family="paragraph" style:parent-style-name="Text_20_body">
      <style:text-properties fo:language="en" fo:country="US" fo:font-style="normal" style:font-style-asian="normal" style:font-style-complex="normal"/>
    </style:style>
    <style:style style:name="P103" style:family="paragraph" style:parent-style-name="Text_20_body">
      <style:paragraph-properties fo:text-align="justify" style:justify-single-word="false"/>
      <style:text-properties fo:language="en" fo:country="US" fo:font-style="normal" style:font-style-asian="normal" style:font-style-complex="normal"/>
    </style:style>
    <style:style style:name="P104" style:family="paragraph" style:parent-style-name="Text_20_body">
      <style:text-properties fo:language="en" fo:country="US" fo:font-style="normal" officeooo:paragraph-rsid="004ede03" style:font-style-asian="normal" style:font-style-complex="normal"/>
    </style:style>
    <style:style style:name="P105" style:family="paragraph" style:parent-style-name="Text_20_body">
      <style:text-properties fo:language="en" fo:country="US" fo:font-style="normal" officeooo:paragraph-rsid="0079254c" style:font-style-asian="normal" style:font-style-complex="normal"/>
    </style:style>
    <style:style style:name="P106" style:family="paragraph" style:parent-style-name="Text_20_body">
      <style:text-properties fo:language="en" fo:country="US" fo:font-style="normal" officeooo:rsid="0042edbd" officeooo:paragraph-rsid="0042edbd" style:font-style-asian="normal" style:font-style-complex="normal"/>
    </style:style>
    <style:style style:name="P107" style:family="paragraph" style:parent-style-name="Text_20_body">
      <style:text-properties fo:language="en" fo:country="US" fo:font-style="normal" fo:font-weight="bold" style:font-style-asian="normal" style:font-weight-asian="bold" style:font-style-complex="normal" style:font-weight-complex="bold"/>
    </style:style>
    <style:style style:name="P108" style:family="paragraph" style:parent-style-name="Text_20_body">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fo:margin-top="0cm" fo:margin-bottom="0.21cm" loext:contextual-spacing="false"/>
      <style:text-properties fo:language="en" fo:country="US" fo:font-style="normal" style:font-style-asian="normal" style:font-style-complex="normal"/>
    </style:style>
    <style:style style:name="P110" style:family="paragraph" style:parent-style-name="Text_20_body">
      <style:paragraph-properties fo:margin-left="1.508cm" fo:margin-right="0cm" fo:text-indent="-1.508cm"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111" style:family="paragraph" style:parent-style-name="Table_20_Contents">
      <style:paragraph-properties fo:text-align="center" style:justify-single-word="false"/>
      <style:text-properties fo:language="en" fo:country="US" fo:font-weight="bold" style:font-weight-asian="bold" style:font-weight-complex="bold"/>
    </style:style>
    <style:style style:name="P112" style:family="paragraph" style:parent-style-name="Table_20_Contents">
      <style:paragraph-properties fo:text-align="center" style:justify-single-word="false"/>
      <style:text-properties fo:language="en" fo:country="US" fo:font-weight="bold" officeooo:paragraph-rsid="004ede03" style:font-weight-asian="bold" style:font-weight-complex="bold"/>
    </style:style>
    <style:style style:name="P113" style:family="paragraph" style:parent-style-name="Table_20_Contents">
      <style:paragraph-properties fo:text-align="center" style:justify-single-word="false"/>
      <style:text-properties fo:language="en" fo:country="US" fo:font-weight="bold" officeooo:paragraph-rsid="0050f9b4" style:font-weight-asian="bold" style:font-weight-complex="bold"/>
    </style:style>
    <style:style style:name="P114" style:family="paragraph" style:parent-style-name="Table_20_Contents">
      <style:paragraph-properties fo:text-align="center" style:justify-single-word="false"/>
      <style:text-properties fo:language="en" fo:country="US" fo:font-weight="bold" officeooo:paragraph-rsid="0079254c" style:font-weight-asian="bold" style:font-weight-complex="bold"/>
    </style:style>
    <style:style style:name="P115" style:family="paragraph" style:parent-style-name="Table_20_Contents">
      <style:paragraph-properties fo:text-align="center" style:justify-single-word="false"/>
      <style:text-properties fo:language="en" fo:country="US" fo:font-weight="bold" officeooo:paragraph-rsid="00840c9b" style:font-weight-asian="bold" style:font-weight-complex="bold"/>
    </style:style>
    <style:style style:name="P116" style:family="paragraph" style:parent-style-name="Table_20_Contents">
      <style:paragraph-properties fo:text-align="justify" style:justify-single-word="false"/>
      <style:text-properties fo:language="en" fo:country="US" fo:font-weight="bold" style:font-weight-asian="bold" style:font-weight-complex="bold"/>
    </style:style>
    <style:style style:name="P117" style:family="paragraph" style:parent-style-name="Table_20_Contents">
      <style:paragraph-properties fo:text-align="center" style:justify-single-word="false"/>
      <style:text-properties fo:language="en" fo:country="US"/>
    </style:style>
    <style:style style:name="P118" style:family="paragraph" style:parent-style-name="Table_20_Contents">
      <style:paragraph-properties fo:text-align="center" style:justify-single-word="false"/>
      <style:text-properties fo:language="en" fo:country="US" officeooo:paragraph-rsid="00233a58"/>
    </style:style>
    <style:style style:name="P119" style:family="paragraph" style:parent-style-name="Table_20_Contents">
      <style:paragraph-properties fo:text-align="center" style:justify-single-word="false"/>
      <style:text-properties fo:language="en" fo:country="US" officeooo:paragraph-rsid="004ede03"/>
    </style:style>
    <style:style style:name="P120" style:family="paragraph" style:parent-style-name="Table_20_Contents">
      <style:paragraph-properties fo:text-align="center" style:justify-single-word="false"/>
      <style:text-properties fo:language="en" fo:country="US" officeooo:paragraph-rsid="0050f9b4"/>
    </style:style>
    <style:style style:name="P121" style:family="paragraph" style:parent-style-name="Table_20_Contents">
      <style:paragraph-properties fo:text-align="center" style:justify-single-word="false"/>
      <style:text-properties fo:language="en" fo:country="US" officeooo:paragraph-rsid="0074df88"/>
    </style:style>
    <style:style style:name="P122" style:family="paragraph" style:parent-style-name="Table_20_Contents">
      <style:paragraph-properties fo:text-align="center" style:justify-single-word="false"/>
      <style:text-properties fo:language="en" fo:country="US" officeooo:paragraph-rsid="0079254c"/>
    </style:style>
    <style:style style:name="P123" style:family="paragraph" style:parent-style-name="Table_20_Contents">
      <style:paragraph-properties fo:text-align="center" style:justify-single-word="false"/>
      <style:text-properties fo:language="en" fo:country="US" officeooo:paragraph-rsid="00840c9b"/>
    </style:style>
    <style:style style:name="P124" style:family="paragraph" style:parent-style-name="Table_20_Contents">
      <style:paragraph-properties fo:text-align="center" style:justify-single-word="false"/>
      <style:text-properties fo:language="en" fo:country="US" fo:font-style="normal" style:font-style-asian="normal" style:font-style-complex="normal"/>
    </style:style>
    <style:style style:name="P125" style:family="paragraph" style:parent-style-name="Table_20_Contents">
      <style:paragraph-properties fo:text-align="center" style:justify-single-word="false"/>
      <style:text-properties fo:language="en" fo:country="US" fo:font-style="normal" officeooo:paragraph-rsid="004ede03" style:font-style-asian="normal" style:font-style-complex="normal"/>
    </style:style>
    <style:style style:name="P126" style:family="paragraph" style:parent-style-name="Table_20_Contents">
      <style:paragraph-properties fo:text-align="center" style:justify-single-word="false"/>
      <style:text-properties fo:language="en" fo:country="US" fo:font-style="normal" officeooo:paragraph-rsid="0079254c" style:font-style-asian="normal" style:font-style-complex="normal"/>
    </style:style>
    <style:style style:name="P127" style:family="paragraph" style:parent-style-name="Table_20_Contents">
      <style:paragraph-properties fo:text-align="center" style:justify-single-word="false"/>
      <style:text-properties fo:language="en" fo:country="US" fo:font-style="normal" officeooo:paragraph-rsid="00840c9b" style:font-style-asian="normal" style:font-style-complex="normal"/>
    </style:style>
    <style:style style:name="P128" style:family="paragraph" style:parent-style-name="Table_20_Contents">
      <style:paragraph-properties fo:text-align="center" style:justify-single-word="false"/>
      <style:text-properties fo:language="en" fo:country="US" fo:font-style="normal" officeooo:rsid="0050f9b4" officeooo:paragraph-rsid="0050f9b4" style:font-style-asian="normal" style:font-style-complex="normal"/>
    </style:style>
    <style:style style:name="P129" style:family="paragraph" style:parent-style-name="Table_20_Contents">
      <style:paragraph-properties fo:text-align="center" style:justify-single-word="false"/>
      <style:text-properties fo:language="en" fo:country="US" fo:font-style="normal" officeooo:rsid="007d7b59" officeooo:paragraph-rsid="007d7b59" style:font-style-asian="normal" style:font-style-complex="normal"/>
    </style:style>
    <style:style style:name="P130" style:family="paragraph" style:parent-style-name="Table_20_Contents">
      <style:paragraph-properties fo:text-align="start" style:justify-single-word="false"/>
      <style:text-properties fo:language="en" fo:country="US" fo:font-style="normal" fo:font-weight="normal" style:font-style-asian="normal" style:font-weight-asian="normal" style:font-style-complex="normal" style:font-weight-complex="normal"/>
    </style:style>
    <style:style style:name="P131" style:family="paragraph" style:parent-style-name="Table_20_Contents">
      <style:paragraph-properties fo:text-align="start" style:justify-single-word="false"/>
      <style:text-properties fo:language="en" fo:country="US" fo:font-weight="normal" style:font-weight-asian="normal" style:font-weight-complex="normal"/>
    </style:style>
    <style:style style:name="P132" style:family="paragraph" style:parent-style-name="Table_20_Contents">
      <style:paragraph-properties fo:text-align="start" style:justify-single-word="false"/>
      <style:text-properties fo:language="en" fo:country="US" fo:font-weight="normal" officeooo:paragraph-rsid="0079254c" style:font-weight-asian="normal" style:font-weight-complex="normal"/>
    </style:style>
    <style:style style:name="P133" style:family="paragraph" style:parent-style-name="Table_20_Contents">
      <style:paragraph-properties fo:text-align="justify" style:justify-single-word="false"/>
      <style:text-properties fo:language="en" fo:country="US" fo:font-weight="normal" style:font-weight-asian="normal" style:font-weight-complex="normal"/>
    </style:style>
    <style:style style:name="P134" style:family="paragraph" style:parent-style-name="Table_20_Contents">
      <style:paragraph-properties fo:text-align="center" style:justify-single-word="false"/>
      <style:text-properties fo:language="en" fo:country="US" fo:font-style="italic" style:font-style-asian="italic" style:font-style-complex="italic"/>
    </style:style>
    <style:style style:name="P135" style:family="paragraph" style:parent-style-name="Table_20_Contents">
      <style:paragraph-properties fo:text-align="center" style:justify-single-word="false"/>
      <style:text-properties fo:language="en" fo:country="US" officeooo:rsid="0031dda4" officeooo:paragraph-rsid="0031dda4"/>
    </style:style>
    <style:style style:name="P136" style:family="paragraph" style:parent-style-name="Table_20_Contents">
      <style:paragraph-properties fo:text-align="center" style:justify-single-word="false"/>
      <style:text-properties fo:language="en" fo:country="US" officeooo:rsid="00547eae" officeooo:paragraph-rsid="00547eae"/>
    </style:style>
    <style:style style:name="P137" style:family="paragraph" style:parent-style-name="Table_20_Contents">
      <style:paragraph-properties fo:text-align="center" style:justify-single-word="false"/>
      <style:text-properties fo:language="en" fo:country="US" officeooo:rsid="0059aa5c" officeooo:paragraph-rsid="0059aa5c"/>
    </style:style>
    <style:style style:name="P138" style:family="paragraph" style:parent-style-name="Table_20_Contents">
      <style:paragraph-properties fo:text-align="center" style:justify-single-word="false"/>
      <style:text-properties fo:language="en" fo:country="US" officeooo:rsid="0060aed5" officeooo:paragraph-rsid="0060aed5"/>
    </style:style>
    <style:style style:name="P139" style:family="paragraph" style:parent-style-name="Table_20_Contents">
      <style:paragraph-properties fo:text-align="center" style:justify-single-word="false"/>
      <style:text-properties fo:language="en" fo:country="US" officeooo:rsid="006144b8" officeooo:paragraph-rsid="006144b8"/>
    </style:style>
    <style:style style:name="P140" style:family="paragraph" style:parent-style-name="Table_20_Contents">
      <style:paragraph-properties fo:text-align="center" style:justify-single-word="false"/>
      <style:text-properties fo:language="en" fo:country="US" officeooo:rsid="0061fdbd" officeooo:paragraph-rsid="0061fdbd"/>
    </style:style>
    <style:style style:name="P141" style:family="paragraph" style:parent-style-name="Table_20_Contents">
      <style:paragraph-properties fo:text-align="center" style:justify-single-word="false"/>
      <style:text-properties fo:language="en" fo:country="US" officeooo:rsid="00636dc7" officeooo:paragraph-rsid="00636dc7"/>
    </style:style>
    <style:style style:name="P142" style:family="paragraph" style:parent-style-name="Table_20_Contents">
      <style:paragraph-properties fo:text-align="center" style:justify-single-word="false"/>
      <style:text-properties fo:language="en" fo:country="US" officeooo:rsid="006557be" officeooo:paragraph-rsid="006557be"/>
    </style:style>
    <style:style style:name="P143" style:family="paragraph" style:parent-style-name="Table_20_Contents">
      <style:paragraph-properties fo:text-align="center" style:justify-single-word="false"/>
      <style:text-properties fo:language="en" fo:country="US" officeooo:rsid="0066293e" officeooo:paragraph-rsid="0066293e"/>
    </style:style>
    <style:style style:name="P144" style:family="paragraph" style:parent-style-name="Table_20_Contents">
      <style:paragraph-properties fo:text-align="center" style:justify-single-word="false"/>
      <style:text-properties fo:language="en" fo:country="US" officeooo:rsid="0066b713" officeooo:paragraph-rsid="0066b713"/>
    </style:style>
    <style:style style:name="P145" style:family="paragraph" style:parent-style-name="Table_20_Contents">
      <style:paragraph-properties fo:text-align="center" style:justify-single-word="false"/>
      <style:text-properties fo:language="en" fo:country="US" officeooo:rsid="00683347" officeooo:paragraph-rsid="00683347"/>
    </style:style>
    <style:style style:name="P146" style:family="paragraph" style:parent-style-name="Table_20_Contents">
      <style:paragraph-properties fo:text-align="center" style:justify-single-word="false"/>
      <style:text-properties fo:language="en" fo:country="US" officeooo:rsid="00683347" officeooo:paragraph-rsid="0079254c"/>
    </style:style>
    <style:style style:name="P147" style:family="paragraph" style:parent-style-name="Table_20_Contents">
      <style:paragraph-properties fo:text-align="center" style:justify-single-word="false"/>
      <style:text-properties fo:language="en" fo:country="US" officeooo:rsid="0069d5f6" officeooo:paragraph-rsid="0069d5f6"/>
    </style:style>
    <style:style style:name="P148" style:family="paragraph" style:parent-style-name="Table_20_Contents">
      <style:paragraph-properties fo:text-align="center" style:justify-single-word="false"/>
      <style:text-properties fo:language="en" fo:country="US" officeooo:rsid="0069f796" officeooo:paragraph-rsid="0069f796"/>
    </style:style>
    <style:style style:name="P149" style:family="paragraph" style:parent-style-name="Table_20_Contents">
      <style:paragraph-properties fo:text-align="center" style:justify-single-word="false"/>
      <style:text-properties fo:language="en" fo:country="US" officeooo:rsid="006d63f7" officeooo:paragraph-rsid="006d63f7"/>
    </style:style>
    <style:style style:name="P150" style:family="paragraph" style:parent-style-name="Table_20_Contents">
      <style:paragraph-properties fo:text-align="center" style:justify-single-word="false"/>
      <style:text-properties fo:language="en" fo:country="US" officeooo:rsid="0072d0f3" officeooo:paragraph-rsid="0072d0f3"/>
    </style:style>
    <style:style style:name="P151" style:family="paragraph" style:parent-style-name="Table_20_Contents">
      <style:paragraph-properties fo:text-align="center" style:justify-single-word="false"/>
      <style:text-properties fo:language="en" fo:country="US" officeooo:rsid="007b432b" officeooo:paragraph-rsid="007b432b"/>
    </style:style>
    <style:style style:name="P152" style:family="paragraph" style:parent-style-name="Table_20_Contents">
      <style:paragraph-properties fo:text-align="center" style:justify-single-word="false"/>
      <style:text-properties fo:language="en" fo:country="US" officeooo:rsid="007c5572" officeooo:paragraph-rsid="007c5572"/>
    </style:style>
    <style:style style:name="P153" style:family="paragraph" style:parent-style-name="Table_20_Contents">
      <style:paragraph-properties fo:text-align="center" style:justify-single-word="false"/>
      <style:text-properties fo:language="en" fo:country="US" officeooo:rsid="00805d69" officeooo:paragraph-rsid="00805d69"/>
    </style:style>
    <style:style style:name="P154" style:family="paragraph" style:parent-style-name="Table_20_Contents">
      <style:paragraph-properties fo:text-align="center" style:justify-single-word="false"/>
      <style:text-properties fo:language="en" fo:country="US" officeooo:rsid="00816cd4" officeooo:paragraph-rsid="00816cd4"/>
    </style:style>
    <style:style style:name="P155" style:family="paragraph" style:parent-style-name="Table_20_Contents">
      <style:paragraph-properties fo:text-align="center" style:justify-single-word="false"/>
      <style:text-properties fo:language="en" fo:country="US" officeooo:rsid="00ad7558" officeooo:paragraph-rsid="00ad7558"/>
    </style:style>
    <style:style style:name="P156" style:family="paragraph" style:parent-style-name="Table_20_Contents">
      <style:paragraph-properties fo:text-align="center" style:justify-single-word="false"/>
      <style:text-properties fo:language="en" fo:country="US" officeooo:rsid="00aebb34" officeooo:paragraph-rsid="00aebb34"/>
    </style:style>
    <style:style style:name="P157" style:family="paragraph" style:parent-style-name="Table_20_Contents">
      <style:paragraph-properties fo:text-align="center" style:justify-single-word="false"/>
      <style:text-properties fo:font-size="10pt" fo:language="en" fo:country="US" fo:font-weight="bold" style:font-size-asian="10pt" style:font-weight-asian="bold" style:font-size-complex="10pt" style:font-weight-complex="bold"/>
    </style:style>
    <style:style style:name="P158" style:family="paragraph" style:parent-style-name="Table_20_Contents">
      <style:paragraph-properties fo:text-align="center" style:justify-single-word="false"/>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P159" style:family="paragraph" style:parent-style-name="Table_20_Contents">
      <style:paragraph-properties fo:text-align="justify" style:justify-single-word="false"/>
      <style:text-properties fo:font-size="10pt" fo:language="en" fo:country="US" fo:font-style="normal" style:font-size-asian="10pt" style:font-style-asian="normal" style:font-size-complex="10pt" style:font-style-complex="normal"/>
    </style:style>
    <style:style style:name="P160" style:family="paragraph" style:parent-style-name="Table_20_Contents">
      <style:paragraph-properties fo:text-align="justify" style:justify-single-word="false"/>
      <style:text-properties fo:font-size="10pt" fo:language="en" fo:country="US" style:font-size-asian="10pt" style:font-size-complex="10pt"/>
    </style:style>
    <style:style style:name="P161" style:family="paragraph" style:parent-style-name="Table_20_Contents">
      <style:paragraph-properties fo:text-align="justify" style:justify-single-word="false"/>
      <style:text-properties fo:font-size="10pt" fo:language="en" fo:country="US" officeooo:paragraph-rsid="003f854c" style:font-size-asian="10pt" style:font-size-complex="10pt"/>
    </style:style>
    <style:style style:name="P162" style:family="paragraph" style:parent-style-name="Table_20_Contents">
      <style:paragraph-properties fo:text-align="center" style:justify-single-word="false"/>
      <style:text-properties fo:font-size="10pt" fo:language="en" fo:country="US" style:font-size-asian="10pt" style:font-size-complex="10pt"/>
    </style:style>
    <style:style style:name="P163" style:family="paragraph" style:parent-style-name="Table_20_Contents">
      <style:paragraph-properties fo:text-align="center" style:justify-single-word="false"/>
      <style:text-properties fo:font-size="10pt" fo:language="en" fo:country="US" officeooo:paragraph-rsid="003b6877" style:font-size-asian="10pt" style:font-size-complex="10pt"/>
    </style:style>
    <style:style style:name="P164" style:family="paragraph" style:parent-style-name="Table_20_Contents">
      <style:paragraph-properties fo:text-align="start" style:justify-single-word="false"/>
      <style:text-properties fo:font-size="10pt" fo:language="en" fo:country="US" style:font-size-asian="10pt" style:font-size-complex="10pt"/>
    </style:style>
    <style:style style:name="P165" style:family="paragraph" style:parent-style-name="Table_20_Contents">
      <style:paragraph-properties fo:text-align="start" style:justify-single-word="false"/>
      <style:text-properties fo:font-size="10pt" fo:language="en" fo:country="US" officeooo:paragraph-rsid="003eb0c8" style:font-size-asian="10pt" style:font-size-complex="10pt"/>
    </style:style>
    <style:style style:name="P166" style:family="paragraph" style:parent-style-name="Table_20_Contents">
      <style:paragraph-properties fo:text-align="center" style:justify-single-word="false"/>
      <style:text-properties fo:font-size="10pt" fo:language="en" fo:country="US" officeooo:rsid="003b6877" officeooo:paragraph-rsid="003b6877" style:font-size-asian="10pt" style:font-size-complex="10pt"/>
    </style:style>
    <style:style style:name="P167" style:family="paragraph" style:parent-style-name="Table_20_Contents">
      <style:paragraph-properties fo:text-align="start" style:justify-single-word="false"/>
      <style:text-properties fo:font-size="10pt" fo:language="en" fo:country="US" officeooo:rsid="003b6877" officeooo:paragraph-rsid="003b6877" style:font-size-asian="10pt" style:font-size-complex="10pt"/>
    </style:style>
    <style:style style:name="P168" style:family="paragraph" style:parent-style-name="Table_20_Contents">
      <style:paragraph-properties fo:text-align="center" style:justify-single-word="false"/>
      <style:text-properties fo:font-size="10pt" fo:language="en" fo:country="US" officeooo:rsid="00452722" officeooo:paragraph-rsid="00452722" style:font-size-asian="10pt" style:font-size-complex="10pt"/>
    </style:style>
    <style:style style:name="P169" style:family="paragraph" style:parent-style-name="Table_20_Contents">
      <style:paragraph-properties fo:text-align="start" style:justify-single-word="false"/>
      <style:text-properties fo:font-size="10pt" fo:language="en" fo:country="US" officeooo:rsid="00452722" officeooo:paragraph-rsid="00452722" style:font-size-asian="10pt" style:font-size-complex="10pt"/>
    </style:style>
    <style:style style:name="P170" style:family="paragraph" style:parent-style-name="Table">
      <style:paragraph-properties fo:text-align="center" style:justify-single-word="false"/>
      <style:text-properties fo:language="en" fo:country="US"/>
    </style:style>
    <style:style style:name="P171" style:family="paragraph" style:parent-style-name="Contents_20_1">
      <style:paragraph-properties>
        <style:tab-stops>
          <style:tab-stop style:position="14.651cm" style:type="right" style:leader-style="dotted" style:leader-text="."/>
        </style:tab-stops>
      </style:paragraph-properties>
    </style:style>
    <style:style style:name="P172" style:family="paragraph" style:parent-style-name="Contents_20_2">
      <style:paragraph-properties>
        <style:tab-stops>
          <style:tab-stop style:position="14.051cm" style:type="right" style:leader-style="dotted" style:leader-text="."/>
        </style:tab-stops>
      </style:paragraph-properties>
    </style:style>
    <style:style style:name="P173" style:family="paragraph" style:parent-style-name="Contents_20_3">
      <style:paragraph-properties>
        <style:tab-stops>
          <style:tab-stop style:position="13.653cm" style:type="right" style:leader-style="dotted" style:leader-text="."/>
        </style:tab-stops>
      </style:paragraph-properties>
    </style:style>
    <style:style style:name="P174" style:family="paragraph" style:parent-style-name="Text_20_body">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175" style:family="paragraph" style:parent-style-name="Table_20_Contents">
      <style:paragraph-properties fo:text-align="center" style:justify-single-word="false"/>
      <style:text-properties fo:language="en" fo:country="US" officeooo:rsid="00b2caf0" officeooo:paragraph-rsid="00b2caf0"/>
    </style:style>
    <style:style style:name="P176" style:family="paragraph" style:parent-style-name="Table_20_Contents">
      <style:paragraph-properties fo:text-align="center" style:justify-single-word="false"/>
      <style:text-properties fo:language="en" fo:country="US"/>
    </style:style>
    <style:style style:name="P177" style:family="paragraph" style:parent-style-name="Table_20_Contents">
      <style:paragraph-properties fo:text-align="center" style:justify-single-word="false"/>
      <style:text-properties fo:language="en" fo:country="US" officeooo:paragraph-rsid="00b2caf0"/>
    </style:style>
    <style:style style:name="P178" style:family="paragraph" style:parent-style-name="Table_20_Contents">
      <style:paragraph-properties fo:text-align="center" style:justify-single-word="false"/>
      <style:text-properties fo:language="en" fo:country="US" fo:font-weight="bold" officeooo:paragraph-rsid="00b33cb7" style:font-weight-asian="bold" style:font-weight-complex="bold"/>
    </style:style>
    <style:style style:name="P179" style:family="paragraph" style:parent-style-name="Table_20_Contents">
      <style:paragraph-properties fo:text-align="center" style:justify-single-word="false"/>
      <style:text-properties fo:font-weight="bold" officeooo:rsid="00b2caf0" officeooo:paragraph-rsid="00b2caf0" style:font-weight-asian="bold" style:font-weight-complex="bold"/>
    </style:style>
    <style:style style:name="P180" style:family="paragraph" style:parent-style-name="Table_20_Contents">
      <style:paragraph-properties fo:text-align="center" style:justify-single-word="false"/>
      <style:text-properties officeooo:paragraph-rsid="00b2caf0"/>
    </style:style>
    <style:style style:name="P181" style:family="paragraph" style:parent-style-name="Table_20_Contents">
      <style:paragraph-properties fo:text-align="center" style:justify-single-word="false"/>
      <style:text-properties officeooo:paragraph-rsid="00b33cb7"/>
    </style:style>
    <style:style style:name="P182" style:family="paragraph" style:parent-style-name="Table_20_Contents">
      <style:paragraph-properties fo:text-align="center" style:justify-single-word="false"/>
      <style:text-properties officeooo:rsid="00480705" officeooo:paragraph-rsid="00b33cb7"/>
    </style:style>
    <style:style style:name="P183" style:family="paragraph" style:parent-style-name="Table_20_Contents">
      <style:paragraph-properties fo:text-align="center" style:justify-single-word="false"/>
      <style:text-properties officeooo:rsid="00c3d474" officeooo:paragraph-rsid="00b33cb7"/>
    </style:style>
    <style:style style:name="P184" style:family="paragraph" style:parent-style-name="Heading_20_1" style:master-page-name="">
      <style:paragraph-properties style:page-number="auto" fo:break-before="auto" fo:break-after="auto"/>
    </style:style>
    <style:style style:name="P185" style:family="paragraph" style:parent-style-name="Heading_20_1" style:master-page-name="Standard">
      <style:paragraph-properties style:page-number="1"/>
    </style:style>
    <style:style style:name="P186" style:family="paragraph" style:parent-style-name="Heading_20_1">
      <style:paragraph-properties fo:break-before="page"/>
      <style:text-properties fo:language="en" fo:country="US"/>
    </style:style>
    <style:style style:name="P187" style:family="paragraph" style:parent-style-name="Tabela">
      <style:paragraph-properties fo:margin-left="0cm" fo:margin-right="0cm" fo:margin-top="0.21cm" fo:margin-bottom="0.21cm" loext:contextual-spacing="false" fo:text-align="center" style:justify-single-word="false" fo:text-indent="0cm" style:auto-text-indent="false"/>
      <style:text-properties fo:font-size="2pt" fo:language="en" fo:country="US" fo:font-style="italic" officeooo:paragraph-rsid="00b33cb7" style:font-size-asian="1.75pt" style:font-style-asian="italic" style:font-size-complex="2pt" style:font-style-complex="italic"/>
    </style:style>
    <style:style style:name="P188" style:family="paragraph" style:parent-style-name="Heading_20_2">
      <style:text-properties fo:language="en" fo:country="US"/>
    </style:style>
    <style:style style:name="P189" style:family="paragraph" style:parent-style-name="Heading_20_2">
      <style:text-properties fo:language="en" fo:country="US" fo:font-style="italic" style:font-style-asian="italic" style:font-style-complex="italic"/>
    </style:style>
    <style:style style:name="P190" style:family="paragraph" style:parent-style-name="Heading_20_2">
      <style:text-properties fo:language="en" fo:country="US" fo:font-style="normal" style:font-style-asian="normal" style:font-style-complex="normal"/>
    </style:style>
    <style:style style:name="P191" style:family="paragraph" style:parent-style-name="Heading_20_2">
      <style:text-properties fo:language="en" fo:country="US" officeooo:rsid="003b3bb4" officeooo:paragraph-rsid="003b3bb4"/>
    </style:style>
    <style:style style:name="P192" style:family="paragraph" style:parent-style-name="Heading_20_2" style:master-page-name="Standard">
      <style:paragraph-properties style:page-number="auto"/>
      <style:text-properties fo:language="en" fo:country="US" fo:font-style="normal" style:font-style-asian="normal" style:font-style-complex="normal"/>
    </style:style>
    <style:style style:name="P193" style:family="paragraph" style:parent-style-name="Heading_20_2">
      <style:paragraph-properties fo:break-before="page"/>
      <style:text-properties fo:language="en" fo:country="US"/>
    </style:style>
    <style:style style:name="P194" style:family="paragraph" style:parent-style-name="Heading_20_2">
      <style:paragraph-properties fo:break-before="page"/>
      <style:text-properties fo:language="en" fo:country="US" fo:font-style="italic" style:font-style-asian="italic" style:font-style-complex="italic"/>
    </style:style>
    <style:style style:name="P195" style:family="paragraph" style:parent-style-name="Heading_20_2">
      <style:paragraph-properties fo:margin-left="1.244cm" fo:margin-right="0cm" fo:text-indent="-1.244cm" style:auto-text-indent="false" fo:break-before="page">
        <style:tab-stops/>
      </style:paragraph-properties>
      <style:text-properties fo:language="en" fo:country="US" fo:font-style="italic" style:font-style-asian="italic" style:font-style-complex="italic"/>
    </style:style>
    <style:style style:name="P196" style:family="paragraph" style:parent-style-name="Heading_20_3">
      <style:text-properties fo:language="en" fo:country="US"/>
    </style:style>
    <style:style style:name="P197" style:family="paragraph" style:parent-style-name="Heading_20_3">
      <style:text-properties fo:language="en" fo:country="US" fo:font-style="normal" style:font-style-asian="normal" style:font-style-complex="normal"/>
    </style:style>
    <style:style style:name="P198" style:family="paragraph" style:parent-style-name="Heading_20_3">
      <style:text-properties fo:language="en" fo:country="US" fo:font-style="normal" officeooo:rsid="0042edbd" officeooo:paragraph-rsid="0042edbd" style:font-style-asian="normal" style:font-style-complex="normal"/>
    </style:style>
    <style:style style:name="P199" style:family="paragraph" style:parent-style-name="Heading_20_3">
      <style:text-properties fo:language="en" fo:country="US" fo:font-style="normal" officeooo:paragraph-rsid="0050f9b4" style:font-style-asian="normal" style:font-style-complex="normal"/>
    </style:style>
    <style:style style:name="P200" style:family="paragraph" style:parent-style-name="Heading_20_3">
      <style:text-properties fo:language="en" fo:country="US" fo:font-style="normal" officeooo:paragraph-rsid="0096e317" style:font-style-asian="normal" style:font-style-complex="normal"/>
    </style:style>
    <style:style style:name="P201" style:family="paragraph" style:parent-style-name="Heading_20_3">
      <style:text-properties fo:language="en" fo:country="US" fo:font-style="normal" fo:font-weight="bold" style:font-style-asian="normal" style:font-weight-asian="bold" style:font-style-complex="normal" style:font-weight-complex="bold"/>
    </style:style>
    <style:style style:name="P202" style:family="paragraph" style:parent-style-name="Heading_20_3">
      <style:text-properties officeooo:rsid="004c7dd6" officeooo:paragraph-rsid="004c7dd6"/>
    </style:style>
    <style:style style:name="P203" style:family="paragraph" style:parent-style-name="Heading_20_3">
      <style:paragraph-properties fo:break-before="page"/>
      <style:text-properties fo:language="en" fo:country="US"/>
    </style:style>
    <style:style style:name="P204" style:family="paragraph" style:parent-style-name="Heading_20_3">
      <style:paragraph-properties fo:break-before="page"/>
      <style:text-properties fo:language="en" fo:country="US" fo:font-style="normal" style:font-style-asian="normal" style:font-style-complex="normal"/>
    </style:style>
    <style:style style:name="P205" style:family="paragraph" style:parent-style-name="Heading_20_3">
      <style:paragraph-properties fo:margin-top="0cm" fo:margin-bottom="0.21cm" loext:contextual-spacing="false"/>
      <style:text-properties fo:language="en" fo:country="US" fo:font-style="normal" style:font-style-asian="normal" style:font-style-complex="normal"/>
    </style:style>
    <style:style style:name="P206" style:family="paragraph" style:parent-style-name="Heading_20_3">
      <style:paragraph-properties fo:margin-left="1.64cm" fo:margin-right="0cm" fo:text-indent="-1.64cm"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207" style:family="paragraph" style:parent-style-name="Heading_20_3">
      <style:paragraph-properties fo:margin-left="1.64cm" fo:margin-right="0cm" fo:text-indent="-1.64cm" style:auto-text-indent="false">
        <style:tab-stops/>
      </style:paragraph-properties>
      <style:text-properties fo:language="en" fo:country="US" fo:font-style="normal" style:font-style-asian="normal" style:font-style-complex="normal"/>
    </style:style>
    <style:style style:name="P208" style:family="paragraph" style:parent-style-name="Heading_20_3">
      <style:paragraph-properties fo:margin-left="1.667cm" fo:margin-right="0cm" fo:margin-top="0cm" fo:margin-bottom="0.21cm" loext:contextual-spacing="false" fo:text-indent="-1.693cm" style:auto-text-indent="false">
        <style:tab-stops/>
      </style:paragraph-properties>
      <style:text-properties fo:language="en" fo:country="US" fo:font-style="normal" style:font-style-asian="normal" style:font-style-complex="normal"/>
    </style:style>
    <style:style style:name="P209" style:family="paragraph" style:parent-style-name="Heading_20_3">
      <style:paragraph-properties fo:margin-left="1.508cm" fo:margin-right="0cm" fo:text-indent="-1.508cm" style:auto-text-indent="false">
        <style:tab-stops/>
      </style:paragraph-properties>
      <style:text-properties fo:language="en" fo:country="US" fo:font-style="normal" style:font-style-asian="normal" style:font-style-complex="normal"/>
    </style:style>
    <style:style style:name="P210" style:family="paragraph" style:parent-style-name="Heading_20_3">
      <style:paragraph-properties fo:margin-left="1.508cm" fo:margin-right="0cm" fo:text-indent="-1.508cm"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211" style:family="paragraph" style:parent-style-name="Heading_20_3">
      <style:paragraph-properties fo:margin-left="1.482cm" fo:margin-right="0cm" fo:text-indent="-1.482cm" style:auto-text-indent="false">
        <style:tab-stops/>
      </style:paragraph-properties>
      <style:text-properties fo:language="en" fo:country="US" fo:font-style="normal" style:font-style-asian="normal" style:font-style-complex="normal"/>
    </style:style>
    <style:style style:name="P212" style:family="paragraph" style:parent-style-name="Heading_20_3">
      <style:paragraph-properties fo:margin-left="0cm" fo:margin-right="0cm" fo:text-indent="0cm"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213" style:family="paragraph" style:parent-style-name="Heading_20_3">
      <style:paragraph-properties fo:margin-left="1.561cm" fo:margin-right="0cm" fo:text-indent="-1.561cm" style:auto-text-indent="false">
        <style:tab-stops/>
      </style:paragraph-properties>
      <style:text-properties fo:language="en" fo:country="US" fo:font-style="normal" style:font-style-asian="normal" style:font-style-complex="normal"/>
    </style:style>
    <style:style style:name="P214" style:family="paragraph" style:parent-style-name="Heading_20_3">
      <style:paragraph-properties fo:margin-left="1.535cm" fo:margin-right="0cm" fo:text-indent="-1.535cm" style:auto-text-indent="false">
        <style:tab-stops/>
      </style:paragraph-properties>
      <style:text-properties fo:language="en" fo:country="US"/>
    </style:style>
    <style:style style:name="P215" style:family="paragraph" style:parent-style-name="Heading_20_3">
      <style:paragraph-properties fo:margin-left="1.535cm" fo:margin-right="0cm" fo:text-indent="-1.535cm" style:auto-text-indent="false">
        <style:tab-stops/>
      </style:paragraph-properties>
      <style:text-properties fo:language="en" fo:country="US" officeooo:paragraph-rsid="00840c9b"/>
    </style:style>
    <style:style style:name="P216" style:family="paragraph" style:parent-style-name="Standard" style:master-page-name="First_20_Page">
      <style:paragraph-properties fo:text-align="center" style:justify-single-word="false" style:page-number="auto"/>
      <style:text-properties fo:font-size="32pt" fo:font-weight="bold" officeooo:rsid="000d72fc" officeooo:paragraph-rsid="000d72fc" style:font-size-asian="32pt" style:font-weight-asian="bold" style:font-size-complex="32pt" style:font-weight-complex="bold"/>
    </style:style>
    <style:style style:name="P217" style:family="paragraph" style:parent-style-name="Standard" style:master-page-name="PreText">
      <style:paragraph-properties fo:text-align="center" style:justify-single-word="false" style:page-number="1"/>
      <style:text-properties fo:font-size="20pt" style:font-size-asian="20pt" style:font-size-complex="20pt"/>
    </style:style>
    <style:style style:name="P218" style:family="paragraph" style:parent-style-name="Standard" style:list-style-name="L1">
      <style:text-properties fo:font-style="normal" fo:font-weight="normal" officeooo:rsid="00abafb5" officeooo:paragraph-rsid="00abafb5" style:font-style-asian="normal" style:font-weight-asian="normal" style:font-style-complex="normal" style:font-weight-complex="normal"/>
    </style:style>
    <style:style style:name="P219" style:family="paragraph" style:parent-style-name="Standard" style:list-style-name="L1">
      <style:text-properties fo:font-style="normal" fo:font-weight="normal" officeooo:rsid="00aedb3e" officeooo:paragraph-rsid="00aedb3e" style:font-style-asian="normal" style:font-weight-asian="normal" style:font-style-complex="normal" style:font-weight-complex="normal"/>
    </style:style>
    <style:style style:name="P220" style:family="paragraph" style:parent-style-name="Standard" style:list-style-name="L1">
      <style:text-properties fo:font-style="normal" fo:font-weight="normal" officeooo:rsid="0083aa33" officeooo:paragraph-rsid="0083aa33" style:font-style-asian="normal" style:font-weight-asian="normal" style:font-style-complex="normal" style:font-weight-complex="normal"/>
    </style:style>
    <style:style style:name="P221" style:family="paragraph" style:parent-style-name="Standard" style:list-style-name="L1">
      <style:text-properties fo:font-style="normal" fo:font-weight="normal" officeooo:rsid="000f834e" officeooo:paragraph-rsid="000f834e" style:font-style-asian="normal" style:font-weight-asian="normal" style:font-style-complex="normal" style:font-weight-complex="normal"/>
    </style:style>
    <style:style style:name="P222" style:family="paragraph" style:parent-style-name="Standard" style:list-style-name="L3">
      <style:text-properties fo:font-style="normal" fo:font-weight="normal" officeooo:rsid="00c248b5" officeooo:paragraph-rsid="00c248b5" style:font-style-asian="normal" style:font-weight-asian="normal" style:font-style-complex="normal" style:font-weight-complex="normal"/>
    </style:style>
    <style:style style:name="P223" style:family="paragraph" style:parent-style-name="Standard" style:list-style-name="L3">
      <style:text-properties fo:font-style="normal" fo:font-weight="normal" officeooo:rsid="00c49f64" officeooo:paragraph-rsid="00b2b9ad" style:font-style-asian="normal" style:font-weight-asian="normal" style:font-style-complex="normal" style:font-weight-complex="normal"/>
    </style:style>
    <style:style style:name="P224" style:family="paragraph" style:parent-style-name="Standard">
      <style:paragraph-properties fo:text-align="justify" style:justify-single-word="false"/>
      <style:text-properties fo:language="en" fo:country="US" fo:font-weight="normal" style:font-weight-asian="normal" style:font-weight-complex="normal"/>
    </style:style>
    <style:style style:name="P225" style:family="paragraph" style:parent-style-name="Standard" style:list-style-name="L2">
      <style:paragraph-properties fo:text-align="justify" style:justify-single-word="false"/>
      <style:text-properties fo:language="en" fo:country="US"/>
    </style:style>
    <style:style style:name="P226" style:family="paragraph" style:parent-style-name="Standard">
      <style:paragraph-properties fo:text-align="justify" style:justify-single-word="false"/>
      <style:text-properties fo:language="en" fo:country="US" fo:font-style="normal" fo:font-weight="normal" officeooo:paragraph-rsid="00b2caf0" style:font-style-asian="normal" style:font-weight-asian="normal" style:font-style-complex="normal" style:font-weight-complex="normal"/>
    </style:style>
    <style:style style:name="P227" style:family="paragraph" style:parent-style-name="Standard" style:list-style-name="L2">
      <style:paragraph-properties fo:text-align="justify" style:justify-single-word="false"/>
    </style:style>
    <style:style style:name="P228" style:family="paragraph" style:parent-style-name="Standard">
      <style:text-properties fo:font-weight="normal" officeooo:rsid="00c248b5" officeooo:paragraph-rsid="00c248b5" style:font-weight-asian="normal" style:font-weight-complex="normal"/>
    </style:style>
    <style:style style:name="P229" style:family="paragraph" style:parent-style-name="Standard">
      <style:text-properties officeooo:paragraph-rsid="00b2caf0"/>
    </style:style>
    <style:style style:name="P230" style:family="paragraph" style:parent-style-name="Standard">
      <style:text-properties officeooo:paragraph-rsid="00b33cb7"/>
    </style:style>
    <style:style style:name="P231" style:family="paragraph" style:parent-style-name="Standard" style:master-page-name="PreText">
      <style:paragraph-properties fo:text-align="center" style:justify-single-word="false" style:page-number="auto"/>
      <style:text-properties fo:font-size="20pt" style:font-size-asian="20pt" style:font-size-complex="20pt"/>
    </style:style>
    <style:style style:name="T1" style:family="text">
      <style:text-properties fo:font-style="italic" style:font-style-asian="italic" style:font-style-complex="italic"/>
    </style:style>
    <style:style style:name="T2" style:family="text">
      <style:text-properties fo:font-style="italic" officeooo:rsid="00c3d474"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officeooo:rsid="003b923f" style:font-style-asian="normal" style:font-style-complex="normal"/>
    </style:style>
    <style:style style:name="T6" style:family="text">
      <style:text-properties fo:font-style="normal" officeooo:rsid="003c7f35" style:font-style-asian="normal" style:font-style-complex="normal"/>
    </style:style>
    <style:style style:name="T7" style:family="text">
      <style:text-properties fo:font-style="normal" officeooo:rsid="004c7dd6" style:font-style-asian="normal" style:font-style-complex="normal"/>
    </style:style>
    <style:style style:name="T8" style:family="text">
      <style:text-properties fo:font-style="normal" officeooo:rsid="007c5572" style:font-style-asian="normal" style:font-style-complex="normal"/>
    </style:style>
    <style:style style:name="T9" style:family="text">
      <style:text-properties fo:font-style="normal" officeooo:rsid="00c3d474" style:font-style-asian="normal" style:font-style-complex="normal"/>
    </style:style>
    <style:style style:name="T10" style:family="text">
      <style:text-properties fo:font-style="normal" officeooo:rsid="00b2caf0" style:font-style-asian="normal" style:font-style-complex="normal"/>
    </style:style>
    <style:style style:name="T11" style:family="text">
      <style:text-properties fo:font-style="normal" officeooo:rsid="00b33cb7"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style:text-underline-style="none"/>
    </style:style>
    <style:style style:name="T19" style:family="text">
      <style:text-properties style:text-underline-style="none" officeooo:rsid="007fae3d"/>
    </style:style>
    <style:style style:name="T20" style:family="text">
      <style:text-properties style:font-name="Liberation Serif1" fo:language="en" fo:country="US" fo:font-style="normal" fo:font-weight="normal" style:font-style-asian="normal" style:font-weight-asian="normal" style:font-style-complex="normal" style:font-weight-complex="normal"/>
    </style:style>
    <style:style style:name="T21" style:family="text">
      <style:text-properties style:font-name="Liberation Serif" fo:language="en" fo:country="US" fo:font-style="normal" fo:font-weight="normal" style:font-style-asian="normal" style:font-weight-asian="normal" style:font-style-complex="normal" style:font-weight-complex="normal"/>
    </style:style>
    <style:style style:name="T22" style:family="text">
      <style:text-properties style:text-position="super 58%" fo:font-style="normal" style:font-style-asian="normal" style:font-style-complex="normal"/>
    </style:style>
    <style:style style:name="T23" style:family="text">
      <style:text-properties style:text-position="super 58%" officeooo:rsid="0082ca79"/>
    </style:style>
    <style:style style:name="T24" style:family="text">
      <style:text-properties style:text-position="0% 100%"/>
    </style:style>
    <style:style style:name="T25" style:family="text">
      <style:text-properties style:text-position="0% 100%" fo:font-style="normal" style:font-style-asian="normal" style:font-style-complex="normal"/>
    </style:style>
    <style:style style:name="T26" style:family="text">
      <style:text-properties fo:language="en" fo:country="US"/>
    </style:style>
    <style:style style:name="T27" style:family="text">
      <style:text-properties fo:language="en" fo:country="US" fo:font-style="normal" style:font-style-asian="normal" style:font-style-complex="normal"/>
    </style:style>
    <style:style style:name="T28" style:family="text">
      <style:text-properties fo:language="en" fo:country="US" fo:font-style="normal" officeooo:rsid="00270491" style:font-style-asian="normal" style:font-style-complex="normal"/>
    </style:style>
    <style:style style:name="T29" style:family="text">
      <style:text-properties fo:language="en" fo:country="US" fo:font-style="normal" officeooo:rsid="00293da7" style:font-style-asian="normal" style:font-style-complex="normal"/>
    </style:style>
    <style:style style:name="T30" style:family="text">
      <style:text-properties fo:language="en" fo:country="US" fo:font-style="normal" fo:font-weight="bold" style:font-style-asian="normal" style:font-weight-asian="bold" style:font-style-complex="normal" style:font-weight-complex="bold"/>
    </style:style>
    <style:style style:name="T31" style:family="text">
      <style:text-properties fo:language="en" fo:country="US" fo:font-style="normal" fo:font-weight="normal" style:font-style-asian="normal" style:font-weight-asian="normal" style:font-style-complex="normal" style:font-weight-complex="normal"/>
    </style:style>
    <style:style style:name="T32" style:family="text">
      <style:text-properties fo:language="en" fo:country="US" fo:font-style="normal" style:text-underline-style="none" style:font-style-asian="normal" style:font-style-complex="normal"/>
    </style:style>
    <style:style style:name="T33" style:family="text">
      <style:text-properties fo:language="en" fo:country="US" fo:font-style="normal" style:text-underline-style="none" officeooo:rsid="00270491" style:font-style-asian="normal" style:font-style-complex="normal"/>
    </style:style>
    <style:style style:name="T34" style:family="text">
      <style:text-properties fo:language="en" fo:country="US" fo:font-style="normal" style:text-underline-style="none" officeooo:rsid="00273d66" style:font-style-asian="normal" style:font-style-complex="normal"/>
    </style:style>
    <style:style style:name="T35" style:family="text">
      <style:text-properties fo:language="en" fo:country="US" fo:font-style="normal" style:text-underline-style="none" fo:font-weight="bold" officeooo:rsid="00270491" style:font-style-asian="normal" style:font-weight-asian="bold" style:font-style-complex="normal" style:font-weight-complex="bold"/>
    </style:style>
    <style:style style:name="T36" style:family="text">
      <style:text-properties fo:language="en" fo:country="US" fo:font-style="normal" style:text-underline-style="none" fo:font-weight="bold" officeooo:rsid="00aebb34" style:font-style-asian="normal" style:font-weight-asian="bold" style:font-style-complex="normal" style:font-weight-complex="bold"/>
    </style:style>
    <style:style style:name="T37" style:family="text">
      <style:text-properties fo:language="en" fo:country="US" fo:font-weight="bold" style:font-weight-asian="bold" style:font-weight-complex="bold"/>
    </style:style>
    <style:style style:name="T38" style:family="text">
      <style:text-properties fo:language="en" fo:country="US" fo:font-weight="bold" officeooo:rsid="001c9545" style:font-weight-asian="bold" style:font-weight-complex="bold"/>
    </style:style>
    <style:style style:name="T39" style:family="text">
      <style:text-properties fo:language="en" fo:country="US" fo:font-weight="normal" style:font-weight-asian="normal" style:font-weight-complex="normal"/>
    </style:style>
    <style:style style:name="T40" style:family="text">
      <style:text-properties fo:language="en" fo:country="US" fo:font-weight="normal" officeooo:rsid="001e3dfd" style:font-weight-asian="normal" style:font-weight-complex="normal"/>
    </style:style>
    <style:style style:name="T41" style:family="text">
      <style:text-properties fo:language="en" fo:country="US" fo:font-style="italic" fo:font-weight="normal" style:font-style-asian="italic" style:font-weight-asian="normal" style:font-style-complex="italic" style:font-weight-complex="normal"/>
    </style:style>
    <style:style style:name="T42" style:family="text">
      <style:text-properties fo:language="en" fo:country="US" fo:font-style="italic" officeooo:rsid="00af412e" style:font-style-asian="italic" style:font-style-complex="italic"/>
    </style:style>
    <style:style style:name="T43" style:family="text">
      <style:text-properties fo:language="en" fo:country="US" officeooo:rsid="001c9545"/>
    </style:style>
    <style:style style:name="T44" style:family="text">
      <style:text-properties fo:language="en" fo:country="US" officeooo:rsid="00294bcc"/>
    </style:style>
    <style:style style:name="T45" style:family="text">
      <style:text-properties fo:language="en" fo:country="US" officeooo:rsid="00af412e"/>
    </style:style>
    <style:style style:name="T46" style:family="text">
      <style:text-properties officeooo:rsid="000d72fc"/>
    </style:style>
    <style:style style:name="T47" style:family="text">
      <style:text-properties officeooo:rsid="000f834e"/>
    </style:style>
    <style:style style:name="T48" style:family="text">
      <style:text-properties officeooo:rsid="001109bb"/>
    </style:style>
    <style:style style:name="T49" style:family="text">
      <style:text-properties officeooo:rsid="001457f3"/>
    </style:style>
    <style:style style:name="T50" style:family="text">
      <style:text-properties officeooo:rsid="00156583"/>
    </style:style>
    <style:style style:name="T51" style:family="text">
      <style:text-properties officeooo:rsid="002025bf"/>
    </style:style>
    <style:style style:name="T52" style:family="text">
      <style:text-properties officeooo:rsid="002183a7"/>
    </style:style>
    <style:style style:name="T53" style:family="text">
      <style:text-properties officeooo:rsid="00254645"/>
    </style:style>
    <style:style style:name="T54" style:family="text">
      <style:text-properties officeooo:rsid="00270491"/>
    </style:style>
    <style:style style:name="T55" style:family="text">
      <style:text-properties officeooo:rsid="002a0bf9"/>
    </style:style>
    <style:style style:name="T56" style:family="text">
      <style:text-properties officeooo:rsid="002bdafd"/>
    </style:style>
    <style:style style:name="T57" style:family="text">
      <style:text-properties officeooo:rsid="002d8c64"/>
    </style:style>
    <style:style style:name="T58" style:family="text">
      <style:text-properties officeooo:rsid="002fa3c9"/>
    </style:style>
    <style:style style:name="T59" style:family="text">
      <style:text-properties officeooo:rsid="0031dda4"/>
    </style:style>
    <style:style style:name="T60" style:family="text">
      <style:text-properties officeooo:rsid="0032fab8"/>
    </style:style>
    <style:style style:name="T61" style:family="text">
      <style:text-properties officeooo:rsid="003409a3"/>
    </style:style>
    <style:style style:name="T62" style:family="text">
      <style:text-properties officeooo:rsid="003606e6"/>
    </style:style>
    <style:style style:name="T63" style:family="text">
      <style:text-properties officeooo:rsid="003766e0"/>
    </style:style>
    <style:style style:name="T64" style:family="text">
      <style:text-properties officeooo:rsid="003b923f"/>
    </style:style>
    <style:style style:name="T65" style:family="text">
      <style:text-properties officeooo:rsid="003e3409"/>
    </style:style>
    <style:style style:name="T66" style:family="text">
      <style:text-properties officeooo:rsid="003eb0c8"/>
    </style:style>
    <style:style style:name="T67" style:family="text">
      <style:text-properties officeooo:rsid="004120c8"/>
    </style:style>
    <style:style style:name="T68" style:family="text">
      <style:text-properties officeooo:rsid="00452722"/>
    </style:style>
    <style:style style:name="T69" style:family="text">
      <style:text-properties officeooo:rsid="00454b5a"/>
    </style:style>
    <style:style style:name="T70" style:family="text">
      <style:text-properties officeooo:rsid="0046dc08"/>
    </style:style>
    <style:style style:name="T71" style:family="text">
      <style:text-properties officeooo:rsid="0048c35e"/>
    </style:style>
    <style:style style:name="T72" style:family="text">
      <style:text-properties officeooo:rsid="004bb447"/>
    </style:style>
    <style:style style:name="T73" style:family="text">
      <style:text-properties officeooo:rsid="004c7dd6"/>
    </style:style>
    <style:style style:name="T74" style:family="text">
      <style:text-properties officeooo:rsid="004ede03"/>
    </style:style>
    <style:style style:name="T75" style:family="text">
      <style:text-properties officeooo:rsid="0051044d"/>
    </style:style>
    <style:style style:name="T76" style:family="text">
      <style:text-properties officeooo:rsid="0052e02a"/>
    </style:style>
    <style:style style:name="T77" style:family="text">
      <style:text-properties officeooo:rsid="00547eae"/>
    </style:style>
    <style:style style:name="T78" style:family="text">
      <style:text-properties officeooo:rsid="00565ebb"/>
    </style:style>
    <style:style style:name="T79" style:family="text">
      <style:text-properties officeooo:rsid="0059aa5c"/>
    </style:style>
    <style:style style:name="T80" style:family="text">
      <style:text-properties officeooo:rsid="005aedcb"/>
    </style:style>
    <style:style style:name="T81" style:family="text">
      <style:text-properties officeooo:rsid="005c0e16"/>
    </style:style>
    <style:style style:name="T82" style:family="text">
      <style:text-properties officeooo:rsid="005e27de"/>
    </style:style>
    <style:style style:name="T83" style:family="text">
      <style:text-properties officeooo:rsid="005f51d5"/>
    </style:style>
    <style:style style:name="T84" style:family="text">
      <style:text-properties officeooo:rsid="006d3e22"/>
    </style:style>
    <style:style style:name="T85" style:family="text">
      <style:text-properties officeooo:rsid="006f1e8f"/>
    </style:style>
    <style:style style:name="T86" style:family="text">
      <style:text-properties officeooo:rsid="006f67a7"/>
    </style:style>
    <style:style style:name="T87" style:family="text">
      <style:text-properties officeooo:rsid="0072d0f3"/>
    </style:style>
    <style:style style:name="T88" style:family="text">
      <style:text-properties officeooo:rsid="0074158e"/>
    </style:style>
    <style:style style:name="T89" style:family="text">
      <style:text-properties officeooo:rsid="00767b1b"/>
    </style:style>
    <style:style style:name="T90" style:family="text">
      <style:text-properties officeooo:rsid="007692c2"/>
    </style:style>
    <style:style style:name="T91" style:family="text">
      <style:text-properties officeooo:rsid="00799c6f"/>
    </style:style>
    <style:style style:name="T92" style:family="text">
      <style:text-properties officeooo:rsid="007b432b"/>
    </style:style>
    <style:style style:name="T93" style:family="text">
      <style:text-properties officeooo:rsid="007c0ccb"/>
    </style:style>
    <style:style style:name="T94" style:family="text">
      <style:text-properties officeooo:rsid="007c5572"/>
    </style:style>
    <style:style style:name="T95" style:family="text">
      <style:text-properties officeooo:rsid="007d0f1b"/>
    </style:style>
    <style:style style:name="T96" style:family="text">
      <style:text-properties officeooo:rsid="007f35cf"/>
    </style:style>
    <style:style style:name="T97" style:family="text">
      <style:text-properties officeooo:rsid="007fae3d"/>
    </style:style>
    <style:style style:name="T98" style:family="text">
      <style:text-properties officeooo:rsid="00805d69"/>
    </style:style>
    <style:style style:name="T99" style:family="text">
      <style:text-properties officeooo:rsid="00819288"/>
    </style:style>
    <style:style style:name="T100" style:family="text">
      <style:text-properties officeooo:rsid="00840c9b"/>
    </style:style>
    <style:style style:name="T101" style:family="text">
      <style:text-properties officeooo:rsid="0085ac18"/>
    </style:style>
    <style:style style:name="T102" style:family="text">
      <style:text-properties officeooo:rsid="008ee61b"/>
    </style:style>
    <style:style style:name="T103" style:family="text">
      <style:text-properties officeooo:rsid="009184cc"/>
    </style:style>
    <style:style style:name="T104" style:family="text">
      <style:text-properties officeooo:rsid="009919e1"/>
    </style:style>
    <style:style style:name="T105" style:family="text">
      <style:text-properties officeooo:rsid="009b21e3"/>
    </style:style>
    <style:style style:name="T106" style:family="text">
      <style:text-properties officeooo:rsid="009c1904"/>
    </style:style>
    <style:style style:name="T107" style:family="text">
      <style:text-properties officeooo:rsid="00a14bd8"/>
    </style:style>
    <style:style style:name="T108" style:family="text">
      <style:text-properties officeooo:rsid="00a46608"/>
    </style:style>
    <style:style style:name="T109" style:family="text">
      <style:text-properties officeooo:rsid="00a5cd0c"/>
    </style:style>
    <style:style style:name="T110" style:family="text">
      <style:text-properties officeooo:rsid="00a7bff6"/>
    </style:style>
    <style:style style:name="T111" style:family="text">
      <style:text-properties officeooo:rsid="00abafb5"/>
    </style:style>
    <style:style style:name="T112" style:family="text">
      <style:text-properties officeooo:rsid="00ad7558"/>
    </style:style>
    <style:style style:name="T113" style:family="text">
      <style:text-properties officeooo:rsid="00b1c38c"/>
    </style:style>
    <style:style style:name="T114" style:family="text">
      <style:text-properties officeooo:rsid="00b2b9ad"/>
    </style:style>
    <style:style style:name="T115" style:family="text">
      <style:text-properties officeooo:rsid="00c70f92"/>
    </style:style>
    <style:style style:name="T116" style:family="text">
      <style:text-properties fo:font-size="12pt" style:font-size-asian="12pt" style:font-size-complex="12pt"/>
    </style:style>
    <style:style style:name="T117" style:family="text">
      <style:text-properties fo:font-size="12pt" officeooo:rsid="00b2b9ad" style:font-size-asian="12pt" style:font-size-complex="12pt"/>
    </style:style>
    <style:style style:name="T118" style:family="text">
      <style:text-properties officeooo:rsid="00b2caf0"/>
    </style:style>
    <style:style style:name="T119" style:family="text">
      <style:text-properties officeooo:rsid="00c3d474"/>
    </style:style>
    <style:style style:name="T120" style:family="text">
      <style:text-properties officeooo:rsid="00b33cb7"/>
    </style:style>
    <style:style style:name="T121" style:family="text">
      <style:text-properties officeooo:rsid="00b34f6a"/>
    </style:style>
    <style:style style:name="T122" style:family="text">
      <style:text-properties officeooo:rsid="00b38f0f"/>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a"/>
        <text:sequence-decl text:display-outline-level="0" text:name="Equação"/>
      </text:sequence-decls>
      <text:p text:style-name="P216">Basic Small Messages Protocol</text:p>
      <text:p text:style-name="P18">(<text:span text:style-name="T46">BSMP</text:span>)</text:p>
      <text:p text:style-name="P11"/>
      <text:p text:style-name="P11"/>
      <text:p text:style-name="P11"/>
      <text:p text:style-name="P11"/>
      <text:p text:style-name="P11"/>
      <text:p text:style-name="P11"/>
      <text:p text:style-name="P11"/>
      <text:p text:style-name="P12"/>
      <text:p text:style-name="P12">Version <text:span text:style-name="T46">2</text:span>.<text:span text:style-name="T114">3</text:span>0</text:p>
      <text:p text:style-name="P12"><text:s text:c="2"/><text:span text:style-name="T114">June</text:span> <text:span text:style-name="T114">05</text:span><text:span text:style-name="T23">h</text:span><text:span text:style-name="T24">,</text:span> 201<text:span text:style-name="T114">8</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Bruno Martins</text:p>
      <text:p text:style-name="P12">bruno.martins@lnls.br</text:p>
      <text:p text:style-name="P12">Controls Group</text:p>
      <text:p text:style-name="P217">Revision History</text:p>
      <table:table table:name="Table56" table:style-name="Table56">
        <table:table-column table:style-name="Table56.A"/>
        <table:table-column table:style-name="Table56.B"/>
        <table:table-row>
          <table:table-cell table:style-name="Table56.A1" office:value-type="string">
            <text:p text:style-name="P8">Revision</text:p>
          </table:table-cell>
          <table:table-cell table:style-name="Table56.B1" office:value-type="string">
            <text:p text:style-name="P8">Changes</text:p>
          </table:table-cell>
        </table:table-row>
        <table:table-row>
          <table:table-cell table:style-name="Table56.A2" office:value-type="string">
            <text:p text:style-name="P228">2.30</text:p>
            <text:p text:style-name="P228">0<text:span text:style-name="T115">5/</text:span>06/2018</text:p>
          </table:table-cell>
          <table:table-cell table:style-name="Table56.B2" office:value-type="string">
            <text:list xml:id="list9020436711963207548" text:style-name="L3">
              <text:list-item>
                <text:p text:style-name="P222"><text:span text:style-name="T114">New input and output size for Function entity</text:span>. </text:p>
              </text:list-item>
              <text:list-item>
                <text:p text:style-name="P223"><text:span text:style-name="T117">Structural change on </text:span><text:span text:style-name="T116"><text:s/></text:span><text:span text:style-name="T116"><text:bookmark-ref text:reference-format="text" text:ref-name="__RefHeading__135469_1173055951">(0x0D) List of Functions</text:bookmark-ref></text:span><text:span text:style-name="T116"> </text:span><text:span text:style-name="T117">command in order to comply with abovementioned Function entity.</text:span></text:p>
              </text:list-item>
              <text:list-item>
                <text:p text:style-name="P222"><text:span text:style-name="T117">Data pointer for variables is now declared as “volatile”.</text:span></text:p>
              </text:list-item>
            </text:list>
          </table:table-cell>
        </table:table-row>
        <table:table-row>
          <table:table-cell table:style-name="Table56.A2" office:value-type="string">
            <text:p text:style-name="P16">2.<text:span text:style-name="T111">2</text:span>0</text:p>
            <text:p text:style-name="P17">02/25/2016</text:p>
          </table:table-cell>
          <table:table-cell table:style-name="Table56.B2" office:value-type="string">
            <text:list xml:id="list5851566068585768519" text:style-name="L1">
              <text:list-item>
                <text:p text:style-name="P218">Prevent writing operations on a read-only curve.</text:p>
              </text:list-item>
              <text:list-item>
                <text:p text:style-name="P219">Values of variables, curves or functions do not need to be in big-endian order.</text:p>
              </text:list-item>
            </text:list>
          </table:table-cell>
        </table:table-row>
        <table:table-row>
          <table:table-cell table:style-name="Table56.A2" office:value-type="string">
            <text:p text:style-name="P15">2.10</text:p>
            <text:p text:style-name="P15">08/09/2014</text:p>
          </table:table-cell>
          <table:table-cell table:style-name="Table56.B2" office:value-type="string">
            <text:list xml:id="list121649161412662" text:continue-numbering="true" text:style-name="L1">
              <text:list-item>
                <text:p text:style-name="P220">Add a new error code: <text:bookmark-ref text:reference-format="text" text:ref-name="__RefHeading__28552_1596408913">(0xE8) Resource Busy</text:bookmark-ref>.</text:p>
              </text:list-item>
            </text:list>
          </table:table-cell>
        </table:table-row>
        <table:table-row>
          <table:table-cell table:style-name="Table56.A2" office:value-type="string">
            <text:p text:style-name="P13"><text:span text:style-name="T47">2</text:span>.00</text:p>
            <text:p text:style-name="P13"><text:span text:style-name="T47">02</text:span>/<text:span text:style-name="T47">12</text:span>/201<text:span text:style-name="T47">4</text:span></text:p>
          </table:table-cell>
          <table:table-cell table:style-name="Table56.B2" office:value-type="string">
            <text:list xml:id="list121648975748437" text:continue-numbering="true" text:style-name="L1">
              <text:list-item>
                <text:p text:style-name="P221">Change the name of the protocol.</text:p>
                <text:list>
                  <text:list-item>
                    <text:p text:style-name="P221">Was: Sirius Low Level Protocol (SLLP).</text:p>
                  </text:list-item>
                </text:list>
              </text:list-item>
            </text:list>
          </table:table-cell>
        </table:table-row>
        <table:table-row>
          <table:table-cell table:style-name="Table56.A2" office:value-type="string">
            <text:p text:style-name="P14">2.00-rc2</text:p>
            <text:p text:style-name="P14">01/24/2014</text:p>
          </table:table-cell>
          <table:table-cell table:style-name="Table56.B2" office:value-type="string">
            <text:list xml:id="list121649666695581" text:continue-numbering="true" text:style-name="L1">
              <text:list-item>
                <text:p text:style-name="P221">Add the possibility of a Curve block contain less than SBLOCK bytes of data.</text:p>
              </text:list-item>
            </text:list>
          </table:table-cell>
        </table:table-row>
        <table:table-row>
          <table:table-cell table:style-name="Table56.A2" office:value-type="string">
            <text:p text:style-name="P14">2.00-rc1</text:p>
            <text:p text:style-name="P14">01/23/2014</text:p>
          </table:table-cell>
          <table:table-cell table:style-name="Table56.B2" office:value-type="string">
            <text:list xml:id="list121648852484756" text:continue-numbering="true" text:style-name="L1">
              <text:list-item>
                <text:p text:style-name="P221">First release candidate.</text:p>
              </text:list-item>
            </text:list>
          </table:table-cell>
        </table:table-row>
      </table:table>
      <text:p text:style-name="P12"/>
      <text:p text:style-name="P42"/>
      <text:p text:style-name="P231"/>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ex</text:p>
          </text:index-title>
          <text:p text:style-name="P171"><text:a xlink:type="simple" xlink:href="#__RefHeading__27050_1226652910" text:style-name="Index_20_Link" text:visited-style-name="Index_20_Link">1 <text:s text:c="2"/>Introduction<text:tab/>1</text:a></text:p>
          <text:p text:style-name="P171"><text:a xlink:type="simple" xlink:href="#__RefHeading__23981_988024363" text:style-name="Index_20_Link" text:visited-style-name="Index_20_Link">2 <text:s text:c="2"/>Transport Layer<text:tab/>2</text:a></text:p>
          <text:p text:style-name="P172"><text:a xlink:type="simple" xlink:href="#__RefHeading__10255_1658628928" text:style-name="Index_20_Link" text:visited-style-name="Index_20_Link">2.1 <text:s text:c="2"/>Addressing<text:tab/>2</text:a></text:p>
          <text:p text:style-name="P172"><text:a xlink:type="simple" xlink:href="#__RefHeading__10257_1658628928" text:style-name="Index_20_Link" text:visited-style-name="Index_20_Link">2.2 <text:s text:c="2"/>Multicast groups<text:tab/>2</text:a></text:p>
          <text:p text:style-name="P171"><text:a xlink:type="simple" xlink:href="#__RefHeading__4499_745631282" text:style-name="Index_20_Link" text:visited-style-name="Index_20_Link">3 <text:s text:c="2"/>Application Layer<text:tab/>3</text:a></text:p>
          <text:p text:style-name="P172"><text:a xlink:type="simple" xlink:href="#__RefHeading__4988_1173055951" text:style-name="Index_20_Link" text:visited-style-name="Index_20_Link">3.1 <text:s text:c="2"/>Concepts<text:tab/>3</text:a></text:p>
          <text:p text:style-name="P173"><text:a xlink:type="simple" xlink:href="#__RefHeading__60746_1658628928" text:style-name="Index_20_Link" text:visited-style-name="Index_20_Link">3.1.1 <text:s text:c="2"/>Network, Message, Command, Master and Node (or Slave)<text:tab/>3</text:a></text:p>
          <text:p text:style-name="P173"><text:a xlink:type="simple" xlink:href="#__RefHeading__4990_1173055951" text:style-name="Index_20_Link" text:visited-style-name="Index_20_Link">3.1.2 <text:s text:c="2"/>Protocol Type<text:tab/>3</text:a></text:p>
          <text:p text:style-name="P173"><text:a xlink:type="simple" xlink:href="#__RefHeading__60750_1658628928" text:style-name="Index_20_Link" text:visited-style-name="Index_20_Link">3.1.3 <text:s text:c="2"/>Message Structure<text:tab/>3</text:a></text:p>
          <text:p text:style-name="P172"><text:a xlink:type="simple" xlink:href="#__RefHeading__202321_1173055951" text:style-name="Index_20_Link" text:visited-style-name="Index_20_Link">3.2 <text:s text:c="2"/>Entities<text:tab/>4</text:a></text:p>
          <text:p text:style-name="P173"><text:a xlink:type="simple" xlink:href="#__RefHeading__202323_1173055951" text:style-name="Index_20_Link" text:visited-style-name="Index_20_Link">3.2.1 <text:s text:c="2"/>Variable<text:tab/>4</text:a></text:p>
          <text:p text:style-name="P173"><text:a xlink:type="simple" xlink:href="#__RefHeading__14715_1226652910" text:style-name="Index_20_Link" text:visited-style-name="Index_20_Link">3.2.2 <text:s text:c="2"/>Group of Variables<text:tab/>5</text:a></text:p>
          <text:p text:style-name="P173"><text:a xlink:type="simple" xlink:href="#__RefHeading__20082_842766387" text:style-name="Index_20_Link" text:visited-style-name="Index_20_Link">3.2.3 <text:s text:c="2"/>Curve<text:tab/>5</text:a></text:p>
          <text:p text:style-name="P173"><text:a xlink:type="simple" xlink:href="#__RefHeading__4992_1173055951" text:style-name="Index_20_Link" text:visited-style-name="Index_20_Link">3.2.4 <text:s text:c="2"/>Function<text:tab/>6</text:a></text:p>
          <text:p text:style-name="P172"><text:a xlink:type="simple" xlink:href="#__RefHeading__32_1901839278" text:style-name="Index_20_Link" text:visited-style-name="Index_20_Link">3.3 <text:s text:c="2"/>Protocol Commands<text:tab/>6</text:a></text:p>
          <text:p text:style-name="P172"><text:a xlink:type="simple" xlink:href="#__RefHeading__202325_1173055951" text:style-name="Index_20_Link" text:visited-style-name="Index_20_Link">3.4 <text:s text:c="2"/>(0x0_) Query commands<text:tab/>8</text:a></text:p>
          <text:p text:style-name="P173"><text:a xlink:type="simple" xlink:href="#__RefHeading__27936_1332238884" text:style-name="Index_20_Link" text:visited-style-name="Index_20_Link">3.4.1 <text:s text:c="2"/>(0x00) Query Protocol Version<text:tab/>8</text:a></text:p>
          <text:p text:style-name="P173"><text:a xlink:type="simple" xlink:href="#__RefHeading__27938_1332238884" text:style-name="Index_20_Link" text:visited-style-name="Index_20_Link">3.4.2 <text:s text:c="2"/>(0x01) Protocol Version<text:tab/>8</text:a></text:p>
          <text:p text:style-name="P173"><text:a xlink:type="simple" xlink:href="#__RefHeading__27060_1226652910" text:style-name="Index_20_Link" text:visited-style-name="Index_20_Link">3.4.3 <text:s text:c="2"/>(0x02) Query List of Variables<text:tab/>8</text:a></text:p>
          <text:p text:style-name="P173"><text:a xlink:type="simple" xlink:href="#__RefHeading__7589_1226652910" text:style-name="Index_20_Link" text:visited-style-name="Index_20_Link">3.4.4 <text:s text:c="2"/>(0x03) List of Variables<text:tab/>9</text:a></text:p>
          <text:p text:style-name="P173"><text:a xlink:type="simple" xlink:href="#__RefHeading__27062_1226652910" text:style-name="Index_20_Link" text:visited-style-name="Index_20_Link">3.4.5 <text:s text:c="2"/>(0x04) Query List of Group of Variables<text:tab/>9</text:a></text:p>
          <text:p text:style-name="P173"><text:a xlink:type="simple" xlink:href="#__RefHeading__7933_1226652910" text:style-name="Index_20_Link" text:visited-style-name="Index_20_Link">3.4.6 <text:s text:c="2"/>(0x05) List of Group of Variables<text:tab/>10</text:a></text:p>
          <text:p text:style-name="P173"><text:a xlink:type="simple" xlink:href="#__RefHeading__35151_575392633" text:style-name="Index_20_Link" text:visited-style-name="Index_20_Link">3.4.7 <text:s text:c="2"/>(0x06) Query Group of Variables<text:tab/>10</text:a></text:p>
          <text:p text:style-name="P173"><text:a xlink:type="simple" xlink:href="#__RefHeading__8930_1226652910" text:style-name="Index_20_Link" text:visited-style-name="Index_20_Link">3.4.8 <text:s text:c="2"/>(0x07) Group of Variables<text:tab/>11</text:a></text:p>
          <text:p text:style-name="P173"><text:a xlink:type="simple" xlink:href="#__RefHeading__10441_2081230768" text:style-name="Index_20_Link" text:visited-style-name="Index_20_Link">3.4.9 <text:s text:c="2"/>(0x08) Query List of Curves<text:tab/>11</text:a></text:p>
          <text:p text:style-name="P173"><text:a xlink:type="simple" xlink:href="#__RefHeading__7589_12266529101" text:style-name="Index_20_Link" text:visited-style-name="Index_20_Link">3.4.10 <text:s text:c="2"/>(0x09) List of Curves<text:tab/>12</text:a></text:p>
          <text:p text:style-name="P173"><text:a xlink:type="simple" xlink:href="#__RefHeading__9658_1835405200" text:style-name="Index_20_Link" text:visited-style-name="Index_20_Link">3.4.11 <text:s text:c="2"/>(0x0A) Query Curve Checksum<text:tab/>12</text:a></text:p>
          <text:p text:style-name="P173"><text:a xlink:type="simple" xlink:href="#__RefHeading__9878_2051279693" text:style-name="Index_20_Link" text:visited-style-name="Index_20_Link">3.4.12 <text:s text:c="2"/>(0x0B)</text:a><text:a xlink:type="simple" xlink:href="#__RefHeading__9878_2051279693" text:style-name="Index_20_Link" text:visited-style-name="Index_20_Link"><text:span text:style-name="T1"> </text:span></text:a><text:a xlink:type="simple" xlink:href="#__RefHeading__9878_2051279693" text:style-name="Index_20_Link" text:visited-style-name="Index_20_Link">Curve Checksum<text:tab/>13</text:a></text:p>
          <text:p text:style-name="P173"><text:a xlink:type="simple" xlink:href="#__RefHeading__152818_1173055951" text:style-name="Index_20_Link" text:visited-style-name="Index_20_Link">3.4.13 <text:s text:c="2"/>(0x0C) Query List of Functions<text:tab/>13</text:a></text:p>
          <text:p text:style-name="P173"><text:a xlink:type="simple" xlink:href="#__RefHeading__135469_1173055951" text:style-name="Index_20_Link" text:visited-style-name="Index_20_Link">3.4.14 <text:s text:c="2"/>(0x0D) List of Functions<text:tab/>14</text:a></text:p>
          <text:p text:style-name="P172"><text:a xlink:type="simple" xlink:href="#__RefHeading__202327_1173055951" text:style-name="Index_20_Link" text:visited-style-name="Index_20_Link">3.5 <text:s text:c="2"/>(0x1_) Reading Commands<text:tab/>15</text:a></text:p>
          <text:p text:style-name="P173"><text:a xlink:type="simple" xlink:href="#__RefHeading__27066_1226652910" text:style-name="Index_20_Link" text:visited-style-name="Index_20_Link">3.5.1 <text:s text:c="2"/>(0x10) Read Variable<text:tab/>15</text:a></text:p>
          <text:p text:style-name="P173"><text:a xlink:type="simple" xlink:href="#__RefHeading__3818_1226652910" text:style-name="Index_20_Link" text:visited-style-name="Index_20_Link">3.5.2 <text:s text:c="2"/>(0x11) Variable's Value<text:tab/>15</text:a></text:p>
          <text:p text:style-name="P173"><text:a xlink:type="simple" xlink:href="#__RefHeading__27068_1226652910" text:style-name="Index_20_Link" text:visited-style-name="Index_20_Link">3.5.3 <text:s text:c="2"/>(0x12) Read Group of Variables<text:tab/>16</text:a></text:p>
          <text:p text:style-name="P173"><text:a xlink:type="simple" xlink:href="#__RefHeading__6605_1226652910" text:style-name="Index_20_Link" text:visited-style-name="Index_20_Link">3.5.4 <text:s text:c="2"/>(0x13) Group of Variables' Values<text:tab/>16</text:a></text:p>
          <text:p text:style-name="P172"><text:a xlink:type="simple" xlink:href="#__RefHeading__27070_1226652910" text:style-name="Index_20_Link" text:visited-style-name="Index_20_Link">3.6 <text:s text:c="2"/>(0x2_) Writing Commands<text:tab/>17</text:a></text:p>
          <text:p text:style-name="P173"><text:a xlink:type="simple" xlink:href="#__RefHeading__27072_1226652910" text:style-name="Index_20_Link" text:visited-style-name="Index_20_Link">3.6.1 <text:s text:c="2"/>(0x20) Write Variable<text:tab/>17</text:a></text:p>
          <text:p text:style-name="P173"><text:a xlink:type="simple" xlink:href="#__RefHeading__27074_1226652910" text:style-name="Index_20_Link" text:visited-style-name="Index_20_Link">3.6.2 <text:s text:c="2"/>(0x22) Write Group of Variables<text:tab/>18</text:a></text:p>
          <text:p text:style-name="P173"><text:a xlink:type="simple" xlink:href="#__RefHeading__19654_1488820658" text:style-name="Index_20_Link" text:visited-style-name="Index_20_Link">3.6.3 <text:s text:c="2"/>(0x24) Binary Operation in a Variable<text:tab/>19</text:a></text:p>
          <text:p text:style-name="P173"><text:a xlink:type="simple" xlink:href="#__RefHeading__27074_12266529101" text:style-name="Index_20_Link" text:visited-style-name="Index_20_Link">3.6.4 <text:s text:c="2"/>(0x26) Binary Operation in a Group<text:tab/>20</text:a></text:p>
          <text:p text:style-name="P173"><text:a xlink:type="simple" xlink:href="#__RefHeading__29844_1332238884" text:style-name="Index_20_Link" text:visited-style-name="Index_20_Link">3.6.5 <text:s text:c="2"/>(0x28) Write and Read Variables<text:tab/>21</text:a></text:p>
          <text:p text:style-name="P172"><text:a xlink:type="simple" xlink:href="#__RefHeading__27076_1226652910" text:style-name="Index_20_Link" text:visited-style-name="Index_20_Link">3.7 <text:s text:c="2"/>(0x3_) Group of Variables' Manipulation Commands<text:tab/>22</text:a></text:p>
          <text:p text:style-name="P173"><text:a xlink:type="simple" xlink:href="#__RefHeading__27080_1226652910" text:style-name="Index_20_Link" text:visited-style-name="Index_20_Link">3.7.1 <text:s text:c="2"/>(0x30) Create Group of Variables<text:tab/>22</text:a></text:p>
          <text:p text:style-name="P173"><text:a xlink:type="simple" xlink:href="#__RefHeading__27082_1226652910" text:style-name="Index_20_Link" text:visited-style-name="Index_20_Link">3.7.2 <text:s text:c="2"/>(0x32) Remove all Groups of Variables<text:tab/>22</text:a></text:p>
          <text:p text:style-name="P172"><text:a xlink:type="simple" xlink:href="#__RefHeading__27092_1226652910" text:style-name="Index_20_Link" text:visited-style-name="Index_20_Link">3.8 <text:s text:c="2"/>(0x4_) Curve Transfer Commands<text:tab/>23</text:a></text:p>
          <text:p text:style-name="P173"><text:soft-page-break/><text:a xlink:type="simple" xlink:href="#__RefHeading__20086_842766387" text:style-name="Index_20_Link" text:visited-style-name="Index_20_Link">3.8.1 <text:s text:c="2"/>(0x40) Request Curve Block<text:tab/>23</text:a></text:p>
          <text:p text:style-name="P173"><text:a xlink:type="simple" xlink:href="#__RefHeading__20088_842766387" text:style-name="Index_20_Link" text:visited-style-name="Index_20_Link">3.8.2 <text:s text:c="2"/>(0x41) Curve Block<text:tab/>24</text:a></text:p>
          <text:p text:style-name="P173"><text:a xlink:type="simple" xlink:href="#__RefHeading__8025_1669831766" text:style-name="Index_20_Link" text:visited-style-name="Index_20_Link">3.8.3 <text:s text:c="2"/>(0x42) Recalculate Curve Checksum<text:tab/>25</text:a></text:p>
          <text:p text:style-name="P172"><text:a xlink:type="simple" xlink:href="#__RefHeading__202331_1173055951" text:style-name="Index_20_Link" text:visited-style-name="Index_20_Link">3.9 <text:s text:c="2"/>(0x5_) Function Execution Commands<text:tab/>26</text:a></text:p>
          <text:p text:style-name="P173"><text:a xlink:type="simple" xlink:href="#__RefHeading__202333_1173055951" text:style-name="Index_20_Link" text:visited-style-name="Index_20_Link">3.9.1 <text:s text:c="2"/>(0x50) Execute Function<text:tab/>26</text:a></text:p>
          <text:p text:style-name="P173"><text:a xlink:type="simple" xlink:href="#__RefHeading__194221_1173055951" text:style-name="Index_20_Link" text:visited-style-name="Index_20_Link">3.9.2 <text:s text:c="2"/>(0x51) Function Return<text:tab/>27</text:a></text:p>
          <text:p text:style-name="P173"><text:a xlink:type="simple" xlink:href="#__RefHeading__202335_1173055951" text:style-name="Index_20_Link" text:visited-style-name="Index_20_Link">3.9.3 <text:s text:c="2"/>(0x53) Function Error<text:tab/>27</text:a></text:p>
          <text:p text:style-name="P172"><text:a xlink:type="simple" xlink:href="#__RefHeading__27094_1226652910" text:style-name="Index_20_Link" text:visited-style-name="Index_20_Link">3.10 <text:s text:c="2"/>(0xE_) Error Commands<text:tab/>28</text:a></text:p>
          <text:p text:style-name="P173"><text:a xlink:type="simple" xlink:href="#__RefHeading__60240_1658628928" text:style-name="Index_20_Link" text:visited-style-name="Index_20_Link">3.10.1 <text:s text:c="2"/>(0xE0) OK<text:tab/>28</text:a></text:p>
          <text:p text:style-name="P173"><text:a xlink:type="simple" xlink:href="#__RefHeading__7350_429950387" text:style-name="Index_20_Link" text:visited-style-name="Index_20_Link">3.10.2 <text:s text:c="2"/>(0xE1) Malformed Message<text:tab/>28</text:a></text:p>
          <text:p text:style-name="P173"><text:a xlink:type="simple" xlink:href="#__RefHeading__23983_988024363" text:style-name="Index_20_Link" text:visited-style-name="Index_20_Link">3.10.3 <text:s text:c="2"/>(0xE2) Operation not supported<text:tab/>28</text:a></text:p>
          <text:p text:style-name="P173"><text:a xlink:type="simple" xlink:href="#__RefHeading__11747_1226652910" text:style-name="Index_20_Link" text:visited-style-name="Index_20_Link">3.10.4 <text:s text:c="2"/>(0xE3) Invalid ID<text:tab/>28</text:a></text:p>
          <text:p text:style-name="P173"><text:a xlink:type="simple" xlink:href="#__RefHeading__44606_842766387" text:style-name="Index_20_Link" text:visited-style-name="Index_20_Link">3.10.5 <text:s text:c="2"/>(0xE4) Invalid Value<text:tab/>29</text:a></text:p>
          <text:p text:style-name="P173"><text:a xlink:type="simple" xlink:href="#__RefHeading__44330_842766387" text:style-name="Index_20_Link" text:visited-style-name="Index_20_Link">3.10.6 <text:s text:c="2"/>(0xE5) Invalid Payload Size<text:tab/>29</text:a></text:p>
          <text:p text:style-name="P173"><text:a xlink:type="simple" xlink:href="#__RefHeading__5573_1542171067" text:style-name="Index_20_Link" text:visited-style-name="Index_20_Link">3.10.7 <text:s text:c="2"/>(0xE6) Read-Only<text:tab/>29</text:a></text:p>
          <text:p text:style-name="P173"><text:a xlink:type="simple" xlink:href="#__RefHeading__23985_988024363" text:style-name="Index_20_Link" text:visited-style-name="Index_20_Link">3.10.8 <text:s text:c="2"/>(0xE7) Insufficient Memory<text:tab/>29</text:a></text:p>
          <text:p text:style-name="P173"><text:a xlink:type="simple" xlink:href="#__RefHeading__28552_1596408913" text:style-name="Index_20_Link" text:visited-style-name="Index_20_Link">3.10.9 <text:s text:c="2"/>(0xE8) Resource Busy<text:tab/>29</text:a></text:p>
        </text:index-body>
      </text:table-of-content>
      <text:p text:style-name="P12"/>
      <text:h text:style-name="P184" text:outline-level="1" text:is-list-header="true"/>
      <text:h text:style-name="P185" text:outline-level="1"><text:bookmark-start text:name="__RefHeading__27050_1226652910"/>Introduction<text:bookmark-end text:name="__RefHeading__27050_1226652910"/></text:h>
      <text:p text:style-name="Standard"/>
      <text:p text:style-name="P21"><text:tab/>In order to standardize all communications between equipment developed for the Sirius project and connected to the Controls Networ<text:span text:style-name="T48">k</text:span>, a common <text:span text:style-name="T48">communication </text:span>protocol was created. The protocol was named <text:span text:style-name="T48">Basic Small Messages Protocol</text:span> – <text:span text:style-name="T48">BSMP</text:span>. This protocol describes two layers: transport and application. Those layers are independent from one another.</text:p>
      <text:p text:style-name="P21"/>
      <text:p text:style-name="P21"><text:tab/>The Sirius' Controls Network is <text:span text:style-name="T49">composed of</text:span> Ethernet and RS485 networks. The devices residing in the lowest levels of the hierarchy will communicate over RS485 with Single Board Computers (SBC). The SBC's, in turn, will communicate with the computers in the higher level of the hierarchy through Ethernet, therefore having a role of a gateway between Ethernet and RS485 <text:span text:style-name="T50">networks</text:span>.</text:p>
      <text:p text:style-name="P23"/>
      <text:p text:style-name="P19"><text:span text:style-name="T27"><text:tab/>All RS485 devices developed for the Sirius accelerator that will connect to the Controls Network </text:span><text:span text:style-name="T30">must</text:span><text:span text:style-name="T31"> use both layers described in this document. All Ethernet devices </text:span><text:span text:style-name="T30">must</text:span><text:span text:style-name="T31"> use UDP/IP or TCP/IP and the application layer described in this document in order to communicate with a SBC.</text:span></text:p>
      <text:p text:style-name="P9"/>
      <text:p text:style-name="P9"/>
      <text:h text:style-name="P186" text:outline-level="1"><text:bookmark-start text:name="__RefHeading__23981_988024363"/>Transport Layer<text:bookmark-end text:name="__RefHeading__23981_988024363"/></text:h>
      <text:p text:style-name="P22"/>
      <text:p text:style-name="P19"><text:span text:style-name="T26"><text:tab/>The transmission unit of the Transport Layer is the </text:span><text:span text:style-name="T37">packet</text:span><text:span text:style-name="T39">. Each packet holds a </text:span><text:span text:style-name="T37">message</text:span><text:span text:style-name="T39">. The Transport Layer </text:span><text:span text:style-name="T37">requires</text:span><text:span text:style-name="T39"> all data in a packet to be in binary, which means that no byte value should have special meaning. The end of a packet is indicated with a silence on the Serial line with duration of 2 bytes. For example, in a 10 Mbps Serial network the silence after a packet should last 1.6 </text:span><text:span text:style-name="T20">μ</text:span><text:span text:style-name="T21">s. This layer does not impose a size limit on the message inside a packet.</text:span></text:p>
      <text:p text:style-name="P23"/>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E"/>
        <table:table-column table:style-name="Table35.D"/>
        <table:table-column table:style-name="Table35.C"/>
        <table:table-column table:style-name="Table35.B"/>
        <table:table-column table:style-name="Table35.C"/>
        <table:table-column table:style-name="Table35.L"/>
        <table:table-row>
          <table:table-cell table:style-name="Table35.A1" office:value-type="string">
            <text:p text:style-name="P111">Addressing</text:p>
          </table:table-cell>
          <table:table-cell table:style-name="Table35.A1" table:number-columns-spanned="10" office:value-type="string">
            <text:p text:style-name="P111">Message</text:p>
          </table:table-cell>
          <table:covered-table-cell/>
          <table:covered-table-cell/>
          <table:covered-table-cell/>
          <table:covered-table-cell/>
          <table:covered-table-cell/>
          <table:covered-table-cell/>
          <table:covered-table-cell/>
          <table:covered-table-cell/>
          <table:covered-table-cell/>
          <table:table-cell table:style-name="Table35.L1" office:value-type="string">
            <text:p text:style-name="P111">Checksum</text:p>
          </table:table-cell>
        </table:table-row>
        <table:table-row>
          <table:table-cell table:style-name="Table35.A2" office:value-type="string">
            <text:p text:style-name="P117">DESTINATION</text:p>
          </table:table-cell>
          <table:table-cell table:style-name="Table35.A2" office:value-type="string">
            <text:p text:style-name="P117"/>
          </table:table-cell>
          <table:table-cell table:style-name="Table35.A2" office:value-type="string">
            <text:p text:style-name="P117"/>
          </table:table-cell>
          <table:table-cell table:style-name="Table35.A2" office:value-type="string">
            <text:p text:style-name="P117"/>
          </table:table-cell>
          <table:table-cell table:style-name="Table35.A2" office:value-type="string">
            <text:p text:style-name="P117"/>
          </table:table-cell>
          <table:table-cell table:style-name="Table35.A2" office:value-type="string">
            <text:p text:style-name="P117"/>
          </table:table-cell>
          <table:table-cell table:style-name="Table35.A2" office:value-type="string">
            <text:p text:style-name="P117"/>
          </table:table-cell>
          <table:table-cell table:style-name="Table35.A2" office:value-type="string">
            <text:p text:style-name="P117"/>
          </table:table-cell>
          <table:table-cell table:style-name="Table35.A2" office:value-type="string">
            <text:p text:style-name="P117"/>
          </table:table-cell>
          <table:table-cell table:style-name="Table35.A2" office:value-type="string">
            <text:p text:style-name="P117"/>
          </table:table-cell>
          <table:table-cell table:style-name="Table35.A2" office:value-type="string">
            <text:p text:style-name="P117"/>
          </table:table-cell>
          <table:table-cell table:style-name="Table35.L2" office:value-type="string">
            <text:p text:style-name="P117">CHECKSUM</text:p>
          </table:table-cell>
        </table:table-row>
      </table:table>
      <text:p text:style-name="P170">Table <text:sequence text:ref-name="refTable0" text:name="Table" text:formula="ooow:Table+1" style:num-format="1">1</text:sequence>- Structure of a Transport Layer packet<text:line-break/></text:p>
      <text:p text:style-name="P19"><text:span text:style-name="T26"><text:tab/>Packets in the Serial network<text:tab/>have a well defined format. The first byte </text:span><text:span text:style-name="T43">is</text:span><text:span text:style-name="T26"> used for addressing and should </text:span><text:span text:style-name="T43">have a valid address of a device or group of devices. If the packet is from a node to a master, DESTINATION </text:span><text:span text:style-name="T38">must</text:span><text:span text:style-name="T43"> be 0.</text:span><text:span text:style-name="T26"> </text:span><text:span text:style-name="T39">The last byte of the packet </text:span><text:span text:style-name="T37">must </text:span><text:span text:style-name="T39">be the CHECKSUM. This structure is shown in the </text:span><text:span text:style-name="T31"><text:sequence-ref text:reference-format="category-and-value" text:ref-name="refTable0">Table 1</text:sequence-ref></text:span><text:span text:style-name="T31">.</text:span><text:span text:style-name="T39"> The CHECKSUM is the sum of all Addressing and Message bytes, in 2's complement. Therefore, the sum of all bytes of a valid packet </text:span><text:span text:style-name="T37">must</text:span><text:span text:style-name="T39"> be </text:span><text:span text:style-name="T40">equal to </text:span><text:span text:style-name="T39">zero </text:span><text:span text:style-name="T40">(8-bit sum)</text:span><text:span text:style-name="T39">. Each packet carries only one message.</text:span></text:p>
      <text:p text:style-name="P10"/>
      <text:h text:style-name="P188" text:outline-level="2"><text:bookmark-start text:name="__RefHeading__10255_1658628928"/>Addressing<text:bookmark-end text:name="__RefHeading__10255_1658628928"/></text:h>
      <text:p text:style-name="P99"><text:span text:style-name="T26"><text:tab/>The devices in a serial network </text:span><text:span text:style-name="T37">must</text:span><text:span text:style-name="T39"> be given an address between 0 and 31, inclusive. This range restricts the existence of only thirty two devices in a single serial network. The device with address 0 is the </text:span><text:span text:style-name="T37">master</text:span><text:span text:style-name="T39"> of the network, the other devices being </text:span><text:span text:style-name="T37">nodes </text:span><text:span text:style-name="T39">(or </text:span><text:span text:style-name="T37">slaves</text:span><text:span text:style-name="T39">).</text:span><text:span text:style-name="T37"> </text:span><text:span text:style-name="T39">Every network must have </text:span><text:span text:style-name="T37">exactly</text:span><text:span text:style-name="T39"> one master and </text:span><text:span text:style-name="T37">at least</text:span><text:span text:style-name="T39"> one node.</text:span></text:p>
      <text:h text:style-name="P189" text:outline-level="2"><text:bookmark-start text:name="__RefHeading__10257_1658628928"/>Multicast groups<text:bookmark-end text:name="__RefHeading__10257_1658628928"/></text:h>
      <text:p text:style-name="P99"><text:span text:style-name="T26"><text:tab/>Nodes<text:tab/>can be part of Multicast Groups. A Multicast Group can have an address between 248 and 255, which allows the existence of up to eight of such groups. The Multicast Group with address 255 is a special Group called Broadcast. All devices in a serial network </text:span><text:span text:style-name="T37">must</text:span><text:span text:style-name="T39"> be in the Broadcast Group. A node can belong to more than one Multicast Group. The address ranges of serial networks are specified in the </text:span><text:span text:style-name="T39"><text:sequence-ref text:reference-format="category-and-value" text:ref-name="refTable1">Table 2</text:sequence-ref></text:span><text:span text:style-name="T39">.</text:span></text:p>
      <text:p text:style-name="P101"/>
      <table:table table:name="Table5" table:style-name="Table5">
        <table:table-column table:style-name="Table5.A"/>
        <table:table-column table:style-name="Table5.B" table:number-columns-repeated="5"/>
        <table:table-row>
          <table:table-cell table:style-name="Table5.A1" office:value-type="string">
            <text:p text:style-name="P116">Address range</text:p>
          </table:table-cell>
          <table:table-cell table:style-name="Table5.A1" office:value-type="string">
            <text:p text:style-name="P117">0</text:p>
          </table:table-cell>
          <table:table-cell table:style-name="Table5.A1" office:value-type="string">
            <text:p text:style-name="P117">1 to 31</text:p>
          </table:table-cell>
          <table:table-cell table:style-name="Table5.A1" office:value-type="string">
            <text:p text:style-name="P117">32 to 247</text:p>
          </table:table-cell>
          <table:table-cell table:style-name="Table5.A1" office:value-type="string">
            <text:p text:style-name="P117">248 to 254</text:p>
          </table:table-cell>
          <table:table-cell table:style-name="Table5.F1" office:value-type="string">
            <text:p text:style-name="P117">255</text:p>
          </table:table-cell>
        </table:table-row>
        <table:table-row>
          <table:table-cell table:style-name="Table5.A2" office:value-type="string">
            <text:p text:style-name="P116">Used for</text:p>
          </table:table-cell>
          <table:table-cell table:style-name="Table5.A2" office:value-type="string">
            <text:p text:style-name="P117">Master</text:p>
          </table:table-cell>
          <table:table-cell table:style-name="Table5.A2" office:value-type="string">
            <text:p text:style-name="P117">Node</text:p>
          </table:table-cell>
          <table:table-cell table:style-name="Table5.A2" office:value-type="string">
            <text:p text:style-name="P117">Reserved</text:p>
          </table:table-cell>
          <table:table-cell table:style-name="Table5.A2" office:value-type="string">
            <text:p text:style-name="P134">Multicast Group</text:p>
          </table:table-cell>
          <table:table-cell table:style-name="Table5.F2" office:value-type="string">
            <text:p text:style-name="P134">Broadcast</text:p>
          </table:table-cell>
        </table:table-row>
      </table:table>
      <text:p text:style-name="P170">Table <text:sequence text:ref-name="refTable1" text:name="Table" text:formula="ooow:Table+1" style:num-format="1">2</text:sequence>- Addresses on the Serial network</text:p>
      <text:p text:style-name="P3"/>
      <text:h text:style-name="P186" text:outline-level="1"><text:bookmark-start text:name="__RefHeading__4499_745631282"/>Application Layer<text:bookmark-end text:name="__RefHeading__4499_745631282"/></text:h>
      <text:p text:style-name="P100"/>
      <text:p text:style-name="P101"><text:tab/>The Application Layer defines all the messages that can be exchanged between devices and the actions that must be taken in response to a message.</text:p>
      <text:h text:style-name="P188" text:outline-level="2"><text:bookmark-start text:name="__RefHeading__4988_1173055951"/>Concepts<text:bookmark-end text:name="__RefHeading__4988_1173055951"/></text:h>
      <text:p text:style-name="P100"/>
      <text:p text:style-name="P101"><text:tab/>This section defines the concepts that will be used to describe <text:span text:style-name="T51">the</text:span> Application Layer.</text:p>
      <text:h text:style-name="P196" text:outline-level="3"><text:bookmark-start text:name="__RefHeading__60746_1658628928"/>Network, Message, Command, Master and Node (or Slave)<text:bookmark-end text:name="__RefHeading__60746_1658628928"/></text:h>
      <text:p text:style-name="P100"/>
      <text:p text:style-name="P101"><text:tab/>Devices connected with <text:span text:style-name="T52">BSMP</text:span> are components of a <text:span text:style-name="T17">network</text:span><text:span text:style-name="T16">. </text:span><text:span text:style-name="T17">Network </text:span><text:span text:style-name="T16">components communicate exchanging </text:span><text:span text:style-name="T17">messages</text:span><text:span text:style-name="T16">. Each </text:span><text:span text:style-name="T17">message</text:span><text:span text:style-name="T16"> holds a </text:span><text:span text:style-name="T17">command</text:span><text:span text:style-name="T16">, that can be either a request or a response.</text:span></text:p>
      <text:p text:style-name="P101"><text:span text:style-name="T16"><text:tab/></text:span><text:span text:style-name="T17">Network</text:span><text:span text:style-name="T16"> components can perform one of two roles: </text:span><text:span text:style-name="T17">master </text:span><text:span text:style-name="T16">or </text:span><text:span text:style-name="T17">node </text:span><text:span text:style-name="T16">(also called </text:span><text:span text:style-name="T17">slave</text:span><text:span text:style-name="T16">). There must be </text:span><text:span text:style-name="T17">exactly</text:span><text:span text:style-name="T16"> one </text:span><text:span text:style-name="T17">master</text:span><text:span text:style-name="T16"> per </text:span><text:span text:style-name="T17">network</text:span><text:span text:style-name="T16">. The amount of </text:span><text:span text:style-name="T17">nodes</text:span><text:span text:style-name="T16"> in a </text:span><text:span text:style-name="T17">network</text:span><text:span text:style-name="T16"> is not limited by the Application Layer.</text:span></text:p>
      <text:h text:style-name="P196" text:outline-level="3"><text:bookmark-start text:name="__RefHeading__4990_1173055951"/>Protocol Type<text:bookmark-end text:name="__RefHeading__4990_1173055951"/></text:h>
      <text:p text:style-name="P21"/>
      <text:p text:style-name="P21"><text:tab/>The <text:span text:style-name="T17">protocol</text:span><text:span text:style-name="T16"> here described is a token protocol. Only the device with the token can initiate a transmission in the network. In this protocol the token is implicit. Therefore, all communications are initiated by the master. Once the master sends a direct message to a node, it is understood that the node has the token until it answers the master, returning the token. The protocol is stateless: each pair request/response is a whole independent transaction.</text:span></text:p>
      <text:p text:style-name="P224"/>
      <text:p text:style-name="P21"><text:span text:style-name="T16"><text:tab/>The protocol is </text:span><text:span text:style-name="T17">byte oriented</text:span><text:span text:style-name="T16">, which means that the smaller unit of the message is one byte. </text:span></text:p>
      <text:p text:style-name="P224"/>
      <text:p text:style-name="P21"><text:span text:style-name="T16"><text:tab/>If the Application Layer is used together with the </text:span><text:span text:style-name="T12"><text:bookmark-ref text:reference-format="text" text:ref-name="__RefHeading__23981_988024363">Transport Layer</text:bookmark-ref></text:span><text:span text:style-name="T12">, two restrictions apply:</text:span></text:p>
      <text:p text:style-name="P28"/>
      <text:list xml:id="list6610914351462173611" text:style-name="L2">
        <text:list-item>
          <text:p text:style-name="P225"><text:span text:style-name="T12">Multicast packets </text:span><text:span text:style-name="T13">must not</text:span><text:span text:style-name="T12"> be answered.</text:span></text:p>
        </text:list-item>
        <text:list-item>
          <text:p text:style-name="P227"><text:span text:style-name="T31">The master must establish a </text:span><text:span text:style-name="T41">timeout</text:span><text:span text:style-name="T31"> to avoid the loss of the token.</text:span></text:p>
        </text:list-item>
      </text:list>
      <text:p text:style-name="P9"/>
      <text:h text:style-name="P196" text:outline-level="3"><text:bookmark-start text:name="__RefHeading__60750_1658628928"/>Message Structure<text:bookmark-end text:name="__RefHeading__60750_1658628928"/></text:h>
      <text:p text:style-name="P103"/>
      <text:p text:style-name="P99"><text:span text:style-name="T27"><text:tab/>A protocol message must have at least </text:span><text:span text:style-name="T28">three</text:span><text:span text:style-name="T27"> bytes, which are part of its header: COMMAND and LENGTH </text:span><text:span text:style-name="T28">(with two bytes)</text:span><text:span text:style-name="T27">. The COMMAND field specifies which command should be executed by the node or the response of the execution of a command. All the commands of the protocol are described in the section </text:span><text:span text:style-name="T32"><text:bookmark-ref text:reference-format="text" text:ref-name="__RefHeading__32_1901839278">Protocol Commands</text:bookmark-ref></text:span><text:span text:style-name="T32">. The field LENGTH holds the length of the Payload of the message, </text:span><text:span text:style-name="T33">in </text:span><text:span text:style-name="T36">big</text:span><text:span text:style-name="T35"> endian</text:span><text:span text:style-name="T32">. If the message has no payload, </text:span><text:span text:style-name="T33">both </text:span><text:span text:style-name="T32">LENGTH </text:span><text:span text:style-name="T33">bytes</text:span><text:span text:style-name="T32"> must be 0. The structure of the message is depicted in </text:span><text:span text:style-name="T32"><text:sequence-ref text:reference-format="category-and-value" text:ref-name="refTable2">Table 3</text:sequence-ref></text:span><text:span text:style-name="T32">. The field LENGTH can assume values between 0 and </text:span><text:span text:style-name="T34">65535</text:span><text:span text:style-name="T32">.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E" table:number-columns-repeated="2"/>
        <table:table-column table:style-name="Table1.D"/>
        <table:table-column table:style-name="Table1.E"/>
        <table:table-column table:style-name="Table1.D"/>
        <table:table-column table:style-name="Table1.E"/>
        <table:table-column table:style-name="Table1.M"/>
        <text:soft-page-break/>
        <table:table-row>
          <table:table-cell table:style-name="Table1.A1" table:number-columns-spanned="3" office:value-type="string">
            <text:p text:style-name="P111">Header</text:p>
          </table:table-cell>
          <table:covered-table-cell/>
          <table:covered-table-cell/>
          <table:table-cell table:style-name="Table1.D1" table:number-columns-spanned="10" office:value-type="string">
            <text:p text:style-name="P111">Payload</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117">COMMAND</text:p>
          </table:table-cell>
          <table:table-cell table:style-name="Table1.A2" office:value-type="string">
            <text:p text:style-name="P117">LENGTH</text:p>
          </table:table-cell>
          <table:table-cell table:style-name="Table1.A2" office:value-type="string">
            <text:p text:style-name="P118">LENGTH</text:p>
          </table:table-cell>
          <table:table-cell table:style-name="Table1.A2" office:value-type="string">
            <text:p text:style-name="P117"/>
          </table:table-cell>
          <table:table-cell table:style-name="Table1.A2" office:value-type="string">
            <text:p text:style-name="P117"/>
          </table:table-cell>
          <table:table-cell table:style-name="Table1.A2" office:value-type="string">
            <text:p text:style-name="P117"/>
          </table:table-cell>
          <table:table-cell table:style-name="Table1.A2" office:value-type="string">
            <text:p text:style-name="P117"/>
          </table:table-cell>
          <table:table-cell table:style-name="Table1.A2" office:value-type="string">
            <text:p text:style-name="P117"/>
          </table:table-cell>
          <table:table-cell table:style-name="Table1.A2" office:value-type="string">
            <text:p text:style-name="P117"/>
          </table:table-cell>
          <table:table-cell table:style-name="Table1.A2" office:value-type="string">
            <text:p text:style-name="P117"/>
          </table:table-cell>
          <table:table-cell table:style-name="Table1.A2" office:value-type="string">
            <text:p text:style-name="P117"/>
          </table:table-cell>
          <table:table-cell table:style-name="Table1.A2" office:value-type="string">
            <text:p text:style-name="P117"/>
          </table:table-cell>
          <table:table-cell table:style-name="Table1.M2" office:value-type="string">
            <text:p text:style-name="P117"/>
          </table:table-cell>
        </table:table-row>
      </table:table>
      <text:p text:style-name="P170">Table <text:sequence text:ref-name="refTable2" text:name="Table" text:formula="ooow:Table+1" style:num-format="1">3</text:sequence>- Structure of a <text:span text:style-name="T53">BSMP's </text:span>messag<text:span text:style-name="T54">e</text:span></text:p>
      <text:h text:style-name="P190" text:outline-level="2"><text:bookmark-start text:name="__RefHeading__202321_1173055951"/>Entities<text:bookmark-end text:name="__RefHeading__202321_1173055951"/></text:h>
      <text:p text:style-name="P102"/>
      <text:p text:style-name="P99"><text:span text:style-name="T27"><text:tab/>Devices communicate with each other in order to manipulate Entities of the protocol. Entities fall on one of four categories: Variable, Group of Variables, Curve and Function. The maximum amount of each entity in a node are listed in </text:span><text:span text:style-name="T27"><text:sequence-ref text:reference-format="category-and-value" text:ref-name="refTable3">Table 4</text:sequence-ref></text:span><text:span text:style-name="T27">. Every Entity is identified by an ID. An ID must be unique within a category. IDs must start with 0 and be continuous within each category. For instance, the Variables of a node with 4 Variables must have the IDs 0, 1, 2 and 3. If the same node also has </text:span><text:span text:style-name="T29">8</text:span><text:span text:style-name="T27"> Curves, their IDs must be 0, 1, 2, 3, 4, </text:span><text:span text:style-name="T29">5, 6</text:span><text:span text:style-name="T27"> and </text:span><text:span text:style-name="T29">7</text:span><text:span text:style-name="T27">.</text:span></text:p>
      <text:p text:style-name="P103"/>
      <table:table table:name="Table49" table:style-name="Table49">
        <table:table-column table:style-name="Table49.A"/>
        <table:table-column table:style-name="Table49.B"/>
        <table:table-column table:style-name="Table49.C"/>
        <table:table-row>
          <table:table-cell table:style-name="Table49.A1" office:value-type="string">
            <text:p text:style-name="P111">Entity</text:p>
          </table:table-cell>
          <table:table-cell table:style-name="Table49.A1" office:value-type="string">
            <text:p text:style-name="P111">Maximum Amount</text:p>
          </table:table-cell>
          <table:table-cell table:style-name="Table49.C1" office:value-type="string">
            <text:p text:style-name="P111">Properties</text:p>
          </table:table-cell>
        </table:table-row>
        <table:table-row>
          <table:table-cell table:style-name="Table49.A2" office:value-type="string">
            <text:p text:style-name="P117">Variable</text:p>
          </table:table-cell>
          <table:table-cell table:style-name="Table49.A2" office:value-type="string">
            <text:p text:style-name="P117">128</text:p>
          </table:table-cell>
          <table:table-cell table:style-name="Table49.C2" office:value-type="string">
            <text:p text:style-name="P117">ID, TYPE, SIZE</text:p>
          </table:table-cell>
        </table:table-row>
        <table:table-row>
          <table:table-cell table:style-name="Table49.A2" office:value-type="string">
            <text:p text:style-name="P117">Group of Variables</text:p>
          </table:table-cell>
          <table:table-cell table:style-name="Table49.A2" office:value-type="string">
            <text:p text:style-name="P117">8</text:p>
          </table:table-cell>
          <table:table-cell table:style-name="Table49.C2" office:value-type="string">
            <text:p text:style-name="P117">ID, TYPE, SIZE</text:p>
          </table:table-cell>
        </table:table-row>
        <table:table-row>
          <table:table-cell table:style-name="Table49.A2" office:value-type="string">
            <text:p text:style-name="P117">Curve</text:p>
          </table:table-cell>
          <table:table-cell table:style-name="Table49.A2" office:value-type="string">
            <text:p text:style-name="P117">128</text:p>
          </table:table-cell>
          <table:table-cell table:style-name="Table49.C2" office:value-type="string">
            <text:p text:style-name="P117">ID, TYPE, SIZE, CHECKSUM</text:p>
          </table:table-cell>
        </table:table-row>
        <table:table-row>
          <table:table-cell table:style-name="Table49.A2" office:value-type="string">
            <text:p text:style-name="P117">Function</text:p>
          </table:table-cell>
          <table:table-cell table:style-name="Table49.A2" office:value-type="string">
            <text:p text:style-name="P117">128</text:p>
          </table:table-cell>
          <table:table-cell table:style-name="Table49.C2" office:value-type="string">
            <text:p text:style-name="P117">ID, INPUT, OUTPUT</text:p>
          </table:table-cell>
        </table:table-row>
      </table:table>
      <text:p text:style-name="P170">Table <text:sequence text:ref-name="refTable3" text:name="Table" text:formula="ooow:Table+1" style:num-format="1">4</text:sequence>- Amounts and properties of the protocol's Entities</text:p>
      <text:h text:style-name="P197" text:outline-level="3"><text:bookmark-start text:name="__RefHeading__202323_1173055951"/>Variable<text:bookmark-end text:name="__RefHeading__202323_1173055951"/></text:h>
      <text:p text:style-name="P20"/>
      <text:p text:style-name="P19"><text:span text:style-name="T26"><text:tab/>The Variable is the </text:span><text:span text:style-name="T44">central</text:span><text:span text:style-name="T26"> Entity of the protocol. Each node has a number of Variables. Each Variable has a value that can be read from and, for writable Variables, written to. The meaning of each Variable must be specified by the device developer, </text:span><text:span text:style-name="T45">including the </text:span><text:span text:style-name="T42">endianness</text:span><text:span text:style-name="T45"> to be adopted in <text:s/>data transmissions</text:span><text:span text:style-name="T26">. Each Variable has one value and three properties, listed in </text:span><text:span text:style-name="T26"><text:sequence-ref text:reference-format="category-and-value" text:ref-name="refTable4">Table 5</text:sequence-ref></text:span><text:span text:style-name="T26">. It's important to stress that a writable Variable </text:span><text:span text:style-name="T37">can</text:span><text:span text:style-name="T39"> also be read (in which case the read value would be the last written value). However, to write in a read-only Variable </text:span><text:span text:style-name="T37">must not</text:span><text:span text:style-name="T39"> be allowed.</text:span></text:p>
      <text:p text:style-name="P23"/>
      <text:p text:style-name="P23"/>
      <table:table table:name="Table2" table:style-name="Table2">
        <table:table-column table:style-name="Table2.A"/>
        <table:table-column table:style-name="Table2.B"/>
        <table:table-row>
          <table:table-cell table:style-name="Table2.A1" office:value-type="string">
            <text:p text:style-name="P111">Property</text:p>
          </table:table-cell>
          <table:table-cell table:style-name="Table2.B1" office:value-type="string">
            <text:p text:style-name="P111">Description</text:p>
          </table:table-cell>
        </table:table-row>
        <table:table-row>
          <table:table-cell table:style-name="Table2.A2" office:value-type="string">
            <text:p text:style-name="P117">ID</text:p>
          </table:table-cell>
          <table:table-cell table:style-name="Table2.B2" office:value-type="string">
            <text:p text:style-name="P26">Unique number that identifies the Variable</text:p>
          </table:table-cell>
        </table:table-row>
        <table:table-row>
          <table:table-cell table:style-name="Table2.A2" office:value-type="string">
            <text:p text:style-name="P117">TYPE</text:p>
          </table:table-cell>
          <table:table-cell table:style-name="Table2.B2" office:value-type="string">
            <text:p text:style-name="P26">The Variable may be read-only (TYPE 0) or writable (TYPE 1)</text:p>
          </table:table-cell>
        </table:table-row>
        <table:table-row>
          <table:table-cell table:style-name="Table2.A2" office:value-type="string">
            <text:p text:style-name="P117">SIZE</text:p>
          </table:table-cell>
          <table:table-cell table:style-name="Table2.B2" office:value-type="string">
            <text:p text:style-name="P26">The length of the Variable's value, <text:span text:style-name="T57">b</text:span>etween 1 and <text:span text:style-name="T56">128</text:span></text:p>
          </table:table-cell>
        </table:table-row>
      </table:table>
      <text:p text:style-name="P170">Table <text:sequence text:ref-name="refTable4" text:name="Table" text:formula="ooow:Table+1" style:num-format="1">5</text:sequence>- Properties of a Variable</text:p>
      <text:p text:style-name="P3"/>
      <text:p text:style-name="P3"/>
      <text:h text:style-name="P203" text:outline-level="3"><text:bookmark-start text:name="__RefHeading__14715_1226652910"/>Group of Variables<text:bookmark-end text:name="__RefHeading__14715_1226652910"/></text:h>
      <text:p text:style-name="P22"/>
      <text:p text:style-name="P41"><text:span text:style-name="T26"><text:tab/>It is possible to create Groups of Variables so that some sets of Variables can be read from or written to with a single command. Each Group of Variables has three properties and a list of Variables in the Group, according to </text:span><text:span text:style-name="T26"><text:sequence-ref text:reference-format="category-and-value" text:ref-name="refTable5">Table 6</text:sequence-ref></text:span><text:span text:style-name="T26">. A Variable can belong to more than one Group. There </text:span><text:span text:style-name="T37">must</text:span><text:span text:style-name="T39"> exist, at all times, at least three Groups of Variables, presented in </text:span><text:span text:style-name="T39"><text:sequence-ref text:reference-format="category-and-value" text:ref-name="refTable6">Table 7</text:sequence-ref></text:span><text:span text:style-name="T39">. Those Groups are called Standard Groups, which </text:span><text:span text:style-name="T37">must not</text:span><text:span text:style-name="T39"> be deleted. A writable Group </text:span><text:span text:style-name="T37">must</text:span><text:span text:style-name="T39"> contain </text:span><text:span text:style-name="T37">only</text:span><text:span text:style-name="T39"> writable Variables. However a read-only Group </text:span><text:span text:style-name="T37">may </text:span><text:span text:style-name="T39">contain both writable and read-only Variables.</text:span></text:p>
      <text:p text:style-name="P38"/>
      <text:p text:style-name="P23"/>
      <table:table table:name="Table48" table:style-name="Table48">
        <table:table-column table:style-name="Table48.A"/>
        <table:table-column table:style-name="Table48.B"/>
        <table:table-row>
          <table:table-cell table:style-name="Table48.A1" office:value-type="string">
            <text:p text:style-name="P111">Property</text:p>
          </table:table-cell>
          <table:table-cell table:style-name="Table48.B1" office:value-type="string">
            <text:p text:style-name="P111">Description</text:p>
          </table:table-cell>
        </table:table-row>
        <table:table-row>
          <table:table-cell table:style-name="Table48.A2" office:value-type="string">
            <text:p text:style-name="P117">ID</text:p>
          </table:table-cell>
          <table:table-cell table:style-name="Table48.B2" office:value-type="string">
            <text:p text:style-name="P26">Unique number that identifies the Group</text:p>
          </table:table-cell>
        </table:table-row>
        <table:table-row>
          <table:table-cell table:style-name="Table48.A2" office:value-type="string">
            <text:p text:style-name="P117">TYPE</text:p>
          </table:table-cell>
          <table:table-cell table:style-name="Table48.B2" office:value-type="string">
            <text:p text:style-name="P26">The Group may be read-only (TYPE 0) or writable (TYPE 1)</text:p>
          </table:table-cell>
        </table:table-row>
        <table:table-row>
          <table:table-cell table:style-name="Table48.A2" office:value-type="string">
            <text:p text:style-name="P117">SIZE</text:p>
          </table:table-cell>
          <table:table-cell table:style-name="Table48.B2" office:value-type="string">
            <text:p text:style-name="P26">The amount of Variables in the Group, <text:span text:style-name="T55">between 1 and 128</text:span></text:p>
          </table:table-cell>
        </table:table-row>
      </table:table>
      <text:p text:style-name="P170">Table <text:sequence text:ref-name="refTable5" text:name="Table" text:formula="ooow:Table+1" style:num-format="1">6</text:sequence>- Properties of a Group of Variables</text:p>
      <text:p text:style-name="P4"/>
      <text:p text:style-name="P38"/>
      <table:table table:name="Table3" table:style-name="Table3">
        <table:table-column table:style-name="Table3.A"/>
        <table:table-column table:style-name="Table3.B"/>
        <table:table-column table:style-name="Table3.C"/>
        <table:table-row>
          <table:table-cell table:style-name="Table3.A1" office:value-type="string">
            <text:p text:style-name="P111">ID</text:p>
          </table:table-cell>
          <table:table-cell table:style-name="Table3.A1" office:value-type="string">
            <text:p text:style-name="P111">TYPE</text:p>
          </table:table-cell>
          <table:table-cell table:style-name="Table3.C1" office:value-type="string">
            <text:p text:style-name="P111">Group's Variables</text:p>
          </table:table-cell>
        </table:table-row>
        <table:table-row>
          <table:table-cell table:style-name="Table3.A2" office:value-type="string">
            <text:p text:style-name="P117">0</text:p>
          </table:table-cell>
          <table:table-cell table:style-name="Table3.A2" office:value-type="string">
            <text:p text:style-name="P117">0</text:p>
          </table:table-cell>
          <table:table-cell table:style-name="Table3.C2" office:value-type="string">
            <text:p text:style-name="P117">All Variables of a node</text:p>
          </table:table-cell>
        </table:table-row>
        <table:table-row>
          <table:table-cell table:style-name="Table3.A2" office:value-type="string">
            <text:p text:style-name="P117">1</text:p>
          </table:table-cell>
          <table:table-cell table:style-name="Table3.A2" office:value-type="string">
            <text:p text:style-name="P117">0</text:p>
          </table:table-cell>
          <table:table-cell table:style-name="Table3.C2" office:value-type="string">
            <text:p text:style-name="P117">All read-only Variables of a node</text:p>
          </table:table-cell>
        </table:table-row>
        <table:table-row>
          <table:table-cell table:style-name="Table3.A2" office:value-type="string">
            <text:p text:style-name="P117">2</text:p>
          </table:table-cell>
          <table:table-cell table:style-name="Table3.A2" office:value-type="string">
            <text:p text:style-name="P117">1</text:p>
          </table:table-cell>
          <table:table-cell table:style-name="Table3.C2" office:value-type="string">
            <text:p text:style-name="P117">All writable Variables of a node</text:p>
          </table:table-cell>
        </table:table-row>
      </table:table>
      <text:p text:style-name="P170">Table <text:sequence text:ref-name="refTable6" text:name="Table" text:formula="ooow:Table+1" style:num-format="1">7</text:sequence>- Standard Groups of Variables</text:p>
      <text:p text:style-name="P5"/>
      <text:h text:style-name="P196" text:outline-level="3"><text:bookmark-start text:name="__RefHeading__20082_842766387"/>Curve<text:bookmark-end text:name="__RefHeading__20082_842766387"/></text:h>
      <text:p text:style-name="P100"/>
      <text:p text:style-name="P101"><text:tab/>A Curve is a long sequence of bytes, which may or may not be related to each other. Values of a Curve can be transmitted in either direction (master → node or node → masted). A Curve has <text:span text:style-name="T58">five</text:span> properties, listed in <text:sequence-ref text:reference-format="category-and-value" text:ref-name="refTable7">Table 8</text:sequence-ref>. </text:p>
      <text:p text:style-name="P23"/>
      <table:table table:name="Table31" table:style-name="Table31">
        <table:table-column table:style-name="Table31.A"/>
        <table:table-column table:style-name="Table31.B"/>
        <table:table-row>
          <table:table-cell table:style-name="Table31.A1" office:value-type="string">
            <text:p text:style-name="P111">Property</text:p>
          </table:table-cell>
          <table:table-cell table:style-name="Table31.B1" office:value-type="string">
            <text:p text:style-name="P111">Description</text:p>
          </table:table-cell>
        </table:table-row>
        <table:table-row>
          <table:table-cell table:style-name="Table31.A2" office:value-type="string">
            <text:p text:style-name="P117">ID</text:p>
          </table:table-cell>
          <table:table-cell table:style-name="Table31.B2" office:value-type="string">
            <text:p text:style-name="P26">Unique number that identifies the Curve</text:p>
          </table:table-cell>
        </table:table-row>
        <table:table-row>
          <table:table-cell table:style-name="Table31.A2" office:value-type="string">
            <text:p text:style-name="P117">TYPE</text:p>
          </table:table-cell>
          <table:table-cell table:style-name="Table31.B2" office:value-type="string">
            <text:p text:style-name="P26">The Curve may be read-only (TYPE 0) or writable (TYPE 1)</text:p>
          </table:table-cell>
        </table:table-row>
        <table:table-row>
          <table:table-cell table:style-name="Table31.A2" office:value-type="string">
            <text:p text:style-name="P135">SBLOCK</text:p>
          </table:table-cell>
          <table:table-cell table:style-name="Table31.B2" office:value-type="string">
            <text:p text:style-name="P32">The size of an individual block, between 1 and 65520</text:p>
          </table:table-cell>
        </table:table-row>
        <table:table-row>
          <table:table-cell table:style-name="Table31.A2" office:value-type="string">
            <text:p text:style-name="P135">NBLOCKS</text:p>
          </table:table-cell>
          <table:table-cell table:style-name="Table31.B2" office:value-type="string">
            <text:p text:style-name="P27">The amount of blocks in the Curve, <text:span text:style-name="T59">between 1 and 65536</text:span></text:p>
          </table:table-cell>
        </table:table-row>
        <table:table-row>
          <table:table-cell table:style-name="Table31.A2" office:value-type="string">
            <text:p text:style-name="P117">CHECKSUM</text:p>
          </table:table-cell>
          <table:table-cell table:style-name="Table31.B2" office:value-type="string">
            <text:p text:style-name="P26">MD5 hash of all values of a Curve</text:p>
          </table:table-cell>
        </table:table-row>
      </table:table>
      <text:p text:style-name="P170">Table <text:sequence text:ref-name="refTable7" text:name="Table" text:formula="ooow:Table+1" style:num-format="1">8</text:sequence>- Properties of a Curve</text:p>
      <text:p text:style-name="P101"><text:soft-page-break/><text:tab/>The TYPE property indicates if the values of a Curve can (1) or cannot (0) be written to. The Curve's size is limited to 65536 (<text:span text:style-name="T4">2</text:span><text:span text:style-name="T22">16 </text:span><text:span text:style-name="T25">)</text:span><text:span text:style-name="T22"> </text:span>blocks, each block being, <text:span text:style-name="T60">at most, 65520</text:span> bytes long, which gives a total of <text:span text:style-name="T61">4095 MiB</text:span> per Curve. The <text:span text:style-name="T62">NBLCOKS</text:span> field <text:span text:style-name="T63">is</text:span> the number of blocks of a Curve. <text:span text:style-name="T63">The SBLOCK field is the maximum size of a single block</text:span>. A Curve may have a CHECKSUM associated with it, which must be calculated using the MD5 algorithm. Therefore, the length of the CHECKSUM field is 16 bytes.</text:p>
      <text:h text:style-name="P196" text:outline-level="3"><text:bookmark-start text:name="__RefHeading__4992_1173055951"/>Function<text:bookmark-end text:name="__RefHeading__4992_1173055951"/></text:h>
      <text:p text:style-name="P100"/>
      <text:p text:style-name="P101"><text:tab/>A Function is a kind of a Remote Procedure Call – RPC. A Function can receive between <text:span text:style-name="T118">0</text:span> and <text:span text:style-name="T118">64</text:span> bytes as input and return between <text:span text:style-name="T118">0</text:span> and <text:span text:style-name="T118">32</text:span> bytes as successful output or one byte as error output. A successful return is signaled by the command <text:bookmark-ref text:reference-format="text" text:ref-name="__RefHeading__194221_1173055951">(0x51) Function Return</text:bookmark-ref>; an error in the execution of the Function is indicated by the command <text:bookmark-ref text:reference-format="text" text:ref-name="__RefHeading__202335_1173055951">(0x53) Function Error</text:bookmark-ref>. The meaning of the input bytes, the output bytes and the error codes is specific to each Function and must be provided by the developer of the device. The properties of a Function are described in <text:sequence-ref text:reference-format="category-and-value" text:ref-name="refTable8">Table 9</text:sequence-ref>.</text:p>
      <text:p text:style-name="P23"/>
      <table:table table:name="Table4" table:style-name="Table4">
        <table:table-column table:style-name="Table4.A"/>
        <table:table-column table:style-name="Table4.B"/>
        <table:table-row>
          <table:table-cell table:style-name="Table4.A1" office:value-type="string">
            <text:p text:style-name="P111">Property</text:p>
          </table:table-cell>
          <table:table-cell table:style-name="Table4.B1" office:value-type="string">
            <text:p text:style-name="P111">Description</text:p>
          </table:table-cell>
        </table:table-row>
        <table:table-row>
          <table:table-cell table:style-name="Table4.A2" office:value-type="string">
            <text:p text:style-name="P117">ID</text:p>
          </table:table-cell>
          <table:table-cell table:style-name="Table4.B2" office:value-type="string">
            <text:p text:style-name="P26">Unique number that identifies the Function</text:p>
          </table:table-cell>
        </table:table-row>
        <table:table-row>
          <table:table-cell table:style-name="Table4.A2" office:value-type="string">
            <text:p text:style-name="P175">INPUT</text:p>
          </table:table-cell>
          <table:table-cell table:style-name="Table4.B2" office:value-type="string">
            <text:p text:style-name="P26"><text:bookmark-start text:name="__DdeLink__38130_1446124999"/>Amount of bytes taken as input (between 0 and <text:span text:style-name="T118">64</text:span>)<text:bookmark-end text:name="__DdeLink__38130_1446124999"/></text:p>
          </table:table-cell>
        </table:table-row>
        <table:table-row>
          <table:table-cell table:style-name="Table4.A2" office:value-type="string">
            <text:p text:style-name="P175">OUTPUT</text:p>
          </table:table-cell>
          <table:table-cell table:style-name="Table4.B2" office:value-type="string">
            <text:p text:style-name="P26">Amount of bytes returned as output (between 0 and <text:span text:style-name="T118">32</text:span>)</text:p>
          </table:table-cell>
        </table:table-row>
      </table:table>
      <text:p text:style-name="P170">Table <text:sequence text:ref-name="refTable8" text:name="Table" text:formula="ooow:Table+1" style:num-format="1">9</text:sequence>- Properties of a Function</text:p>
      <text:p text:style-name="P6"/>
      <text:h text:style-name="P191" text:outline-level="2"><text:bookmark-start text:name="__RefHeading__32_1901839278"/>Protocol Commands<text:bookmark-end text:name="__RefHeading__32_1901839278"/></text:h>
      <text:p text:style-name="P100"/>
      <text:p text:style-name="P101"><text:tab/>All the codes accepted in the field COMMAND of the messages and their meaning and structure are described in this section. The commands are divided in classes, being grouped by their semantic likeness. Each command code is consisted of one byte, being the most significant nibble the indicative of the command's class. In general, the convention for the command's codes is that even codes are for commands from the master to the slave and odd commands from the slave to the master. The exceptions are the error codes (section <text:span text:style-name="T14"><text:bookmark-ref text:reference-format="text" text:ref-name="__RefHeading__27094_1226652910">(0xE_) Error Commands</text:bookmark-ref></text:span><text:span text:style-name="T14">), which are always from the slave to the master, and the </text:span><text:span text:style-name="T14"><text:bookmark-ref text:reference-format="text" text:ref-name="__RefHeading__20088_842766387">(0x41) Curve Block</text:bookmark-ref></text:span><text:span text:style-name="T14"> command, which can be sent both ways.</text:span></text:p>
      <text:p text:style-name="P101"><text:span text:style-name="T14"><text:tab/>If a node happens to receive a message in which the number of bytes indicated in the LENGTH field differs from the actual length of the Payload, it will return the error </text:span><text:span text:style-name="T14"><text:bookmark-ref text:reference-format="text" text:ref-name="__RefHeading__7350_429950387">(0xE1) Malformed Message</text:bookmark-ref></text:span><text:span text:style-name="T14">. If a node receive a command that it doesn't know how to perform, it will return the error </text:span><text:span text:style-name="T14"><text:bookmark-ref text:reference-format="text" text:ref-name="__RefHeading__23983_988024363">(0xE2) Operation not supported</text:bookmark-ref></text:span><text:span text:style-name="T14">. If the number of bytes in the payload of a command differs from the number of bytes expected for that specific command, the error </text:span><text:span text:style-name="T15"><text:bookmark-ref text:reference-format="text" text:ref-name="__RefHeading__44330_842766387">(0xE5) Invalid Payload Size</text:bookmark-ref></text:span><text:span text:style-name="T15"> will be returned.</text:span></text:p>
      <text:p text:style-name="P101"><text:span text:style-name="T4"><text:s/><text:tab/>A summary of all commands of the protocol and their payloads is given in </text:span><text:span text:style-name="T4"><text:sequence-ref text:reference-format="category-and-value" text:ref-name="refTable9">Table 10</text:sequence-ref></text:span><text:span text:style-name="T4">. Detailed descriptions are given in the following sections.</text:span></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57">(Code) Command</text:p>
          </table:table-cell>
          <table:table-cell table:style-name="Table6.A1" office:value-type="string">
            <text:p text:style-name="P158">Direction</text:p>
          </table:table-cell>
          <table:table-cell table:style-name="Table6.C1" office:value-type="string">
            <text:p text:style-name="P157">Payload</text:p>
          </table:table-cell>
        </table:table-row>
        <table:table-row>
          <table:table-cell table:style-name="Table6.A2" office:value-type="string">
            <text:p text:style-name="P160"><text:bookmark-ref text:reference-format="text" text:ref-name="__RefHeading__27936_1332238884">(0x00) Query Protocol Version</text:bookmark-ref></text:p>
          </table:table-cell>
          <table:table-cell table:style-name="Table6.B4" office:value-type="string">
            <text:p text:style-name="P166">M → N</text:p>
          </table:table-cell>
          <table:table-cell table:style-name="Table6.C4" office:value-type="string">
            <text:p text:style-name="P164"/>
          </table:table-cell>
        </table:table-row>
        <table:table-row>
          <table:table-cell table:style-name="Table6.A2" office:value-type="string">
            <text:p text:style-name="P160"><text:bookmark-ref text:reference-format="text" text:ref-name="__RefHeading__27938_1332238884">(0x01) Protocol Version</text:bookmark-ref></text:p>
          </table:table-cell>
          <table:table-cell table:style-name="Table6.B4" office:value-type="string">
            <text:p text:style-name="P163">M ← N</text:p>
          </table:table-cell>
          <table:table-cell table:style-name="Table6.C4" office:value-type="string">
            <text:p text:style-name="P167">[Version, Subversion, Revision]</text:p>
          </table:table-cell>
        </table:table-row>
        <table:table-row>
          <table:table-cell table:style-name="Table6.A2" office:value-type="string">
            <text:p text:style-name="P160"><text:bookmark-ref text:reference-format="text" text:ref-name="__RefHeading__27060_1226652910">(0x02) Query List of Variables</text:bookmark-ref></text:p>
          </table:table-cell>
          <table:table-cell table:style-name="Table6.B4" office:value-type="string">
            <text:p text:style-name="P162">M → N</text:p>
          </table:table-cell>
          <table:table-cell table:style-name="Table6.C4" office:value-type="string">
            <text:p text:style-name="P164"/>
          </table:table-cell>
        </table:table-row>
        <table:table-row>
          <table:table-cell table:style-name="Table6.A2" office:value-type="string">
            <text:p text:style-name="P160"><text:bookmark-ref text:reference-format="text" text:ref-name="__RefHeading__7589_1226652910">(0x03) List of Variables</text:bookmark-ref></text:p>
          </table:table-cell>
          <table:table-cell table:style-name="Table6.B5" office:value-type="string">
            <text:p text:style-name="P162">M ← N</text:p>
          </table:table-cell>
          <table:table-cell table:style-name="Table6.C5" office:value-type="string">
            <text:p text:style-name="P165">[ <text:span text:style-name="T65">Type</text:span> | <text:span text:style-name="T66">Size</text:span>] * (# of Vars)</text:p>
          </table:table-cell>
        </table:table-row>
        <table:table-row>
          <table:table-cell table:style-name="Table6.A2" office:value-type="string">
            <text:p text:style-name="P160"><text:bookmark-ref text:reference-format="text" text:ref-name="__RefHeading__27062_1226652910">(0x04) Query List of Group of Variables</text:bookmark-ref></text:p>
          </table:table-cell>
          <table:table-cell table:style-name="Table6.B6" office:value-type="string">
            <text:p text:style-name="P162">M → N</text:p>
          </table:table-cell>
          <table:table-cell table:style-name="Table6.C6" office:value-type="string">
            <text:p text:style-name="P164"/>
          </table:table-cell>
        </table:table-row>
        <table:table-row>
          <table:table-cell table:style-name="Table6.A2" office:value-type="string">
            <text:p text:style-name="P160"><text:bookmark-ref text:reference-format="text" text:ref-name="__RefHeading__7933_1226652910">(0x05) List of Group of Variables</text:bookmark-ref></text:p>
          </table:table-cell>
          <table:table-cell table:style-name="Table6.B7" office:value-type="string">
            <text:p text:style-name="P162">M ← N</text:p>
          </table:table-cell>
          <table:table-cell table:style-name="Table6.C7" office:value-type="string">
            <text:p text:style-name="P165">[ <text:span text:style-name="T65">Type</text:span> | <text:span text:style-name="T66">Size</text:span>] * (# of Groups)</text:p>
          </table:table-cell>
        </table:table-row>
        <table:table-row>
          <table:table-cell table:style-name="Table6.A2" office:value-type="string">
            <text:p text:style-name="P160"><text:bookmark-ref text:reference-format="text" text:ref-name="__RefHeading__35151_575392633">(0x06) Query Group of Variables</text:bookmark-ref></text:p>
          </table:table-cell>
          <table:table-cell table:style-name="Table6.B8" office:value-type="string">
            <text:p text:style-name="P162">M → N</text:p>
          </table:table-cell>
          <table:table-cell table:style-name="Table6.C8" office:value-type="string">
            <text:p text:style-name="P164">[Group ID]</text:p>
          </table:table-cell>
        </table:table-row>
        <table:table-row>
          <table:table-cell table:style-name="Table6.A2" office:value-type="string">
            <text:p text:style-name="P160"><text:bookmark-ref text:reference-format="text" text:ref-name="__RefHeading__8930_1226652910">(0x07) Group of Variables</text:bookmark-ref></text:p>
          </table:table-cell>
          <table:table-cell table:style-name="Table6.B9" office:value-type="string">
            <text:p text:style-name="P162">M ← N</text:p>
          </table:table-cell>
          <table:table-cell table:style-name="Table6.C9" office:value-type="string">
            <text:p text:style-name="P164">[Var ID] * (# of Vars in the Group)</text:p>
          </table:table-cell>
        </table:table-row>
        <table:table-row>
          <table:table-cell table:style-name="Table6.A2" office:value-type="string">
            <text:p text:style-name="P160"><text:bookmark-ref text:reference-format="text" text:ref-name="__RefHeading__10441_2081230768">(0x08) Query List of Curves</text:bookmark-ref></text:p>
          </table:table-cell>
          <table:table-cell table:style-name="Table6.B10" office:value-type="string">
            <text:p text:style-name="P162">M → N</text:p>
          </table:table-cell>
          <table:table-cell table:style-name="Table6.C10" office:value-type="string">
            <text:p text:style-name="P164"/>
          </table:table-cell>
        </table:table-row>
        <table:table-row>
          <table:table-cell table:style-name="Table6.A2" office:value-type="string">
            <text:p text:style-name="P160"><text:bookmark-ref text:reference-format="text" text:ref-name="__RefHeading__7589_12266529101">(0x09) List of Curves</text:bookmark-ref></text:p>
          </table:table-cell>
          <table:table-cell table:style-name="Table6.B11" office:value-type="string">
            <text:p text:style-name="P162">M ← N</text:p>
          </table:table-cell>
          <table:table-cell table:style-name="Table6.C11" office:value-type="string">
            <text:p text:style-name="P164">[<text:span text:style-name="T65">Type</text:span>,<text:span text:style-name="T64">NBlocks</text:span>(2 <text:span text:style-name="T4">bytes),</text:span><text:span text:style-name="T5">SB</text:span><text:span text:style-name="T6">l</text:span><text:span text:style-name="T5">ock(2 bytes)</text:span>]*(# curves)</text:p>
          </table:table-cell>
        </table:table-row>
        <table:table-row>
          <table:table-cell table:style-name="Table6.A2" office:value-type="string">
            <text:p text:style-name="P159"><text:bookmark-ref text:reference-format="text" text:ref-name="__RefHeading__9658_1835405200">(0x0A) Query Curve Checksum</text:bookmark-ref></text:p>
          </table:table-cell>
          <table:table-cell table:style-name="Table6.B12" office:value-type="string">
            <text:p text:style-name="P162">M → N</text:p>
          </table:table-cell>
          <table:table-cell table:style-name="Table6.C12" office:value-type="string">
            <text:p text:style-name="P164">[Curve ID]</text:p>
          </table:table-cell>
        </table:table-row>
        <table:table-row>
          <table:table-cell table:style-name="Table6.A2" office:value-type="string">
            <text:p text:style-name="P159"><text:bookmark-ref text:reference-format="text" text:ref-name="__RefHeading__9878_2051279693">(0x0B) Curve Checksum</text:bookmark-ref></text:p>
          </table:table-cell>
          <table:table-cell table:style-name="Table6.B15" office:value-type="string">
            <text:p text:style-name="P162">M ← N</text:p>
          </table:table-cell>
          <table:table-cell table:style-name="Table6.C15" office:value-type="string">
            <text:p text:style-name="P164">16 <text:span text:style-name="T1">bytes </text:span><text:span text:style-name="T4">(MD5 </text:span><text:span text:style-name="T1">Checksum</text:span><text:span text:style-name="T4">)</text:span></text:p>
          </table:table-cell>
        </table:table-row>
        <table:table-row>
          <table:table-cell table:style-name="Table6.A2" office:value-type="string">
            <text:p text:style-name="P159"><text:bookmark-ref text:reference-format="text" text:ref-name="__RefHeading__152818_1173055951">(0x0C) Query List of Functions</text:bookmark-ref></text:p>
          </table:table-cell>
          <table:table-cell table:style-name="Table6.B15" office:value-type="string">
            <text:p text:style-name="P162">M → N</text:p>
          </table:table-cell>
          <table:table-cell table:style-name="Table6.C15" office:value-type="string">
            <text:p text:style-name="P164"/>
          </table:table-cell>
        </table:table-row>
        <table:table-row>
          <table:table-cell table:style-name="Table6.A2" office:value-type="string">
            <text:p text:style-name="P159"><text:bookmark-ref text:reference-format="text" text:ref-name="__RefHeading__135469_1173055951">(0x0D) List of Functions</text:bookmark-ref></text:p>
          </table:table-cell>
          <table:table-cell table:style-name="Table6.B15" office:value-type="string">
            <text:p text:style-name="P162">M ← N</text:p>
          </table:table-cell>
          <table:table-cell table:style-name="Table6.C15" office:value-type="string">
            <text:p text:style-name="P164">[<text:span text:style-name="T68">Input,</text:span> <text:span text:style-name="T68">Output</text:span><text:span text:style-name="T4">] * (# of Functions)</text:span></text:p>
          </table:table-cell>
        </table:table-row>
        <table:table-row>
          <table:table-cell table:style-name="Table6.A2" office:value-type="string">
            <text:p text:style-name="P159"><text:bookmark-ref text:reference-format="text" text:ref-name="__RefHeading__27066_1226652910">(0x10) Read Variable</text:bookmark-ref></text:p>
          </table:table-cell>
          <table:table-cell table:style-name="Table6.B16" office:value-type="string">
            <text:p text:style-name="P162">M → N</text:p>
          </table:table-cell>
          <table:table-cell table:style-name="Table6.C16" office:value-type="string">
            <text:p text:style-name="P164">[Var ID]</text:p>
          </table:table-cell>
        </table:table-row>
        <table:table-row>
          <table:table-cell table:style-name="Table6.A2" office:value-type="string">
            <text:p text:style-name="P159"><text:bookmark-ref text:reference-format="text" text:ref-name="__RefHeading__3818_1226652910">(0x11) Variable's Value</text:bookmark-ref></text:p>
          </table:table-cell>
          <table:table-cell table:style-name="Table6.B17" office:value-type="string">
            <text:p text:style-name="P162">M ← N</text:p>
          </table:table-cell>
          <table:table-cell table:style-name="Table6.C17" office:value-type="string">
            <text:p text:style-name="P164">[Value]</text:p>
          </table:table-cell>
        </table:table-row>
        <table:table-row>
          <table:table-cell table:style-name="Table6.A2" office:value-type="string">
            <text:p text:style-name="P160"><text:bookmark-ref text:reference-format="text" text:ref-name="__RefHeading__27068_1226652910">(0x12) Read Group of Variables</text:bookmark-ref></text:p>
          </table:table-cell>
          <table:table-cell table:style-name="Table6.B18" office:value-type="string">
            <text:p text:style-name="P162">M → N</text:p>
          </table:table-cell>
          <table:table-cell table:style-name="Table6.C18" office:value-type="string">
            <text:p text:style-name="P164">[Group ID]</text:p>
          </table:table-cell>
        </table:table-row>
        <table:table-row>
          <table:table-cell table:style-name="Table6.A2" office:value-type="string">
            <text:p text:style-name="P160"><text:bookmark-ref text:reference-format="text" text:ref-name="__RefHeading__6605_1226652910">(0x13) Group of Variables' Values</text:bookmark-ref></text:p>
          </table:table-cell>
          <table:table-cell table:style-name="Table6.B19" office:value-type="string">
            <text:p text:style-name="P162">M ← N</text:p>
          </table:table-cell>
          <table:table-cell table:style-name="Table6.C19" office:value-type="string">
            <text:p text:style-name="P164">[Value] * (<text:span text:style-name="T69"># of Vars in the Group</text:span>)</text:p>
          </table:table-cell>
        </table:table-row>
        <table:table-row>
          <table:table-cell table:style-name="Table6.A2" office:value-type="string">
            <text:p text:style-name="P160"><text:bookmark-ref text:reference-format="text" text:ref-name="__RefHeading__27072_1226652910">(0x20) Write Variable</text:bookmark-ref></text:p>
          </table:table-cell>
          <table:table-cell table:style-name="Table6.B20" office:value-type="string">
            <text:p text:style-name="P162">M → N</text:p>
          </table:table-cell>
          <table:table-cell table:style-name="Table6.C20" office:value-type="string">
            <text:p text:style-name="P164">[Var ID, Value]</text:p>
          </table:table-cell>
        </table:table-row>
        <table:table-row>
          <table:table-cell table:style-name="Table6.A2" office:value-type="string">
            <text:p text:style-name="P160"><text:bookmark-ref text:reference-format="text" text:ref-name="__RefHeading__27074_1226652910">(0x22) Write Group of Variables</text:bookmark-ref></text:p>
          </table:table-cell>
          <table:table-cell table:style-name="Table6.B21" office:value-type="string">
            <text:p text:style-name="P162">M → N</text:p>
          </table:table-cell>
          <table:table-cell table:style-name="Table6.C21" office:value-type="string">
            <text:p text:style-name="P164">[Group ID], [<text:span text:style-name="T71">Value</text:span>]*(<text:span text:style-name="T71"># of Vars in the Group</text:span>)</text:p>
          </table:table-cell>
        </table:table-row>
        <table:table-row>
          <table:table-cell table:style-name="Table6.A2" office:value-type="string">
            <text:p text:style-name="P160"><text:bookmark-ref text:reference-format="text" text:ref-name="__RefHeading__19654_1488820658">(0x24) Binary Operation in a Variable</text:bookmark-ref></text:p>
          </table:table-cell>
          <table:table-cell table:style-name="Table6.B22" office:value-type="string">
            <text:p text:style-name="P162">M → N</text:p>
          </table:table-cell>
          <table:table-cell table:style-name="Table6.C22" office:value-type="string">
            <text:p text:style-name="P164">[Var ID, Operation,Mask]</text:p>
          </table:table-cell>
        </table:table-row>
        <table:table-row>
          <table:table-cell table:style-name="Table6.A2" office:value-type="string">
            <text:p text:style-name="P160"><text:bookmark-ref text:reference-format="text" text:ref-name="__RefHeading__27074_12266529101">(0x26) Binary Operation in a Group</text:bookmark-ref></text:p>
          </table:table-cell>
          <table:table-cell table:style-name="Table6.B24" office:value-type="string">
            <text:p text:style-name="P162">M → N</text:p>
          </table:table-cell>
          <table:table-cell table:style-name="Table6.C24" office:value-type="string">
            <text:p text:style-name="P164">[Group ID, Operation],[Mask]*(<text:span text:style-name="T72"># of Vars in the Group</text:span>)</text:p>
          </table:table-cell>
        </table:table-row>
        <table:table-row>
          <table:table-cell table:style-name="Table6.A2" office:value-type="string">
            <text:p text:style-name="P160"><text:bookmark-ref text:reference-format="text" text:ref-name="__RefHeading__29844_1332238884">(0x28) Write and Read Variables</text:bookmark-ref></text:p>
          </table:table-cell>
          <table:table-cell table:style-name="Table6.B24" office:value-type="string">
            <text:p text:style-name="P168">M → N</text:p>
          </table:table-cell>
          <table:table-cell table:style-name="Table6.C24" office:value-type="string">
            <text:p text:style-name="P169">[<text:span text:style-name="T70">Var ID</text:span> <text:span text:style-name="T70">(</text:span>to be written<text:span text:style-name="T70">)</text:span>, <text:span text:style-name="T70">Var ID (</text:span>to be read<text:span text:style-name="T70">)</text:span>, <text:span text:style-name="T70">V</text:span>alue]</text:p>
          </table:table-cell>
        </table:table-row>
        <table:table-row>
          <table:table-cell table:style-name="Table6.A2" office:value-type="string">
            <text:p text:style-name="P160"><text:bookmark-ref text:reference-format="text" text:ref-name="__RefHeading__27080_1226652910">(0x30) Create Group of Variables</text:bookmark-ref></text:p>
          </table:table-cell>
          <table:table-cell table:style-name="Table6.B25" office:value-type="string">
            <text:p text:style-name="P162">M → N</text:p>
          </table:table-cell>
          <table:table-cell table:style-name="Table6.C25" office:value-type="string">
            <text:p text:style-name="P164">[Var ID] * (# of desired Vars)</text:p>
          </table:table-cell>
        </table:table-row>
        <table:table-row>
          <table:table-cell table:style-name="Table6.A2" office:value-type="string">
            <text:p text:style-name="P160"><text:bookmark-ref text:reference-format="text" text:ref-name="__RefHeading__27082_1226652910">(0x32) Remove all Groups of Variables</text:bookmark-ref></text:p>
          </table:table-cell>
          <table:table-cell table:style-name="Table6.B26" office:value-type="string">
            <text:p text:style-name="P162">M → N</text:p>
          </table:table-cell>
          <table:table-cell table:style-name="Table6.C26" office:value-type="string">
            <text:p text:style-name="P164"/>
          </table:table-cell>
        </table:table-row>
        <table:table-row>
          <table:table-cell table:style-name="Table6.A2" office:value-type="string">
            <text:p text:style-name="P160"><text:bookmark-ref text:reference-format="text" text:ref-name="__RefHeading__20086_842766387">(0x40) Request Curve Block</text:bookmark-ref></text:p>
          </table:table-cell>
          <table:table-cell table:style-name="Table6.B27" office:value-type="string">
            <text:p text:style-name="P162">M → N</text:p>
          </table:table-cell>
          <table:table-cell table:style-name="Table6.C27" office:value-type="string">
            <text:p text:style-name="P164">[Curve ID, block offset (2 <text:span text:style-name="T1">bytes</text:span><text:span text:style-name="T4">)</text:span>]</text:p>
          </table:table-cell>
        </table:table-row>
        <table:table-row>
          <table:table-cell table:style-name="Table6.A2" office:value-type="string">
            <text:p text:style-name="P160"><text:bookmark-ref text:reference-format="text" text:ref-name="__RefHeading__20088_842766387">(0x41) Curve Block</text:bookmark-ref></text:p>
          </table:table-cell>
          <table:table-cell table:style-name="Table6.B28" office:value-type="string">
            <text:p text:style-name="P162">M ↔ N</text:p>
          </table:table-cell>
          <table:table-cell table:style-name="Table6.C28" office:value-type="string">
            <text:p text:style-name="P164">[Curve ID, block offset (2 <text:span text:style-name="T1">bytes</text:span><text:span text:style-name="T4">), </text:span><text:span text:style-name="T7">Data (up to Sblock bytes)</text:span>]*</text:p>
          </table:table-cell>
        </table:table-row>
        <table:table-row>
          <table:table-cell table:style-name="Table6.A2" office:value-type="string">
            <text:p text:style-name="P160"><text:bookmark-ref text:reference-format="text" text:ref-name="__RefHeading__8025_1669831766">(0x42) Recalculate Curve Checksum</text:bookmark-ref></text:p>
          </table:table-cell>
          <table:table-cell table:style-name="Table6.B31" office:value-type="string">
            <text:p text:style-name="P162">M → N</text:p>
          </table:table-cell>
          <table:table-cell table:style-name="Table6.C31" office:value-type="string">
            <text:p text:style-name="P164">[Curve ID]</text:p>
          </table:table-cell>
        </table:table-row>
        <table:table-row>
          <table:table-cell table:style-name="Table6.A2" office:value-type="string">
            <text:p text:style-name="P160"><text:bookmark-ref text:reference-format="text" text:ref-name="__RefHeading__202333_1173055951">(0x50) Execute Function</text:bookmark-ref></text:p>
          </table:table-cell>
          <table:table-cell table:style-name="Table6.B31" office:value-type="string">
            <text:p text:style-name="P162">M → N</text:p>
          </table:table-cell>
          <table:table-cell table:style-name="Table6.C31" office:value-type="string">
            <text:p text:style-name="P164">[Function ID, <text:span text:style-name="T4">Input </text:span>(between 0 <text:span text:style-name="T73">and</text:span> <text:span text:style-name="T118">64</text:span> <text:span text:style-name="T73">bytes</text:span>)<text:span text:style-name="T73">]</text:span></text:p>
          </table:table-cell>
        </table:table-row>
        <table:table-row>
          <table:table-cell table:style-name="Table6.A2" office:value-type="string">
            <text:p text:style-name="P160"><text:bookmark-ref text:reference-format="text" text:ref-name="__RefHeading__194221_1173055951">(0x51) Function Return</text:bookmark-ref></text:p>
          </table:table-cell>
          <table:table-cell table:style-name="Table6.B31" office:value-type="string">
            <text:p text:style-name="P162">M ← N</text:p>
          </table:table-cell>
          <table:table-cell table:style-name="Table6.C31" office:value-type="string">
            <text:p text:style-name="P164">[Output (between 0 <text:span text:style-name="T73">and</text:span> <text:span text:style-name="T118">32</text:span> <text:span text:style-name="T73">bytes</text:span>)<text:span text:style-name="T73">]</text:span></text:p>
          </table:table-cell>
        </table:table-row>
        <table:table-row>
          <table:table-cell table:style-name="Table6.A2" office:value-type="string">
            <text:p text:style-name="P160"><text:bookmark-ref text:reference-format="text" text:ref-name="__RefHeading__202335_1173055951">(0x53) Function Error</text:bookmark-ref></text:p>
          </table:table-cell>
          <table:table-cell table:style-name="Table6.B32" office:value-type="string">
            <text:p text:style-name="P162">M ← N</text:p>
          </table:table-cell>
          <table:table-cell table:style-name="Table6.C32" office:value-type="string">
            <text:p text:style-name="P164">[Error code]</text:p>
          </table:table-cell>
        </table:table-row>
        <table:table-row>
          <table:table-cell table:style-name="Table6.A33" table:number-columns-spanned="3" office:value-type="string">
            <text:p text:style-name="P161"><text:span text:style-name="T67">Errors: </text:span><text:bookmark-ref text:reference-format="text" text:ref-name="__RefHeading__60240_1658628928">(0xE0) OK</text:bookmark-ref>, <text:bookmark-ref text:reference-format="text" text:ref-name="__RefHeading__7350_429950387">(0xE1) Malformed Message</text:bookmark-ref>, <text:bookmark-ref text:reference-format="text" text:ref-name="__RefHeading__23983_988024363">(0xE2) Operation not supported</text:bookmark-ref>, <text:bookmark-ref text:reference-format="text" text:ref-name="__RefHeading__11747_1226652910">(0xE3) Invalid ID</text:bookmark-ref>, <text:bookmark-ref text:reference-format="text" text:ref-name="__RefHeading__44606_842766387">(0xE4) Invalid Value</text:bookmark-ref>, <text:bookmark-ref text:reference-format="text" text:ref-name="__RefHeading__44330_842766387">(0xE5) Invalid Payload Size</text:bookmark-ref>, <text:bookmark-ref text:reference-format="text" text:ref-name="__RefHeading__5573_1542171067">(0xE6) Read-Only</text:bookmark-ref>, <text:bookmark-ref text:reference-format="text" text:ref-name="__RefHeading__23985_988024363">(0xE7) Insufficient Memory</text:bookmark-ref>, <text:bookmark-ref text:reference-format="text" text:ref-name="__RefHeading__28552_1596408913">(0xE8) Resource Busy</text:bookmark-ref></text:p>
          </table:table-cell>
          <table:covered-table-cell/>
          <table:covered-table-cell/>
        </table:table-row>
      </table:table>
      <text:p text:style-name="P170">Table <text:sequence text:ref-name="refTable9" text:name="Table" text:formula="ooow:Table+1" style:num-format="1">10</text:sequence>- Summary of the commands of the protocol</text:p>
      <text:p text:style-name="P7"/>
      <text:h text:style-name="P192" text:outline-level="2"><text:bookmark-start text:name="__RefHeading__202325_1173055951"/>(0x0_) Query commands<text:bookmark-end text:name="__RefHeading__202325_1173055951"/></text:h>
      <text:h text:style-name="P198" text:outline-level="3"><text:bookmark-start text:name="__RefHeading__27936_1332238884"/>(0x00) Query Protocol Version<text:bookmark-end text:name="__RefHeading__27936_1332238884"/></text:h>
      <text:p text:style-name="P104"/>
      <table:table table:name="Table50" table:style-name="Table50">
        <table:table-column table:style-name="Table50.A"/>
        <table:table-column table:style-name="Table50.B"/>
        <table:table-column table:style-name="Table50.C"/>
        <table:table-row>
          <table:table-cell table:style-name="Table50.A1" office:value-type="string">
            <text:p text:style-name="P112">Direction</text:p>
          </table:table-cell>
          <table:table-cell table:style-name="Table50.A1" office:value-type="string">
            <text:p text:style-name="P112">Payload Size</text:p>
          </table:table-cell>
          <table:table-cell table:style-name="Table50.C1" office:value-type="string">
            <text:p text:style-name="P112">Expected Answer</text:p>
          </table:table-cell>
        </table:table-row>
        <table:table-row>
          <table:table-cell table:style-name="Table50.A2" office:value-type="string">
            <text:p text:style-name="P119">Master → Node</text:p>
          </table:table-cell>
          <table:table-cell table:style-name="Table50.A2" office:value-type="string">
            <text:p text:style-name="P125">0</text:p>
          </table:table-cell>
          <table:table-cell table:style-name="Table50.C2" office:value-type="string">
            <text:p text:style-name="P44"><text:bookmark-ref text:reference-format="text" text:ref-name="__RefHeading__27938_1332238884">(0x01) Protocol Version</text:bookmark-ref></text:p>
          </table:table-cell>
        </table:table-row>
        <table:table-row>
          <table:table-cell table:style-name="Table50.C1" table:number-columns-spanned="3" office:value-type="string">
            <text:p text:style-name="P112">Description</text:p>
          </table:table-cell>
          <table:covered-table-cell/>
          <table:covered-table-cell/>
        </table:table-row>
        <table:table-row>
          <table:table-cell table:style-name="Table50.A4" table:number-columns-spanned="3" office:value-type="string">
            <text:p text:style-name="P55">Request the <text:span text:style-name="T74">Version of the protocol supported by the Node</text:span>.</text:p>
          </table:table-cell>
          <table:covered-table-cell/>
          <table:covered-table-cell/>
        </table:table-row>
      </table:table>
      <text:p text:style-name="P24"/>
      <text:h text:style-name="P198" text:outline-level="3"><text:bookmark-start text:name="__RefHeading__27938_1332238884"/>(0x01) Protocol Version<text:bookmark-end text:name="__RefHeading__27938_1332238884"/></text:h>
      <text:p text:style-name="P106"/>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113">Direction</text:p>
          </table:table-cell>
          <table:table-cell table:style-name="Table55.A1" table:number-columns-spanned="2" office:value-type="string">
            <text:p text:style-name="P113">Payload Size</text:p>
          </table:table-cell>
          <table:covered-table-cell/>
          <table:table-cell table:style-name="Table55.D1" office:value-type="string">
            <text:p text:style-name="P113">Expected Answer</text:p>
          </table:table-cell>
        </table:table-row>
        <table:table-row>
          <table:table-cell table:style-name="Table55.A2" office:value-type="string">
            <text:p text:style-name="P120">Master ← Node</text:p>
          </table:table-cell>
          <table:table-cell table:style-name="Table55.A2" table:number-columns-spanned="2" office:value-type="string">
            <text:p text:style-name="P128">3</text:p>
          </table:table-cell>
          <table:covered-table-cell/>
          <table:table-cell table:style-name="Table55.D2" office:value-type="string">
            <text:p text:style-name="P45">-</text:p>
          </table:table-cell>
        </table:table-row>
        <table:table-row>
          <table:table-cell table:style-name="Table55.D1" table:number-columns-spanned="4" office:value-type="string">
            <text:p text:style-name="P113">Description</text:p>
          </table:table-cell>
          <table:covered-table-cell/>
          <table:covered-table-cell/>
          <table:covered-table-cell/>
        </table:table-row>
        <table:table-row>
          <table:table-cell table:style-name="Table55.D2" table:number-columns-spanned="4" office:value-type="string">
            <text:p text:style-name="P56">The first byte is the Version field. The second one, the Subversion field. The third one, the Revision. A version string can be constructed with the format “Version.Subversion.Revision”.</text:p>
            <text:p text:style-name="P56"/>
            <text:p text:style-name="P56">Implementations of the same <text:span text:style-name="T75">Version</text:span> <text:span text:style-name="T76">of the Protocol </text:span>must be compatible. Greater <text:span text:style-name="T76">Protocol's S</text:span>ubversion numbers mean that new commands were added. <text:span text:style-name="T76">The Revision field is used to identify different implementations.</text:span></text:p>
          </table:table-cell>
          <table:covered-table-cell/>
          <table:covered-table-cell/>
          <table:covered-table-cell/>
        </table:table-row>
        <table:table-row>
          <table:table-cell table:style-name="Table55.D1" table:number-columns-spanned="4" office:value-type="string">
            <text:p text:style-name="P94">Structure</text:p>
          </table:table-cell>
          <table:covered-table-cell/>
          <table:covered-table-cell/>
          <table:covered-table-cell/>
        </table:table-row>
        <table:table-row>
          <table:table-cell table:style-name="Table55.A6" table:number-columns-spanned="4" office:value-type="string">
            <table:table table:name="Table78" table:style-name="Table78">
              <table:table-column table:style-name="Table78.A"/>
              <table:table-column table:style-name="Table78.B"/>
              <table:table-column table:style-name="Table78.C"/>
              <table:table-row>
                <table:table-cell table:style-name="Table78.A1" table:number-columns-spanned="3" office:value-type="string">
                  <text:p text:style-name="P113">Payload</text:p>
                </table:table-cell>
                <table:covered-table-cell/>
                <table:covered-table-cell/>
              </table:table-row>
              <table:table-row>
                <table:table-cell table:style-name="Table78.A2" office:value-type="string">
                  <text:p text:style-name="P136">Version</text:p>
                </table:table-cell>
                <table:table-cell table:style-name="Table78.A2" office:value-type="string">
                  <text:p text:style-name="P136">Subversion</text:p>
                </table:table-cell>
                <table:table-cell table:style-name="Table78.C2" office:value-type="string">
                  <text:p text:style-name="P136">Revision</text:p>
                </table:table-cell>
              </table:table-row>
            </table:table>
            <text:p text:style-name="P58"/>
          </table:table-cell>
          <table:covered-table-cell/>
          <table:covered-table-cell/>
          <table:covered-table-cell/>
        </table:table-row>
        <table:table-row>
          <table:table-cell table:style-name="Table55.D1" table:number-columns-spanned="4" office:value-type="string">
            <text:p text:style-name="P94">Example</text:p>
          </table:table-cell>
          <table:covered-table-cell/>
          <table:covered-table-cell/>
          <table:covered-table-cell/>
        </table:table-row>
        <table:table-row>
          <table:table-cell table:style-name="Table55.A8" table:number-columns-spanned="2" office:value-type="string">
            <table:table table:name="Table79" table:style-name="Table79">
              <table:table-column table:style-name="Table79.A" table:number-columns-repeated="3"/>
              <table:table-column table:style-name="Table79.D"/>
              <table:table-column table:style-name="Table79.E"/>
              <table:table-column table:style-name="Table79.F"/>
              <table:table-row>
                <table:table-cell table:style-name="Table79.A1" table:number-columns-spanned="3" office:value-type="string">
                  <text:p text:style-name="P113">Header</text:p>
                </table:table-cell>
                <table:covered-table-cell/>
                <table:covered-table-cell/>
                <table:table-cell table:style-name="Table79.D1" table:number-columns-spanned="3" office:value-type="string">
                  <text:p text:style-name="P113">Payload</text:p>
                </table:table-cell>
                <table:covered-table-cell/>
                <table:covered-table-cell/>
              </table:table-row>
              <table:table-row>
                <table:table-cell table:style-name="Table79.A2" office:value-type="string">
                  <text:p text:style-name="P120">0<text:span text:style-name="T77">1</text:span></text:p>
                </table:table-cell>
                <table:table-cell table:style-name="Table79.A2" office:value-type="string">
                  <text:p text:style-name="P136">00</text:p>
                </table:table-cell>
                <table:table-cell table:style-name="Table79.A2" office:value-type="string">
                  <text:p text:style-name="P136">03</text:p>
                </table:table-cell>
                <table:table-cell table:style-name="Table79.A2" office:value-type="string">
                  <text:p text:style-name="P136">02</text:p>
                </table:table-cell>
                <table:table-cell table:style-name="Table79.A2" office:value-type="string">
                  <text:p text:style-name="P155">14</text:p>
                </table:table-cell>
                <table:table-cell table:style-name="Table79.F2" office:value-type="string">
                  <text:p text:style-name="P136">00</text:p>
                </table:table-cell>
              </table:table-row>
            </table:table>
            <text:p text:style-name="P70"/>
          </table:table-cell>
          <table:covered-table-cell/>
          <table:table-cell table:style-name="Table55.C8" table:number-columns-spanned="2" office:value-type="string">
            <text:p text:style-name="P59">Answer with Version 2, Subversion <text:span text:style-name="T112">2</text:span>0 and Revision 0: “<text:span text:style-name="T78">2.20.0”.</text:span></text:p>
          </table:table-cell>
          <table:covered-table-cell/>
        </table:table-row>
      </table:table>
      <text:p text:style-name="Text_20_body"/>
      <text:h text:style-name="P199" text:outline-level="3"><text:bookmark-start text:name="__RefHeading__27060_1226652910"/>(0x02) Query List of Variables<text:bookmark-end text:name="__RefHeading__27060_1226652910"/></text:h>
      <text:p text:style-name="P102"/>
      <table:table table:name="Table52" table:style-name="Table52">
        <table:table-column table:style-name="Table52.A"/>
        <table:table-column table:style-name="Table52.B"/>
        <table:table-column table:style-name="Table52.C"/>
        <table:table-row>
          <table:table-cell table:style-name="Table52.A1" office:value-type="string">
            <text:p text:style-name="P111">Direction</text:p>
          </table:table-cell>
          <table:table-cell table:style-name="Table52.A1" office:value-type="string">
            <text:p text:style-name="P111">Payload Size</text:p>
          </table:table-cell>
          <table:table-cell table:style-name="Table52.C1" office:value-type="string">
            <text:p text:style-name="P111">Expected Answer</text:p>
          </table:table-cell>
        </table:table-row>
        <table:table-row>
          <table:table-cell table:style-name="Table52.A2" office:value-type="string">
            <text:p text:style-name="P117">Master → Node</text:p>
          </table:table-cell>
          <table:table-cell table:style-name="Table52.A2" office:value-type="string">
            <text:p text:style-name="P124">0</text:p>
          </table:table-cell>
          <table:table-cell table:style-name="Table52.C2" office:value-type="string">
            <text:p text:style-name="P43"><text:bookmark-ref text:reference-format="text" text:ref-name="__RefHeading__7589_1226652910">(0x03) List of Variables</text:bookmark-ref></text:p>
          </table:table-cell>
        </table:table-row>
        <table:table-row>
          <table:table-cell table:style-name="Table52.C1" table:number-columns-spanned="3" office:value-type="string">
            <text:p text:style-name="P111">Description</text:p>
          </table:table-cell>
          <table:covered-table-cell/>
          <table:covered-table-cell/>
        </table:table-row>
        <table:table-row>
          <table:table-cell table:style-name="Table52.A4" table:number-columns-spanned="3" office:value-type="string">
            <text:p text:style-name="P54">Request the list of Variables in the node.</text:p>
          </table:table-cell>
          <table:covered-table-cell/>
          <table:covered-table-cell/>
        </table:table-row>
      </table:table>
      <text:p text:style-name="P20"/>
      <text:h text:style-name="P201" text:outline-level="3"><text:bookmark-start text:name="__RefHeading__7589_1226652910"/><text:soft-page-break/>(0x03) List of Variables<text:bookmark-end text:name="__RefHeading__7589_1226652910"/></text:h>
      <text:p text:style-name="P107"/>
      <table:table table:name="Table51" table:style-name="Table51">
        <table:table-column table:style-name="Table51.A"/>
        <table:table-column table:style-name="Table51.B"/>
        <table:table-column table:style-name="Table51.C"/>
        <table:table-column table:style-name="Table51.D"/>
        <table:table-row>
          <table:table-cell table:style-name="Table51.A1" office:value-type="string">
            <text:p text:style-name="P111">Direction</text:p>
          </table:table-cell>
          <table:table-cell table:style-name="Table51.A1" table:number-columns-spanned="2" office:value-type="string">
            <text:p text:style-name="P111">Payload Size</text:p>
          </table:table-cell>
          <table:covered-table-cell/>
          <table:table-cell table:style-name="Table51.D1" office:value-type="string">
            <text:p text:style-name="P111">Expected Answer</text:p>
          </table:table-cell>
        </table:table-row>
        <table:table-row>
          <table:table-cell table:style-name="Table51.A2" office:value-type="string">
            <text:p text:style-name="P117">Master ← Node</text:p>
          </table:table-cell>
          <table:table-cell table:style-name="Table51.A2" table:number-columns-spanned="2" office:value-type="string">
            <text:p text:style-name="P124">(number of Variables in the node)</text:p>
          </table:table-cell>
          <table:covered-table-cell/>
          <table:table-cell table:style-name="Table51.D2" office:value-type="string">
            <text:p text:style-name="P43">-</text:p>
          </table:table-cell>
        </table:table-row>
        <table:table-row>
          <table:table-cell table:style-name="Table51.D1" table:number-columns-spanned="4" office:value-type="string">
            <text:p text:style-name="P111">Description</text:p>
          </table:table-cell>
          <table:covered-table-cell/>
          <table:covered-table-cell/>
          <table:covered-table-cell/>
        </table:table-row>
        <table:table-row>
          <table:table-cell table:style-name="Table51.D2" table:number-columns-spanned="4" office:value-type="string">
            <text:p text:style-name="P54">Contains a list with the TYPE and the SIZE of all node's Variables.</text:p>
          </table:table-cell>
          <table:covered-table-cell/>
          <table:covered-table-cell/>
          <table:covered-table-cell/>
        </table:table-row>
        <table:table-row>
          <table:table-cell table:style-name="Table51.D1" table:number-columns-spanned="4" office:value-type="string">
            <text:p text:style-name="P93">Structure</text:p>
          </table:table-cell>
          <table:covered-table-cell/>
          <table:covered-table-cell/>
          <table:covered-table-cell/>
        </table:table-row>
        <table:table-row>
          <table:table-cell table:style-name="Table51.A6" table:number-columns-spanned="4" office:value-type="string">
            <table:table table:name="Table53" table:style-name="Table53">
              <table:table-column table:style-name="Table53.A"/>
              <table:table-column table:style-name="Table53.B"/>
              <table:table-column table:style-name="Table53.C"/>
              <table:table-row>
                <table:table-cell table:style-name="Table53.A1" table:number-columns-spanned="3" office:value-type="string">
                  <text:p text:style-name="P111">Payload</text:p>
                </table:table-cell>
                <table:covered-table-cell/>
                <table:covered-table-cell/>
              </table:table-row>
              <table:table-row>
                <table:table-cell table:style-name="Table53.A2" office:value-type="string">
                  <text:p text:style-name="P117">First Variable</text:p>
                </table:table-cell>
                <table:table-cell table:style-name="Table53.A2" table:number-rows-spanned="2" office:value-type="string">
                  <text:p text:style-name="P117"/>
                  <text:p text:style-name="P117">...</text:p>
                </table:table-cell>
                <table:table-cell table:style-name="Table53.C2" office:value-type="string">
                  <text:p text:style-name="P117">Last Variable</text:p>
                </table:table-cell>
              </table:table-row>
              <table:table-row>
                <table:table-cell table:style-name="Table53.A2" office:value-type="string">
                  <text:p text:style-name="P117">TYPE (1 <text:span text:style-name="T1">bit</text:span>) | SIZE (7 <text:span text:style-name="T1">bits</text:span>)</text:p>
                </table:table-cell>
                <table:covered-table-cell/>
                <table:table-cell table:style-name="Table53.C2" office:value-type="string">
                  <text:p text:style-name="P117">TYPE (1 <text:span text:style-name="T1">bit</text:span><text:span text:style-name="T4">)</text:span> | SIZE (7 <text:span text:style-name="T1">bits</text:span>)</text:p>
                </table:table-cell>
              </table:table-row>
            </table:table>
            <text:p text:style-name="P57"><text:tab/></text:p>
            <text:p text:style-name="P57">For each Variable is returned one byte of information. The Variables are in ascending order of their IDs. The first Variable has the ID 0. The most significant bit of each byte indicates if the Variable is read-only (bit = 0) or writable (bit = 1). The remaining seven bits contain the SIZE of the Variable. <text:span text:style-name="T79">If SIZE is 0, the Variable is 128 bytes wide.</text:span></text:p>
          </table:table-cell>
          <table:covered-table-cell/>
          <table:covered-table-cell/>
          <table:covered-table-cell/>
        </table:table-row>
        <table:table-row>
          <table:table-cell table:style-name="Table51.D1" table:number-columns-spanned="4" office:value-type="string">
            <text:p text:style-name="P93">Example</text:p>
          </table:table-cell>
          <table:covered-table-cell/>
          <table:covered-table-cell/>
          <table:covered-table-cell/>
        </table:table-row>
        <table:table-row>
          <table:table-cell table:style-name="Table51.A8" table:number-columns-spanned="2" office:value-type="string">
            <table:table table:name="Table57" table:style-name="Table57">
              <table:table-column table:style-name="Table57.A" table:number-columns-repeated="3"/>
              <table:table-column table:style-name="Table57.D" table:number-columns-repeated="6"/>
              <table:table-row>
                <table:table-cell table:style-name="Table57.A1" table:number-columns-spanned="3" office:value-type="string">
                  <text:p text:style-name="P111">Header</text:p>
                </table:table-cell>
                <table:covered-table-cell/>
                <table:covered-table-cell/>
                <table:table-cell table:style-name="Table57.D1" table:number-columns-spanned="6" office:value-type="string">
                  <text:p text:style-name="P111">Payload</text:p>
                </table:table-cell>
                <table:covered-table-cell/>
                <table:covered-table-cell/>
                <table:covered-table-cell/>
                <table:covered-table-cell/>
                <table:covered-table-cell/>
              </table:table-row>
              <table:table-row>
                <table:table-cell table:style-name="Table57.A2" office:value-type="string">
                  <text:p text:style-name="P117">03</text:p>
                </table:table-cell>
                <table:table-cell table:style-name="Table57.A2" office:value-type="string">
                  <text:p text:style-name="P137">00</text:p>
                </table:table-cell>
                <table:table-cell table:style-name="Table57.A2" office:value-type="string">
                  <text:p text:style-name="P117">06</text:p>
                </table:table-cell>
                <table:table-cell table:style-name="Table57.A2" office:value-type="string">
                  <text:p text:style-name="P117">03</text:p>
                </table:table-cell>
                <table:table-cell table:style-name="Table57.A2" office:value-type="string">
                  <text:p text:style-name="P117">03</text:p>
                </table:table-cell>
                <table:table-cell table:style-name="Table57.A2" office:value-type="string">
                  <text:p text:style-name="P117">83</text:p>
                </table:table-cell>
                <table:table-cell table:style-name="Table57.A2" office:value-type="string">
                  <text:p text:style-name="P117">83</text:p>
                </table:table-cell>
                <table:table-cell table:style-name="Table57.A2" office:value-type="string">
                  <text:p text:style-name="P20">01</text:p>
                </table:table-cell>
                <table:table-cell table:style-name="Table57.I2" office:value-type="string">
                  <text:p text:style-name="P20">81</text:p>
                </table:table-cell>
              </table:table-row>
            </table:table>
            <text:p text:style-name="P69"/>
          </table:table-cell>
          <table:covered-table-cell/>
          <table:table-cell table:style-name="Table51.C8" table:number-columns-spanned="2" office:value-type="string">
            <text:p text:style-name="P57">Two read-only Variables of <text:span text:style-name="T80">size</text:span> 3, two writable Variables of <text:span text:style-name="T80">size</text:span> 3, one read-only Variable of <text:span text:style-name="T80">size</text:span> 1, one writable Variable of <text:span text:style-name="T81">size</text:span> 1.</text:p>
          </table:table-cell>
          <table:covered-table-cell/>
        </table:table-row>
      </table:table>
      <text:p text:style-name="P20"/>
      <text:h text:style-name="P201" text:outline-level="3"><text:bookmark-start text:name="__RefHeading__27062_1226652910"/>(0x04) Query List of Group of Variables<text:bookmark-end text:name="__RefHeading__27062_1226652910"/></text:h>
      <text:p text:style-name="P107"/>
      <table:table table:name="Table7" table:style-name="Table7">
        <table:table-column table:style-name="Table7.A"/>
        <table:table-column table:style-name="Table7.B"/>
        <table:table-column table:style-name="Table7.C"/>
        <table:table-row>
          <table:table-cell table:style-name="Table7.A1" office:value-type="string">
            <text:p text:style-name="P111">Direction</text:p>
          </table:table-cell>
          <table:table-cell table:style-name="Table7.A1" office:value-type="string">
            <text:p text:style-name="P111">Payload Size</text:p>
          </table:table-cell>
          <table:table-cell table:style-name="Table7.A1" office:value-type="string">
            <text:p text:style-name="P111">Expected Answer</text:p>
          </table:table-cell>
        </table:table-row>
        <table:table-row>
          <table:table-cell table:style-name="Table7.A2" office:value-type="string">
            <text:p text:style-name="P117">Master → Node</text:p>
          </table:table-cell>
          <table:table-cell table:style-name="Table7.A2" office:value-type="string">
            <text:p text:style-name="P124">0</text:p>
          </table:table-cell>
          <table:table-cell table:style-name="Table7.A2" office:value-type="string">
            <text:p text:style-name="P47"><text:bookmark-ref text:reference-format="text" text:ref-name="__RefHeading__7933_1226652910">(0x05) List of Group of Variables</text:bookmark-ref></text:p>
          </table:table-cell>
        </table:table-row>
        <table:table-row>
          <table:table-cell table:style-name="Table7.A1" table:number-columns-spanned="3" office:value-type="string">
            <text:p text:style-name="P111">Description</text:p>
          </table:table-cell>
          <table:covered-table-cell/>
          <table:covered-table-cell/>
        </table:table-row>
        <table:table-row>
          <table:table-cell table:style-name="Table7.A2" table:number-columns-spanned="3" office:value-type="string">
            <text:p text:style-name="P54">Request the node to return a list describing all <text:span text:style-name="T82">of</text:span> his Groups of Variables.</text:p>
          </table:table-cell>
          <table:covered-table-cell/>
          <table:covered-table-cell/>
        </table:table-row>
      </table:table>
      <text:h text:style-name="P201" text:outline-level="3" text:is-list-header="true"/>
      <text:p text:style-name="P107"/>
      <text:p text:style-name="P107"/>
      <text:p text:style-name="P107"/>
      <text:p text:style-name="P107"/>
      <text:p text:style-name="P107"/>
      <text:p text:style-name="P107"/>
      <text:p text:style-name="P107"/>
      <text:h text:style-name="P201" text:outline-level="3"><text:bookmark-start text:name="__RefHeading__7933_1226652910"/><text:soft-page-break/>(0x05) List of Group of Variables<text:bookmark-end text:name="__RefHeading__7933_1226652910"/></text:h>
      <text:p text:style-name="P107"/>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11">Direction</text:p>
          </table:table-cell>
          <table:table-cell table:style-name="Table8.A1" table:number-columns-spanned="2" office:value-type="string">
            <text:p text:style-name="P111">Payload Size</text:p>
          </table:table-cell>
          <table:covered-table-cell/>
          <table:table-cell table:style-name="Table8.D1" office:value-type="string">
            <text:p text:style-name="P111">Expected Answer</text:p>
          </table:table-cell>
        </table:table-row>
        <table:table-row>
          <table:table-cell table:style-name="Table8.A2" office:value-type="string">
            <text:p text:style-name="P117">Master ← Node</text:p>
          </table:table-cell>
          <table:table-cell table:style-name="Table8.A2" table:number-columns-spanned="2" office:value-type="string">
            <text:p text:style-name="P124">(number of Groups in the node)</text:p>
          </table:table-cell>
          <table:covered-table-cell/>
          <table:table-cell table:style-name="Table8.D2" office:value-type="string">
            <text:p text:style-name="P43">-</text:p>
          </table:table-cell>
        </table:table-row>
        <table:table-row>
          <table:table-cell table:style-name="Table8.D1" table:number-columns-spanned="4" office:value-type="string">
            <text:p text:style-name="P111">Description</text:p>
          </table:table-cell>
          <table:covered-table-cell/>
          <table:covered-table-cell/>
          <table:covered-table-cell/>
        </table:table-row>
        <table:table-row>
          <table:table-cell table:style-name="Table8.D2" table:number-columns-spanned="4" office:value-type="string">
            <text:p text:style-name="P54">Contains a list with the TYPE and the SIZE of all node's Groups.</text:p>
          </table:table-cell>
          <table:covered-table-cell/>
          <table:covered-table-cell/>
          <table:covered-table-cell/>
        </table:table-row>
        <table:table-row>
          <table:table-cell table:style-name="Table8.D1" table:number-columns-spanned="4" office:value-type="string">
            <text:p text:style-name="P93">Structure</text:p>
          </table:table-cell>
          <table:covered-table-cell/>
          <table:covered-table-cell/>
          <table:covered-table-cell/>
        </table:table-row>
        <table:table-row>
          <table:table-cell table:style-name="Table8.A6" table:number-columns-spanned="4" office:value-type="string">
            <table:table table:name="Table54" table:style-name="Table54">
              <table:table-column table:style-name="Table54.A"/>
              <table:table-column table:style-name="Table54.B"/>
              <table:table-column table:style-name="Table54.A"/>
              <table:table-row>
                <table:table-cell table:style-name="Table54.A1" table:number-columns-spanned="3" office:value-type="string">
                  <text:p text:style-name="P111">Payload</text:p>
                </table:table-cell>
                <table:covered-table-cell/>
                <table:covered-table-cell/>
              </table:table-row>
              <table:table-row>
                <table:table-cell table:style-name="Table54.A2" office:value-type="string">
                  <text:p text:style-name="P117">First Group</text:p>
                </table:table-cell>
                <table:table-cell table:style-name="Table54.A2" table:number-rows-spanned="2" office:value-type="string">
                  <text:p text:style-name="P117"/>
                  <text:p text:style-name="P117">...</text:p>
                </table:table-cell>
                <table:table-cell table:style-name="Table54.C2" office:value-type="string">
                  <text:p text:style-name="P117">Last Group</text:p>
                </table:table-cell>
              </table:table-row>
              <table:table-row>
                <table:table-cell table:style-name="Table54.A2" office:value-type="string">
                  <text:p text:style-name="P117">TYPE (1 <text:span text:style-name="T1">bit</text:span>) | SIZE (7 <text:span text:style-name="T1">bits</text:span>)</text:p>
                </table:table-cell>
                <table:covered-table-cell/>
                <table:table-cell table:style-name="Table54.C2" office:value-type="string">
                  <text:p text:style-name="P117">TYPE (1 <text:span text:style-name="T1">bit</text:span><text:span text:style-name="T4">)</text:span> | SIZE (7 <text:span text:style-name="T1">bits</text:span>)</text:p>
                </table:table-cell>
              </table:table-row>
            </table:table>
            <text:p text:style-name="P57"><text:tab/></text:p>
            <text:p text:style-name="P57">One byte of information is returned for each Group in the node. The Groups are in their ascending ID order. The first Group has the ID 0. The most significant bit of each byte indicates the TYPE of the Group (0 for read-only, 1 for writable). The seven remaining bits contain the SIZE of the Group. <text:span text:style-name="T83">If SIZE is 0, the Group has 128 Variables.</text:span></text:p>
          </table:table-cell>
          <table:covered-table-cell/>
          <table:covered-table-cell/>
          <table:covered-table-cell/>
        </table:table-row>
        <table:table-row>
          <table:table-cell table:style-name="Table8.D1" table:number-columns-spanned="4" office:value-type="string">
            <text:p text:style-name="P93">Example</text:p>
          </table:table-cell>
          <table:covered-table-cell/>
          <table:covered-table-cell/>
          <table:covered-table-cell/>
        </table:table-row>
        <table:table-row>
          <table:table-cell table:style-name="Table8.A8" table:number-columns-spanned="2" office:value-type="string">
            <table:table table:name="Table11" table:style-name="Table11">
              <table:table-column table:style-name="Table11.A" table:number-columns-repeated="3"/>
              <table:table-column table:style-name="Table11.D"/>
              <table:table-column table:style-name="Table11.E" table:number-columns-repeated="2"/>
              <table:table-row>
                <table:table-cell table:style-name="Table11.A1" table:number-columns-spanned="3" office:value-type="string">
                  <text:p text:style-name="P111">Header</text:p>
                </table:table-cell>
                <table:covered-table-cell/>
                <table:covered-table-cell/>
                <table:table-cell table:style-name="Table11.D1" table:number-columns-spanned="3" office:value-type="string">
                  <text:p text:style-name="P111">Payload</text:p>
                </table:table-cell>
                <table:covered-table-cell/>
                <table:covered-table-cell/>
              </table:table-row>
              <table:table-row>
                <table:table-cell table:style-name="Table11.A2" office:value-type="string">
                  <text:p text:style-name="P117">05</text:p>
                </table:table-cell>
                <table:table-cell table:style-name="Table11.A2" office:value-type="string">
                  <text:p text:style-name="P138">00</text:p>
                </table:table-cell>
                <table:table-cell table:style-name="Table11.A2" office:value-type="string">
                  <text:p text:style-name="P117">03</text:p>
                </table:table-cell>
                <table:table-cell table:style-name="Table11.A2" office:value-type="string">
                  <text:p text:style-name="P117">0A</text:p>
                </table:table-cell>
                <table:table-cell table:style-name="Table11.A2" office:value-type="string">
                  <text:p text:style-name="P117">05</text:p>
                </table:table-cell>
                <table:table-cell table:style-name="Table11.F2" office:value-type="string">
                  <text:p text:style-name="P117">85</text:p>
                </table:table-cell>
              </table:table-row>
            </table:table>
            <text:p text:style-name="P71"/>
          </table:table-cell>
          <table:covered-table-cell/>
          <table:table-cell table:style-name="Table8.C8" table:number-columns-spanned="2" office:value-type="string">
            <text:p text:style-name="P57">Three Groups. The first one is read-only and has 10 Variables. The second one is also read-only and has 5 Variables. The last one is writable and has 5 Variables. </text:p>
          </table:table-cell>
          <table:covered-table-cell/>
        </table:table-row>
      </table:table>
      <text:p text:style-name="P101"/>
      <text:h text:style-name="P205" text:outline-level="3"><text:bookmark-start text:name="__RefHeading__35151_575392633"/>(0x06) Query Group of Variables<text:bookmark-end text:name="__RefHeading__35151_575392633"/></text:h>
      <text:p text:style-name="P109"/>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1">Direction</text:p>
          </table:table-cell>
          <table:table-cell table:style-name="Table9.A1" table:number-columns-spanned="3" office:value-type="string">
            <text:p text:style-name="P111">Payload Size</text:p>
          </table:table-cell>
          <table:covered-table-cell/>
          <table:covered-table-cell/>
          <table:table-cell table:style-name="Table9.A1" office:value-type="string">
            <text:p text:style-name="P111">Expected Answer</text:p>
          </table:table-cell>
        </table:table-row>
        <table:table-row>
          <table:table-cell table:style-name="Table9.A2" office:value-type="string">
            <text:p text:style-name="P117">Master → Node</text:p>
          </table:table-cell>
          <table:table-cell table:style-name="Table9.A2" table:number-columns-spanned="3" office:value-type="string">
            <text:p text:style-name="P124">1</text:p>
          </table:table-cell>
          <table:covered-table-cell/>
          <table:covered-table-cell/>
          <table:table-cell table:style-name="Table9.A2" office:value-type="string">
            <text:p text:style-name="P50"><text:bookmark-ref text:reference-format="text" text:ref-name="__RefHeading__8930_1226652910">(0x07) Group of Variables</text:bookmark-ref></text:p>
          </table:table-cell>
        </table:table-row>
        <table:table-row>
          <table:table-cell table:style-name="Table9.A1" table:number-columns-spanned="5" office:value-type="string">
            <text:p text:style-name="P111">Description</text:p>
          </table:table-cell>
          <table:covered-table-cell/>
          <table:covered-table-cell/>
          <table:covered-table-cell/>
          <table:covered-table-cell/>
        </table:table-row>
        <table:table-row>
          <table:table-cell table:style-name="Table9.A2" table:number-columns-spanned="5" office:value-type="string">
            <text:p text:style-name="P54">Request the node to return the list of Variables of the specified Group.</text:p>
          </table:table-cell>
          <table:covered-table-cell/>
          <table:covered-table-cell/>
          <table:covered-table-cell/>
          <table:covered-table-cell/>
        </table:table-row>
        <table:table-row>
          <table:table-cell table:style-name="Table9.A1" table:number-columns-spanned="5" office:value-type="string">
            <text:p text:style-name="P93">Structure</text:p>
          </table:table-cell>
          <table:covered-table-cell/>
          <table:covered-table-cell/>
          <table:covered-table-cell/>
          <table:covered-table-cell/>
        </table:table-row>
        <table:table-row>
          <table:table-cell table:style-name="Table9.A6" table:number-columns-spanned="3" office:value-type="string">
            <table:table table:name="Table76" table:style-name="Table76">
              <table:table-column table:style-name="Table76.A"/>
              <table:table-row>
                <table:table-cell table:style-name="Table76.A1" office:value-type="string">
                  <text:p text:style-name="P111">Payload</text:p>
                </table:table-cell>
              </table:table-row>
              <table:table-row>
                <table:table-cell table:style-name="Table76.A2" office:value-type="string">
                  <text:p text:style-name="P117">Group ID</text:p>
                </table:table-cell>
              </table:table-row>
            </table:table>
            <text:p text:style-name="P96"/>
          </table:table-cell>
          <table:covered-table-cell/>
          <table:covered-table-cell/>
          <table:table-cell table:style-name="Table9.D6" table:number-columns-spanned="2" office:value-type="string">
            <text:p text:style-name="P97">The Payload must contain the ID of the Group to be queried.</text:p>
          </table:table-cell>
          <table:covered-table-cell/>
        </table:table-row>
        <table:table-row>
          <table:table-cell table:style-name="Table9.A1" table:number-columns-spanned="5" office:value-type="string">
            <text:p text:style-name="P93">Example</text:p>
          </table:table-cell>
          <table:covered-table-cell/>
          <table:covered-table-cell/>
          <table:covered-table-cell/>
          <table:covered-table-cell/>
        </table:table-row>
        <table:table-row>
          <table:table-cell table:style-name="Table9.A6" table:number-columns-spanned="3" office:value-type="string">
            <table:table table:name="Table85" table:style-name="Table85">
              <table:table-column table:style-name="Table85.A" table:number-columns-repeated="3"/>
              <table:table-column table:style-name="Table85.D"/>
              <table:table-row>
                <table:table-cell table:style-name="Table85.A1" table:number-columns-spanned="3" office:value-type="string">
                  <text:p text:style-name="P111">Header</text:p>
                </table:table-cell>
                <table:covered-table-cell/>
                <table:covered-table-cell/>
                <table:table-cell table:style-name="Table85.D1" office:value-type="string">
                  <text:p text:style-name="P111">Payload</text:p>
                </table:table-cell>
              </table:table-row>
              <table:table-row>
                <table:table-cell table:style-name="Table85.A2" office:value-type="string">
                  <text:p text:style-name="P117">06</text:p>
                </table:table-cell>
                <table:table-cell table:style-name="Table85.A2" office:value-type="string">
                  <text:p text:style-name="P139">00</text:p>
                </table:table-cell>
                <table:table-cell table:style-name="Table85.A2" office:value-type="string">
                  <text:p text:style-name="P117">01</text:p>
                </table:table-cell>
                <table:table-cell table:style-name="Table85.D2" office:value-type="string">
                  <text:p text:style-name="P117">02</text:p>
                </table:table-cell>
              </table:table-row>
            </table:table>
            <text:p text:style-name="P96"/>
          </table:table-cell>
          <table:covered-table-cell/>
          <table:covered-table-cell/>
          <table:table-cell table:style-name="Table9.D6" table:number-columns-spanned="2" office:value-type="string">
            <text:p text:style-name="P97">Query the Group with ID 2.</text:p>
          </table:table-cell>
          <table:covered-table-cell/>
        </table:table-row>
        <table:table-row>
          <table:table-cell table:style-name="Table9.A1" table:number-columns-spanned="5" office:value-type="string">
            <text:p text:style-name="P93">Possible Errors</text:p>
          </table:table-cell>
          <table:covered-table-cell/>
          <table:covered-table-cell/>
          <table:covered-table-cell/>
          <table:covered-table-cell/>
        </table:table-row>
        <table:table-row>
          <table:table-cell table:style-name="Table9.A6" table:number-columns-spanned="2" office:value-type="string">
            <text:p text:style-name="P66"><text:span text:style-name="T12"><text:bookmark-ref text:reference-format="text" text:ref-name="__RefHeading__11747_1226652910">(0xE3) Invalid ID</text:bookmark-ref></text:span><text:span text:style-name="T12">:</text:span></text:p>
          </table:table-cell>
          <table:covered-table-cell/>
          <table:table-cell table:style-name="Table9.D6" table:number-columns-spanned="3" office:value-type="string">
            <text:p text:style-name="P82">There is no Group with the specified ID.</text:p>
          </table:table-cell>
          <table:covered-table-cell/>
          <table:covered-table-cell/>
        </table:table-row>
      </table:table>
      <text:p text:style-name="P34"><text:tab/></text:p>
      <text:h text:style-name="P197" text:outline-level="3"><text:bookmark-start text:name="__RefHeading__8930_1226652910"/><text:soft-page-break/>(0x07) Group of Variables<text:bookmark-end text:name="__RefHeading__8930_1226652910"/></text:h>
      <text:p text:style-name="P34"><text:tab/></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11">Direction</text:p>
          </table:table-cell>
          <table:table-cell table:style-name="Table10.A1" table:number-columns-spanned="2" office:value-type="string">
            <text:p text:style-name="P111">Payload Size</text:p>
          </table:table-cell>
          <table:covered-table-cell/>
          <table:table-cell table:style-name="Table10.A1" office:value-type="string">
            <text:p text:style-name="P111">Expected Answer</text:p>
          </table:table-cell>
        </table:table-row>
        <table:table-row>
          <table:table-cell table:style-name="Table10.A2" office:value-type="string">
            <text:p text:style-name="P117">Master ← Node</text:p>
          </table:table-cell>
          <table:table-cell table:style-name="Table10.A2" table:number-columns-spanned="2" office:value-type="string">
            <text:p text:style-name="P124">(number of Variables in the Group)</text:p>
          </table:table-cell>
          <table:covered-table-cell/>
          <table:table-cell table:style-name="Table10.A2" office:value-type="string">
            <text:p text:style-name="P47">-</text:p>
          </table:table-cell>
        </table:table-row>
        <table:table-row>
          <table:table-cell table:style-name="Table10.A1" table:number-columns-spanned="4" office:value-type="string">
            <text:p text:style-name="P111">Description</text:p>
          </table:table-cell>
          <table:covered-table-cell/>
          <table:covered-table-cell/>
          <table:covered-table-cell/>
        </table:table-row>
        <table:table-row>
          <table:table-cell table:style-name="Table10.A2" table:number-columns-spanned="4" office:value-type="string">
            <text:p text:style-name="P54">Contains the list of all Variables in the Group.</text:p>
          </table:table-cell>
          <table:covered-table-cell/>
          <table:covered-table-cell/>
          <table:covered-table-cell/>
        </table:table-row>
        <table:table-row>
          <table:table-cell table:style-name="Table10.A1" table:number-columns-spanned="4" office:value-type="string">
            <text:p text:style-name="P93">Structure</text:p>
          </table:table-cell>
          <table:covered-table-cell/>
          <table:covered-table-cell/>
          <table:covered-table-cell/>
        </table:table-row>
        <table:table-row>
          <table:table-cell table:style-name="Table10.A6" table:number-columns-spanned="2" office:value-type="string">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111">Payload</text:p>
                </table:table-cell>
                <table:covered-table-cell/>
                <table:covered-table-cell/>
              </table:table-row>
              <table:table-row>
                <table:table-cell table:style-name="Table12.A2" office:value-type="string">
                  <text:p text:style-name="P124">First Variable</text:p>
                </table:table-cell>
                <table:table-cell table:style-name="Table12.B2" table:number-rows-spanned="2" office:value-type="string">
                  <text:p text:style-name="P117">…</text:p>
                </table:table-cell>
                <table:table-cell table:style-name="Table12.C2" office:value-type="string">
                  <text:p text:style-name="P117">Last Variable</text:p>
                </table:table-cell>
              </table:table-row>
              <table:table-row>
                <table:table-cell table:style-name="Table12.A2" office:value-type="string">
                  <text:p text:style-name="P124">ID</text:p>
                </table:table-cell>
                <table:covered-table-cell/>
                <table:table-cell table:style-name="Table12.C3" office:value-type="string">
                  <text:p text:style-name="P117">ID</text:p>
                </table:table-cell>
              </table:table-row>
            </table:table>
            <text:p text:style-name="P87"/>
          </table:table-cell>
          <table:covered-table-cell/>
          <table:table-cell table:style-name="Table10.C6" table:number-columns-spanned="2" office:value-type="string">
            <text:p text:style-name="P28">The Variable's IDs are listed in their ascending order.</text:p>
          </table:table-cell>
          <table:covered-table-cell/>
        </table:table-row>
        <table:table-row>
          <table:table-cell table:style-name="Table10.A1" table:number-columns-spanned="4" office:value-type="string">
            <text:p text:style-name="P93">Example</text:p>
          </table:table-cell>
          <table:covered-table-cell/>
          <table:covered-table-cell/>
          <table:covered-table-cell/>
        </table:table-row>
        <table:table-row>
          <table:table-cell table:style-name="Table10.A6" table:number-columns-spanned="2" office:value-type="string">
            <table:table table:name="Table14" table:style-name="Table14">
              <table:table-column table:style-name="Table14.A" table:number-columns-repeated="3"/>
              <table:table-column table:style-name="Table14.D" table:number-columns-repeated="4"/>
              <table:table-column table:style-name="Table14.H"/>
              <table:table-row>
                <table:table-cell table:style-name="Table14.A1" table:number-columns-spanned="3" office:value-type="string">
                  <text:p text:style-name="P111">Header</text:p>
                </table:table-cell>
                <table:covered-table-cell/>
                <table:covered-table-cell/>
                <table:table-cell table:style-name="Table14.D1" table:number-columns-spanned="5" office:value-type="string">
                  <text:p text:style-name="P111">Payload</text:p>
                </table:table-cell>
                <table:covered-table-cell/>
                <table:covered-table-cell/>
                <table:covered-table-cell/>
                <table:covered-table-cell/>
              </table:table-row>
              <table:table-row>
                <table:table-cell table:style-name="Table14.A2" office:value-type="string">
                  <text:p text:style-name="P117">07</text:p>
                </table:table-cell>
                <table:table-cell table:style-name="Table14.A2" office:value-type="string">
                  <text:p text:style-name="P140">00</text:p>
                </table:table-cell>
                <table:table-cell table:style-name="Table14.A2" office:value-type="string">
                  <text:p text:style-name="P117">05</text:p>
                </table:table-cell>
                <table:table-cell table:style-name="Table14.A2" office:value-type="string">
                  <text:p text:style-name="P117">04</text:p>
                </table:table-cell>
                <table:table-cell table:style-name="Table14.A2" office:value-type="string">
                  <text:p text:style-name="P117">05</text:p>
                </table:table-cell>
                <table:table-cell table:style-name="Table14.A2" office:value-type="string">
                  <text:p text:style-name="P117">06</text:p>
                </table:table-cell>
                <table:table-cell table:style-name="Table14.A2" office:value-type="string">
                  <text:p text:style-name="P117">07</text:p>
                </table:table-cell>
                <table:table-cell table:style-name="Table14.H2" office:value-type="string">
                  <text:p text:style-name="P117">09</text:p>
                </table:table-cell>
              </table:table-row>
            </table:table>
            <text:p text:style-name="P72"/>
          </table:table-cell>
          <table:covered-table-cell/>
          <table:table-cell table:style-name="Table10.C6" table:number-columns-spanned="2" office:value-type="string">
            <text:p text:style-name="P96">Group of 5 Variables with IDs 4, 5, 6, 7 e 9.</text:p>
          </table:table-cell>
          <table:covered-table-cell/>
        </table:table-row>
      </table:table>
      <text:p text:style-name="P34"><text:tab/></text:p>
      <text:h text:style-name="P197" text:outline-level="3"><text:bookmark-start text:name="__RefHeading__10441_2081230768"/>(0x08) Query List of Curves<text:bookmark-end text:name="__RefHeading__10441_2081230768"/></text:h>
      <text:p text:style-name="P102"/>
      <table:table table:name="Table59" table:style-name="Table59">
        <table:table-column table:style-name="Table59.A"/>
        <table:table-column table:style-name="Table59.B"/>
        <table:table-column table:style-name="Table59.C"/>
        <table:table-row>
          <table:table-cell table:style-name="Table59.A1" office:value-type="string">
            <text:p text:style-name="P111">Direction</text:p>
          </table:table-cell>
          <table:table-cell table:style-name="Table59.A1" office:value-type="string">
            <text:p text:style-name="P111">Payload Size</text:p>
          </table:table-cell>
          <table:table-cell table:style-name="Table59.A1" office:value-type="string">
            <text:p text:style-name="P111">Expected Answer</text:p>
          </table:table-cell>
        </table:table-row>
        <table:table-row>
          <table:table-cell table:style-name="Table59.A2" office:value-type="string">
            <text:p text:style-name="P117">Master → Node</text:p>
          </table:table-cell>
          <table:table-cell table:style-name="Table59.A2" office:value-type="string">
            <text:p text:style-name="P124">0</text:p>
          </table:table-cell>
          <table:table-cell table:style-name="Table59.A2" office:value-type="string">
            <text:p text:style-name="P43"><text:bookmark-ref text:reference-format="text" text:ref-name="__RefHeading__7589_12266529101">(0x09) List of Curves</text:bookmark-ref></text:p>
          </table:table-cell>
        </table:table-row>
        <table:table-row>
          <table:table-cell table:style-name="Table59.A1" table:number-columns-spanned="3" office:value-type="string">
            <text:p text:style-name="P111">Description</text:p>
          </table:table-cell>
          <table:covered-table-cell/>
          <table:covered-table-cell/>
        </table:table-row>
        <table:table-row>
          <table:table-cell table:style-name="Table59.A2" table:number-columns-spanned="3" office:value-type="string">
            <text:p text:style-name="P54">Request the list of Curves in the node.</text:p>
          </table:table-cell>
          <table:covered-table-cell/>
          <table:covered-table-cell/>
        </table:table-row>
      </table:table>
      <text:p text:style-name="P107"><text:tab/></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206" text:outline-level="3"><text:bookmark-start text:name="__RefHeading__7589_12266529101"/><text:soft-page-break/>(0x09) List of Curves<text:bookmark-end text:name="__RefHeading__7589_12266529101"/></text:h>
      <text:p text:style-name="P107"/>
      <table:table table:name="Table60" table:style-name="Table60">
        <table:table-column table:style-name="Table60.A"/>
        <table:table-column table:style-name="Table60.B"/>
        <table:table-column table:style-name="Table60.C"/>
        <table:table-column table:style-name="Table60.D"/>
        <table:table-row>
          <table:table-cell table:style-name="Table60.A1" office:value-type="string">
            <text:p text:style-name="P111">Direction</text:p>
          </table:table-cell>
          <table:table-cell table:style-name="Table60.A1" table:number-columns-spanned="2" office:value-type="string">
            <text:p text:style-name="P111">Payload Size</text:p>
          </table:table-cell>
          <table:covered-table-cell/>
          <table:table-cell table:style-name="Table60.A1" office:value-type="string">
            <text:p text:style-name="P111">Expected Answer</text:p>
          </table:table-cell>
        </table:table-row>
        <table:table-row>
          <table:table-cell table:style-name="Table60.A2" office:value-type="string">
            <text:p text:style-name="P117">Master ← Node</text:p>
          </table:table-cell>
          <table:table-cell table:style-name="Table60.A2" table:number-columns-spanned="2" office:value-type="string">
            <text:p text:style-name="P124"><text:span text:style-name="T84">5</text:span>*(number of Curves in the node)</text:p>
          </table:table-cell>
          <table:covered-table-cell/>
          <table:table-cell table:style-name="Table60.A2" office:value-type="string">
            <text:p text:style-name="P47">-</text:p>
          </table:table-cell>
        </table:table-row>
        <table:table-row>
          <table:table-cell table:style-name="Table60.A1" table:number-columns-spanned="4" office:value-type="string">
            <text:p text:style-name="P111">Description</text:p>
          </table:table-cell>
          <table:covered-table-cell/>
          <table:covered-table-cell/>
          <table:covered-table-cell/>
        </table:table-row>
        <table:table-row>
          <table:table-cell table:style-name="Table60.A2" table:number-columns-spanned="4" office:value-type="string">
            <text:p text:style-name="P54">Contains a list with TYPE, <text:span text:style-name="T84">SBLOCK and NBLOCKS fields </text:span>of all node's Curves.</text:p>
          </table:table-cell>
          <table:covered-table-cell/>
          <table:covered-table-cell/>
          <table:covered-table-cell/>
        </table:table-row>
        <table:table-row>
          <table:table-cell table:style-name="Table60.A1" table:number-columns-spanned="4" office:value-type="string">
            <text:p text:style-name="P93">Structure</text:p>
          </table:table-cell>
          <table:covered-table-cell/>
          <table:covered-table-cell/>
          <table:covered-table-cell/>
        </table:table-row>
        <table:table-row>
          <table:table-cell table:style-name="Table60.A2" table:number-columns-spanned="4" office:value-type="string">
            <table:table table:name="Table13" table:style-name="Table13">
              <table:table-column table:style-name="Table13.A" table:number-columns-repeated="3"/>
              <table:table-column table:style-name="Table13.D"/>
              <table:table-column table:style-name="Table13.A" table:number-columns-repeated="3"/>
              <table:table-column table:style-name="Table13.D"/>
              <table:table-column table:style-name="Table13.A" table:number-columns-repeated="2"/>
              <table:table-column table:style-name="Table13.D"/>
              <table:table-row>
                <table:table-cell table:style-name="Table13.A1" table:number-columns-spanned="11" office:value-type="string">
                  <text:p text:style-name="P111">Payload</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3.A2" table:number-columns-spanned="5" office:value-type="string">
                  <text:p text:style-name="P117">First Curve</text:p>
                </table:table-cell>
                <table:covered-table-cell/>
                <table:covered-table-cell/>
                <table:covered-table-cell/>
                <table:covered-table-cell/>
                <table:table-cell table:style-name="Table13.A2" table:number-rows-spanned="3" office:value-type="string">
                  <text:p text:style-name="P117">...</text:p>
                </table:table-cell>
                <table:table-cell table:style-name="Table13.G2" table:number-columns-spanned="5" office:value-type="string">
                  <text:p text:style-name="P39">Last Curve</text:p>
                </table:table-cell>
                <table:covered-table-cell/>
                <table:covered-table-cell/>
                <table:covered-table-cell/>
                <table:covered-table-cell/>
              </table:table-row>
              <table:table-row>
                <table:table-cell table:style-name="Table13.A2" table:number-rows-spanned="2" office:value-type="string">
                  <text:p text:style-name="P117">TYPE </text:p>
                </table:table-cell>
                <table:table-cell table:style-name="Table13.A2" table:number-columns-spanned="2" office:value-type="string">
                  <text:p text:style-name="P149">SBLOCK</text:p>
                </table:table-cell>
                <table:covered-table-cell/>
                <table:table-cell table:style-name="Table13.A2" table:number-columns-spanned="2" office:value-type="string">
                  <text:p text:style-name="P149">NBLOCKS</text:p>
                </table:table-cell>
                <table:covered-table-cell/>
                <table:covered-table-cell/>
                <table:table-cell table:style-name="Table13.A2" table:number-rows-spanned="2" office:value-type="string">
                  <text:p text:style-name="P39">TYPE </text:p>
                </table:table-cell>
                <table:table-cell table:style-name="Table13.A2" table:number-columns-spanned="2" office:value-type="string">
                  <text:p text:style-name="P149">SBLOCK</text:p>
                </table:table-cell>
                <table:covered-table-cell/>
                <table:table-cell table:style-name="Table13.G2" table:number-columns-spanned="2" office:value-type="string">
                  <text:p text:style-name="P149">NBLOCKS</text:p>
                </table:table-cell>
                <table:covered-table-cell/>
              </table:table-row>
              <table:table-row>
                <table:covered-table-cell/>
                <table:table-cell table:style-name="Table13.A2" office:value-type="string">
                  <text:p text:style-name="P117">most sig.</text:p>
                </table:table-cell>
                <table:table-cell table:style-name="Table13.A2" office:value-type="string">
                  <text:p text:style-name="P117">least sig.</text:p>
                </table:table-cell>
                <table:table-cell table:style-name="Table13.A2" office:value-type="string">
                  <text:p text:style-name="P117">most sig.</text:p>
                </table:table-cell>
                <table:table-cell table:style-name="Table13.A2" office:value-type="string">
                  <text:p text:style-name="P117">least sig.</text:p>
                </table:table-cell>
                <table:covered-table-cell/>
                <table:covered-table-cell/>
                <table:table-cell table:style-name="Table13.A2" office:value-type="string">
                  <text:p text:style-name="P117">most sig.</text:p>
                </table:table-cell>
                <table:table-cell table:style-name="Table13.A2" office:value-type="string">
                  <text:p text:style-name="P117">least sig.</text:p>
                </table:table-cell>
                <table:table-cell table:style-name="Table13.A2" office:value-type="string">
                  <text:p text:style-name="P117">most sig.</text:p>
                </table:table-cell>
                <table:table-cell table:style-name="Table13.G2" office:value-type="string">
                  <text:p text:style-name="P117">least sig.</text:p>
                </table:table-cell>
              </table:table-row>
            </table:table>
            <text:p text:style-name="P108"/>
            <text:p text:style-name="P108">The Curves are listed in the ascending order of their IDs. The first Curve has the ID 0. There are <text:span text:style-name="T85">five</text:span> bytes for each Curve. The first byte <text:span text:style-name="T88">is</text:span> the TYPE of the Curve (0 for read-only, 1 for writable). <text:span text:style-name="T88">S</text:span>econd and third bytes contain the <text:span text:style-name="T86">size of a block</text:span> (<text:span text:style-name="T86">SBLOCK</text:span>). <text:span text:style-name="T88">Fourth and fifth bytes contain the number of blocks (NBLOCKS). If NBLOCKS is 0, the Curve has 65536 blocks.</text:span></text:p>
          </table:table-cell>
          <table:covered-table-cell/>
          <table:covered-table-cell/>
          <table:covered-table-cell/>
        </table:table-row>
        <table:table-row>
          <table:table-cell table:style-name="Table60.A1" table:number-columns-spanned="4" office:value-type="string">
            <text:p text:style-name="P93">Example</text:p>
          </table:table-cell>
          <table:covered-table-cell/>
          <table:covered-table-cell/>
          <table:covered-table-cell/>
        </table:table-row>
        <table:table-row>
          <table:table-cell table:style-name="Table60.A8" table:number-columns-spanned="2" office:value-type="string">
            <table:table table:name="Table16" table:style-name="Table16">
              <table:table-column table:style-name="Table16.A" table:number-columns-repeated="8"/>
              <table:table-row>
                <table:table-cell table:style-name="Table16.A1" table:number-columns-spanned="3" office:value-type="string">
                  <text:p text:style-name="P111">Header</text:p>
                </table:table-cell>
                <table:covered-table-cell/>
                <table:covered-table-cell/>
                <table:table-cell table:style-name="Table16.D1" table:number-columns-spanned="5" office:value-type="string">
                  <text:p text:style-name="P111">Payload</text:p>
                </table:table-cell>
                <table:covered-table-cell/>
                <table:covered-table-cell/>
                <table:covered-table-cell/>
                <table:covered-table-cell/>
              </table:table-row>
              <table:table-row>
                <table:table-cell table:style-name="Table16.A2" office:value-type="string">
                  <text:p text:style-name="P117">09</text:p>
                </table:table-cell>
                <table:table-cell table:style-name="Table16.A2" office:value-type="string">
                  <text:p text:style-name="P141">00</text:p>
                </table:table-cell>
                <table:table-cell table:style-name="Table16.A2" office:value-type="string">
                  <text:p text:style-name="P117">03</text:p>
                </table:table-cell>
                <table:table-cell table:style-name="Table16.A2" office:value-type="string">
                  <text:p text:style-name="P150">00</text:p>
                </table:table-cell>
                <table:table-cell table:style-name="Table16.A2" office:value-type="string">
                  <text:p text:style-name="P150">40</text:p>
                </table:table-cell>
                <table:table-cell table:style-name="Table16.A2" office:value-type="string">
                  <text:p text:style-name="P150">00</text:p>
                </table:table-cell>
                <table:table-cell table:style-name="Table16.A2" office:value-type="string">
                  <text:p text:style-name="P150">02</text:p>
                </table:table-cell>
                <table:table-cell table:style-name="Table16.H2" office:value-type="string">
                  <text:p text:style-name="P150">00</text:p>
                </table:table-cell>
              </table:table-row>
            </table:table>
            <text:p text:style-name="P92"/>
          </table:table-cell>
          <table:covered-table-cell/>
          <table:table-cell table:style-name="Table60.C8" table:number-columns-spanned="2" office:value-type="string">
            <text:p text:style-name="P131">List with only one Curve. <text:span text:style-name="T87">It is read-only (00) and has 512 (200h) 16384-byte (4000h) blocks.</text:span></text:p>
          </table:table-cell>
          <table:covered-table-cell/>
        </table:table-row>
      </table:table>
      <text:p text:style-name="P107"><text:tab/></text:p>
      <text:h text:style-name="P208" text:outline-level="3"><text:bookmark-start text:name="__RefHeading__9658_1835405200"/>(0x0A) Query Curve Checksum<text:bookmark-end text:name="__RefHeading__9658_1835405200"/></text:h>
      <text:p text:style-name="P34"/>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office:value-type="string">
            <text:p text:style-name="P111">Direction</text:p>
          </table:table-cell>
          <table:table-cell table:style-name="Table61.A1" table:number-columns-spanned="3" office:value-type="string">
            <text:p text:style-name="P111">Payload Size</text:p>
          </table:table-cell>
          <table:covered-table-cell/>
          <table:covered-table-cell/>
          <table:table-cell table:style-name="Table61.A1" office:value-type="string">
            <text:p text:style-name="P111">Expected Answer</text:p>
          </table:table-cell>
        </table:table-row>
        <table:table-row>
          <table:table-cell table:style-name="Table61.A2" office:value-type="string">
            <text:p text:style-name="P117">Master → Node</text:p>
          </table:table-cell>
          <table:table-cell table:style-name="Table61.A2" table:number-columns-spanned="3" office:value-type="string">
            <text:p text:style-name="P124">1</text:p>
          </table:table-cell>
          <table:covered-table-cell/>
          <table:covered-table-cell/>
          <table:table-cell table:style-name="Table61.A2" office:value-type="string">
            <text:p text:style-name="P50"><text:bookmark-ref text:reference-format="text" text:ref-name="__RefHeading__9878_2051279693">(0x0B) Curve Checksum</text:bookmark-ref></text:p>
          </table:table-cell>
        </table:table-row>
        <table:table-row>
          <table:table-cell table:style-name="Table61.A1" table:number-columns-spanned="5" office:value-type="string">
            <text:p text:style-name="P111">Description</text:p>
          </table:table-cell>
          <table:covered-table-cell/>
          <table:covered-table-cell/>
          <table:covered-table-cell/>
          <table:covered-table-cell/>
        </table:table-row>
        <table:table-row>
          <table:table-cell table:style-name="Table61.A2" table:number-columns-spanned="5" office:value-type="string">
            <text:p text:style-name="P54">Request the CHECKSUM of a Curve in the node.</text:p>
          </table:table-cell>
          <table:covered-table-cell/>
          <table:covered-table-cell/>
          <table:covered-table-cell/>
          <table:covered-table-cell/>
        </table:table-row>
        <table:table-row>
          <table:table-cell table:style-name="Table61.A1" table:number-columns-spanned="5" office:value-type="string">
            <text:p text:style-name="P93">Structure</text:p>
          </table:table-cell>
          <table:covered-table-cell/>
          <table:covered-table-cell/>
          <table:covered-table-cell/>
          <table:covered-table-cell/>
        </table:table-row>
        <table:table-row>
          <table:table-cell table:style-name="Table61.A6" table:number-columns-spanned="3" office:value-type="string">
            <table:table table:name="Table15" table:style-name="Table15">
              <table:table-column table:style-name="Table15.A"/>
              <table:table-row>
                <table:table-cell table:style-name="Table15.A1" office:value-type="string">
                  <text:p text:style-name="P111">Payload</text:p>
                </table:table-cell>
              </table:table-row>
              <table:table-row>
                <table:table-cell table:style-name="Table15.A2" office:value-type="string">
                  <text:p text:style-name="P117">Curve ID</text:p>
                </table:table-cell>
              </table:table-row>
            </table:table>
            <text:p text:style-name="P87"/>
          </table:table-cell>
          <table:covered-table-cell/>
          <table:covered-table-cell/>
          <table:table-cell table:style-name="Table61.D6" table:number-columns-spanned="2" office:value-type="string">
            <text:p text:style-name="P97">The ID of the Curve to be queried is specified.</text:p>
          </table:table-cell>
          <table:covered-table-cell/>
        </table:table-row>
        <table:table-row>
          <table:table-cell table:style-name="Table61.A1" table:number-columns-spanned="5" office:value-type="string">
            <text:p text:style-name="P93">Example</text:p>
          </table:table-cell>
          <table:covered-table-cell/>
          <table:covered-table-cell/>
          <table:covered-table-cell/>
          <table:covered-table-cell/>
        </table:table-row>
        <table:table-row>
          <table:table-cell table:style-name="Table61.A6" table:number-columns-spanned="3" office:value-type="string">
            <table:table table:name="Table58" table:style-name="Table58">
              <table:table-column table:style-name="Table58.A" table:number-columns-repeated="3"/>
              <table:table-column table:style-name="Table58.D"/>
              <table:table-row>
                <table:table-cell table:style-name="Table58.A1" table:number-columns-spanned="3" office:value-type="string">
                  <text:p text:style-name="P111">Header</text:p>
                </table:table-cell>
                <table:covered-table-cell/>
                <table:covered-table-cell/>
                <table:table-cell table:style-name="Table58.D1" office:value-type="string">
                  <text:p text:style-name="P111">Payload</text:p>
                </table:table-cell>
              </table:table-row>
              <table:table-row>
                <table:table-cell table:style-name="Table58.A2" office:value-type="string">
                  <text:p text:style-name="P117">0A</text:p>
                </table:table-cell>
                <table:table-cell table:style-name="Table58.A2" office:value-type="string">
                  <text:p text:style-name="P141">00</text:p>
                </table:table-cell>
                <table:table-cell table:style-name="Table58.A2" office:value-type="string">
                  <text:p text:style-name="P117">01</text:p>
                </table:table-cell>
                <table:table-cell table:style-name="Table58.D2" office:value-type="string">
                  <text:p text:style-name="P117">02</text:p>
                </table:table-cell>
              </table:table-row>
            </table:table>
            <text:p text:style-name="P72"/>
          </table:table-cell>
          <table:covered-table-cell/>
          <table:covered-table-cell/>
          <table:table-cell table:style-name="Table61.D6" table:number-columns-spanned="2" office:value-type="string">
            <text:p text:style-name="P96">Query the CHECKSUM of the Curve with ID 2.</text:p>
          </table:table-cell>
          <table:covered-table-cell/>
        </table:table-row>
        <table:table-row>
          <table:table-cell table:style-name="Table61.A1" table:number-columns-spanned="5" office:value-type="string">
            <text:p text:style-name="P93">Possible Errors</text:p>
          </table:table-cell>
          <table:covered-table-cell/>
          <table:covered-table-cell/>
          <table:covered-table-cell/>
          <table:covered-table-cell/>
        </table:table-row>
        <table:table-row>
          <table:table-cell table:style-name="Table61.A6" table:number-columns-spanned="2" office:value-type="string">
            <text:p text:style-name="P66"><text:span text:style-name="T12"><text:bookmark-ref text:reference-format="text" text:ref-name="__RefHeading__11747_1226652910">(0xE3) Invalid ID</text:bookmark-ref></text:span><text:span text:style-name="T12">:</text:span></text:p>
          </table:table-cell>
          <table:covered-table-cell/>
          <table:table-cell table:style-name="Table61.D6" table:number-columns-spanned="3" office:value-type="string">
            <text:p text:style-name="P60">There's no Curve with the ID specified.</text:p>
          </table:table-cell>
          <table:covered-table-cell/>
          <table:covered-table-cell/>
        </table:table-row>
      </table:table>
      <text:h text:style-name="P207" text:outline-level="3"><text:bookmark-start text:name="__RefHeading__9878_2051279693"/><text:soft-page-break/><text:span text:style-name="T17">(0x0B)</text:span><text:span text:style-name="T3"> </text:span><text:span text:style-name="T17">Curve Checksum</text:span><text:bookmark-end text:name="__RefHeading__9878_2051279693"/></text:h>
      <text:p text:style-name="P107"/>
      <table:table table:name="Table62" table:style-name="Table62">
        <table:table-column table:style-name="Table62.A"/>
        <table:table-column table:style-name="Table62.B"/>
        <table:table-column table:style-name="Table62.C"/>
        <table:table-row>
          <table:table-cell table:style-name="Table62.A1" office:value-type="string">
            <text:p text:style-name="P111">Direction</text:p>
          </table:table-cell>
          <table:table-cell table:style-name="Table62.A1" office:value-type="string">
            <text:p text:style-name="P111">Payload Size</text:p>
          </table:table-cell>
          <table:table-cell table:style-name="Table62.A1" office:value-type="string">
            <text:p text:style-name="P111">Expected Answer</text:p>
          </table:table-cell>
        </table:table-row>
        <table:table-row>
          <table:table-cell table:style-name="Table62.A2" office:value-type="string">
            <text:p text:style-name="P117">Master ← Node</text:p>
          </table:table-cell>
          <table:table-cell table:style-name="Table62.A2" office:value-type="string">
            <text:p text:style-name="P124">16</text:p>
          </table:table-cell>
          <table:table-cell table:style-name="Table62.A2" office:value-type="string">
            <text:p text:style-name="P47">-</text:p>
          </table:table-cell>
        </table:table-row>
        <table:table-row>
          <table:table-cell table:style-name="Table62.A1" table:number-columns-spanned="3" office:value-type="string">
            <text:p text:style-name="P111">Description</text:p>
          </table:table-cell>
          <table:covered-table-cell/>
          <table:covered-table-cell/>
        </table:table-row>
        <table:table-row>
          <table:table-cell table:style-name="Table62.A2" table:number-columns-spanned="3" office:value-type="string">
            <text:p text:style-name="P54">Contains the CHECKSUM of a Curve.</text:p>
          </table:table-cell>
          <table:covered-table-cell/>
          <table:covered-table-cell/>
        </table:table-row>
        <table:table-row>
          <table:table-cell table:style-name="Table62.A1" table:number-columns-spanned="3" office:value-type="string">
            <text:p text:style-name="P93">Structure</text:p>
          </table:table-cell>
          <table:covered-table-cell/>
          <table:covered-table-cell/>
        </table:table-row>
        <table:table-row>
          <table:table-cell table:style-name="Table62.A2" table:number-columns-spanned="3" office:value-type="string">
            <table:table table:name="Table17" table:style-name="Table17">
              <table:table-column table:style-name="Table17.A"/>
              <table:table-column table:style-name="Table17.B"/>
              <table:table-column table:style-name="Table17.C"/>
              <table:table-column table:style-name="Table17.B" table:number-columns-repeated="4"/>
              <table:table-column table:style-name="Table17.C"/>
              <table:table-column table:style-name="Table17.I"/>
              <table:table-column table:style-name="Table17.B" table:number-columns-repeated="3"/>
              <table:table-column table:style-name="Table17.C"/>
              <table:table-column table:style-name="Table17.B" table:number-columns-repeated="2"/>
              <table:table-column table:style-name="Table17.P"/>
              <table:table-row>
                <table:table-cell table:style-name="Table17.A1" table:number-columns-spanned="16" office:value-type="string">
                  <text:p text:style-name="P111">Payloa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7.A2" table:number-columns-spanned="16" office:value-type="string">
                  <text:p text:style-name="P121"><text:span text:style-name="T4">MD5 Checksum</text:span>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7.A3" office:value-type="string">
                  <text:p text:style-name="P117">most significant</text:p>
                </table:table-cell>
                <table:table-cell table:style-name="Table17.A3" office:value-type="string">
                  <text:p text:style-name="P117"/>
                </table:table-cell>
                <table:table-cell table:style-name="Table17.A3" office:value-type="string">
                  <text:p text:style-name="P117"/>
                </table:table-cell>
                <table:table-cell table:style-name="Table17.A3" office:value-type="string">
                  <text:p text:style-name="P117"/>
                </table:table-cell>
                <table:table-cell table:style-name="Table17.A3" office:value-type="string">
                  <text:p text:style-name="P117"/>
                </table:table-cell>
                <table:table-cell table:style-name="Table17.A3" office:value-type="string">
                  <text:p text:style-name="P117"/>
                </table:table-cell>
                <table:table-cell table:style-name="Table17.A3" office:value-type="string">
                  <text:p text:style-name="P117"/>
                </table:table-cell>
                <table:table-cell table:style-name="Table17.A3" office:value-type="string">
                  <text:p text:style-name="P117"/>
                </table:table-cell>
                <table:table-cell table:style-name="Table17.A3" office:value-type="string">
                  <text:p text:style-name="P117"/>
                </table:table-cell>
                <table:table-cell table:style-name="Table17.A3" office:value-type="string">
                  <text:p text:style-name="P117"/>
                </table:table-cell>
                <table:table-cell table:style-name="Table17.A3" office:value-type="string">
                  <text:p text:style-name="P117"/>
                </table:table-cell>
                <table:table-cell table:style-name="Table17.A3" office:value-type="string">
                  <text:p text:style-name="P117"/>
                </table:table-cell>
                <table:table-cell table:style-name="Table17.A3" office:value-type="string">
                  <text:p text:style-name="P117"/>
                </table:table-cell>
                <table:table-cell table:style-name="Table17.A3" office:value-type="string">
                  <text:p text:style-name="P117"/>
                </table:table-cell>
                <table:table-cell table:style-name="Table17.A3" office:value-type="string">
                  <text:p text:style-name="P117"/>
                </table:table-cell>
                <table:table-cell table:style-name="Table17.A2" office:value-type="string">
                  <text:p text:style-name="P117">least significant</text:p>
                </table:table-cell>
              </table:table-row>
            </table:table>
            <text:p text:style-name="P73"/>
            <text:p text:style-name="P75"><text:span text:style-name="T4">The 16 </text:span><text:span text:style-name="T1">bytes</text:span><text:span text:style-name="T4"> of the MD5 CHECKSUM are returned from the most to the least significant byte.</text:span></text:p>
          </table:table-cell>
          <table:covered-table-cell/>
          <table:covered-table-cell/>
        </table:table-row>
        <table:table-row>
          <table:table-cell table:style-name="Table62.A1" table:number-columns-spanned="3" office:value-type="string">
            <text:p text:style-name="P93">Example</text:p>
          </table:table-cell>
          <table:covered-table-cell/>
          <table:covered-table-cell/>
        </table:table-row>
        <table:table-row>
          <table:table-cell table:style-name="Table62.A2" table:number-columns-spanned="3" office:value-type="string">
            <table:table table:name="Table18" table:style-name="Table18">
              <table:table-column table:style-name="Table18.A" table:number-columns-repeated="3"/>
              <table:table-column table:style-name="Table18.D" table:number-columns-repeated="5"/>
              <table:table-column table:style-name="Table18.I" table:number-columns-repeated="2"/>
              <table:table-column table:style-name="Table18.K" table:number-columns-repeated="2"/>
              <table:table-column table:style-name="Table18.I" table:number-columns-repeated="2"/>
              <table:table-column table:style-name="Table18.D" table:number-columns-repeated="5"/>
              <table:table-row>
                <table:table-cell table:style-name="Table18.A1" table:number-columns-spanned="3" office:value-type="string">
                  <text:p text:style-name="P111">Header</text:p>
                </table:table-cell>
                <table:covered-table-cell/>
                <table:covered-table-cell/>
                <table:table-cell table:style-name="Table18.D1" table:number-columns-spanned="16" office:value-type="string">
                  <text:p text:style-name="P111">Payloa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A2" office:value-type="string">
                  <text:p text:style-name="P117">0B</text:p>
                </table:table-cell>
                <table:table-cell table:style-name="Table18.A2" office:value-type="string">
                  <text:p text:style-name="P142">00</text:p>
                </table:table-cell>
                <table:table-cell table:style-name="Table18.A2" office:value-type="string">
                  <text:p text:style-name="P117">10</text:p>
                </table:table-cell>
                <table:table-cell table:style-name="Table18.A2" office:value-type="string">
                  <text:p text:style-name="P117">01</text:p>
                </table:table-cell>
                <table:table-cell table:style-name="Table18.A2" office:value-type="string">
                  <text:p text:style-name="P117">23</text:p>
                </table:table-cell>
                <table:table-cell table:style-name="Table18.A2" office:value-type="string">
                  <text:p text:style-name="P117">45</text:p>
                </table:table-cell>
                <table:table-cell table:style-name="Table18.A2" office:value-type="string">
                  <text:p text:style-name="P117">67</text:p>
                </table:table-cell>
                <table:table-cell table:style-name="Table18.A2" office:value-type="string">
                  <text:p text:style-name="P117">89</text:p>
                </table:table-cell>
                <table:table-cell table:style-name="Table18.A2" office:value-type="string">
                  <text:p text:style-name="P117">AB</text:p>
                </table:table-cell>
                <table:table-cell table:style-name="Table18.A2" office:value-type="string">
                  <text:p text:style-name="P117">CD</text:p>
                </table:table-cell>
                <table:table-cell table:style-name="Table18.A2" office:value-type="string">
                  <text:p text:style-name="P117">EF</text:p>
                </table:table-cell>
                <table:table-cell table:style-name="Table18.A2" office:value-type="string">
                  <text:p text:style-name="P117">FE</text:p>
                </table:table-cell>
                <table:table-cell table:style-name="Table18.A2" office:value-type="string">
                  <text:p text:style-name="P117">DC</text:p>
                </table:table-cell>
                <table:table-cell table:style-name="Table18.A2" office:value-type="string">
                  <text:p text:style-name="P117">BA</text:p>
                </table:table-cell>
                <table:table-cell table:style-name="Table18.A2" office:value-type="string">
                  <text:p text:style-name="P117">98</text:p>
                </table:table-cell>
                <table:table-cell table:style-name="Table18.A2" office:value-type="string">
                  <text:p text:style-name="P117">76</text:p>
                </table:table-cell>
                <table:table-cell table:style-name="Table18.A2" office:value-type="string">
                  <text:p text:style-name="P117">54</text:p>
                </table:table-cell>
                <table:table-cell table:style-name="Table18.A2" office:value-type="string">
                  <text:p text:style-name="P117">32</text:p>
                </table:table-cell>
                <table:table-cell table:style-name="Table18.S2" office:value-type="string">
                  <text:p text:style-name="P117">10</text:p>
                </table:table-cell>
              </table:table-row>
            </table:table>
            <text:p text:style-name="P76"/>
            <text:p text:style-name="P77">Curve with CHECKSUM 0123456789abcdeffedcba9876543210.</text:p>
          </table:table-cell>
          <table:covered-table-cell/>
          <table:covered-table-cell/>
        </table:table-row>
      </table:table>
      <text:p text:style-name="P100"/>
      <text:h text:style-name="P196" text:outline-level="3"><text:bookmark-start text:name="__RefHeading__152818_1173055951"/>(0x0C) Query List of Functions<text:bookmark-end text:name="__RefHeading__152818_1173055951"/></text:h>
      <text:p text:style-name="P100"/>
      <table:table table:name="Table20" table:style-name="Table20">
        <table:table-column table:style-name="Table20.A"/>
        <table:table-column table:style-name="Table20.B"/>
        <table:table-column table:style-name="Table20.C"/>
        <table:table-row>
          <table:table-cell table:style-name="Table20.A1" office:value-type="string">
            <text:p text:style-name="P111">Direction</text:p>
          </table:table-cell>
          <table:table-cell table:style-name="Table20.A1" office:value-type="string">
            <text:p text:style-name="P111">Payload Size</text:p>
          </table:table-cell>
          <table:table-cell table:style-name="Table20.A1" office:value-type="string">
            <text:p text:style-name="P111">Expected Answer</text:p>
          </table:table-cell>
        </table:table-row>
        <table:table-row>
          <table:table-cell table:style-name="Table20.A2" office:value-type="string">
            <text:p text:style-name="P117">Master ← Node</text:p>
          </table:table-cell>
          <table:table-cell table:style-name="Table20.A2" office:value-type="string">
            <text:p text:style-name="P124">0</text:p>
          </table:table-cell>
          <table:table-cell table:style-name="Table20.A2" office:value-type="string">
            <text:p text:style-name="P47"><text:bookmark-ref text:reference-format="text" text:ref-name="__RefHeading__135469_1173055951">(0x0D) List of Functions</text:bookmark-ref></text:p>
          </table:table-cell>
        </table:table-row>
        <table:table-row>
          <table:table-cell table:style-name="Table20.A1" table:number-columns-spanned="3" office:value-type="string">
            <text:p text:style-name="P111">Description</text:p>
          </table:table-cell>
          <table:covered-table-cell/>
          <table:covered-table-cell/>
        </table:table-row>
        <table:table-row>
          <table:table-cell table:style-name="Table20.A2" table:number-columns-spanned="3" office:value-type="string">
            <text:p text:style-name="P54">Request the list of Functions in the node.</text:p>
          </table:table-cell>
          <table:covered-table-cell/>
          <table:covered-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h text:style-name="P203" text:outline-level="3"><text:bookmark-start text:name="__RefHeading__135469_1173055951"/>(0x0D) List of Functions<text:bookmark-end text:name="__RefHeading__135469_1173055951"/></text:h>
      <text:p text:style-name="P100"/>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111">Direction</text:p>
          </table:table-cell>
          <table:table-cell table:style-name="Table19.A1" table:number-columns-spanned="2" office:value-type="string">
            <text:p text:style-name="P111">Payload Size</text:p>
          </table:table-cell>
          <table:covered-table-cell/>
          <table:table-cell table:style-name="Table19.A1" office:value-type="string">
            <text:p text:style-name="P111">Expected answer</text:p>
          </table:table-cell>
        </table:table-row>
        <table:table-row>
          <table:table-cell table:style-name="Table19.A2" office:value-type="string">
            <text:p text:style-name="P117">Master ← Node</text:p>
          </table:table-cell>
          <table:table-cell table:style-name="Table19.A2" table:number-columns-spanned="2" office:value-type="string">
            <text:p text:style-name="P124"><text:span text:style-name="T121">2*(</text:span>number of Functions in the node<text:span text:style-name="T113">)</text:span></text:p>
          </table:table-cell>
          <table:covered-table-cell/>
          <table:table-cell table:style-name="Table19.A2" office:value-type="string">
            <text:p text:style-name="P47">-</text:p>
          </table:table-cell>
        </table:table-row>
        <table:table-row>
          <table:table-cell table:style-name="Table19.A1" table:number-columns-spanned="4" office:value-type="string">
            <text:p text:style-name="P111">Description</text:p>
          </table:table-cell>
          <table:covered-table-cell/>
          <table:covered-table-cell/>
          <table:covered-table-cell/>
        </table:table-row>
        <table:table-row>
          <table:table-cell table:style-name="Table19.A2" table:number-columns-spanned="4" office:value-type="string">
            <text:p text:style-name="P54">Contains a list with the INPUT and the OUTPUT of all node's Functions.</text:p>
          </table:table-cell>
          <table:covered-table-cell/>
          <table:covered-table-cell/>
          <table:covered-table-cell/>
        </table:table-row>
        <table:table-row>
          <table:table-cell table:style-name="Table19.A1" table:number-columns-spanned="4" office:value-type="string">
            <text:p text:style-name="P93">Structure</text:p>
          </table:table-cell>
          <table:covered-table-cell/>
          <table:covered-table-cell/>
          <table:covered-table-cell/>
        </table:table-row>
        <table:table-row>
          <table:table-cell table:style-name="Table19.A2" table:number-columns-spanned="4" office:value-type="string">
            <table:table table:name="Table84" table:style-name="Table84">
              <table:table-column table:style-name="Table84.A" table:number-columns-repeated="2"/>
              <table:table-column table:style-name="Table84.C"/>
              <table:table-column table:style-name="Table84.A" table:number-columns-repeated="2"/>
              <table:table-row>
                <table:table-cell table:style-name="Table84.A1" table:number-columns-spanned="5" office:value-type="string">
                  <text:p text:style-name="P179">Payload</text:p>
                </table:table-cell>
                <table:covered-table-cell/>
                <table:covered-table-cell/>
                <table:covered-table-cell/>
                <table:covered-table-cell/>
              </table:table-row>
              <table:table-row>
                <table:table-cell table:style-name="Table84.A2" table:number-columns-spanned="2" office:value-type="string">
                  <text:p text:style-name="P177">First Function</text:p>
                </table:table-cell>
                <table:covered-table-cell/>
                <table:table-cell table:style-name="Table84.C2" table:number-rows-spanned="2" office:value-type="string">
                  <text:p text:style-name="P180">...</text:p>
                </table:table-cell>
                <table:table-cell table:style-name="Table84.D2" table:number-columns-spanned="2" office:value-type="string">
                  <text:p text:style-name="P177">Last Function</text:p>
                </table:table-cell>
                <table:covered-table-cell/>
              </table:table-row>
              <table:table-row>
                <table:table-cell table:style-name="Table84.A2" office:value-type="string">
                  <text:p text:style-name="P180"><text:span text:style-name="T118">Input</text:span> (<text:span text:style-name="T119">1 </text:span><text:span text:style-name="T2">byte</text:span><text:span text:style-name="T4">)</text:span></text:p>
                </table:table-cell>
                <table:table-cell table:style-name="Table84.A2" office:value-type="string">
                  <text:p text:style-name="P180"><text:span text:style-name="T4"><text:s/></text:span><text:span text:style-name="T10">Output</text:span><text:span text:style-name="T4"> (</text:span><text:span text:style-name="T9">1</text:span><text:span text:style-name="T4"> </text:span><text:span text:style-name="T1">b</text:span><text:span text:style-name="T2">y</text:span><text:span text:style-name="T1">t</text:span><text:span text:style-name="T2">e</text:span><text:span text:style-name="T4">)</text:span></text:p>
                </table:table-cell>
                <table:covered-table-cell/>
                <table:table-cell table:style-name="Table84.A2" office:value-type="string">
                  <text:p text:style-name="P180"><text:span text:style-name="T118">Input</text:span> (<text:span text:style-name="T119">1 </text:span><text:span text:style-name="T2">byte</text:span><text:span text:style-name="T4">)</text:span></text:p>
                </table:table-cell>
                <table:table-cell table:style-name="Table84.E3" office:value-type="string">
                  <text:p text:style-name="P180"><text:span text:style-name="T4"><text:s/></text:span><text:span text:style-name="T10">Output</text:span><text:span text:style-name="T4"> (</text:span><text:span text:style-name="T9">1</text:span><text:span text:style-name="T4"> </text:span><text:span text:style-name="T1">b</text:span><text:span text:style-name="T2">y</text:span><text:span text:style-name="T1">t</text:span><text:span text:style-name="T2">e</text:span><text:span text:style-name="T4">)</text:span></text:p>
                </table:table-cell>
              </table:table-row>
            </table:table>
            <text:p text:style-name="P226"/>
            <text:p text:style-name="P108">The list of Functions are listed in the ascending order of their IDs. The first Function has the ID 0. There <text:span text:style-name="T118">are</text:span> <text:span text:style-name="T118">two</text:span> byte<text:span text:style-name="T118">s</text:span> for each Function. The most significant <text:span text:style-name="T118">byte</text:span> contains the INPUT length of the Function (between 0 and <text:span text:style-name="T118">64</text:span>). Likewise, the least significant <text:span text:style-name="T118">byte</text:span> contains the OUTPUT length of the Function <text:span text:style-name="T118">(</text:span>between 0 and <text:span text:style-name="T118">32</text:span>).</text:p>
          </table:table-cell>
          <table:covered-table-cell/>
          <table:covered-table-cell/>
          <table:covered-table-cell/>
        </table:table-row>
        <table:table-row>
          <table:table-cell table:style-name="Table19.A1" table:number-columns-spanned="4" office:value-type="string">
            <text:p text:style-name="P93">Example</text:p>
          </table:table-cell>
          <table:covered-table-cell/>
          <table:covered-table-cell/>
          <table:covered-table-cell/>
        </table:table-row>
        <table:table-row>
          <table:table-cell table:style-name="Table19.A8" table:number-columns-spanned="2" office:value-type="string">
            <text:p text:style-name="P187"/>
            <table:table table:name="Table86" table:style-name="Table86">
              <table:table-column table:style-name="Table86.A" table:number-columns-repeated="9"/>
              <table:table-row>
                <table:table-cell table:style-name="Table86.A1" table:number-columns-spanned="3" office:value-type="string">
                  <text:p text:style-name="P178">Header</text:p>
                </table:table-cell>
                <table:covered-table-cell/>
                <table:covered-table-cell/>
                <table:table-cell table:style-name="Table86.D1" table:number-columns-spanned="6" office:value-type="string">
                  <text:p text:style-name="P178">Payload</text:p>
                </table:table-cell>
                <table:covered-table-cell/>
                <table:covered-table-cell/>
                <table:covered-table-cell/>
                <table:covered-table-cell/>
                <table:covered-table-cell/>
              </table:table-row>
              <table:table-row>
                <table:table-cell table:style-name="Table86.A2" office:value-type="string">
                  <text:p text:style-name="P181">0D</text:p>
                </table:table-cell>
                <table:table-cell table:style-name="Table86.A2" office:value-type="string">
                  <text:p text:style-name="P182">00</text:p>
                </table:table-cell>
                <table:table-cell table:style-name="Table86.A2" office:value-type="string">
                  <text:p text:style-name="P181">0<text:span text:style-name="T122">6</text:span></text:p>
                </table:table-cell>
                <table:table-cell table:style-name="Table86.A2" office:value-type="string">
                  <text:p text:style-name="P181"><text:span text:style-name="T119">1</text:span>0</text:p>
                </table:table-cell>
                <table:table-cell table:style-name="Table86.A2" office:value-type="string">
                  <text:p text:style-name="P181">0F</text:p>
                </table:table-cell>
                <table:table-cell table:style-name="Table86.A2" office:value-type="string">
                  <text:p text:style-name="P183">21</text:p>
                </table:table-cell>
                <table:table-cell table:style-name="Table86.A2" office:value-type="string">
                  <text:p text:style-name="P183">00</text:p>
                </table:table-cell>
                <table:table-cell table:style-name="Table86.A2" office:value-type="string">
                  <text:p text:style-name="P183">02</text:p>
                </table:table-cell>
                <table:table-cell table:style-name="Table86.I2" office:value-type="string">
                  <text:p text:style-name="P181"><text:span text:style-name="T119">0</text:span>2</text:p>
                </table:table-cell>
              </table:table-row>
            </table:table>
            <text:p text:style-name="P230"/>
          </table:table-cell>
          <table:covered-table-cell/>
          <table:table-cell table:style-name="Table19.C8" table:number-columns-spanned="2" office:value-type="string">
            <text:p text:style-name="P131">Three Functions. The Function with ID 0 takes <text:span text:style-name="T120">16</text:span> <text:span text:style-name="T4">bytes</text:span><text:span text:style-name="T1"> </text:span><text:span text:style-name="T4">as input and returns </text:span><text:span text:style-name="T11">15</text:span><text:span text:style-name="T4"> bytes as output. The Function with ID 1 returns </text:span><text:span text:style-name="T11">0</text:span><text:span text:style-name="T4"> bytes as output and takes </text:span><text:span text:style-name="T11">33 bytes as</text:span><text:span text:style-name="T4"> input. The Function with ID 2 takes 2 bytes as input and returns 2 bytes as output.</text:span></text:p>
          </table:table-cell>
          <table:covered-table-cell/>
        </table:table-row>
      </table:table>
      <text:h text:style-name="P196" text:outline-level="3" text:is-list-header="true"/>
      <text:h text:style-name="P193" text:outline-level="2"><text:bookmark-start text:name="__RefHeading__202327_1173055951"/>(0x1_) Read<text:span text:style-name="T89">ing</text:span> Commands<text:bookmark-end text:name="__RefHeading__202327_1173055951"/></text:h>
      <text:h text:style-name="P197" text:outline-level="3"><text:bookmark-start text:name="__RefHeading__27066_1226652910"/>(0x10) Read Variable<text:bookmark-end text:name="__RefHeading__27066_1226652910"/></text:h>
      <text:p text:style-name="P100"/>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11">Direction</text:p>
          </table:table-cell>
          <table:table-cell table:style-name="Table21.A1" table:number-columns-spanned="3" office:value-type="string">
            <text:p text:style-name="P111">Payload Size</text:p>
          </table:table-cell>
          <table:covered-table-cell/>
          <table:covered-table-cell/>
          <table:table-cell table:style-name="Table21.A1" office:value-type="string">
            <text:p text:style-name="P111">Expected answer</text:p>
          </table:table-cell>
        </table:table-row>
        <table:table-row>
          <table:table-cell table:style-name="Table21.A2" office:value-type="string">
            <text:p text:style-name="P117">Master → Node</text:p>
          </table:table-cell>
          <table:table-cell table:style-name="Table21.A2" table:number-columns-spanned="3" office:value-type="string">
            <text:p text:style-name="P124">1</text:p>
          </table:table-cell>
          <table:covered-table-cell/>
          <table:covered-table-cell/>
          <table:table-cell table:style-name="Table21.A2" office:value-type="string">
            <text:p text:style-name="P47"><text:bookmark-ref text:reference-format="text" text:ref-name="__RefHeading__3818_1226652910">(0x11) Variable's Value</text:bookmark-ref></text:p>
          </table:table-cell>
        </table:table-row>
        <table:table-row>
          <table:table-cell table:style-name="Table21.A1" table:number-columns-spanned="5" office:value-type="string">
            <text:p text:style-name="P111">Description</text:p>
          </table:table-cell>
          <table:covered-table-cell/>
          <table:covered-table-cell/>
          <table:covered-table-cell/>
          <table:covered-table-cell/>
        </table:table-row>
        <table:table-row>
          <table:table-cell table:style-name="Table21.A2" table:number-columns-spanned="5" office:value-type="string">
            <text:p text:style-name="P54">Request the VALUE of a Variable.</text:p>
          </table:table-cell>
          <table:covered-table-cell/>
          <table:covered-table-cell/>
          <table:covered-table-cell/>
          <table:covered-table-cell/>
        </table:table-row>
        <table:table-row>
          <table:table-cell table:style-name="Table21.A1" table:number-columns-spanned="5" office:value-type="string">
            <text:p text:style-name="P93">Structure</text:p>
          </table:table-cell>
          <table:covered-table-cell/>
          <table:covered-table-cell/>
          <table:covered-table-cell/>
          <table:covered-table-cell/>
        </table:table-row>
        <table:table-row>
          <table:table-cell table:style-name="Table21.A6" table:number-columns-spanned="3" office:value-type="string">
            <table:table table:name="Table22" table:style-name="Table22">
              <table:table-column table:style-name="Table22.A"/>
              <table:table-row>
                <table:table-cell table:style-name="Table22.A1" office:value-type="string">
                  <text:p text:style-name="P111">Payload</text:p>
                </table:table-cell>
              </table:table-row>
              <table:table-row>
                <table:table-cell table:style-name="Table22.A2" office:value-type="string">
                  <text:p text:style-name="P117">Variable ID</text:p>
                </table:table-cell>
              </table:table-row>
            </table:table>
            <text:p text:style-name="P87"/>
          </table:table-cell>
          <table:covered-table-cell/>
          <table:covered-table-cell/>
          <table:table-cell table:style-name="Table21.D6" table:number-columns-spanned="2" office:value-type="string">
            <text:p text:style-name="P131">The payload contains the ID of the Variable to be read.</text:p>
          </table:table-cell>
          <table:covered-table-cell/>
        </table:table-row>
        <table:table-row>
          <table:table-cell table:style-name="Table21.A1" table:number-columns-spanned="5" office:value-type="string">
            <text:p text:style-name="P93">Example</text:p>
          </table:table-cell>
          <table:covered-table-cell/>
          <table:covered-table-cell/>
          <table:covered-table-cell/>
          <table:covered-table-cell/>
        </table:table-row>
        <table:table-row>
          <table:table-cell table:style-name="Table21.A6" table:number-columns-spanned="3" office:value-type="string">
            <table:table table:name="Table63" table:style-name="Table63">
              <table:table-column table:style-name="Table63.A" table:number-columns-repeated="3"/>
              <table:table-column table:style-name="Table63.D"/>
              <table:table-row>
                <table:table-cell table:style-name="Table63.A1" table:number-columns-spanned="3" office:value-type="string">
                  <text:p text:style-name="P111">Header</text:p>
                </table:table-cell>
                <table:covered-table-cell/>
                <table:covered-table-cell/>
                <table:table-cell table:style-name="Table63.D1" office:value-type="string">
                  <text:p text:style-name="P111">Payload</text:p>
                </table:table-cell>
              </table:table-row>
              <table:table-row>
                <table:table-cell table:style-name="Table63.A2" office:value-type="string">
                  <text:p text:style-name="P117">10</text:p>
                </table:table-cell>
                <table:table-cell table:style-name="Table63.A2" office:value-type="string">
                  <text:p text:style-name="P143">00</text:p>
                </table:table-cell>
                <table:table-cell table:style-name="Table63.A2" office:value-type="string">
                  <text:p text:style-name="P117">01</text:p>
                </table:table-cell>
                <table:table-cell table:style-name="Table63.D2" office:value-type="string">
                  <text:p text:style-name="P117">03</text:p>
                </table:table-cell>
              </table:table-row>
            </table:table>
            <text:p text:style-name="P88"/>
          </table:table-cell>
          <table:covered-table-cell/>
          <table:covered-table-cell/>
          <table:table-cell table:style-name="Table21.D6" table:number-columns-spanned="2" office:value-type="string">
            <text:p text:style-name="P131">Request to read the Variable with ID 3.</text:p>
          </table:table-cell>
          <table:covered-table-cell/>
        </table:table-row>
        <table:table-row>
          <table:table-cell table:style-name="Table21.A1" table:number-columns-spanned="5" office:value-type="string">
            <text:p text:style-name="P93">Possible Errors</text:p>
          </table:table-cell>
          <table:covered-table-cell/>
          <table:covered-table-cell/>
          <table:covered-table-cell/>
          <table:covered-table-cell/>
        </table:table-row>
        <table:table-row>
          <table:table-cell table:style-name="Table21.A10" table:number-columns-spanned="2" office:value-type="string">
            <text:p text:style-name="P66"><text:span text:style-name="T12"><text:bookmark-ref text:reference-format="text" text:ref-name="__RefHeading__11747_1226652910">(0xE3) Invalid ID</text:bookmark-ref></text:span><text:span text:style-name="T12">:</text:span></text:p>
          </table:table-cell>
          <table:covered-table-cell/>
          <table:table-cell table:style-name="Table21.C10" table:number-columns-spanned="3" office:value-type="string">
            <text:p text:style-name="P60">There's no Variable with the ID specified.</text:p>
          </table:table-cell>
          <table:covered-table-cell/>
          <table:covered-table-cell/>
        </table:table-row>
        <table:table-row>
          <table:table-cell table:style-name="Table21.A6" table:number-columns-spanned="2" office:value-type="string">
            <text:p text:style-name="P66"><text:bookmark-ref text:reference-format="text" text:ref-name="__RefHeading__28552_1596408913">(0xE8) Resource Busy</text:bookmark-ref>:</text:p>
          </table:table-cell>
          <table:covered-table-cell/>
          <table:table-cell table:style-name="Table21.D6" table:number-columns-spanned="3" office:value-type="string">
            <text:p text:style-name="P63">The <text:span text:style-name="T102">V</text:span>ariable was in use and couldn't be read.</text:p>
          </table:table-cell>
          <table:covered-table-cell/>
          <table:covered-table-cell/>
        </table:table-row>
      </table:table>
      <text:p text:style-name="P20"/>
      <text:h text:style-name="P197" text:outline-level="3"><text:bookmark-start text:name="__RefHeading__3818_1226652910"/>(0x11) Variable's Value<text:bookmark-end text:name="__RefHeading__3818_1226652910"/></text:h>
      <text:p text:style-name="P102"/>
      <table:table table:name="Table64" table:style-name="Table64">
        <table:table-column table:style-name="Table64.A"/>
        <table:table-column table:style-name="Table64.B"/>
        <table:table-column table:style-name="Table64.C"/>
        <table:table-column table:style-name="Table64.D"/>
        <table:table-row>
          <table:table-cell table:style-name="Table64.A1" office:value-type="string">
            <text:p text:style-name="P111">Direction</text:p>
          </table:table-cell>
          <table:table-cell table:style-name="Table64.A1" table:number-columns-spanned="2" office:value-type="string">
            <text:p text:style-name="P111">Payload Size</text:p>
          </table:table-cell>
          <table:covered-table-cell/>
          <table:table-cell table:style-name="Table64.A1" office:value-type="string">
            <text:p text:style-name="P111">Expected answer</text:p>
          </table:table-cell>
        </table:table-row>
        <table:table-row>
          <table:table-cell table:style-name="Table64.A2" office:value-type="string">
            <text:p text:style-name="P117">Master ← Node</text:p>
          </table:table-cell>
          <table:table-cell table:style-name="Table64.A2" table:number-columns-spanned="2" office:value-type="string">
            <text:p text:style-name="P124">(SIZE of the Variable)</text:p>
          </table:table-cell>
          <table:covered-table-cell/>
          <table:table-cell table:style-name="Table64.A2" office:value-type="string">
            <text:p text:style-name="P47">-</text:p>
          </table:table-cell>
        </table:table-row>
        <table:table-row>
          <table:table-cell table:style-name="Table64.A1" table:number-columns-spanned="4" office:value-type="string">
            <text:p text:style-name="P111">Description</text:p>
          </table:table-cell>
          <table:covered-table-cell/>
          <table:covered-table-cell/>
          <table:covered-table-cell/>
        </table:table-row>
        <table:table-row>
          <table:table-cell table:style-name="Table64.A2" table:number-columns-spanned="4" office:value-type="string">
            <text:p text:style-name="P54">Contains the VALUE of the Variable. The meaning of the VALUE of a Variable must be specified by the developer of the device.</text:p>
          </table:table-cell>
          <table:covered-table-cell/>
          <table:covered-table-cell/>
          <table:covered-table-cell/>
        </table:table-row>
        <table:table-row>
          <table:table-cell table:style-name="Table64.A1" table:number-columns-spanned="4" office:value-type="string">
            <text:p text:style-name="P93">Structure</text:p>
          </table:table-cell>
          <table:covered-table-cell/>
          <table:covered-table-cell/>
          <table:covered-table-cell/>
        </table:table-row>
        <table:table-row>
          <table:table-cell table:style-name="Table64.A2" table:number-columns-spanned="4" office:value-type="string">
            <table:table table:name="Table23" table:style-name="Table23">
              <table:table-column table:style-name="Table23.A"/>
              <table:table-column table:style-name="Table23.B"/>
              <table:table-column table:style-name="Table23.C"/>
              <table:table-row>
                <table:table-cell table:style-name="Table23.A1" table:number-columns-spanned="3" office:value-type="string">
                  <text:p text:style-name="P111">Payload</text:p>
                </table:table-cell>
                <table:covered-table-cell/>
                <table:covered-table-cell/>
              </table:table-row>
              <table:table-row>
                <table:table-cell table:style-name="Table23.A2" table:number-columns-spanned="3" office:value-type="string">
                  <text:p text:style-name="P117">Variable's VALUE</text:p>
                </table:table-cell>
                <table:covered-table-cell/>
                <table:covered-table-cell/>
              </table:table-row>
              <table:table-row>
                <table:table-cell table:style-name="Table23.A3" office:value-type="string">
                  <text:p text:style-name="P117">First <text:span text:style-name="T1">byte</text:span></text:p>
                </table:table-cell>
                <table:table-cell table:style-name="Table23.A3" office:value-type="string">
                  <text:p text:style-name="P117">…</text:p>
                </table:table-cell>
                <table:table-cell table:style-name="Table23.A2" office:value-type="string">
                  <text:p text:style-name="P124">Last byte</text:p>
                </table:table-cell>
              </table:table-row>
            </table:table>
            <text:p text:style-name="P73"/>
            <text:p text:style-name="P79">The VALUE of the Variable is given byte by byte.</text:p>
          </table:table-cell>
          <table:covered-table-cell/>
          <table:covered-table-cell/>
          <table:covered-table-cell/>
        </table:table-row>
        <table:table-row>
          <table:table-cell table:style-name="Table64.A1" table:number-columns-spanned="4" office:value-type="string">
            <text:p text:style-name="P93">Example</text:p>
          </table:table-cell>
          <table:covered-table-cell/>
          <table:covered-table-cell/>
          <table:covered-table-cell/>
        </table:table-row>
        <table:table-row>
          <table:table-cell table:style-name="Table64.A8" table:number-columns-spanned="2" office:value-type="string">
            <table:table table:name="Table24" table:style-name="Table24">
              <table:table-column table:style-name="Table24.A" table:number-columns-repeated="3"/>
              <table:table-column table:style-name="Table24.D"/>
              <table:table-column table:style-name="Table24.E"/>
              <table:table-column table:style-name="Table24.F"/>
              <table:table-row>
                <table:table-cell table:style-name="Table24.A1" table:number-columns-spanned="3" office:value-type="string">
                  <text:p text:style-name="P111">Header</text:p>
                </table:table-cell>
                <table:covered-table-cell/>
                <table:covered-table-cell/>
                <table:table-cell table:style-name="Table24.D1" table:number-columns-spanned="3" office:value-type="string">
                  <text:p text:style-name="P111">Payload</text:p>
                </table:table-cell>
                <table:covered-table-cell/>
                <table:covered-table-cell/>
              </table:table-row>
              <table:table-row>
                <table:table-cell table:style-name="Table24.A2" office:value-type="string">
                  <text:p text:style-name="P117">11</text:p>
                </table:table-cell>
                <table:table-cell table:style-name="Table24.A2" office:value-type="string">
                  <text:p text:style-name="P144">00</text:p>
                </table:table-cell>
                <table:table-cell table:style-name="Table24.A2" office:value-type="string">
                  <text:p text:style-name="P117">03</text:p>
                </table:table-cell>
                <table:table-cell table:style-name="Table24.A2" office:value-type="string">
                  <text:p text:style-name="P117">03</text:p>
                </table:table-cell>
                <table:table-cell table:style-name="Table24.A2" office:value-type="string">
                  <text:p text:style-name="P117">FF</text:p>
                </table:table-cell>
                <table:table-cell table:style-name="Table24.F2" office:value-type="string">
                  <text:p text:style-name="P117">FF</text:p>
                </table:table-cell>
              </table:table-row>
            </table:table>
            <text:p text:style-name="P88"/>
          </table:table-cell>
          <table:covered-table-cell/>
          <table:table-cell table:style-name="Table64.C8" table:number-columns-spanned="2" office:value-type="string">
            <text:p text:style-name="P131">Variable with the VALUE 03h FFh FFh.</text:p>
          </table:table-cell>
          <table:covered-table-cell/>
        </table:table-row>
      </table:table>
      <text:p text:style-name="P34"><text:soft-page-break/><text:tab/></text:p>
      <text:h text:style-name="P197" text:outline-level="3"><text:bookmark-start text:name="__RefHeading__27068_1226652910"/>(0x12) Read Group of Variables<text:bookmark-end text:name="__RefHeading__27068_1226652910"/></text:h>
      <text:p text:style-name="P102"/>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11">Direction</text:p>
          </table:table-cell>
          <table:table-cell table:style-name="Table25.A1" table:number-columns-spanned="3" office:value-type="string">
            <text:p text:style-name="P111">Payload Size</text:p>
          </table:table-cell>
          <table:covered-table-cell/>
          <table:covered-table-cell/>
          <table:table-cell table:style-name="Table25.A1" office:value-type="string">
            <text:p text:style-name="P111">Expected answer</text:p>
          </table:table-cell>
        </table:table-row>
        <table:table-row>
          <table:table-cell table:style-name="Table25.A2" office:value-type="string">
            <text:p text:style-name="P117">Master → Node</text:p>
          </table:table-cell>
          <table:table-cell table:style-name="Table25.A2" table:number-columns-spanned="3" office:value-type="string">
            <text:p text:style-name="P124">1</text:p>
          </table:table-cell>
          <table:covered-table-cell/>
          <table:covered-table-cell/>
          <table:table-cell table:style-name="Table25.A2" office:value-type="string">
            <text:p text:style-name="P47"><text:bookmark-ref text:reference-format="text" text:ref-name="__RefHeading__6605_1226652910">(0x13) Group of Variables' Values</text:bookmark-ref></text:p>
          </table:table-cell>
        </table:table-row>
        <table:table-row>
          <table:table-cell table:style-name="Table25.A1" table:number-columns-spanned="5" office:value-type="string">
            <text:p text:style-name="P111">Description</text:p>
          </table:table-cell>
          <table:covered-table-cell/>
          <table:covered-table-cell/>
          <table:covered-table-cell/>
          <table:covered-table-cell/>
        </table:table-row>
        <table:table-row>
          <table:table-cell table:style-name="Table25.A2" table:number-columns-spanned="5" office:value-type="string">
            <text:p text:style-name="P54">Request the VALUE of all Variables in a Group.</text:p>
          </table:table-cell>
          <table:covered-table-cell/>
          <table:covered-table-cell/>
          <table:covered-table-cell/>
          <table:covered-table-cell/>
        </table:table-row>
        <table:table-row>
          <table:table-cell table:style-name="Table25.A1" table:number-columns-spanned="5" office:value-type="string">
            <text:p text:style-name="P93">Structure</text:p>
          </table:table-cell>
          <table:covered-table-cell/>
          <table:covered-table-cell/>
          <table:covered-table-cell/>
          <table:covered-table-cell/>
        </table:table-row>
        <table:table-row>
          <table:table-cell table:style-name="Table25.A6" table:number-columns-spanned="2" office:value-type="string">
            <table:table table:name="Table26" table:style-name="Table26">
              <table:table-column table:style-name="Table26.A"/>
              <table:table-row>
                <table:table-cell table:style-name="Table26.A1" office:value-type="string">
                  <text:p text:style-name="P111">Payload</text:p>
                </table:table-cell>
              </table:table-row>
              <table:table-row>
                <table:table-cell table:style-name="Table26.A2" office:value-type="string">
                  <text:p text:style-name="P124">Group ID</text:p>
                </table:table-cell>
              </table:table-row>
            </table:table>
            <text:p text:style-name="P87"/>
          </table:table-cell>
          <table:covered-table-cell/>
          <table:table-cell table:style-name="Table25.C6" table:number-columns-spanned="3" office:value-type="string">
            <text:p text:style-name="P131">The payload contains the ID of the Group to be read.</text:p>
          </table:table-cell>
          <table:covered-table-cell/>
          <table:covered-table-cell/>
        </table:table-row>
        <table:table-row>
          <table:table-cell table:style-name="Table25.A1" table:number-columns-spanned="5" office:value-type="string">
            <text:p text:style-name="P93">Example</text:p>
          </table:table-cell>
          <table:covered-table-cell/>
          <table:covered-table-cell/>
          <table:covered-table-cell/>
          <table:covered-table-cell/>
        </table:table-row>
        <table:table-row>
          <table:table-cell table:style-name="Table25.A6" table:number-columns-spanned="2" office:value-type="string">
            <table:table table:name="Table65" table:style-name="Table65">
              <table:table-column table:style-name="Table65.A" table:number-columns-repeated="3"/>
              <table:table-column table:style-name="Table65.D"/>
              <table:table-row>
                <table:table-cell table:style-name="Table65.A1" table:number-columns-spanned="3" office:value-type="string">
                  <text:p text:style-name="P111">Header</text:p>
                </table:table-cell>
                <table:covered-table-cell/>
                <table:covered-table-cell/>
                <table:table-cell table:style-name="Table65.D1" office:value-type="string">
                  <text:p text:style-name="P111">Payload</text:p>
                </table:table-cell>
              </table:table-row>
              <table:table-row>
                <table:table-cell table:style-name="Table65.A2" office:value-type="string">
                  <text:p text:style-name="P117">12</text:p>
                </table:table-cell>
                <table:table-cell table:style-name="Table65.A2" office:value-type="string">
                  <text:p text:style-name="P144">00</text:p>
                </table:table-cell>
                <table:table-cell table:style-name="Table65.A2" office:value-type="string">
                  <text:p text:style-name="P117">01</text:p>
                </table:table-cell>
                <table:table-cell table:style-name="Table65.D2" office:value-type="string">
                  <text:p text:style-name="P117">01</text:p>
                </table:table-cell>
              </table:table-row>
            </table:table>
            <text:p text:style-name="P88"/>
          </table:table-cell>
          <table:covered-table-cell/>
          <table:table-cell table:style-name="Table25.C6" table:number-columns-spanned="3" office:value-type="string">
            <text:p text:style-name="P131">Request the VALUEs of the Variables in the Group with ID 1.</text:p>
          </table:table-cell>
          <table:covered-table-cell/>
          <table:covered-table-cell/>
        </table:table-row>
        <table:table-row>
          <table:table-cell table:style-name="Table25.A1" table:number-columns-spanned="5" office:value-type="string">
            <text:p text:style-name="P93">Possible Errors</text:p>
          </table:table-cell>
          <table:covered-table-cell/>
          <table:covered-table-cell/>
          <table:covered-table-cell/>
          <table:covered-table-cell/>
        </table:table-row>
        <table:table-row>
          <table:table-cell table:style-name="Table25.A10" table:number-columns-spanned="3" office:value-type="string">
            <text:p text:style-name="P66"><text:span text:style-name="T12"><text:bookmark-ref text:reference-format="text" text:ref-name="__RefHeading__11747_1226652910">(0xE3) Invalid ID</text:bookmark-ref></text:span><text:span text:style-name="T12">:</text:span></text:p>
          </table:table-cell>
          <table:covered-table-cell/>
          <table:covered-table-cell/>
          <table:table-cell table:style-name="Table25.D10" table:number-columns-spanned="2" office:value-type="string">
            <text:p text:style-name="P60">There's no Group with the specified ID.</text:p>
          </table:table-cell>
          <table:covered-table-cell/>
        </table:table-row>
        <table:table-row>
          <table:table-cell table:style-name="Table25.A6" table:number-columns-spanned="3" office:value-type="string">
            <text:p text:style-name="P66"><text:bookmark-ref text:reference-format="text" text:ref-name="__RefHeading__28552_1596408913">(0xE8) Resource Busy</text:bookmark-ref>:</text:p>
          </table:table-cell>
          <table:covered-table-cell/>
          <table:covered-table-cell/>
          <table:table-cell table:style-name="Table25.C6" table:number-columns-spanned="2" office:value-type="string">
            <text:p text:style-name="P63"><text:span text:style-name="T103">At least one</text:span> <text:span text:style-name="T102">V</text:span>ariable was in use and couldn't be read.</text:p>
          </table:table-cell>
          <table:covered-table-cell/>
        </table:table-row>
      </table:table>
      <text:h text:style-name="P200" text:outline-level="3"><text:bookmark-start text:name="__RefHeading__6605_1226652910"/>(0x13) Group of Variables' Values<text:bookmark-end text:name="__RefHeading__6605_1226652910"/></text:h>
      <text:p text:style-name="P34"/>
      <table:table table:name="Table66" table:style-name="Table66">
        <table:table-column table:style-name="Table66.A"/>
        <table:table-column table:style-name="Table66.B"/>
        <table:table-column table:style-name="Table66.C"/>
        <table:table-row>
          <table:table-cell table:style-name="Table66.A1" office:value-type="string">
            <text:p text:style-name="P111">Direction</text:p>
          </table:table-cell>
          <table:table-cell table:style-name="Table66.A1" office:value-type="string">
            <text:p text:style-name="P111">Payload Size</text:p>
          </table:table-cell>
          <table:table-cell table:style-name="Table66.A1" office:value-type="string">
            <text:p text:style-name="P111">Expected answer</text:p>
          </table:table-cell>
        </table:table-row>
        <table:table-row>
          <table:table-cell table:style-name="Table66.A2" office:value-type="string">
            <text:p text:style-name="P117">Master ← Node</text:p>
          </table:table-cell>
          <table:table-cell table:style-name="Table66.A2" office:value-type="string">
            <text:p text:style-name="P124">(sum of SIZES of the Variables of a Group)</text:p>
          </table:table-cell>
          <table:table-cell table:style-name="Table66.A2" office:value-type="string">
            <text:p text:style-name="P47">-</text:p>
          </table:table-cell>
        </table:table-row>
        <table:table-row>
          <table:table-cell table:style-name="Table66.A1" table:number-columns-spanned="3" office:value-type="string">
            <text:p text:style-name="P111">Description</text:p>
          </table:table-cell>
          <table:covered-table-cell/>
          <table:covered-table-cell/>
        </table:table-row>
        <table:table-row>
          <table:table-cell table:style-name="Table66.A2" table:number-columns-spanned="3" office:value-type="string">
            <text:p text:style-name="P54">Contains the VALUEs of all the Variables in a Group.</text:p>
          </table:table-cell>
          <table:covered-table-cell/>
          <table:covered-table-cell/>
        </table:table-row>
        <table:table-row>
          <table:table-cell table:style-name="Table66.A1" table:number-columns-spanned="3" office:value-type="string">
            <text:p text:style-name="P93">Structure</text:p>
          </table:table-cell>
          <table:covered-table-cell/>
          <table:covered-table-cell/>
        </table:table-row>
        <table:table-row>
          <table:table-cell table:style-name="Table66.A2" table:number-columns-spanned="3" office:value-type="string">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table:number-columns-spanned="7" office:value-type="string">
                  <text:p text:style-name="P111">Payload</text:p>
                </table:table-cell>
                <table:covered-table-cell/>
                <table:covered-table-cell/>
                <table:covered-table-cell/>
                <table:covered-table-cell/>
                <table:covered-table-cell/>
                <table:covered-table-cell/>
              </table:table-row>
              <table:table-row>
                <table:table-cell table:style-name="Table27.A2" table:number-columns-spanned="3" office:value-type="string">
                  <text:p text:style-name="P117">VALUE of the First Variable</text:p>
                </table:table-cell>
                <table:covered-table-cell/>
                <table:covered-table-cell/>
                <table:table-cell table:style-name="Table27.A2" table:number-rows-spanned="2" office:value-type="string">
                  <text:p text:style-name="P117"/>
                  <text:p text:style-name="P117">...</text:p>
                </table:table-cell>
                <table:table-cell table:style-name="Table27.E2" table:number-columns-spanned="3" office:value-type="string">
                  <text:p text:style-name="P117">VALUE of the Last Variable</text:p>
                </table:table-cell>
                <table:covered-table-cell/>
                <table:covered-table-cell/>
              </table:table-row>
              <table:table-row>
                <table:table-cell table:style-name="Table27.A2" office:value-type="string">
                  <text:p text:style-name="P117">First <text:span text:style-name="T4">byte</text:span></text:p>
                </table:table-cell>
                <table:table-cell table:style-name="Table27.A2" office:value-type="string">
                  <text:p text:style-name="P117">…</text:p>
                </table:table-cell>
                <table:table-cell table:style-name="Table27.A2" office:value-type="string">
                  <text:p text:style-name="P117">Last <text:span text:style-name="T4">byte</text:span></text:p>
                </table:table-cell>
                <table:covered-table-cell/>
                <table:table-cell table:style-name="Table27.A2" office:value-type="string">
                  <text:p text:style-name="P117">First <text:span text:style-name="T1">byte</text:span></text:p>
                </table:table-cell>
                <table:table-cell table:style-name="Table27.A2" office:value-type="string">
                  <text:p text:style-name="P117">…</text:p>
                </table:table-cell>
                <table:table-cell table:style-name="Table27.E2" office:value-type="string">
                  <text:p text:style-name="P117">Last <text:span text:style-name="T4">byte</text:span></text:p>
                </table:table-cell>
              </table:table-row>
            </table:table>
            <text:p text:style-name="P73"/>
            <text:p text:style-name="P78">The VALUEs of the Variables of the Group are listed in the ascending order of the Variables' IDs.</text:p>
          </table:table-cell>
          <table:covered-table-cell/>
          <table:covered-table-cell/>
        </table:table-row>
        <table:table-row>
          <table:table-cell table:style-name="Table66.A1" table:number-columns-spanned="3" office:value-type="string">
            <text:p text:style-name="P93">Example</text:p>
          </table:table-cell>
          <table:covered-table-cell/>
          <table:covered-table-cell/>
        </table:table-row>
        <table:table-row>
          <table:table-cell table:style-name="Table66.A2" table:number-columns-spanned="3" office:value-type="string">
            <table:table table:name="Table28" table:style-name="Table28">
              <table:table-column table:style-name="Table28.A"/>
              <table:table-column table:style-name="Table28.B"/>
              <table:table-column table:style-name="Table28.C"/>
              <table:table-column table:style-name="Table28.D"/>
              <table:table-column table:style-name="Table28.E" table:number-columns-repeated="2"/>
              <table:table-column table:style-name="Table28.D"/>
              <table:table-column table:style-name="Table28.E" table:number-columns-repeated="2"/>
              <table:table-column table:style-name="Table28.D"/>
              <table:table-column table:style-name="Table28.E" table:number-columns-repeated="2"/>
              <table:table-column table:style-name="Table28.D"/>
              <table:table-column table:style-name="Table28.E" table:number-columns-repeated="2"/>
              <table:table-column table:style-name="Table28.P"/>
              <table:table-row>
                <table:table-cell table:style-name="Table28.A1" table:number-columns-spanned="3" office:value-type="string">
                  <text:p text:style-name="P111">Header</text:p>
                </table:table-cell>
                <table:covered-table-cell/>
                <table:covered-table-cell/>
                <table:table-cell table:style-name="Table28.D1" table:number-columns-spanned="13" office:value-type="string">
                  <text:p text:style-name="P111">Payloa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17">13</text:p>
                </table:table-cell>
                <table:table-cell table:style-name="Table28.A2" office:value-type="string">
                  <text:p text:style-name="P145">00</text:p>
                </table:table-cell>
                <table:table-cell table:style-name="Table28.A2" office:value-type="string">
                  <text:p text:style-name="P117">0C</text:p>
                </table:table-cell>
                <table:table-cell table:style-name="Table28.A2" office:value-type="string">
                  <text:p text:style-name="P117">03</text:p>
                </table:table-cell>
                <table:table-cell table:style-name="Table28.A2" office:value-type="string">
                  <text:p text:style-name="P117">FF</text:p>
                </table:table-cell>
                <table:table-cell table:style-name="Table28.A2" office:value-type="string">
                  <text:p text:style-name="P117">FF</text:p>
                </table:table-cell>
                <table:table-cell table:style-name="Table28.A2" office:value-type="string">
                  <text:p text:style-name="P117">03</text:p>
                </table:table-cell>
                <table:table-cell table:style-name="Table28.A2" office:value-type="string">
                  <text:p text:style-name="P117">FF</text:p>
                </table:table-cell>
                <table:table-cell table:style-name="Table28.A2" office:value-type="string">
                  <text:p text:style-name="P117">FF</text:p>
                </table:table-cell>
                <table:table-cell table:style-name="Table28.A2" office:value-type="string">
                  <text:p text:style-name="P117">03</text:p>
                </table:table-cell>
                <table:table-cell table:style-name="Table28.A2" office:value-type="string">
                  <text:p text:style-name="P117">FF</text:p>
                </table:table-cell>
                <table:table-cell table:style-name="Table28.A2" office:value-type="string">
                  <text:p text:style-name="P117">FF</text:p>
                </table:table-cell>
                <table:table-cell table:style-name="Table28.A2" office:value-type="string">
                  <text:p text:style-name="P117">03</text:p>
                </table:table-cell>
                <table:table-cell table:style-name="Table28.A2" office:value-type="string">
                  <text:p text:style-name="P117">FF</text:p>
                </table:table-cell>
                <table:table-cell table:style-name="Table28.A2" office:value-type="string">
                  <text:p text:style-name="P117">FF</text:p>
                </table:table-cell>
                <table:table-cell table:style-name="Table28.P2" office:value-type="string">
                  <text:p text:style-name="P117">AA</text:p>
                </table:table-cell>
              </table:table-row>
            </table:table>
            <text:p text:style-name="P77"/>
            <text:p text:style-name="P78">Sequence of the VALUES of the Variables of a Group. It's possible to interpret those VALUES once it's known which Variables are in the Group (with <text:s/><text:bookmark-ref text:reference-format="text" text:ref-name="__RefHeading__35151_575392633">(0x06) Query Group of Variables</text:bookmark-ref>).</text:p>
          </table:table-cell>
          <table:covered-table-cell/>
          <table:covered-table-cell/>
        </table:table-row>
      </table:table>
      <text:h text:style-name="P189" text:outline-level="2"><text:bookmark-start text:name="__RefHeading__27070_1226652910"/><text:soft-page-break/>(0x2_) Writ<text:span text:style-name="T90">ing</text:span> Commands<text:bookmark-end text:name="__RefHeading__27070_1226652910"/></text:h>
      <text:h text:style-name="P197" text:outline-level="3"><text:bookmark-start text:name="__RefHeading__27072_1226652910"/>(0x20) Write Variable<text:bookmark-end text:name="__RefHeading__27072_1226652910"/></text:h>
      <text:p text:style-name="P102"/>
      <table:table table:name="Table67" table:style-name="Table67">
        <table:table-column table:style-name="Table67.A"/>
        <table:table-column table:style-name="Table67.B" table:number-columns-repeated="2"/>
        <table:table-column table:style-name="Table67.D"/>
        <table:table-column table:style-name="Table67.E"/>
        <table:table-row>
          <table:table-cell table:style-name="Table67.A1" office:value-type="string">
            <text:p text:style-name="P111">Direction</text:p>
          </table:table-cell>
          <table:table-cell table:style-name="Table67.A1" table:number-columns-spanned="3" office:value-type="string">
            <text:p text:style-name="P111">Payload Size</text:p>
          </table:table-cell>
          <table:covered-table-cell/>
          <table:covered-table-cell/>
          <table:table-cell table:style-name="Table67.A1" office:value-type="string">
            <text:p text:style-name="P111">Expected answer</text:p>
          </table:table-cell>
        </table:table-row>
        <table:table-row>
          <table:table-cell table:style-name="Table67.A2" office:value-type="string">
            <text:p text:style-name="P117">Master → Node</text:p>
          </table:table-cell>
          <table:table-cell table:style-name="Table67.A2" table:number-columns-spanned="3" office:value-type="string">
            <text:p text:style-name="P124">1 + (SIZE of the Variable)</text:p>
          </table:table-cell>
          <table:covered-table-cell/>
          <table:covered-table-cell/>
          <table:table-cell table:style-name="Table67.A2" office:value-type="string">
            <text:p text:style-name="P47"><text:bookmark-ref text:reference-format="text" text:ref-name="__RefHeading__60240_1658628928">(0xE0) OK</text:bookmark-ref></text:p>
          </table:table-cell>
        </table:table-row>
        <table:table-row>
          <table:table-cell table:style-name="Table67.A1" table:number-columns-spanned="5" office:value-type="string">
            <text:p text:style-name="P111">Description</text:p>
          </table:table-cell>
          <table:covered-table-cell/>
          <table:covered-table-cell/>
          <table:covered-table-cell/>
          <table:covered-table-cell/>
        </table:table-row>
        <table:table-row>
          <table:table-cell table:style-name="Table67.A2" table:number-columns-spanned="5" office:value-type="string">
            <text:p text:style-name="P51">Writes in the VALUE of a Variable. The Variable must be writable.</text:p>
          </table:table-cell>
          <table:covered-table-cell/>
          <table:covered-table-cell/>
          <table:covered-table-cell/>
          <table:covered-table-cell/>
        </table:table-row>
        <table:table-row>
          <table:table-cell table:style-name="Table67.A1" table:number-columns-spanned="5" office:value-type="string">
            <text:p text:style-name="P93">Structure</text:p>
          </table:table-cell>
          <table:covered-table-cell/>
          <table:covered-table-cell/>
          <table:covered-table-cell/>
          <table:covered-table-cell/>
        </table:table-row>
        <table:table-row>
          <table:table-cell table:style-name="Table67.A2" table:number-columns-spanned="5" office:value-type="string">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111">Payload</text:p>
                </table:table-cell>
                <table:covered-table-cell/>
                <table:covered-table-cell/>
                <table:covered-table-cell/>
              </table:table-row>
              <table:table-row>
                <table:table-cell table:style-name="Table29.A2" table:number-rows-spanned="2" office:value-type="string">
                  <text:p text:style-name="P117">Variable ID</text:p>
                </table:table-cell>
                <table:table-cell table:style-name="Table29.B2" table:number-columns-spanned="3" office:value-type="string">
                  <text:p text:style-name="P117">Variable's VALUE</text:p>
                </table:table-cell>
                <table:covered-table-cell/>
                <table:covered-table-cell/>
              </table:table-row>
              <table:table-row>
                <table:covered-table-cell/>
                <table:table-cell table:style-name="Table29.B3" office:value-type="string">
                  <text:p text:style-name="P117">First <text:span text:style-name="T4">byte</text:span></text:p>
                </table:table-cell>
                <table:table-cell table:style-name="Table29.C3" office:value-type="string">
                  <text:p text:style-name="P117">…</text:p>
                </table:table-cell>
                <table:table-cell table:style-name="Table29.D3" office:value-type="string">
                  <text:p text:style-name="P124">Last byte</text:p>
                </table:table-cell>
              </table:table-row>
            </table:table>
            <text:p text:style-name="P73"/>
            <text:p text:style-name="P80">The payload contains the ID of the Variable followed by the sequence of bytes to be written in the Variable's VALUE.</text:p>
          </table:table-cell>
          <table:covered-table-cell/>
          <table:covered-table-cell/>
          <table:covered-table-cell/>
          <table:covered-table-cell/>
        </table:table-row>
        <table:table-row>
          <table:table-cell table:style-name="Table67.A1" table:number-columns-spanned="5" office:value-type="string">
            <text:p text:style-name="P93">Example</text:p>
          </table:table-cell>
          <table:covered-table-cell/>
          <table:covered-table-cell/>
          <table:covered-table-cell/>
          <table:covered-table-cell/>
        </table:table-row>
        <table:table-row>
          <table:table-cell table:style-name="Table67.A8" table:number-columns-spanned="3" office:value-type="string">
            <table:table table:name="Table30" table:style-name="Table30">
              <table:table-column table:style-name="Table30.A" table:number-columns-repeated="3"/>
              <table:table-column table:style-name="Table30.D" table:number-columns-repeated="2"/>
              <table:table-column table:style-name="Table30.F"/>
              <table:table-column table:style-name="Table30.G"/>
              <table:table-row>
                <table:table-cell table:style-name="Table30.A1" table:number-columns-spanned="3" office:value-type="string">
                  <text:p text:style-name="P111">Header</text:p>
                </table:table-cell>
                <table:covered-table-cell/>
                <table:covered-table-cell/>
                <table:table-cell table:style-name="Table30.D1" table:number-columns-spanned="4" office:value-type="string">
                  <text:p text:style-name="P111">Payload</text:p>
                </table:table-cell>
                <table:covered-table-cell/>
                <table:covered-table-cell/>
                <table:covered-table-cell/>
              </table:table-row>
              <table:table-row>
                <table:table-cell table:style-name="Table30.A2" office:value-type="string">
                  <text:p text:style-name="P117">20</text:p>
                </table:table-cell>
                <table:table-cell table:style-name="Table30.A2" office:value-type="string">
                  <text:p text:style-name="P145">00</text:p>
                </table:table-cell>
                <table:table-cell table:style-name="Table30.A2" office:value-type="string">
                  <text:p text:style-name="P117">04</text:p>
                </table:table-cell>
                <table:table-cell table:style-name="Table30.A2" office:value-type="string">
                  <text:p text:style-name="P117">04</text:p>
                </table:table-cell>
                <table:table-cell table:style-name="Table30.A2" office:value-type="string">
                  <text:p text:style-name="P117">01</text:p>
                </table:table-cell>
                <table:table-cell table:style-name="Table30.A2" office:value-type="string">
                  <text:p text:style-name="P117">BB</text:p>
                </table:table-cell>
                <table:table-cell table:style-name="Table30.G2" office:value-type="string">
                  <text:p text:style-name="P117">BB</text:p>
                </table:table-cell>
              </table:table-row>
            </table:table>
            <text:p text:style-name="P88"/>
          </table:table-cell>
          <table:covered-table-cell/>
          <table:covered-table-cell/>
          <table:table-cell table:style-name="Table67.D8" table:number-columns-spanned="2" office:value-type="string">
            <text:p text:style-name="P131">Request to write<text:span text:style-name="T1"> </text:span><text:span text:style-name="T4">01h BBh BBh in the VALUE of the Variable with ID 4.</text:span></text:p>
          </table:table-cell>
          <table:covered-table-cell/>
        </table:table-row>
        <table:table-row>
          <table:table-cell table:style-name="Table67.A1" table:number-columns-spanned="5" office:value-type="string">
            <text:p text:style-name="P93">Possible Errors</text:p>
          </table:table-cell>
          <table:covered-table-cell/>
          <table:covered-table-cell/>
          <table:covered-table-cell/>
          <table:covered-table-cell/>
        </table:table-row>
        <table:table-row>
          <table:table-cell table:style-name="Table67.A10" table:number-columns-spanned="2" office:value-type="string">
            <text:p text:style-name="P83"><text:bookmark-ref text:reference-format="text" text:ref-name="__RefHeading__11747_1226652910">(0xE3) Invalid ID</text:bookmark-ref>:</text:p>
          </table:table-cell>
          <table:covered-table-cell/>
          <table:table-cell table:style-name="Table67.C10" table:number-columns-spanned="3" office:value-type="string">
            <text:p text:style-name="P60">There's no Variable with the specified ID.</text:p>
          </table:table-cell>
          <table:covered-table-cell/>
          <table:covered-table-cell/>
        </table:table-row>
        <table:table-row>
          <table:table-cell table:style-name="Table67.A11" table:number-columns-spanned="2" office:value-type="string">
            <text:p text:style-name="P83"><text:bookmark-ref text:reference-format="text" text:ref-name="__RefHeading__5573_1542171067">(0xE6) Read-Only</text:bookmark-ref>:</text:p>
          </table:table-cell>
          <table:covered-table-cell/>
          <table:table-cell table:style-name="Table67.C11" table:number-columns-spanned="3" office:value-type="string">
            <text:p text:style-name="P67">Variable can't be written (its TYPE is read-only).</text:p>
          </table:table-cell>
          <table:covered-table-cell/>
          <table:covered-table-cell/>
        </table:table-row>
        <table:table-row>
          <table:table-cell table:style-name="Table67.A8" table:number-columns-spanned="2" office:value-type="string">
            <text:p text:style-name="P66"><text:bookmark-ref text:reference-format="text" text:ref-name="__RefHeading__28552_1596408913">(0xE8) Resource Busy</text:bookmark-ref>:</text:p>
          </table:table-cell>
          <table:covered-table-cell/>
          <table:table-cell table:style-name="Table67.D8" table:number-columns-spanned="3" office:value-type="string">
            <text:p text:style-name="P63">The <text:span text:style-name="T102">V</text:span>ariable was in use and couldn't be <text:span text:style-name="T104">written</text:span>.</text:p>
          </table:table-cell>
          <table:covered-table-cell/>
          <table:covered-table-cell/>
        </table:table-row>
      </table:table>
      <text:p text:style-name="P28"><text:tab/></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h text:style-name="P197" text:outline-level="3"><text:bookmark-start text:name="__RefHeading__27074_1226652910"/>(0x22) Write Group of Variables<text:bookmark-end text:name="__RefHeading__27074_1226652910"/></text:h>
      <text:p text:style-name="P28"/>
      <table:table table:name="Table68" table:style-name="Table68">
        <table:table-column table:style-name="Table68.A"/>
        <table:table-column table:style-name="Table68.B"/>
        <table:table-column table:style-name="Table68.C"/>
        <table:table-column table:style-name="Table68.D"/>
        <table:table-row>
          <table:table-cell table:style-name="Table68.A1" office:value-type="string">
            <text:p text:style-name="P111">Direction</text:p>
          </table:table-cell>
          <table:table-cell table:style-name="Table68.A1" table:number-columns-spanned="2" office:value-type="string">
            <text:p text:style-name="P111">Payload Size</text:p>
          </table:table-cell>
          <table:covered-table-cell/>
          <table:table-cell table:style-name="Table68.A1" office:value-type="string">
            <text:p text:style-name="P111">Expected answer</text:p>
          </table:table-cell>
        </table:table-row>
        <table:table-row>
          <table:table-cell table:style-name="Table68.A2" office:value-type="string">
            <text:p text:style-name="P117">Master → Node</text:p>
          </table:table-cell>
          <table:table-cell table:style-name="Table68.A2" table:number-columns-spanned="2" office:value-type="string">
            <text:p text:style-name="P124">1+(sum of the SIZEs of the Variable's of a Group)</text:p>
          </table:table-cell>
          <table:covered-table-cell/>
          <table:table-cell table:style-name="Table68.A2" office:value-type="string">
            <text:p text:style-name="P47"><text:bookmark-ref text:reference-format="text" text:ref-name="__RefHeading__60240_1658628928">(0xE0) OK</text:bookmark-ref></text:p>
          </table:table-cell>
        </table:table-row>
        <table:table-row>
          <table:table-cell table:style-name="Table68.A1" table:number-columns-spanned="4" office:value-type="string">
            <text:p text:style-name="P111">Description</text:p>
          </table:table-cell>
          <table:covered-table-cell/>
          <table:covered-table-cell/>
          <table:covered-table-cell/>
        </table:table-row>
        <table:table-row>
          <table:table-cell table:style-name="Table68.A2" table:number-columns-spanned="4" office:value-type="string">
            <text:p text:style-name="P54">Contains values to be written to Variables in a specific Group. The Group must be writable.</text:p>
          </table:table-cell>
          <table:covered-table-cell/>
          <table:covered-table-cell/>
          <table:covered-table-cell/>
        </table:table-row>
        <table:table-row>
          <table:table-cell table:style-name="Table68.A1" table:number-columns-spanned="4" office:value-type="string">
            <text:p text:style-name="P93">Structure</text:p>
          </table:table-cell>
          <table:covered-table-cell/>
          <table:covered-table-cell/>
          <table:covered-table-cell/>
        </table:table-row>
        <table:table-row>
          <table:table-cell table:style-name="Table68.A2" table:number-columns-spanned="4" office:value-type="string">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111">Payload</text:p>
                </table:table-cell>
                <table:covered-table-cell/>
                <table:covered-table-cell/>
                <table:covered-table-cell/>
                <table:covered-table-cell/>
                <table:covered-table-cell/>
                <table:covered-table-cell/>
                <table:covered-table-cell/>
              </table:table-row>
              <table:table-row>
                <table:table-cell table:style-name="Table88.A2" table:number-rows-spanned="2" office:value-type="string">
                  <text:p text:style-name="P117">Group ID</text:p>
                </table:table-cell>
                <table:table-cell table:style-name="Table88.B2" table:number-columns-spanned="3" office:value-type="string">
                  <text:p text:style-name="P117">VALUE of the first Variable</text:p>
                </table:table-cell>
                <table:covered-table-cell/>
                <table:covered-table-cell/>
                <table:table-cell table:style-name="Table88.E3" table:number-rows-spanned="2" office:value-type="string">
                  <text:p text:style-name="P117"/>
                  <text:p text:style-name="P117">...</text:p>
                </table:table-cell>
                <table:table-cell table:style-name="Table88.F2" table:number-columns-spanned="3" office:value-type="string">
                  <text:p text:style-name="P117">VALUE of the last Variable</text:p>
                </table:table-cell>
                <table:covered-table-cell/>
                <table:covered-table-cell/>
              </table:table-row>
              <table:table-row>
                <table:covered-table-cell/>
                <table:table-cell table:style-name="Table88.B3" office:value-type="string">
                  <text:p text:style-name="P117">First <text:span text:style-name="T4">byte</text:span></text:p>
                </table:table-cell>
                <table:table-cell table:style-name="Table88.C3" office:value-type="string">
                  <text:p text:style-name="P117">…</text:p>
                </table:table-cell>
                <table:table-cell table:style-name="Table88.D3" office:value-type="string">
                  <text:p text:style-name="P117">Last <text:span text:style-name="T4">byte</text:span></text:p>
                </table:table-cell>
                <table:covered-table-cell/>
                <table:table-cell table:style-name="Table88.F3" office:value-type="string">
                  <text:p text:style-name="P117">First <text:span text:style-name="T4">byte</text:span></text:p>
                </table:table-cell>
                <table:table-cell table:style-name="Table88.G3" office:value-type="string">
                  <text:p text:style-name="P117">…</text:p>
                </table:table-cell>
                <table:table-cell table:style-name="Table88.H3" office:value-type="string">
                  <text:p text:style-name="P117">Last <text:span text:style-name="T4">byte</text:span></text:p>
                </table:table-cell>
              </table:table-row>
            </table:table>
            <text:p text:style-name="P73"/>
            <text:p text:style-name="P78">The payload contains the ID of the Group followed by the bytes to be written in the VALUE field of all Group's Variables.</text:p>
          </table:table-cell>
          <table:covered-table-cell/>
          <table:covered-table-cell/>
          <table:covered-table-cell/>
        </table:table-row>
        <table:table-row>
          <table:table-cell table:style-name="Table68.A1" table:number-columns-spanned="4" office:value-type="string">
            <text:p text:style-name="P93">Example</text:p>
          </table:table-cell>
          <table:covered-table-cell/>
          <table:covered-table-cell/>
          <table:covered-table-cell/>
        </table:table-row>
        <table:table-row>
          <table:table-cell table:style-name="Table68.A2" table:number-columns-spanned="4" office:value-type="string">
            <text:p text:style-name="P34"/>
            <table:table table:name="Table33" table:style-name="Table33">
              <table:table-column table:style-name="Table33.A" table:number-columns-repeated="3"/>
              <table:table-column table:style-name="Table33.D" table:number-columns-repeated="2"/>
              <table:table-column table:style-name="Table33.F" table:number-columns-repeated="2"/>
              <table:table-column table:style-name="Table33.D"/>
              <table:table-column table:style-name="Table33.F" table:number-columns-repeated="2"/>
              <table:table-column table:style-name="Table33.D"/>
              <table:table-column table:style-name="Table33.F" table:number-columns-repeated="2"/>
              <table:table-column table:style-name="Table33.D"/>
              <table:table-column table:style-name="Table33.F" table:number-columns-repeated="3"/>
              <table:table-header-rows>
                <table:table-row>
                  <table:table-cell table:style-name="Table33.A1" table:number-columns-spanned="3" office:value-type="string">
                    <text:p text:style-name="P111">Header</text:p>
                  </table:table-cell>
                  <table:covered-table-cell/>
                  <table:covered-table-cell/>
                  <table:table-cell table:style-name="Table33.D1" table:number-columns-spanned="14" office:value-type="string">
                    <text:p text:style-name="P111">Payloa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3.A2" office:value-type="string">
                    <text:p text:style-name="P117">22</text:p>
                  </table:table-cell>
                  <table:table-cell table:style-name="Table33.A2" office:value-type="string">
                    <text:p text:style-name="P145">00</text:p>
                  </table:table-cell>
                  <table:table-cell table:style-name="Table33.A2" office:value-type="string">
                    <text:p text:style-name="P117">0E</text:p>
                  </table:table-cell>
                  <table:table-cell table:style-name="Table33.A2" office:value-type="string">
                    <text:p text:style-name="P117">02</text:p>
                  </table:table-cell>
                  <table:table-cell table:style-name="Table33.A2" office:value-type="string">
                    <text:p text:style-name="P117">01</text:p>
                  </table:table-cell>
                  <table:table-cell table:style-name="Table33.A2" office:value-type="string">
                    <text:p text:style-name="P117">BB</text:p>
                  </table:table-cell>
                  <table:table-cell table:style-name="Table33.A2" office:value-type="string">
                    <text:p text:style-name="P117">BB</text:p>
                  </table:table-cell>
                  <table:table-cell table:style-name="Table33.A2" office:value-type="string">
                    <text:p text:style-name="P117">01</text:p>
                  </table:table-cell>
                  <table:table-cell table:style-name="Table33.A2" office:value-type="string">
                    <text:p text:style-name="P117">BB</text:p>
                  </table:table-cell>
                  <table:table-cell table:style-name="Table33.A2" office:value-type="string">
                    <text:p text:style-name="P117">BB</text:p>
                  </table:table-cell>
                  <table:table-cell table:style-name="Table33.A2" office:value-type="string">
                    <text:p text:style-name="P117">01</text:p>
                  </table:table-cell>
                  <table:table-cell table:style-name="Table33.A2" office:value-type="string">
                    <text:p text:style-name="P117">BB</text:p>
                  </table:table-cell>
                  <table:table-cell table:style-name="Table33.A2" office:value-type="string">
                    <text:p text:style-name="P117">BB</text:p>
                  </table:table-cell>
                  <table:table-cell table:style-name="Table33.A2" office:value-type="string">
                    <text:p text:style-name="P117">01</text:p>
                  </table:table-cell>
                  <table:table-cell table:style-name="Table33.A2" office:value-type="string">
                    <text:p text:style-name="P117">BB</text:p>
                  </table:table-cell>
                  <table:table-cell table:style-name="Table33.A2" office:value-type="string">
                    <text:p text:style-name="P117">BB</text:p>
                  </table:table-cell>
                  <table:table-cell table:style-name="Table33.Q2" office:value-type="string">
                    <text:p text:style-name="P117">CC</text:p>
                  </table:table-cell>
                </table:table-row>
              </table:table-header-rows>
            </table:table>
            <text:p text:style-name="P77"><text:tab/></text:p>
            <text:p text:style-name="P78">Sequence of VALUES to be written in the Variables of the Group with ID 2. It's possible to interpret this particular sequence of values knowing the Variables of the Group (with the command <text:bookmark-ref text:reference-format="text" text:ref-name="__RefHeading__35151_575392633">(0x06) Query Group of Variables</text:bookmark-ref>).</text:p>
          </table:table-cell>
          <table:covered-table-cell/>
          <table:covered-table-cell/>
          <table:covered-table-cell/>
        </table:table-row>
        <table:table-row>
          <table:table-cell table:style-name="Table68.A1" table:number-columns-spanned="4" office:value-type="string">
            <text:p text:style-name="P93">Possible Errors</text:p>
          </table:table-cell>
          <table:covered-table-cell/>
          <table:covered-table-cell/>
          <table:covered-table-cell/>
        </table:table-row>
        <table:table-row>
          <table:table-cell table:style-name="Table68.A10" table:number-columns-spanned="2" office:value-type="string">
            <text:p text:style-name="P83"><text:bookmark-ref text:reference-format="text" text:ref-name="__RefHeading__11747_1226652910">(0xE3) Invalid ID</text:bookmark-ref>:</text:p>
          </table:table-cell>
          <table:covered-table-cell/>
          <table:table-cell table:style-name="Table68.C10" table:number-columns-spanned="2" office:value-type="string">
            <text:p text:style-name="P60">There's no Group with the specified ID.</text:p>
          </table:table-cell>
          <table:covered-table-cell/>
        </table:table-row>
        <table:table-row>
          <table:table-cell table:style-name="Table68.A11" table:number-columns-spanned="2" office:value-type="string">
            <text:p text:style-name="P83"><text:bookmark-ref text:reference-format="text" text:ref-name="__RefHeading__5573_1542171067">(0xE6) Read-Only</text:bookmark-ref>:</text:p>
          </table:table-cell>
          <table:covered-table-cell/>
          <table:table-cell table:style-name="Table68.C11" table:number-columns-spanned="2" office:value-type="string">
            <text:p text:style-name="P67">Group couldn't be written (it's TYPE is read-only).</text:p>
          </table:table-cell>
          <table:covered-table-cell/>
        </table:table-row>
        <table:table-row>
          <table:table-cell table:style-name="Table68.A12" table:number-columns-spanned="2" office:value-type="string">
            <text:p text:style-name="P66"><text:bookmark-ref text:reference-format="text" text:ref-name="__RefHeading__28552_1596408913">(0xE8) Resource Busy</text:bookmark-ref>:</text:p>
          </table:table-cell>
          <table:covered-table-cell/>
          <table:table-cell table:style-name="Table68.C12" table:number-columns-spanned="2" office:value-type="string">
            <text:p text:style-name="P63"><text:span text:style-name="T103">At least one</text:span> <text:span text:style-name="T102">V</text:span>ariable was in use and couldn't be <text:span text:style-name="T105">written</text:span>.</text:p>
          </table:table-cell>
          <table:covered-table-cell/>
        </table:table-row>
      </table:table>
      <text:p text:style-name="P34"><text:tab/></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h text:style-name="P197" text:outline-level="3"><text:bookmark-start text:name="__RefHeading__19654_1488820658"/>(0x24) Binary Operation in a Variable<text:bookmark-end text:name="__RefHeading__19654_1488820658"/></text:h>
      <text:p text:style-name="P102"/>
      <table:table table:name="Table69" table:style-name="Table69">
        <table:table-column table:style-name="Table69.A"/>
        <table:table-column table:style-name="Table69.B"/>
        <table:table-column table:style-name="Table69.C"/>
        <table:table-column table:style-name="Table69.D"/>
        <table:table-column table:style-name="Table69.E"/>
        <table:table-row>
          <table:table-cell table:style-name="Table69.A1" office:value-type="string">
            <text:p text:style-name="P111">Direction</text:p>
          </table:table-cell>
          <table:table-cell table:style-name="Table69.A1" table:number-columns-spanned="3" office:value-type="string">
            <text:p text:style-name="P111">Payload Size</text:p>
          </table:table-cell>
          <table:covered-table-cell/>
          <table:covered-table-cell/>
          <table:table-cell table:style-name="Table69.A1" office:value-type="string">
            <text:p text:style-name="P111">Expected answer</text:p>
          </table:table-cell>
        </table:table-row>
        <table:table-row>
          <table:table-cell table:style-name="Table69.A2" office:value-type="string">
            <text:p text:style-name="P117">Master → Node</text:p>
          </table:table-cell>
          <table:table-cell table:style-name="Table69.A2" table:number-columns-spanned="3" office:value-type="string">
            <text:p text:style-name="P124">2+(SIZE of the Variable)</text:p>
          </table:table-cell>
          <table:covered-table-cell/>
          <table:covered-table-cell/>
          <table:table-cell table:style-name="Table69.A2" office:value-type="string">
            <text:p text:style-name="P47"><text:bookmark-ref text:reference-format="text" text:ref-name="__RefHeading__60240_1658628928">(0xE0) OK</text:bookmark-ref></text:p>
          </table:table-cell>
        </table:table-row>
        <table:table-row>
          <table:table-cell table:style-name="Table69.A1" table:number-columns-spanned="5" office:value-type="string">
            <text:p text:style-name="P111">Description</text:p>
          </table:table-cell>
          <table:covered-table-cell/>
          <table:covered-table-cell/>
          <table:covered-table-cell/>
          <table:covered-table-cell/>
        </table:table-row>
        <table:table-row>
          <table:table-cell table:style-name="Table69.A2" table:number-columns-spanned="5" office:value-type="string">
            <text:p text:style-name="P51">Perform a binary operation in the VALUE of a Variable with a specified mask. The available operations are listed in <text:sequence-ref text:reference-format="category-and-value" text:ref-name="refTable10">Table 11</text:sequence-ref>. The Variable must be writable.</text:p>
            <text:p text:style-name="P51"/>
            <table:table table:name="Table32" table:style-name="Table32">
              <table:table-column table:style-name="Table32.A" table:number-columns-repeated="2"/>
              <table:table-column table:style-name="Table32.C"/>
              <table:table-row>
                <table:table-cell table:style-name="Table32.A1" office:value-type="string">
                  <text:p text:style-name="P111">Code</text:p>
                </table:table-cell>
                <table:table-cell table:style-name="Table32.A1" office:value-type="string">
                  <text:p text:style-name="P111">Operation</text:p>
                </table:table-cell>
                <table:table-cell table:style-name="Table32.C1" office:value-type="string">
                  <text:p text:style-name="P111">Description</text:p>
                </table:table-cell>
              </table:table-row>
              <table:table-row>
                <table:table-cell table:style-name="Table32.A2" office:value-type="string">
                  <text:p text:style-name="P117">0x53 <text:s/>('S')</text:p>
                </table:table-cell>
                <table:table-cell table:style-name="Table32.A2" office:value-type="string">
                  <text:p text:style-name="P117">SET</text:p>
                </table:table-cell>
                <table:table-cell table:style-name="Table32.C2" office:value-type="string">
                  <text:p text:style-name="P117">'Turn on' (make 1) the bits specified in the mask<text:span text:style-name="T4">.</text:span></text:p>
                </table:table-cell>
              </table:table-row>
              <table:table-row>
                <table:table-cell table:style-name="Table32.A2" office:value-type="string">
                  <text:p text:style-name="P39">0x43 <text:s/>('C')</text:p>
                </table:table-cell>
                <table:table-cell table:style-name="Table32.A2" office:value-type="string">
                  <text:p text:style-name="P117">CLEAR</text:p>
                </table:table-cell>
                <table:table-cell table:style-name="Table32.C2" office:value-type="string">
                  <text:p text:style-name="P117">'Turn off' (make 0) <text:span text:style-name="T4">the bits specified in the mask.</text:span></text:p>
                </table:table-cell>
              </table:table-row>
              <table:table-row>
                <table:table-cell table:style-name="Table32.A2" office:value-type="string">
                  <text:p text:style-name="P39">0x54 <text:s/>('T')</text:p>
                </table:table-cell>
                <table:table-cell table:style-name="Table32.A2" office:value-type="string">
                  <text:p text:style-name="P117">TOGGLE</text:p>
                </table:table-cell>
                <table:table-cell table:style-name="Table32.C2" office:value-type="string">
                  <text:p text:style-name="P117">Invert <text:span text:style-name="T4">the bits specified in the mask.</text:span></text:p>
                </table:table-cell>
              </table:table-row>
              <table:table-row>
                <table:table-cell table:style-name="Table32.A2" office:value-type="string">
                  <text:p text:style-name="P117">0x41 <text:s/>('A')</text:p>
                </table:table-cell>
                <table:table-cell table:style-name="Table32.A2" office:value-type="string">
                  <text:p text:style-name="P117">AND</text:p>
                </table:table-cell>
                <table:table-cell table:style-name="Table32.C2" office:value-type="string">
                  <text:p text:style-name="P117">Perform a logical AND between the Variable's VALUE and the mask.</text:p>
                </table:table-cell>
              </table:table-row>
              <table:table-row>
                <table:table-cell table:style-name="Table32.A2" office:value-type="string">
                  <text:p text:style-name="P117">0x4F <text:s/>('O')</text:p>
                </table:table-cell>
                <table:table-cell table:style-name="Table32.A2" office:value-type="string">
                  <text:p text:style-name="P117">OR</text:p>
                </table:table-cell>
                <table:table-cell table:style-name="Table32.C2" office:value-type="string">
                  <text:p text:style-name="P117">Perform a logical OR between the Variable's VALUE and the mask.</text:p>
                </table:table-cell>
              </table:table-row>
              <table:table-row>
                <table:table-cell table:style-name="Table32.A2" office:value-type="string">
                  <text:p text:style-name="P117">0x58 <text:s/>('X')</text:p>
                </table:table-cell>
                <table:table-cell table:style-name="Table32.A2" office:value-type="string">
                  <text:p text:style-name="P117">XOR</text:p>
                </table:table-cell>
                <table:table-cell table:style-name="Table32.C2" office:value-type="string">
                  <text:p text:style-name="P117">Perform a logical XOR between the Variable's VALUE and the mask.</text:p>
                </table:table-cell>
              </table:table-row>
            </table:table>
            <text:p text:style-name="P170">Table <text:sequence text:ref-name="refTable10" text:name="Table" text:formula="ooow:Table+1" style:num-format="1">11</text:sequence>- Binary operations</text:p>
          </table:table-cell>
          <table:covered-table-cell/>
          <table:covered-table-cell/>
          <table:covered-table-cell/>
          <table:covered-table-cell/>
        </table:table-row>
        <table:table-row>
          <table:table-cell table:style-name="Table69.A1" table:number-columns-spanned="5" office:value-type="string">
            <text:p text:style-name="P93">Structure</text:p>
          </table:table-cell>
          <table:covered-table-cell/>
          <table:covered-table-cell/>
          <table:covered-table-cell/>
          <table:covered-table-cell/>
        </table:table-row>
        <table:table-row>
          <table:table-cell table:style-name="Table69.A2" table:number-columns-spanned="5" office:value-type="string">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table:number-columns-spanned="5" office:value-type="string">
                  <text:p text:style-name="P111">Payload</text:p>
                </table:table-cell>
                <table:covered-table-cell/>
                <table:covered-table-cell/>
                <table:covered-table-cell/>
                <table:covered-table-cell/>
              </table:table-row>
              <table:table-row>
                <table:table-cell table:style-name="Table34.A2" table:number-rows-spanned="2" office:value-type="string">
                  <text:p text:style-name="P117">Variable ID<text:bookmark-start text:name="__DdeLink__14376_16884858581"/> <text:bookmark-end text:name="__DdeLink__14376_16884858581"/></text:p>
                </table:table-cell>
                <table:table-cell table:style-name="Table34.A2" table:number-rows-spanned="2" office:value-type="string">
                  <text:p text:style-name="P117">Operation Code</text:p>
                </table:table-cell>
                <table:table-cell table:style-name="Table34.C2" table:number-columns-spanned="3" office:value-type="string">
                  <text:p text:style-name="P117">Mask</text:p>
                </table:table-cell>
                <table:covered-table-cell/>
                <table:covered-table-cell/>
              </table:table-row>
              <table:table-row>
                <table:covered-table-cell/>
                <table:covered-table-cell/>
                <table:table-cell table:style-name="Table34.A2" office:value-type="string">
                  <text:p text:style-name="P117">First <text:span text:style-name="T4">byte</text:span></text:p>
                </table:table-cell>
                <table:table-cell table:style-name="Table34.A2" office:value-type="string">
                  <text:p text:style-name="P117">…</text:p>
                </table:table-cell>
                <table:table-cell table:style-name="Table34.C2" office:value-type="string">
                  <text:p text:style-name="P117">Last <text:span text:style-name="T4">byte</text:span></text:p>
                </table:table-cell>
              </table:table-row>
            </table:table>
            <text:p text:style-name="P75"/>
            <text:p text:style-name="P78">The payload contains the ID of the Variable and the code of the operation to be performed, followed by the bytes of the mask.</text:p>
          </table:table-cell>
          <table:covered-table-cell/>
          <table:covered-table-cell/>
          <table:covered-table-cell/>
          <table:covered-table-cell/>
        </table:table-row>
        <table:table-row>
          <table:table-cell table:style-name="Table69.A1" table:number-columns-spanned="5" office:value-type="string">
            <text:p text:style-name="P93">Example</text:p>
          </table:table-cell>
          <table:covered-table-cell/>
          <table:covered-table-cell/>
          <table:covered-table-cell/>
          <table:covered-table-cell/>
        </table:table-row>
        <table:table-row>
          <table:table-cell table:style-name="Table69.A8" table:number-columns-spanned="2" office:value-type="string">
            <table:table table:name="Table36" table:style-name="Table36">
              <table:table-column table:style-name="Table36.A" table:number-columns-repeated="3"/>
              <table:table-column table:style-name="Table36.D"/>
              <table:table-column table:style-name="Table36.E"/>
              <table:table-column table:style-name="Table36.F"/>
              <table:table-row>
                <table:table-cell table:style-name="Table36.A1" table:number-columns-spanned="3" office:value-type="string">
                  <text:p text:style-name="P111">Header</text:p>
                </table:table-cell>
                <table:covered-table-cell/>
                <table:covered-table-cell/>
                <table:table-cell table:style-name="Table36.D1" table:number-columns-spanned="3" office:value-type="string">
                  <text:p text:style-name="P111">Payload</text:p>
                </table:table-cell>
                <table:covered-table-cell/>
                <table:covered-table-cell/>
              </table:table-row>
              <table:table-row>
                <table:table-cell table:style-name="Table36.A2" office:value-type="string">
                  <text:p text:style-name="P117">24</text:p>
                </table:table-cell>
                <table:table-cell table:style-name="Table36.A2" office:value-type="string">
                  <text:p text:style-name="P145">00</text:p>
                </table:table-cell>
                <table:table-cell table:style-name="Table36.A2" office:value-type="string">
                  <text:p text:style-name="P117">03</text:p>
                </table:table-cell>
                <table:table-cell table:style-name="Table36.A2" office:value-type="string">
                  <text:p text:style-name="P117">09</text:p>
                </table:table-cell>
                <table:table-cell table:style-name="Table36.A2" office:value-type="string">
                  <text:p text:style-name="P117">53</text:p>
                </table:table-cell>
                <table:table-cell table:style-name="Table36.F2" office:value-type="string">
                  <text:p text:style-name="P117">F0</text:p>
                </table:table-cell>
              </table:table-row>
            </table:table>
            <text:p text:style-name="P88"/>
          </table:table-cell>
          <table:covered-table-cell/>
          <table:table-cell table:style-name="Table69.C8" table:number-columns-spanned="3" office:value-type="string">
            <text:p text:style-name="P98">Perform a SET operation (53h) in the Variable with ID 09h with the mask F0h, which will cause the most significant nibble of the Variable's VALUE to have all 1's.</text:p>
          </table:table-cell>
          <table:covered-table-cell/>
          <table:covered-table-cell/>
        </table:table-row>
        <table:table-row>
          <table:table-cell table:style-name="Table69.A1" table:number-columns-spanned="5" office:value-type="string">
            <text:p text:style-name="P93">Possible Errors</text:p>
          </table:table-cell>
          <table:covered-table-cell/>
          <table:covered-table-cell/>
          <table:covered-table-cell/>
          <table:covered-table-cell/>
        </table:table-row>
        <table:table-row>
          <table:table-cell table:style-name="Table69.A10" table:number-columns-spanned="3" office:value-type="string">
            <text:p text:style-name="P83"><text:bookmark-ref text:reference-format="text" text:ref-name="__RefHeading__23983_988024363">(0xE2) Operation not supported</text:bookmark-ref>:</text:p>
          </table:table-cell>
          <table:covered-table-cell/>
          <table:covered-table-cell/>
          <table:table-cell table:style-name="Table69.D10" table:number-columns-spanned="2" office:value-type="string">
            <text:p text:style-name="P65">The binary operation requested isn't valid.</text:p>
          </table:table-cell>
          <table:covered-table-cell/>
        </table:table-row>
        <table:table-row>
          <table:table-cell table:style-name="Table69.A10" table:number-columns-spanned="3" office:value-type="string">
            <text:p text:style-name="P83"><text:bookmark-ref text:reference-format="text" text:ref-name="__RefHeading__11747_1226652910">(0xE3) Invalid ID</text:bookmark-ref>:</text:p>
          </table:table-cell>
          <table:covered-table-cell/>
          <table:covered-table-cell/>
          <table:table-cell table:style-name="Table69.D10" table:number-columns-spanned="2" office:value-type="string">
            <text:p text:style-name="P60">There's no Variable with the specified ID.</text:p>
          </table:table-cell>
          <table:covered-table-cell/>
        </table:table-row>
        <table:table-row>
          <table:table-cell table:style-name="Table69.A12" table:number-columns-spanned="3" office:value-type="string">
            <text:p text:style-name="P83"><text:bookmark-ref text:reference-format="text" text:ref-name="__RefHeading__5573_1542171067">(0xE6) Read-Only</text:bookmark-ref>:</text:p>
          </table:table-cell>
          <table:covered-table-cell/>
          <table:covered-table-cell/>
          <table:table-cell table:style-name="Table69.D12" table:number-columns-spanned="2" office:value-type="string">
            <text:p text:style-name="P67">Variable couldn't be written (its TYPE is read-only).</text:p>
          </table:table-cell>
          <table:covered-table-cell/>
        </table:table-row>
        <table:table-row>
          <table:table-cell table:style-name="Table69.A8" table:number-columns-spanned="3" office:value-type="string">
            <text:p text:style-name="P66"><text:bookmark-ref text:reference-format="text" text:ref-name="__RefHeading__28552_1596408913">(0xE8) Resource Busy</text:bookmark-ref>:</text:p>
          </table:table-cell>
          <table:covered-table-cell/>
          <table:covered-table-cell/>
          <table:table-cell table:style-name="Table69.C8" table:number-columns-spanned="2" office:value-type="string">
            <text:p text:style-name="P63"><text:span text:style-name="T106">The</text:span> <text:span text:style-name="T102">V</text:span>ariable was in use and couldn't be <text:span text:style-name="T105">written</text:span>.</text:p>
          </table:table-cell>
          <table:covered-table-cell/>
        </table:table-row>
      </table:table>
      <text:p text:style-name="P25"/>
      <text:p text:style-name="P25"/>
      <text:p text:style-name="P28"><text:tab/></text:p>
      <text:p text:style-name="P28"/>
      <text:p text:style-name="P28"/>
      <text:p text:style-name="P28"><text:soft-page-break/></text:p>
      <text:h text:style-name="P197" text:outline-level="3"><text:bookmark-start text:name="__RefHeading__27074_12266529101"/>(0x26) Binary Operation in a Group<text:bookmark-end text:name="__RefHeading__27074_12266529101"/></text:h>
      <text:p text:style-name="P28"/>
      <table:table table:name="Table70" table:style-name="Table70">
        <table:table-column table:style-name="Table70.A"/>
        <table:table-column table:style-name="Table70.B"/>
        <table:table-column table:style-name="Table70.C"/>
        <table:table-column table:style-name="Table70.D"/>
        <table:table-column table:style-name="Table70.E"/>
        <table:table-row>
          <table:table-cell table:style-name="Table70.A1" office:value-type="string">
            <text:p text:style-name="P111">Direction</text:p>
          </table:table-cell>
          <table:table-cell table:style-name="Table70.A1" table:number-columns-spanned="3" office:value-type="string">
            <text:p text:style-name="P111">Payload Size</text:p>
          </table:table-cell>
          <table:covered-table-cell/>
          <table:covered-table-cell/>
          <table:table-cell table:style-name="Table70.A1" office:value-type="string">
            <text:p text:style-name="P111">Expected answer</text:p>
          </table:table-cell>
        </table:table-row>
        <table:table-row>
          <table:table-cell table:style-name="Table70.A2" office:value-type="string">
            <text:p text:style-name="P117">Master → Node</text:p>
          </table:table-cell>
          <table:table-cell table:style-name="Table70.A2" table:number-columns-spanned="3" office:value-type="string">
            <text:p text:style-name="P124">1+(sum of the SIZEs of the Variable's of a Group)</text:p>
          </table:table-cell>
          <table:covered-table-cell/>
          <table:covered-table-cell/>
          <table:table-cell table:style-name="Table70.A2" office:value-type="string">
            <text:p text:style-name="P47"><text:bookmark-ref text:reference-format="text" text:ref-name="__RefHeading__60240_1658628928">(0xE0) OK</text:bookmark-ref></text:p>
          </table:table-cell>
        </table:table-row>
        <table:table-row>
          <table:table-cell table:style-name="Table70.A1" table:number-columns-spanned="5" office:value-type="string">
            <text:p text:style-name="P111">Description</text:p>
          </table:table-cell>
          <table:covered-table-cell/>
          <table:covered-table-cell/>
          <table:covered-table-cell/>
          <table:covered-table-cell/>
        </table:table-row>
        <table:table-row>
          <table:table-cell table:style-name="Table70.A2" table:number-columns-spanned="5" office:value-type="string">
            <text:p text:style-name="P51">Perform a binary operation in the VALUEs of the Variables of a Group with a specified mask. The available operations are listed in <text:sequence-ref text:reference-format="category-and-value" text:ref-name="refTable10">Table 11</text:sequence-ref>. The Group must be writable.</text:p>
          </table:table-cell>
          <table:covered-table-cell/>
          <table:covered-table-cell/>
          <table:covered-table-cell/>
          <table:covered-table-cell/>
        </table:table-row>
        <table:table-row>
          <table:table-cell table:style-name="Table70.A1" table:number-columns-spanned="5" office:value-type="string">
            <text:p text:style-name="P93">Structure</text:p>
          </table:table-cell>
          <table:covered-table-cell/>
          <table:covered-table-cell/>
          <table:covered-table-cell/>
          <table:covered-table-cell/>
        </table:table-row>
        <table:table-row>
          <table:table-cell table:style-name="Table70.A2" table:number-columns-spanned="5" office:value-type="string">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column table:style-name="Table37.I"/>
              <table:table-row>
                <table:table-cell table:style-name="Table37.A1" table:number-columns-spanned="9" office:value-type="string">
                  <text:p text:style-name="P111">Payload</text:p>
                </table:table-cell>
                <table:covered-table-cell/>
                <table:covered-table-cell/>
                <table:covered-table-cell/>
                <table:covered-table-cell/>
                <table:covered-table-cell/>
                <table:covered-table-cell/>
                <table:covered-table-cell/>
                <table:covered-table-cell/>
              </table:table-row>
              <table:table-row>
                <table:table-cell table:style-name="Table37.A2" table:number-rows-spanned="2" office:value-type="string">
                  <text:p text:style-name="P117">Group ID<text:bookmark-start text:name="__DdeLink__14376_168848585811"/> <text:bookmark-end text:name="__DdeLink__14376_168848585811"/></text:p>
                </table:table-cell>
                <table:table-cell table:style-name="Table37.A2" table:number-rows-spanned="2" office:value-type="string">
                  <text:p text:style-name="P117">Operation Code</text:p>
                </table:table-cell>
                <table:table-cell table:style-name="Table37.A2" table:number-columns-spanned="3" office:value-type="string">
                  <text:p text:style-name="P117">First Mask</text:p>
                </table:table-cell>
                <table:covered-table-cell/>
                <table:covered-table-cell/>
                <table:table-cell table:style-name="Table37.A2" table:number-rows-spanned="2" office:value-type="string">
                  <text:p text:style-name="P117">...</text:p>
                </table:table-cell>
                <table:table-cell table:style-name="Table37.G2" table:number-columns-spanned="3" office:value-type="string">
                  <text:p text:style-name="P117">Last Mask</text:p>
                </table:table-cell>
                <table:covered-table-cell/>
                <table:covered-table-cell/>
              </table:table-row>
              <table:table-row>
                <table:covered-table-cell/>
                <table:covered-table-cell/>
                <table:table-cell table:style-name="Table37.A2" office:value-type="string">
                  <text:p text:style-name="P124">First byte</text:p>
                </table:table-cell>
                <table:table-cell table:style-name="Table37.A2" office:value-type="string">
                  <text:p text:style-name="P124">…</text:p>
                </table:table-cell>
                <table:table-cell table:style-name="Table37.A2" office:value-type="string">
                  <text:p text:style-name="P124">Last byte</text:p>
                </table:table-cell>
                <table:covered-table-cell/>
                <table:table-cell table:style-name="Table37.A2" office:value-type="string">
                  <text:p text:style-name="P124">First byte</text:p>
                </table:table-cell>
                <table:table-cell table:style-name="Table37.A2" office:value-type="string">
                  <text:p text:style-name="P124">…</text:p>
                </table:table-cell>
                <table:table-cell table:style-name="Table37.G2" office:value-type="string">
                  <text:p text:style-name="P124">Last byte</text:p>
                </table:table-cell>
              </table:table-row>
            </table:table>
            <text:p text:style-name="P75"/>
            <text:p text:style-name="P78">The payload contains the ID of the Group and the code of the operation to be performed, followed by the bytes of the masks.</text:p>
          </table:table-cell>
          <table:covered-table-cell/>
          <table:covered-table-cell/>
          <table:covered-table-cell/>
          <table:covered-table-cell/>
        </table:table-row>
        <table:table-row>
          <table:table-cell table:style-name="Table70.A1" table:number-columns-spanned="5" office:value-type="string">
            <text:p text:style-name="P93">Example</text:p>
          </table:table-cell>
          <table:covered-table-cell/>
          <table:covered-table-cell/>
          <table:covered-table-cell/>
          <table:covered-table-cell/>
        </table:table-row>
        <table:table-row>
          <table:table-cell table:style-name="Table70.A8" table:number-columns-spanned="2" office:value-type="string">
            <table:table table:name="Table38" table:style-name="Table38">
              <table:table-column table:style-name="Table38.A" table:number-columns-repeated="3"/>
              <table:table-column table:style-name="Table38.D"/>
              <table:table-column table:style-name="Table38.E"/>
              <table:table-column table:style-name="Table38.D" table:number-columns-repeated="3"/>
              <table:table-header-rows>
                <table:table-row>
                  <table:table-cell table:style-name="Table38.A1" table:number-columns-spanned="3" office:value-type="string">
                    <text:p text:style-name="P111">Header</text:p>
                  </table:table-cell>
                  <table:covered-table-cell/>
                  <table:covered-table-cell/>
                  <table:table-cell table:style-name="Table38.D1" table:number-columns-spanned="5" office:value-type="string">
                    <text:p text:style-name="P111">Payload</text:p>
                  </table:table-cell>
                  <table:covered-table-cell/>
                  <table:covered-table-cell/>
                  <table:covered-table-cell/>
                  <table:covered-table-cell/>
                </table:table-row>
                <table:table-row>
                  <table:table-cell table:style-name="Table38.A2" office:value-type="string">
                    <text:p text:style-name="P117">26</text:p>
                  </table:table-cell>
                  <table:table-cell table:style-name="Table38.A2" office:value-type="string">
                    <text:p text:style-name="P145">00</text:p>
                  </table:table-cell>
                  <table:table-cell table:style-name="Table38.A2" office:value-type="string">
                    <text:p text:style-name="P117">05</text:p>
                  </table:table-cell>
                  <table:table-cell table:style-name="Table38.A2" office:value-type="string">
                    <text:p text:style-name="P117">02</text:p>
                  </table:table-cell>
                  <table:table-cell table:style-name="Table38.A2" office:value-type="string">
                    <text:p text:style-name="P117">4F</text:p>
                  </table:table-cell>
                  <table:table-cell table:style-name="Table38.A2" office:value-type="string">
                    <text:p text:style-name="P117">55</text:p>
                  </table:table-cell>
                  <table:table-cell table:style-name="Table38.A2" office:value-type="string">
                    <text:p text:style-name="P117">55</text:p>
                  </table:table-cell>
                  <table:table-cell table:style-name="Table38.H2" office:value-type="string">
                    <text:p text:style-name="P117">55</text:p>
                  </table:table-cell>
                </table:table-row>
              </table:table-header-rows>
            </table:table>
            <text:p text:style-name="P90"/>
          </table:table-cell>
          <table:covered-table-cell/>
          <table:table-cell table:style-name="Table70.C8" table:number-columns-spanned="3" office:value-type="string">
            <text:p text:style-name="P25">Perform an OR operation (4Fh) with the mask 55h in all bytes of all Variables' VALUEs in the Group with ID 02h.</text:p>
          </table:table-cell>
          <table:covered-table-cell/>
          <table:covered-table-cell/>
        </table:table-row>
        <table:table-row>
          <table:table-cell table:style-name="Table70.A1" table:number-columns-spanned="5" office:value-type="string">
            <text:p text:style-name="P93">Possible Errors</text:p>
          </table:table-cell>
          <table:covered-table-cell/>
          <table:covered-table-cell/>
          <table:covered-table-cell/>
          <table:covered-table-cell/>
        </table:table-row>
        <table:table-row>
          <table:table-cell table:style-name="Table70.A10" table:number-columns-spanned="3" office:value-type="string">
            <text:p text:style-name="P83"><text:bookmark-ref text:reference-format="text" text:ref-name="__RefHeading__23983_988024363">(0xE2) Operation not supported</text:bookmark-ref>:</text:p>
          </table:table-cell>
          <table:covered-table-cell/>
          <table:covered-table-cell/>
          <table:table-cell table:style-name="Table70.D10" table:number-columns-spanned="2" office:value-type="string">
            <text:p text:style-name="P65">The requested binary operation is invalid.</text:p>
          </table:table-cell>
          <table:covered-table-cell/>
        </table:table-row>
        <table:table-row>
          <table:table-cell table:style-name="Table70.A10" table:number-columns-spanned="3" office:value-type="string">
            <text:p text:style-name="P83"><text:bookmark-ref text:reference-format="text" text:ref-name="__RefHeading__11747_1226652910">(0xE3) Invalid ID</text:bookmark-ref>:</text:p>
          </table:table-cell>
          <table:covered-table-cell/>
          <table:covered-table-cell/>
          <table:table-cell table:style-name="Table70.D10" table:number-columns-spanned="2" office:value-type="string">
            <text:p text:style-name="P60">There's no Group with the specified ID.</text:p>
          </table:table-cell>
          <table:covered-table-cell/>
        </table:table-row>
        <table:table-row>
          <table:table-cell table:style-name="Table70.A12" table:number-columns-spanned="3" office:value-type="string">
            <text:p text:style-name="P83"><text:bookmark-ref text:reference-format="text" text:ref-name="__RefHeading__5573_1542171067">(0xE6) Read-Only</text:bookmark-ref>:</text:p>
          </table:table-cell>
          <table:covered-table-cell/>
          <table:covered-table-cell/>
          <table:table-cell table:style-name="Table70.D12" table:number-columns-spanned="2" office:value-type="string">
            <text:p text:style-name="P67">Group couldn't be written (its TYPE is read-only).</text:p>
          </table:table-cell>
          <table:covered-table-cell/>
        </table:table-row>
        <table:table-row>
          <table:table-cell table:style-name="Table70.A8" table:number-columns-spanned="3" office:value-type="string">
            <text:p text:style-name="P66"><text:bookmark-ref text:reference-format="text" text:ref-name="__RefHeading__28552_1596408913">(0xE8) Resource Busy</text:bookmark-ref>:</text:p>
          </table:table-cell>
          <table:covered-table-cell/>
          <table:covered-table-cell/>
          <table:table-cell table:style-name="Table70.C8" table:number-columns-spanned="2" office:value-type="string">
            <text:p text:style-name="P63"><text:span text:style-name="T103">At least one</text:span> <text:span text:style-name="T102">V</text:span>ariable was in use and couldn't be <text:span text:style-name="T105">written</text:span>.</text:p>
          </table:table-cell>
          <table:covered-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h text:style-name="P202" text:outline-level="3"><text:bookmark-start text:name="__RefHeading__29844_1332238884"/>(0x28) Write and Read Variables<text:bookmark-end text:name="__RefHeading__29844_1332238884"/></text:h>
      <text:p text:style-name="P105"/>
      <table:table table:name="Table80" table:style-name="Table80">
        <table:table-column table:style-name="Table80.A"/>
        <table:table-column table:style-name="Table80.B"/>
        <table:table-column table:style-name="Table80.C"/>
        <table:table-column table:style-name="Table80.D"/>
        <table:table-column table:style-name="Table80.E"/>
        <table:table-row>
          <table:table-cell table:style-name="Table80.A1" office:value-type="string">
            <text:p text:style-name="P114">Direction</text:p>
          </table:table-cell>
          <table:table-cell table:style-name="Table80.A1" table:number-columns-spanned="3" office:value-type="string">
            <text:p text:style-name="P114">Payload Size</text:p>
          </table:table-cell>
          <table:covered-table-cell/>
          <table:covered-table-cell/>
          <table:table-cell table:style-name="Table80.A1" office:value-type="string">
            <text:p text:style-name="P114">Expected answer</text:p>
          </table:table-cell>
        </table:table-row>
        <table:table-row>
          <table:table-cell table:style-name="Table80.A2" office:value-type="string">
            <text:p text:style-name="P122">Master → Node</text:p>
          </table:table-cell>
          <table:table-cell table:style-name="Table80.A2" table:number-columns-spanned="3" office:value-type="string">
            <text:p text:style-name="P126"><text:span text:style-name="T91">2</text:span> + (SIZE of the Variable <text:span text:style-name="T91">to be written</text:span>)</text:p>
          </table:table-cell>
          <table:covered-table-cell/>
          <table:covered-table-cell/>
          <table:table-cell table:style-name="Table80.A2" office:value-type="string">
            <text:p text:style-name="P48"><text:bookmark-ref text:reference-format="text" text:ref-name="__RefHeading__60240_1658628928">(0xE0) OK</text:bookmark-ref></text:p>
          </table:table-cell>
        </table:table-row>
        <table:table-row>
          <table:table-cell table:style-name="Table80.A1" table:number-columns-spanned="5" office:value-type="string">
            <text:p text:style-name="P114">Description</text:p>
          </table:table-cell>
          <table:covered-table-cell/>
          <table:covered-table-cell/>
          <table:covered-table-cell/>
          <table:covered-table-cell/>
        </table:table-row>
        <table:table-row>
          <table:table-cell table:style-name="Table80.A2" table:number-columns-spanned="5" office:value-type="string">
            <text:p text:style-name="P52">Writes in the VALUE of a Variable. The Variable must be writable. <text:span text:style-name="T92">Returns the VALUE of a second Variable, to be read.</text:span></text:p>
          </table:table-cell>
          <table:covered-table-cell/>
          <table:covered-table-cell/>
          <table:covered-table-cell/>
          <table:covered-table-cell/>
        </table:table-row>
        <table:table-row>
          <table:table-cell table:style-name="Table80.A1" table:number-columns-spanned="5" office:value-type="string">
            <text:p text:style-name="P95">Structure</text:p>
          </table:table-cell>
          <table:covered-table-cell/>
          <table:covered-table-cell/>
          <table:covered-table-cell/>
          <table:covered-table-cell/>
        </table:table-row>
        <table:table-row>
          <table:table-cell table:style-name="Table80.A2" table:number-columns-spanned="5" office:value-type="string">
            <table:table table:name="Table81" table:style-name="Table81">
              <table:table-column table:style-name="Table81.A"/>
              <table:table-column table:style-name="Table81.B"/>
              <table:table-column table:style-name="Table81.C" table:number-columns-repeated="3"/>
              <table:table-row>
                <table:table-cell table:style-name="Table81.A1" table:number-columns-spanned="5" office:value-type="string">
                  <text:p text:style-name="P114">Payload</text:p>
                </table:table-cell>
                <table:covered-table-cell/>
                <table:covered-table-cell/>
                <table:covered-table-cell/>
                <table:covered-table-cell/>
              </table:table-row>
              <table:table-row>
                <table:table-cell table:style-name="Table81.A2" table:number-rows-spanned="2" office:value-type="string">
                  <text:p text:style-name="P151">ID of the Variable to be written</text:p>
                </table:table-cell>
                <table:table-cell table:style-name="Table81.A2" table:number-rows-spanned="2" office:value-type="string">
                  <text:p text:style-name="P151">ID of the Variable to be read</text:p>
                </table:table-cell>
                <table:table-cell table:style-name="Table81.C2" table:number-columns-spanned="3" office:value-type="string">
                  <text:p text:style-name="P122">VALUE <text:span text:style-name="T92">of the Variable to be written</text:span></text:p>
                </table:table-cell>
                <table:covered-table-cell/>
                <table:covered-table-cell/>
              </table:table-row>
              <table:table-row>
                <table:covered-table-cell/>
                <table:covered-table-cell/>
                <table:table-cell table:style-name="Table81.C3" office:value-type="string">
                  <text:p text:style-name="P122">First <text:span text:style-name="T4">byte</text:span></text:p>
                </table:table-cell>
                <table:table-cell table:style-name="Table81.D3" office:value-type="string">
                  <text:p text:style-name="P122">…</text:p>
                </table:table-cell>
                <table:table-cell table:style-name="Table81.E3" office:value-type="string">
                  <text:p text:style-name="P126">Last byte</text:p>
                </table:table-cell>
              </table:table-row>
            </table:table>
            <text:p text:style-name="P74"/>
            <text:p text:style-name="P81">The payload contains the ID of the Variable <text:span text:style-name="T93">to be written, </text:span>followed by the <text:span text:style-name="T93">ID of the Variable to be read and by </text:span>sequence of bytes to be written.</text:p>
          </table:table-cell>
          <table:covered-table-cell/>
          <table:covered-table-cell/>
          <table:covered-table-cell/>
          <table:covered-table-cell/>
        </table:table-row>
        <table:table-row>
          <table:table-cell table:style-name="Table80.A1" table:number-columns-spanned="5" office:value-type="string">
            <text:p text:style-name="P95">Example</text:p>
          </table:table-cell>
          <table:covered-table-cell/>
          <table:covered-table-cell/>
          <table:covered-table-cell/>
          <table:covered-table-cell/>
        </table:table-row>
        <table:table-row>
          <table:table-cell table:style-name="Table80.A8" table:number-columns-spanned="3" office:value-type="string">
            <table:table table:name="Table82" table:style-name="Table82">
              <table:table-column table:style-name="Table82.A"/>
              <table:table-column table:style-name="Table82.B" table:number-columns-repeated="3"/>
              <table:table-column table:style-name="Table82.A"/>
              <table:table-column table:style-name="Table82.B" table:number-columns-repeated="3"/>
              <table:table-row>
                <table:table-cell table:style-name="Table82.A1" table:number-columns-spanned="3" office:value-type="string">
                  <text:p text:style-name="P114">Header</text:p>
                </table:table-cell>
                <table:covered-table-cell/>
                <table:covered-table-cell/>
                <table:table-cell table:style-name="Table82.D1" table:number-columns-spanned="5" office:value-type="string">
                  <text:p text:style-name="P114">Payload</text:p>
                </table:table-cell>
                <table:covered-table-cell/>
                <table:covered-table-cell/>
                <table:covered-table-cell/>
                <table:covered-table-cell/>
              </table:table-row>
              <table:table-row>
                <table:table-cell table:style-name="Table82.A2" office:value-type="string">
                  <text:p text:style-name="P122">20</text:p>
                </table:table-cell>
                <table:table-cell table:style-name="Table82.A2" office:value-type="string">
                  <text:p text:style-name="P146">00</text:p>
                </table:table-cell>
                <table:table-cell table:style-name="Table82.A2" office:value-type="string">
                  <text:p text:style-name="P122">0<text:span text:style-name="T94">5</text:span></text:p>
                </table:table-cell>
                <table:table-cell table:style-name="Table82.A2" office:value-type="string">
                  <text:p text:style-name="P122">04</text:p>
                </table:table-cell>
                <table:table-cell table:style-name="Table82.A2" office:value-type="string">
                  <text:p text:style-name="P152">05</text:p>
                </table:table-cell>
                <table:table-cell table:style-name="Table82.A2" office:value-type="string">
                  <text:p text:style-name="P122">01</text:p>
                </table:table-cell>
                <table:table-cell table:style-name="Table82.A2" office:value-type="string">
                  <text:p text:style-name="P122">BB</text:p>
                </table:table-cell>
                <table:table-cell table:style-name="Table82.H2" office:value-type="string">
                  <text:p text:style-name="P122">BB</text:p>
                </table:table-cell>
              </table:table-row>
            </table:table>
            <text:p text:style-name="P89"/>
          </table:table-cell>
          <table:covered-table-cell/>
          <table:covered-table-cell/>
          <table:table-cell table:style-name="Table80.D8" table:number-columns-spanned="2" office:value-type="string">
            <text:p text:style-name="P132">Request to write<text:span text:style-name="T1"> </text:span><text:span text:style-name="T4">01h BBh BBh </text:span><text:span text:style-name="T8">to the</text:span><text:span text:style-name="T4"> VALUE of the Variable with ID 4. </text:span><text:span text:style-name="T8">Request the VALUE of the Variable with ID 5.</text:span></text:p>
          </table:table-cell>
          <table:covered-table-cell/>
        </table:table-row>
        <table:table-row>
          <table:table-cell table:style-name="Table80.A1" table:number-columns-spanned="5" office:value-type="string">
            <text:p text:style-name="P95">Possible Errors</text:p>
          </table:table-cell>
          <table:covered-table-cell/>
          <table:covered-table-cell/>
          <table:covered-table-cell/>
          <table:covered-table-cell/>
        </table:table-row>
        <table:table-row>
          <table:table-cell table:style-name="Table80.A10" table:number-columns-spanned="2" office:value-type="string">
            <text:p text:style-name="P84"><text:bookmark-ref text:reference-format="text" text:ref-name="__RefHeading__11747_1226652910">(0xE3) Invalid ID</text:bookmark-ref>:</text:p>
          </table:table-cell>
          <table:covered-table-cell/>
          <table:table-cell table:style-name="Table80.C10" table:number-columns-spanned="3" office:value-type="string">
            <text:p text:style-name="P61">There's no Variable with the specified ID.</text:p>
          </table:table-cell>
          <table:covered-table-cell/>
          <table:covered-table-cell/>
        </table:table-row>
        <table:table-row>
          <table:table-cell table:style-name="Table80.A11" table:number-columns-spanned="2" office:value-type="string">
            <text:p text:style-name="P84"><text:bookmark-ref text:reference-format="text" text:ref-name="__RefHeading__5573_1542171067">(0xE6) Read-Only</text:bookmark-ref>:</text:p>
          </table:table-cell>
          <table:covered-table-cell/>
          <table:table-cell table:style-name="Table80.C11" table:number-columns-spanned="3" office:value-type="string">
            <text:p text:style-name="P68">Variable can't be written (its TYPE is read-only).</text:p>
          </table:table-cell>
          <table:covered-table-cell/>
          <table:covered-table-cell/>
        </table:table-row>
        <table:table-row>
          <table:table-cell table:style-name="Table80.A8" table:number-columns-spanned="2" office:value-type="string">
            <text:p text:style-name="P66"><text:bookmark-ref text:reference-format="text" text:ref-name="__RefHeading__28552_1596408913">(0xE8) Resource Busy</text:bookmark-ref>:</text:p>
          </table:table-cell>
          <table:covered-table-cell/>
          <table:table-cell table:style-name="Table80.D8" table:number-columns-spanned="3" office:value-type="string">
            <text:p text:style-name="P63"><text:span text:style-name="T103">At least one</text:span> <text:span text:style-name="T102">V</text:span>ariable was in use and couldn't be <text:span text:style-name="T105">written or read.</text:span></text:p>
          </table:table-cell>
          <table:covered-table-cell/>
          <table:covered-table-cell/>
        </table:table-row>
      </table:table>
      <text:p text:style-name="P29"><text:tab/></text:p>
      <text:p text:style-name="P29"/>
      <text:p text:style-name="P29"/>
      <text:h text:style-name="P194" text:outline-level="2"><text:bookmark-start text:name="__RefHeading__27076_1226652910"/>(0x3_) Group of Variable<text:span text:style-name="T95">s</text:span>' Manipulation Commands<text:bookmark-end text:name="__RefHeading__27076_1226652910"/></text:h>
      <text:h text:style-name="P197" text:outline-level="3"><text:bookmark-start text:name="__RefHeading__27080_1226652910"/>(0x30) Create Group of Variables<text:bookmark-end text:name="__RefHeading__27080_1226652910"/></text:h>
      <text:p text:style-name="P34"/>
      <table:table table:name="Table71" table:style-name="Table71">
        <table:table-column table:style-name="Table71.A"/>
        <table:table-column table:style-name="Table71.B"/>
        <table:table-column table:style-name="Table71.C"/>
        <table:table-column table:style-name="Table71.D"/>
        <table:table-column table:style-name="Table71.E"/>
        <table:table-row>
          <table:table-cell table:style-name="Table71.A1" office:value-type="string">
            <text:p text:style-name="P111">Direction</text:p>
          </table:table-cell>
          <table:table-cell table:style-name="Table71.A1" table:number-columns-spanned="3" office:value-type="string">
            <text:p text:style-name="P111">Payload Size</text:p>
          </table:table-cell>
          <table:covered-table-cell/>
          <table:covered-table-cell/>
          <table:table-cell table:style-name="Table71.A1" office:value-type="string">
            <text:p text:style-name="P111">Expected answer</text:p>
          </table:table-cell>
        </table:table-row>
        <table:table-row>
          <table:table-cell table:style-name="Table71.A2" office:value-type="string">
            <text:p text:style-name="P117">Master → Node</text:p>
          </table:table-cell>
          <table:table-cell table:style-name="Table71.A2" table:number-columns-spanned="3" office:value-type="string">
            <text:p text:style-name="P124">(number of Variables in the Group)</text:p>
          </table:table-cell>
          <table:covered-table-cell/>
          <table:covered-table-cell/>
          <table:table-cell table:style-name="Table71.A2" office:value-type="string">
            <text:p text:style-name="P43"><text:bookmark-ref text:reference-format="text" text:ref-name="__RefHeading__60240_1658628928">(0xE0) OK</text:bookmark-ref></text:p>
          </table:table-cell>
        </table:table-row>
        <table:table-row>
          <table:table-cell table:style-name="Table71.A1" table:number-columns-spanned="5" office:value-type="string">
            <text:p text:style-name="P111">Description</text:p>
          </table:table-cell>
          <table:covered-table-cell/>
          <table:covered-table-cell/>
          <table:covered-table-cell/>
          <table:covered-table-cell/>
        </table:table-row>
        <table:table-row>
          <table:table-cell table:style-name="Table71.A2" table:number-columns-spanned="5" office:value-type="string">
            <text:p text:style-name="P51">Create a new Group of Variables with the Variables specified in the payload. The ID of the newly created Group is equal to the ID of the last Group in the node, plus 1.</text:p>
          </table:table-cell>
          <table:covered-table-cell/>
          <table:covered-table-cell/>
          <table:covered-table-cell/>
          <table:covered-table-cell/>
        </table:table-row>
        <table:table-row>
          <table:table-cell table:style-name="Table71.A1" table:number-columns-spanned="5" office:value-type="string">
            <text:p text:style-name="P93">Structure</text:p>
          </table:table-cell>
          <table:covered-table-cell/>
          <table:covered-table-cell/>
          <table:covered-table-cell/>
          <table:covered-table-cell/>
        </table:table-row>
        <table:table-row>
          <table:table-cell table:style-name="Table71.A6" table:number-columns-spanned="3" office:value-type="string">
            <table:table table:name="Table39" table:style-name="Table39">
              <table:table-column table:style-name="Table39.A"/>
              <table:table-column table:style-name="Table39.B"/>
              <table:table-column table:style-name="Table39.C"/>
              <table:table-row>
                <table:table-cell table:style-name="Table39.A1" table:number-columns-spanned="3" office:value-type="string">
                  <text:p text:style-name="P111">Payload</text:p>
                </table:table-cell>
                <table:covered-table-cell/>
                <table:covered-table-cell/>
              </table:table-row>
              <table:table-row>
                <table:table-cell table:style-name="Table39.A2" office:value-type="string">
                  <text:p text:style-name="P124">First Variable</text:p>
                </table:table-cell>
                <table:table-cell table:style-name="Table39.B2" table:number-rows-spanned="2" office:value-type="string">
                  <text:p text:style-name="P117">…</text:p>
                </table:table-cell>
                <table:table-cell table:style-name="Table39.C2" office:value-type="string">
                  <text:p text:style-name="P117">Last Variable</text:p>
                </table:table-cell>
              </table:table-row>
              <table:table-row>
                <table:table-cell table:style-name="Table39.A2" office:value-type="string">
                  <text:p text:style-name="P124">ID</text:p>
                </table:table-cell>
                <table:covered-table-cell/>
                <table:table-cell table:style-name="Table39.C3" office:value-type="string">
                  <text:p text:style-name="P117">ID</text:p>
                </table:table-cell>
              </table:table-row>
            </table:table>
            <text:p text:style-name="P87"/>
          </table:table-cell>
          <table:covered-table-cell/>
          <table:covered-table-cell/>
          <table:table-cell table:style-name="Table71.D6" table:number-columns-spanned="2" office:value-type="string">
            <text:p text:style-name="P28">The IDs of the Variables to be added to the new Group.</text:p>
          </table:table-cell>
          <table:covered-table-cell/>
        </table:table-row>
        <table:table-row>
          <table:table-cell table:style-name="Table71.A1" table:number-columns-spanned="5" office:value-type="string">
            <text:p text:style-name="P93">Example</text:p>
          </table:table-cell>
          <table:covered-table-cell/>
          <table:covered-table-cell/>
          <table:covered-table-cell/>
          <table:covered-table-cell/>
        </table:table-row>
        <table:table-row>
          <table:table-cell table:style-name="Table71.A6" table:number-columns-spanned="2" office:value-type="string">
            <table:table table:name="Table40" table:style-name="Table40">
              <table:table-column table:style-name="Table40.A" table:number-columns-repeated="3"/>
              <table:table-column table:style-name="Table40.D" table:number-columns-repeated="3"/>
              <table:table-column table:style-name="Table40.G"/>
              <table:table-header-rows>
                <table:table-row>
                  <table:table-cell table:style-name="Table40.A1" table:number-columns-spanned="3" office:value-type="string">
                    <text:p text:style-name="P111">Header</text:p>
                  </table:table-cell>
                  <table:covered-table-cell/>
                  <table:covered-table-cell/>
                  <table:table-cell table:style-name="Table40.D1" table:number-columns-spanned="4" office:value-type="string">
                    <text:p text:style-name="P111">Payload</text:p>
                  </table:table-cell>
                  <table:covered-table-cell/>
                  <table:covered-table-cell/>
                  <table:covered-table-cell/>
                </table:table-row>
                <table:table-row>
                  <table:table-cell table:style-name="Table40.A2" office:value-type="string">
                    <text:p text:style-name="P117">30</text:p>
                  </table:table-cell>
                  <table:table-cell table:style-name="Table40.A2" office:value-type="string">
                    <text:p text:style-name="P147">00</text:p>
                  </table:table-cell>
                  <table:table-cell table:style-name="Table40.A2" office:value-type="string">
                    <text:p text:style-name="P117">04</text:p>
                  </table:table-cell>
                  <table:table-cell table:style-name="Table40.A2" office:value-type="string">
                    <text:p text:style-name="P117">04</text:p>
                  </table:table-cell>
                  <table:table-cell table:style-name="Table40.A2" office:value-type="string">
                    <text:p text:style-name="P117">05</text:p>
                  </table:table-cell>
                  <table:table-cell table:style-name="Table40.A2" office:value-type="string">
                    <text:p text:style-name="P117">06</text:p>
                  </table:table-cell>
                  <table:table-cell table:style-name="Table40.G2" office:value-type="string">
                    <text:p text:style-name="P117">07</text:p>
                  </table:table-cell>
                </table:table-row>
              </table:table-header-rows>
            </table:table>
            <text:p text:style-name="P88"/>
          </table:table-cell>
          <table:covered-table-cell/>
          <table:table-cell table:style-name="Table71.D6" table:number-columns-spanned="3" office:value-type="string">
            <text:p text:style-name="P96">Create a Group with the Variables with IDs 4, 5, 6 and 7.</text:p>
          </table:table-cell>
          <table:covered-table-cell/>
          <table:covered-table-cell/>
        </table:table-row>
        <table:table-row>
          <table:table-cell table:style-name="Table71.A1" table:number-columns-spanned="5" office:value-type="string">
            <text:p text:style-name="P93">Possible Errors</text:p>
          </table:table-cell>
          <table:covered-table-cell/>
          <table:covered-table-cell/>
          <table:covered-table-cell/>
          <table:covered-table-cell/>
        </table:table-row>
        <table:table-row>
          <table:table-cell table:style-name="Table71.A10" table:number-columns-spanned="2" office:value-type="string">
            <text:p text:style-name="P83"><text:bookmark-ref text:reference-format="text" text:ref-name="__RefHeading__11747_1226652910">(0xE3) Invalid ID</text:bookmark-ref>:</text:p>
          </table:table-cell>
          <table:covered-table-cell/>
          <table:table-cell table:style-name="Table71.C10" table:number-columns-spanned="3" office:value-type="string">
            <text:p text:style-name="P62">At least one of the specified ID's doesn't exist.</text:p>
          </table:table-cell>
          <table:covered-table-cell/>
          <table:covered-table-cell/>
        </table:table-row>
        <table:table-row>
          <table:table-cell table:style-name="Table71.A10" table:number-columns-spanned="2" office:value-type="string">
            <text:p text:style-name="P83"><text:bookmark-ref text:reference-format="text" text:ref-name="__RefHeading__44330_842766387">(0xE5) Invalid Payload Size</text:bookmark-ref>:</text:p>
          </table:table-cell>
          <table:covered-table-cell/>
          <table:table-cell table:style-name="Table71.C10" table:number-columns-spanned="3" office:value-type="string">
            <text:p text:style-name="P60">Number of Variables is zero or greater than the number of Variables in the node.</text:p>
          </table:table-cell>
          <table:covered-table-cell/>
          <table:covered-table-cell/>
        </table:table-row>
        <table:table-row>
          <table:table-cell table:style-name="Table71.A6" table:number-columns-spanned="2" office:value-type="string">
            <text:p text:style-name="P83"><text:bookmark-ref text:reference-format="text" text:ref-name="__RefHeading__23985_988024363">(0xE7) Insufficient Memory</text:bookmark-ref>:</text:p>
          </table:table-cell>
          <table:covered-table-cell/>
          <table:table-cell table:style-name="Table71.D6" table:number-columns-spanned="3" office:value-type="string">
            <text:p text:style-name="P67">There's no memory available to create the Group.</text:p>
          </table:table-cell>
          <table:covered-table-cell/>
          <table:covered-table-cell/>
        </table:table-row>
      </table:table>
      <text:p text:style-name="P40"/>
      <text:h text:style-name="P197" text:outline-level="3"><text:bookmark-start text:name="__RefHeading__27082_1226652910"/>(0x32) Remove all Groups of Variables<text:bookmark-end text:name="__RefHeading__27082_1226652910"/></text:h>
      <text:p text:style-name="P34"><text:tab/></text:p>
      <table:table table:name="Table72" table:style-name="Table72">
        <table:table-column table:style-name="Table72.A"/>
        <table:table-column table:style-name="Table72.B"/>
        <table:table-column table:style-name="Table72.C"/>
        <table:table-row>
          <table:table-cell table:style-name="Table72.A1" office:value-type="string">
            <text:p text:style-name="P111">Direction</text:p>
          </table:table-cell>
          <table:table-cell table:style-name="Table72.A1" office:value-type="string">
            <text:p text:style-name="P111">Payload Size</text:p>
          </table:table-cell>
          <table:table-cell table:style-name="Table72.A1" office:value-type="string">
            <text:p text:style-name="P111">Expected answer</text:p>
          </table:table-cell>
        </table:table-row>
        <table:table-row>
          <table:table-cell table:style-name="Table72.A2" office:value-type="string">
            <text:p text:style-name="P117">Master → Node</text:p>
          </table:table-cell>
          <table:table-cell table:style-name="Table72.A2" office:value-type="string">
            <text:p text:style-name="P124">0</text:p>
          </table:table-cell>
          <table:table-cell table:style-name="Table72.A2" office:value-type="string">
            <text:p text:style-name="P43"><text:bookmark-ref text:reference-format="text" text:ref-name="__RefHeading__60240_1658628928">(0xE0) OK</text:bookmark-ref></text:p>
          </table:table-cell>
        </table:table-row>
        <table:table-row>
          <table:table-cell table:style-name="Table72.A1" table:number-columns-spanned="3" office:value-type="string">
            <text:p text:style-name="P111">Description</text:p>
          </table:table-cell>
          <table:covered-table-cell/>
          <table:covered-table-cell/>
        </table:table-row>
        <table:table-row>
          <table:table-cell table:style-name="Table72.A2" table:number-columns-spanned="3" office:value-type="string">
            <text:p text:style-name="P54">Request for the node to remove all his Groups, except for the Standard Groups.</text:p>
          </table:table-cell>
          <table:covered-table-cell/>
          <table:covered-table-cell/>
        </table:table-row>
      </table:table>
      <text:p text:style-name="P37"/>
      <text:p text:style-name="P25"/>
      <text:p text:style-name="P25"/>
      <text:p text:style-name="P25"/>
      <text:h text:style-name="P194" text:outline-level="2"><text:bookmark-start text:name="__RefHeading__27092_1226652910"/>(0x4_) Curve Transfer Commands<text:bookmark-end text:name="__RefHeading__27092_1226652910"/></text:h>
      <text:h text:style-name="P196" text:outline-level="3"><text:bookmark-start text:name="__RefHeading__20086_842766387"/>(0x40) Request Curve Block<text:bookmark-end text:name="__RefHeading__20086_842766387"/></text:h>
      <text:p text:style-name="P100"/>
      <table:table table:name="Table73" table:style-name="Table73">
        <table:table-column table:style-name="Table73.A"/>
        <table:table-column table:style-name="Table73.B"/>
        <table:table-column table:style-name="Table73.C"/>
        <table:table-column table:style-name="Table73.D"/>
        <table:table-column table:style-name="Table73.E"/>
        <table:table-row>
          <table:table-cell table:style-name="Table73.A1" office:value-type="string">
            <text:p text:style-name="P111">Direction</text:p>
          </table:table-cell>
          <table:table-cell table:style-name="Table73.A1" table:number-columns-spanned="3" office:value-type="string">
            <text:p text:style-name="P111">Payload Size</text:p>
          </table:table-cell>
          <table:covered-table-cell/>
          <table:covered-table-cell/>
          <table:table-cell table:style-name="Table73.A1" office:value-type="string">
            <text:p text:style-name="P111">Expected answer</text:p>
          </table:table-cell>
        </table:table-row>
        <table:table-row>
          <table:table-cell table:style-name="Table73.A2" office:value-type="string">
            <text:p text:style-name="P117">Master → Node</text:p>
          </table:table-cell>
          <table:table-cell table:style-name="Table73.A2" table:number-columns-spanned="3" office:value-type="string">
            <text:p text:style-name="P124">3</text:p>
          </table:table-cell>
          <table:covered-table-cell/>
          <table:covered-table-cell/>
          <table:table-cell table:style-name="Table73.A2" office:value-type="string">
            <text:p text:style-name="P43"><text:bookmark-ref text:reference-format="text" text:ref-name="__RefHeading__20088_842766387">(0x41) Curve Block</text:bookmark-ref></text:p>
          </table:table-cell>
        </table:table-row>
        <table:table-row>
          <table:table-cell table:style-name="Table73.A1" table:number-columns-spanned="5" office:value-type="string">
            <text:p text:style-name="P111">Description</text:p>
          </table:table-cell>
          <table:covered-table-cell/>
          <table:covered-table-cell/>
          <table:covered-table-cell/>
          <table:covered-table-cell/>
        </table:table-row>
        <table:table-row>
          <table:table-cell table:style-name="Table73.A2" table:number-columns-spanned="5" office:value-type="string">
            <text:p text:style-name="P54">Request for the node to send a specific block of the specified Curve.</text:p>
          </table:table-cell>
          <table:covered-table-cell/>
          <table:covered-table-cell/>
          <table:covered-table-cell/>
          <table:covered-table-cell/>
        </table:table-row>
        <table:table-row>
          <table:table-cell table:style-name="Table73.A1" table:number-columns-spanned="5" office:value-type="string">
            <text:p text:style-name="P93">Structure</text:p>
          </table:table-cell>
          <table:covered-table-cell/>
          <table:covered-table-cell/>
          <table:covered-table-cell/>
          <table:covered-table-cell/>
        </table:table-row>
        <table:table-row>
          <table:table-cell table:style-name="Table73.A2" table:number-columns-spanned="5" office:value-type="string">
            <table:table table:name="Table41" table:style-name="Table41">
              <table:table-column table:style-name="Table41.A"/>
              <table:table-column table:style-name="Table41.B"/>
              <table:table-column table:style-name="Table41.C"/>
              <table:table-row>
                <table:table-cell table:style-name="Table41.A1" table:number-columns-spanned="3" office:value-type="string">
                  <text:p text:style-name="P111">Payload</text:p>
                </table:table-cell>
                <table:covered-table-cell/>
                <table:covered-table-cell/>
              </table:table-row>
              <table:table-row>
                <table:table-cell table:style-name="Table41.A2" table:number-rows-spanned="2" office:value-type="string">
                  <text:p text:style-name="P124">Curve ID</text:p>
                </table:table-cell>
                <table:table-cell table:style-name="Table41.B2" table:number-columns-spanned="2" office:value-type="string">
                  <text:p text:style-name="P124">Block offset </text:p>
                </table:table-cell>
                <table:covered-table-cell/>
              </table:table-row>
              <table:table-row>
                <table:covered-table-cell/>
                <table:table-cell table:style-name="Table41.A2" office:value-type="string">
                  <text:p text:style-name="P124">Most significant byte</text:p>
                </table:table-cell>
                <table:table-cell table:style-name="Table41.B2" office:value-type="string">
                  <text:p text:style-name="P124">Least significant byte</text:p>
                </table:table-cell>
              </table:table-row>
            </table:table>
            <text:p text:style-name="P87"/>
            <text:p text:style-name="P108">The payload contains the ID of the Curve and two bytes for the block offset (in Big Endian). The first block has the offset zero (0000h).</text:p>
          </table:table-cell>
          <table:covered-table-cell/>
          <table:covered-table-cell/>
          <table:covered-table-cell/>
          <table:covered-table-cell/>
        </table:table-row>
        <table:table-row>
          <table:table-cell table:style-name="Table73.A1" table:number-columns-spanned="5" office:value-type="string">
            <text:p text:style-name="P93">Example</text:p>
          </table:table-cell>
          <table:covered-table-cell/>
          <table:covered-table-cell/>
          <table:covered-table-cell/>
          <table:covered-table-cell/>
        </table:table-row>
        <table:table-row>
          <table:table-cell table:style-name="Table73.A8" table:number-columns-spanned="3" office:value-type="string">
            <table:table table:name="Table42" table:style-name="Table42">
              <table:table-column table:style-name="Table42.A" table:number-columns-repeated="3"/>
              <table:table-column table:style-name="Table42.D"/>
              <table:table-column table:style-name="Table42.E"/>
              <table:table-column table:style-name="Table42.F"/>
              <table:table-header-rows>
                <table:table-row>
                  <table:table-cell table:style-name="Table42.A1" table:number-columns-spanned="3" office:value-type="string">
                    <text:p text:style-name="P111">Header</text:p>
                  </table:table-cell>
                  <table:covered-table-cell/>
                  <table:covered-table-cell/>
                  <table:table-cell table:style-name="Table42.D1" table:number-columns-spanned="3" office:value-type="string">
                    <text:p text:style-name="P111">Payload</text:p>
                  </table:table-cell>
                  <table:covered-table-cell/>
                  <table:covered-table-cell/>
                </table:table-row>
                <table:table-row>
                  <table:table-cell table:style-name="Table42.A2" office:value-type="string">
                    <text:p text:style-name="P117">40</text:p>
                  </table:table-cell>
                  <table:table-cell table:style-name="Table42.A2" office:value-type="string">
                    <text:p text:style-name="P147">00</text:p>
                  </table:table-cell>
                  <table:table-cell table:style-name="Table42.A2" office:value-type="string">
                    <text:p text:style-name="P117">03</text:p>
                  </table:table-cell>
                  <table:table-cell table:style-name="Table42.A2" office:value-type="string">
                    <text:p text:style-name="P117">03</text:p>
                  </table:table-cell>
                  <table:table-cell table:style-name="Table42.A2" office:value-type="string">
                    <text:p text:style-name="P117">00</text:p>
                  </table:table-cell>
                  <table:table-cell table:style-name="Table42.F2" office:value-type="string">
                    <text:p text:style-name="P156">04</text:p>
                  </table:table-cell>
                </table:table-row>
              </table:table-header-rows>
            </table:table>
            <text:p text:style-name="P88"/>
          </table:table-cell>
          <table:covered-table-cell/>
          <table:covered-table-cell/>
          <table:table-cell table:style-name="Table73.D8" table:number-columns-spanned="2" office:value-type="string">
            <text:p text:style-name="P131">Request the fifth block (0004h) of the Curve with ID 03h.</text:p>
          </table:table-cell>
          <table:covered-table-cell/>
        </table:table-row>
        <table:table-row>
          <table:table-cell table:style-name="Table73.A1" table:number-columns-spanned="5" office:value-type="string">
            <text:p text:style-name="P93">Possible Errors</text:p>
          </table:table-cell>
          <table:covered-table-cell/>
          <table:covered-table-cell/>
          <table:covered-table-cell/>
          <table:covered-table-cell/>
        </table:table-row>
        <table:table-row>
          <table:table-cell table:style-name="Table73.A10" table:number-columns-spanned="2" office:value-type="string">
            <text:p text:style-name="P85"><text:span text:style-name="T12"><text:bookmark-ref text:reference-format="text" text:ref-name="__RefHeading__11747_1226652910">(0xE3) Invalid ID</text:bookmark-ref></text:span><text:span text:style-name="T12">:</text:span></text:p>
          </table:table-cell>
          <table:covered-table-cell/>
          <table:table-cell table:style-name="Table73.C10" table:number-columns-spanned="3" office:value-type="string">
            <text:p text:style-name="P60">There's no Curve with the specified ID.</text:p>
          </table:table-cell>
          <table:covered-table-cell/>
          <table:covered-table-cell/>
        </table:table-row>
        <table:table-row>
          <table:table-cell table:style-name="Table73.A11" table:number-columns-spanned="2" office:value-type="string">
            <text:p text:style-name="P83"><text:bookmark-ref text:reference-format="text" text:ref-name="__RefHeading__44606_842766387">(0xE4) Invalid Value</text:bookmark-ref>:</text:p>
          </table:table-cell>
          <table:covered-table-cell/>
          <table:table-cell table:style-name="Table73.C11" table:number-columns-spanned="3" office:value-type="string">
            <text:p text:style-name="P65">The block offset specified is invalid.</text:p>
          </table:table-cell>
          <table:covered-table-cell/>
          <table:covered-table-cell/>
        </table:table-row>
        <table:table-row>
          <table:table-cell table:style-name="Table73.A8" table:number-columns-spanned="2" office:value-type="string">
            <text:p text:style-name="P66"><text:bookmark-ref text:reference-format="text" text:ref-name="__RefHeading__28552_1596408913">(0xE8) Resource Busy</text:bookmark-ref>:</text:p>
          </table:table-cell>
          <table:covered-table-cell/>
          <table:table-cell table:style-name="Table73.D8" table:number-columns-spanned="3" office:value-type="string">
            <text:p text:style-name="P64">The <text:span text:style-name="T109">C</text:span>urve was in use and couldn't be read.</text:p>
          </table:table-cell>
          <table:covered-table-cell/>
          <table:covered-table-cell/>
        </table:table-row>
      </table:table>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196" text:outline-level="3"><text:bookmark-start text:name="__RefHeading__20088_842766387"/><text:soft-page-break/>(0x41) Curve Block<text:bookmark-end text:name="__RefHeading__20088_842766387"/></text:h>
      <text:p text:style-name="P100"/>
      <table:table table:name="Table74" table:style-name="Table74">
        <table:table-column table:style-name="Table74.A"/>
        <table:table-column table:style-name="Table74.B"/>
        <table:table-column table:style-name="Table74.C"/>
        <table:table-column table:style-name="Table74.D"/>
        <table:table-column table:style-name="Table74.E"/>
        <table:table-row>
          <table:table-cell table:style-name="Table74.A1" office:value-type="string">
            <text:p text:style-name="P111">Direction</text:p>
          </table:table-cell>
          <table:table-cell table:style-name="Table74.A1" table:number-columns-spanned="3" office:value-type="string">
            <text:p text:style-name="P111">Payload Size</text:p>
          </table:table-cell>
          <table:covered-table-cell/>
          <table:covered-table-cell/>
          <table:table-cell table:style-name="Table74.A1" office:value-type="string">
            <text:p text:style-name="P111">Expected answer</text:p>
          </table:table-cell>
        </table:table-row>
        <table:table-row>
          <table:table-cell table:style-name="Table74.A2" office:value-type="string">
            <text:p text:style-name="P117">Master ↔ Node</text:p>
          </table:table-cell>
          <table:table-cell table:style-name="Table74.A2" table:number-columns-spanned="3" office:value-type="string">
            <text:p text:style-name="P129"><text:bookmark-start text:name="CurveBlock"/>3<text:bookmark-end text:name="CurveBlock"/> + (from 0 to SBLOCK)</text:p>
          </table:table-cell>
          <table:covered-table-cell/>
          <table:covered-table-cell/>
          <table:table-cell table:style-name="Table74.A2" office:value-type="string">
            <text:p text:style-name="P43"><text:bookmark-ref text:reference-format="text" text:ref-name="__RefHeading__60240_1658628928">(0xE0) OK</text:bookmark-ref></text:p>
          </table:table-cell>
        </table:table-row>
        <table:table-row>
          <table:table-cell table:style-name="Table74.A1" table:number-columns-spanned="5" office:value-type="string">
            <text:p text:style-name="P111">Description</text:p>
          </table:table-cell>
          <table:covered-table-cell/>
          <table:covered-table-cell/>
          <table:covered-table-cell/>
          <table:covered-table-cell/>
        </table:table-row>
        <table:table-row>
          <table:table-cell table:style-name="Table74.A2" table:number-columns-spanned="5" office:value-type="string">
            <text:p text:style-name="P51">Transmission of a Curve block sent either byte the node or by the master. If the block is sent by the master, it means that <text:span text:style-name="T96">it</text:span> is a request to write in the values of the specified block; the CHECKSUM of the Curve must be zeroed if the write operation is successful. When the master is done writing blocks to a Curve of the node, it <text:span text:style-name="T97">should</text:span> then send the <text:span text:style-name="T18"><text:bookmark-ref text:reference-format="text" text:ref-name="__RefHeading__8025_1669831766">(0x42) Recalculate Curve Checksum</text:bookmark-ref></text:span><text:span text:style-name="T18"> command. </text:span><text:span text:style-name="T19">The block data can have less than SBLOCK bytes.</text:span></text:p>
          </table:table-cell>
          <table:covered-table-cell/>
          <table:covered-table-cell/>
          <table:covered-table-cell/>
          <table:covered-table-cell/>
        </table:table-row>
        <table:table-row>
          <table:table-cell table:style-name="Table74.A1" table:number-columns-spanned="5" office:value-type="string">
            <text:p text:style-name="P93">Structure</text:p>
          </table:table-cell>
          <table:covered-table-cell/>
          <table:covered-table-cell/>
          <table:covered-table-cell/>
          <table:covered-table-cell/>
        </table:table-row>
        <table:table-row>
          <table:table-cell table:style-name="Table74.A2" table:number-columns-spanned="5" office:value-type="string">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table-cell table:style-name="Table43.A1" table:number-columns-spanned="6" office:value-type="string">
                  <text:p text:style-name="P111">Payload</text:p>
                </table:table-cell>
                <table:covered-table-cell/>
                <table:covered-table-cell/>
                <table:covered-table-cell/>
                <table:covered-table-cell/>
                <table:covered-table-cell/>
              </table:table-row>
              <table:table-row>
                <table:table-cell table:style-name="Table43.A2" table:number-rows-spanned="2" office:value-type="string">
                  <text:p text:style-name="P124">Curve ID</text:p>
                </table:table-cell>
                <table:table-cell table:style-name="Table43.A2" table:number-columns-spanned="2" office:value-type="string">
                  <text:p text:style-name="P124">Block Offset</text:p>
                </table:table-cell>
                <table:covered-table-cell/>
                <table:table-cell table:style-name="Table43.D2" table:number-columns-spanned="3" office:value-type="string">
                  <text:p text:style-name="P124">Block Data</text:p>
                </table:table-cell>
                <table:covered-table-cell/>
                <table:covered-table-cell/>
              </table:table-row>
              <table:table-row>
                <table:covered-table-cell/>
                <table:table-cell table:style-name="Table43.A2" office:value-type="string">
                  <text:p text:style-name="P124">Most significant byte</text:p>
                </table:table-cell>
                <table:table-cell table:style-name="Table43.A2" office:value-type="string">
                  <text:p text:style-name="P124">Least significant byte</text:p>
                </table:table-cell>
                <table:table-cell table:style-name="Table43.A2" office:value-type="string">
                  <text:p text:style-name="P124">First byte</text:p>
                </table:table-cell>
                <table:table-cell table:style-name="Table43.A2" office:value-type="string">
                  <text:p text:style-name="P124">...</text:p>
                </table:table-cell>
                <table:table-cell table:style-name="Table43.D2" office:value-type="string">
                  <text:p text:style-name="P124">Last byte</text:p>
                </table:table-cell>
              </table:table-row>
            </table:table>
            <text:p text:style-name="P73"/>
            <text:p text:style-name="P77">The payload contains the ID of a Curve and two bytes for the offset of the Curve's block, followed by 16384 bytes containing the data of the specified block.</text:p>
          </table:table-cell>
          <table:covered-table-cell/>
          <table:covered-table-cell/>
          <table:covered-table-cell/>
          <table:covered-table-cell/>
        </table:table-row>
        <table:table-row>
          <table:table-cell table:style-name="Table74.A1" table:number-columns-spanned="5" office:value-type="string">
            <text:p text:style-name="P93">Example</text:p>
          </table:table-cell>
          <table:covered-table-cell/>
          <table:covered-table-cell/>
          <table:covered-table-cell/>
          <table:covered-table-cell/>
        </table:table-row>
        <table:table-row>
          <table:table-cell table:style-name="Table74.A8" table:number-columns-spanned="3" office:value-type="string">
            <table:table table:name="Table44" table:style-name="Table44">
              <table:table-column table:style-name="Table44.A" table:number-columns-repeated="3"/>
              <table:table-column table:style-name="Table44.D" table:number-columns-repeated="2"/>
              <table:table-column table:style-name="Table44.F"/>
              <table:table-column table:style-name="Table44.G"/>
              <table:table-column table:style-name="Table44.H"/>
              <table:table-column table:style-name="Table44.G"/>
              <table:table-header-rows>
                <table:table-row>
                  <table:table-cell table:style-name="Table44.A1" table:number-columns-spanned="3" office:value-type="string">
                    <text:p text:style-name="P111">Header</text:p>
                  </table:table-cell>
                  <table:covered-table-cell/>
                  <table:covered-table-cell/>
                  <table:table-cell table:style-name="Table44.D1" table:number-columns-spanned="6" office:value-type="string">
                    <text:p text:style-name="P111">Payload</text:p>
                  </table:table-cell>
                  <table:covered-table-cell/>
                  <table:covered-table-cell/>
                  <table:covered-table-cell/>
                  <table:covered-table-cell/>
                  <table:covered-table-cell/>
                </table:table-row>
                <table:table-row>
                  <table:table-cell table:style-name="Table44.A2" office:value-type="string">
                    <text:p text:style-name="P117">41</text:p>
                  </table:table-cell>
                  <table:table-cell table:style-name="Table44.A2" office:value-type="string">
                    <text:p text:style-name="P154">40</text:p>
                  </table:table-cell>
                  <table:table-cell table:style-name="Table44.A2" office:value-type="string">
                    <text:p text:style-name="P154">03</text:p>
                  </table:table-cell>
                  <table:table-cell table:style-name="Table44.A2" office:value-type="string">
                    <text:p text:style-name="P117">07</text:p>
                  </table:table-cell>
                  <table:table-cell table:style-name="Table44.A2" office:value-type="string">
                    <text:p text:style-name="P153">04</text:p>
                  </table:table-cell>
                  <table:table-cell table:style-name="Table44.A2" office:value-type="string">
                    <text:p text:style-name="P153">00</text:p>
                  </table:table-cell>
                  <table:table-cell table:style-name="Table44.A2" office:value-type="string">
                    <text:p text:style-name="P117">DD</text:p>
                  </table:table-cell>
                  <table:table-cell table:style-name="Table44.A2" office:value-type="string">
                    <text:p text:style-name="P117">...</text:p>
                  </table:table-cell>
                  <table:table-cell table:style-name="Table44.I2" office:value-type="string">
                    <text:p text:style-name="P117">DD</text:p>
                  </table:table-cell>
                </table:table-row>
              </table:table-header-rows>
            </table:table>
            <text:p text:style-name="P88"/>
          </table:table-cell>
          <table:covered-table-cell/>
          <table:covered-table-cell/>
          <table:table-cell table:style-name="Table74.D8" table:number-columns-spanned="2" office:value-type="string">
            <text:p text:style-name="P131">Block offset 102<text:span text:style-name="T98">4</text:span> (0<text:span text:style-name="T98">400</text:span>h) of the Curve with ID 07h that contains 16384 <text:span text:style-name="T4">bytes</text:span><text:span text:style-name="T1"> </text:span><text:span text:style-name="T4">DDh.</text:span></text:p>
          </table:table-cell>
          <table:covered-table-cell/>
        </table:table-row>
        <table:table-row>
          <table:table-cell table:style-name="Table74.A1" table:number-columns-spanned="5" office:value-type="string">
            <text:p text:style-name="P93">Possible Errors</text:p>
          </table:table-cell>
          <table:covered-table-cell/>
          <table:covered-table-cell/>
          <table:covered-table-cell/>
          <table:covered-table-cell/>
        </table:table-row>
        <table:table-row>
          <table:table-cell table:style-name="Table74.A10" table:number-columns-spanned="2" office:value-type="string">
            <text:p text:style-name="P85"><text:span text:style-name="T12"><text:bookmark-ref text:reference-format="text" text:ref-name="__RefHeading__11747_1226652910">(0xE3) Invalid ID</text:bookmark-ref></text:span><text:span text:style-name="T12">:</text:span></text:p>
          </table:table-cell>
          <table:covered-table-cell/>
          <table:table-cell table:style-name="Table74.C10" table:number-columns-spanned="3" office:value-type="string">
            <text:p text:style-name="P60">There's no Curve with the specified ID.</text:p>
          </table:table-cell>
          <table:covered-table-cell/>
          <table:covered-table-cell/>
        </table:table-row>
        <table:table-row>
          <table:table-cell table:style-name="Table74.A10" table:number-columns-spanned="2" office:value-type="string">
            <text:p text:style-name="P83"><text:bookmark-ref text:reference-format="text" text:ref-name="__RefHeading__44606_842766387">(0xE4) Invalid Value</text:bookmark-ref>:</text:p>
          </table:table-cell>
          <table:covered-table-cell/>
          <table:table-cell table:style-name="Table74.C10" table:number-columns-spanned="3" office:value-type="string">
            <text:p text:style-name="P65">The block offset specified is invalid.</text:p>
          </table:table-cell>
          <table:covered-table-cell/>
          <table:covered-table-cell/>
        </table:table-row>
        <table:table-row>
          <table:table-cell table:style-name="Table74.A12" table:number-columns-spanned="2" office:value-type="string">
            <text:p text:style-name="P83"><text:bookmark-ref text:reference-format="text" text:ref-name="__RefHeading__5573_1542171067">(0xE6) Read-Only</text:bookmark-ref>:</text:p>
          </table:table-cell>
          <table:covered-table-cell/>
          <table:table-cell table:style-name="Table74.C12" table:number-columns-spanned="3" office:value-type="string">
            <text:p text:style-name="P67">Curve couldn't be written (its TYPE is read-only).</text:p>
          </table:table-cell>
          <table:covered-table-cell/>
          <table:covered-table-cell/>
        </table:table-row>
        <table:table-row>
          <table:table-cell table:style-name="Table74.A8" table:number-columns-spanned="2" office:value-type="string">
            <text:p text:style-name="P66"><text:bookmark-ref text:reference-format="text" text:ref-name="__RefHeading__28552_1596408913">(0xE8) Resource Busy</text:bookmark-ref>:</text:p>
          </table:table-cell>
          <table:covered-table-cell/>
          <table:table-cell table:style-name="Table74.D8" table:number-columns-spanned="3" office:value-type="string">
            <text:p text:style-name="P64">The <text:span text:style-name="T108">C</text:span>urve was in use and couldn't be <text:span text:style-name="T107">written</text:span>.</text:p>
          </table:table-cell>
          <table:covered-table-cell/>
          <table:covered-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tab/></text:p>
      <text:p text:style-name="P28"/>
      <text:h text:style-name="P204" text:outline-level="3"><text:bookmark-start text:name="__RefHeading__8025_1669831766"/>(0x42) Recalculate Curve Checksum<text:bookmark-end text:name="__RefHeading__8025_1669831766"/></text:h>
      <text:p text:style-name="P102"/>
      <table:table table:name="Table75" table:style-name="Table75">
        <table:table-column table:style-name="Table75.A"/>
        <table:table-column table:style-name="Table75.B"/>
        <table:table-column table:style-name="Table75.C"/>
        <table:table-column table:style-name="Table75.D"/>
        <table:table-column table:style-name="Table75.E"/>
        <table:table-row>
          <table:table-cell table:style-name="Table75.A1" office:value-type="string">
            <text:p text:style-name="P111">Direction</text:p>
          </table:table-cell>
          <table:table-cell table:style-name="Table75.A1" table:number-columns-spanned="3" office:value-type="string">
            <text:p text:style-name="P111">Payload Size</text:p>
          </table:table-cell>
          <table:covered-table-cell/>
          <table:covered-table-cell/>
          <table:table-cell table:style-name="Table75.A1" office:value-type="string">
            <text:p text:style-name="P111">Expected answer</text:p>
          </table:table-cell>
        </table:table-row>
        <table:table-row>
          <table:table-cell table:style-name="Table75.A2" office:value-type="string">
            <text:p text:style-name="P117">Master → Node</text:p>
          </table:table-cell>
          <table:table-cell table:style-name="Table75.A2" table:number-columns-spanned="3" office:value-type="string">
            <text:p text:style-name="P124">1</text:p>
          </table:table-cell>
          <table:covered-table-cell/>
          <table:covered-table-cell/>
          <table:table-cell table:style-name="Table75.A2" office:value-type="string">
            <text:p text:style-name="P43"><text:bookmark-ref text:reference-format="text" text:ref-name="__RefHeading__9878_2051279693">(0x0B) Curve Checksum</text:bookmark-ref></text:p>
          </table:table-cell>
        </table:table-row>
        <table:table-row>
          <table:table-cell table:style-name="Table75.A1" table:number-columns-spanned="5" office:value-type="string">
            <text:p text:style-name="P111">Description</text:p>
          </table:table-cell>
          <table:covered-table-cell/>
          <table:covered-table-cell/>
          <table:covered-table-cell/>
          <table:covered-table-cell/>
        </table:table-row>
        <table:table-row>
          <table:table-cell table:style-name="Table75.A2" table:number-columns-spanned="5" office:value-type="string">
            <text:p text:style-name="P53">Request that the CHECKSUM of a Curve be recalculated.</text:p>
          </table:table-cell>
          <table:covered-table-cell/>
          <table:covered-table-cell/>
          <table:covered-table-cell/>
          <table:covered-table-cell/>
        </table:table-row>
        <table:table-row>
          <table:table-cell table:style-name="Table75.A1" table:number-columns-spanned="5" office:value-type="string">
            <text:p text:style-name="P93">Structure</text:p>
          </table:table-cell>
          <table:covered-table-cell/>
          <table:covered-table-cell/>
          <table:covered-table-cell/>
          <table:covered-table-cell/>
        </table:table-row>
        <table:table-row>
          <table:table-cell table:style-name="Table75.A6" table:number-columns-spanned="3" office:value-type="string">
            <table:table table:name="Table45" table:style-name="Table45">
              <table:table-column table:style-name="Table45.A"/>
              <table:table-row>
                <table:table-cell table:style-name="Table45.A1" office:value-type="string">
                  <text:p text:style-name="P111">Payload</text:p>
                </table:table-cell>
              </table:table-row>
              <table:table-row>
                <table:table-cell table:style-name="Table45.A2" office:value-type="string">
                  <text:p text:style-name="P117">Curve ID</text:p>
                </table:table-cell>
              </table:table-row>
            </table:table>
            <text:p text:style-name="P87"/>
          </table:table-cell>
          <table:covered-table-cell/>
          <table:covered-table-cell/>
          <table:table-cell table:style-name="Table75.D6" table:number-columns-spanned="2" office:value-type="string">
            <text:p text:style-name="P131">The payload contains the ID of the Curve to have its CHECKSUM recalculated.</text:p>
          </table:table-cell>
          <table:covered-table-cell/>
        </table:table-row>
        <table:table-row>
          <table:table-cell table:style-name="Table75.A1" table:number-columns-spanned="5" office:value-type="string">
            <text:p text:style-name="P93">Example</text:p>
          </table:table-cell>
          <table:covered-table-cell/>
          <table:covered-table-cell/>
          <table:covered-table-cell/>
          <table:covered-table-cell/>
        </table:table-row>
        <table:table-row>
          <table:table-cell table:style-name="Table75.A6" table:number-columns-spanned="3" office:value-type="string">
            <table:table table:name="Table89" table:style-name="Table89">
              <table:table-column table:style-name="Table89.A" table:number-columns-repeated="3"/>
              <table:table-column table:style-name="Table89.D"/>
              <table:table-row>
                <table:table-cell table:style-name="Table89.A1" table:number-columns-spanned="3" office:value-type="string">
                  <text:p text:style-name="P111">Header</text:p>
                </table:table-cell>
                <table:covered-table-cell/>
                <table:covered-table-cell/>
                <table:table-cell table:style-name="Table89.D1" office:value-type="string">
                  <text:p text:style-name="P111">Payload</text:p>
                </table:table-cell>
              </table:table-row>
              <table:table-row>
                <table:table-cell table:style-name="Table89.A2" office:value-type="string">
                  <text:p text:style-name="P117">42</text:p>
                </table:table-cell>
                <table:table-cell table:style-name="Table89.A2" office:value-type="string">
                  <text:p text:style-name="P147">00</text:p>
                </table:table-cell>
                <table:table-cell table:style-name="Table89.A2" office:value-type="string">
                  <text:p text:style-name="P117">01</text:p>
                </table:table-cell>
                <table:table-cell table:style-name="Table89.D2" office:value-type="string">
                  <text:p text:style-name="P117">00</text:p>
                </table:table-cell>
              </table:table-row>
            </table:table>
            <text:p text:style-name="P88"/>
          </table:table-cell>
          <table:covered-table-cell/>
          <table:covered-table-cell/>
          <table:table-cell table:style-name="Table75.D6" table:number-columns-spanned="2" office:value-type="string">
            <text:p text:style-name="P131">Request to recalculate the CHECKSUM of the Curve with ID 0.</text:p>
          </table:table-cell>
          <table:covered-table-cell/>
        </table:table-row>
        <table:table-row>
          <table:table-cell table:style-name="Table75.A1" table:number-columns-spanned="5" office:value-type="string">
            <text:p text:style-name="P93">Possible Errors</text:p>
          </table:table-cell>
          <table:covered-table-cell/>
          <table:covered-table-cell/>
          <table:covered-table-cell/>
          <table:covered-table-cell/>
        </table:table-row>
        <table:table-row>
          <table:table-cell table:style-name="Table75.A10" table:number-columns-spanned="2" office:value-type="string">
            <text:p text:style-name="P85"><text:span text:style-name="T12"><text:bookmark-ref text:reference-format="text" text:ref-name="__RefHeading__11747_1226652910">(0xE3) Invalid ID</text:bookmark-ref></text:span><text:span text:style-name="T12">:</text:span></text:p>
          </table:table-cell>
          <table:covered-table-cell/>
          <table:table-cell table:style-name="Table75.C10" table:number-columns-spanned="3" office:value-type="string">
            <text:p text:style-name="P60">There's no Curve with the specified ID.</text:p>
          </table:table-cell>
          <table:covered-table-cell/>
          <table:covered-table-cell/>
        </table:table-row>
        <table:table-row>
          <table:table-cell table:style-name="Table75.A6" table:number-columns-spanned="2" office:value-type="string">
            <text:p text:style-name="P66"><text:bookmark-ref text:reference-format="text" text:ref-name="__RefHeading__28552_1596408913">(0xE8) Resource Busy</text:bookmark-ref>:</text:p>
          </table:table-cell>
          <table:covered-table-cell/>
          <table:table-cell table:style-name="Table75.D6" table:number-columns-spanned="3" office:value-type="string">
            <text:p text:style-name="P64">The <text:span text:style-name="T108">C</text:span>urve was in use and couldn't be <text:span text:style-name="T110">accessed</text:span>.</text:p>
          </table:table-cell>
          <table:covered-table-cell/>
          <table:covered-table-cell/>
        </table:table-row>
      </table:table>
      <text:p text:style-name="P107"><text:tab/></text:p>
      <text:h text:style-name="P193" text:outline-level="2"><text:bookmark-start text:name="__RefHeading__202331_1173055951"/>(0x5_) Function Execution Commands<text:bookmark-end text:name="__RefHeading__202331_1173055951"/></text:h>
      <text:h text:style-name="P196" text:outline-level="3"><text:bookmark-start text:name="__RefHeading__202333_1173055951"/>(0x50) Execute Function<text:bookmark-end text:name="__RefHeading__202333_1173055951"/></text:h>
      <text:p text:style-name="P102"/>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111">Direction</text:p>
          </table:table-cell>
          <table:table-cell table:style-name="Table46.A1" table:number-columns-spanned="2" office:value-type="string">
            <text:p text:style-name="P111">Payload Size</text:p>
          </table:table-cell>
          <table:covered-table-cell/>
          <table:table-cell table:style-name="Table46.A1" office:value-type="string">
            <text:p text:style-name="P111">Expected answer<text:span text:style-name="T99">s</text:span></text:p>
          </table:table-cell>
        </table:table-row>
        <table:table-row>
          <table:table-cell table:style-name="Table46.A2" office:value-type="string">
            <text:p text:style-name="P117">Master → Node</text:p>
          </table:table-cell>
          <table:table-cell table:style-name="Table46.A2" table:number-columns-spanned="2" office:value-type="string">
            <text:p text:style-name="P124">1+(Function INPUT)</text:p>
          </table:table-cell>
          <table:covered-table-cell/>
          <table:table-cell table:style-name="Table46.A2" office:value-type="string">
            <text:p text:style-name="P43"><text:bookmark-ref text:reference-format="text" text:ref-name="__RefHeading__194221_1173055951">(0x51) Function Return</text:bookmark-ref> <text:span text:style-name="T99">or </text:span><text:span text:style-name="T99"><text:bookmark-ref text:reference-format="text" text:ref-name="__RefHeading__202335_1173055951">(0x53) Function Error</text:bookmark-ref></text:span></text:p>
          </table:table-cell>
        </table:table-row>
        <table:table-row>
          <table:table-cell table:style-name="Table46.A1" table:number-columns-spanned="4" office:value-type="string">
            <text:p text:style-name="P111">Description</text:p>
          </table:table-cell>
          <table:covered-table-cell/>
          <table:covered-table-cell/>
          <table:covered-table-cell/>
        </table:table-row>
        <table:table-row>
          <table:table-cell table:style-name="Table46.A2" table:number-columns-spanned="4" office:value-type="string">
            <text:p text:style-name="P53">Request a specific Function to be executed with the given parameters.</text:p>
          </table:table-cell>
          <table:covered-table-cell/>
          <table:covered-table-cell/>
          <table:covered-table-cell/>
        </table:table-row>
        <table:table-row>
          <table:table-cell table:style-name="Table46.A1" table:number-columns-spanned="4" office:value-type="string">
            <text:p text:style-name="P93">Structure</text:p>
          </table:table-cell>
          <table:covered-table-cell/>
          <table:covered-table-cell/>
          <table:covered-table-cell/>
        </table:table-row>
        <table:table-row>
          <table:table-cell table:style-name="Table46.A2" table:number-columns-spanned="4" office:value-type="string">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4" office:value-type="string">
                  <text:p text:style-name="P111">Payload</text:p>
                </table:table-cell>
                <table:covered-table-cell/>
                <table:covered-table-cell/>
                <table:covered-table-cell/>
              </table:table-row>
              <table:table-row>
                <table:table-cell table:style-name="Table47.A2" table:number-rows-spanned="2" office:value-type="string">
                  <text:p text:style-name="P117">Function ID</text:p>
                </table:table-cell>
                <table:table-cell table:style-name="Table47.A1" table:number-columns-spanned="3" office:value-type="string">
                  <text:p text:style-name="P117">Input parameters</text:p>
                </table:table-cell>
                <table:covered-table-cell/>
                <table:covered-table-cell/>
              </table:table-row>
              <table:table-row>
                <table:covered-table-cell/>
                <table:table-cell table:style-name="Table47.B3" office:value-type="string">
                  <text:p text:style-name="P124">First byte</text:p>
                </table:table-cell>
                <table:table-cell table:style-name="Table47.B3" office:value-type="string">
                  <text:p text:style-name="P124">...</text:p>
                </table:table-cell>
                <table:table-cell table:style-name="Table47.D3" office:value-type="string">
                  <text:p text:style-name="P124">Last Byte</text:p>
                </table:table-cell>
              </table:table-row>
            </table:table>
            <text:p text:style-name="P87"/>
            <text:p text:style-name="P133">The payload contains the ID of the Function to be executed followed by a list of bytes to be passed as input parameters. The amount of bytes for the input parameters must be exactly INPUT bytes.</text:p>
          </table:table-cell>
          <table:covered-table-cell/>
          <table:covered-table-cell/>
          <table:covered-table-cell/>
        </table:table-row>
        <table:table-row>
          <table:table-cell table:style-name="Table46.A1" table:number-columns-spanned="4" office:value-type="string">
            <text:p text:style-name="P93">Example</text:p>
          </table:table-cell>
          <table:covered-table-cell/>
          <table:covered-table-cell/>
          <table:covered-table-cell/>
        </table:table-row>
        <table:table-row>
          <table:table-cell table:style-name="Table46.A8" table:number-columns-spanned="2" office:value-type="string">
            <table:table table:name="Table90" table:style-name="Table90">
              <table:table-column table:style-name="Table90.A" table:number-columns-repeated="3"/>
              <table:table-column table:style-name="Table90.D" table:number-columns-repeated="3"/>
              <table:table-row>
                <table:table-cell table:style-name="Table90.A1" table:number-columns-spanned="3" office:value-type="string">
                  <text:p text:style-name="P111">Header</text:p>
                </table:table-cell>
                <table:covered-table-cell/>
                <table:covered-table-cell/>
                <table:table-cell table:style-name="Table90.D1" table:number-columns-spanned="3" office:value-type="string">
                  <text:p text:style-name="P111">Payload</text:p>
                </table:table-cell>
                <table:covered-table-cell/>
                <table:covered-table-cell/>
              </table:table-row>
              <table:table-row>
                <table:table-cell table:style-name="Table90.A2" office:value-type="string">
                  <text:p text:style-name="P117">50</text:p>
                </table:table-cell>
                <table:table-cell table:style-name="Table90.A2" office:value-type="string">
                  <text:p text:style-name="P148">00</text:p>
                </table:table-cell>
                <table:table-cell table:style-name="Table90.A2" office:value-type="string">
                  <text:p text:style-name="P117">03</text:p>
                </table:table-cell>
                <table:table-cell table:style-name="Table90.A2" office:value-type="string">
                  <text:p text:style-name="P117">01</text:p>
                </table:table-cell>
                <table:table-cell table:style-name="Table90.A2" office:value-type="string">
                  <text:p text:style-name="P117">BE</text:p>
                </table:table-cell>
                <table:table-cell table:style-name="Table90.F2" office:value-type="string">
                  <text:p text:style-name="P117">57</text:p>
                </table:table-cell>
              </table:table-row>
            </table:table>
            <text:p text:style-name="P88"/>
          </table:table-cell>
          <table:covered-table-cell/>
          <table:table-cell table:style-name="Table46.C8" table:number-columns-spanned="2" office:value-type="string">
            <text:p text:style-name="P131">Execute the Function with ID 01h passing BEh 57h as input parameters.</text:p>
          </table:table-cell>
          <table:covered-table-cell/>
        </table:table-row>
        <table:table-row>
          <table:table-cell table:style-name="Table46.A1" table:number-columns-spanned="4" office:value-type="string">
            <text:p text:style-name="P93">Possible Errors</text:p>
          </table:table-cell>
          <table:covered-table-cell/>
          <table:covered-table-cell/>
          <table:covered-table-cell/>
        </table:table-row>
        <table:table-row>
          <table:table-cell table:style-name="Table46.A10" table:number-columns-spanned="2" office:value-type="string">
            <text:p text:style-name="P85"><text:span text:style-name="T12"><text:bookmark-ref text:reference-format="text" text:ref-name="__RefHeading__11747_1226652910">(0xE3) Invalid ID</text:bookmark-ref></text:span><text:span text:style-name="T12">:</text:span></text:p>
          </table:table-cell>
          <table:covered-table-cell/>
          <table:table-cell table:style-name="Table46.C10" table:number-columns-spanned="2" office:value-type="string">
            <text:p text:style-name="P60">There's no Function with the specified ID.</text:p>
          </table:table-cell>
          <table:covered-table-cell/>
        </table:table-row>
        <table:table-row>
          <table:table-cell table:style-name="Table46.A8" table:number-columns-spanned="2" office:value-type="string">
            <text:p text:style-name="P85"><text:bookmark-ref text:reference-format="text" text:ref-name="__RefHeading__44330_842766387">(0xE5) Invalid Payload Size</text:bookmark-ref>:</text:p>
          </table:table-cell>
          <table:covered-table-cell/>
          <table:table-cell table:style-name="Table46.C8" table:number-columns-spanned="2" office:value-type="string">
            <text:p text:style-name="P65">The number of bytes passed as input differs from the expected.</text:p>
          </table:table-cell>
          <table:covered-table-cell/>
        </table:table-row>
      </table:table>
      <text:p text:style-name="P107"><text:tab/></text:p>
      <text:h text:style-name="P203" text:outline-level="3"><text:bookmark-start text:name="__RefHeading__194221_1173055951"/>(0x51) Function Return<text:bookmark-end text:name="__RefHeading__194221_1173055951"/></text:h>
      <text:p text:style-name="P102"/>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P111">Direction</text:p>
          </table:table-cell>
          <table:table-cell table:style-name="Table91.A1" table:number-columns-spanned="2" office:value-type="string">
            <text:p text:style-name="P111">Payload Size</text:p>
          </table:table-cell>
          <table:covered-table-cell/>
          <table:table-cell table:style-name="Table91.A1" office:value-type="string">
            <text:p text:style-name="P111">Expected answer</text:p>
          </table:table-cell>
        </table:table-row>
        <table:table-row>
          <table:table-cell table:style-name="Table91.A2" office:value-type="string">
            <text:p text:style-name="P117">Master ← Node</text:p>
          </table:table-cell>
          <table:table-cell table:style-name="Table91.A2" table:number-columns-spanned="2" office:value-type="string">
            <text:p text:style-name="P124">(Function OUTPUT)</text:p>
          </table:table-cell>
          <table:covered-table-cell/>
          <table:table-cell table:style-name="Table91.A2" office:value-type="string">
            <text:p text:style-name="P43">-</text:p>
          </table:table-cell>
        </table:table-row>
        <table:table-row>
          <table:table-cell table:style-name="Table91.A1" table:number-columns-spanned="4" office:value-type="string">
            <text:p text:style-name="P111">Description</text:p>
          </table:table-cell>
          <table:covered-table-cell/>
          <table:covered-table-cell/>
          <table:covered-table-cell/>
        </table:table-row>
        <table:table-row>
          <table:table-cell table:style-name="Table91.A2" table:number-columns-spanned="4" office:value-type="string">
            <text:p text:style-name="P53">Contains the result of the execution of a Function.</text:p>
          </table:table-cell>
          <table:covered-table-cell/>
          <table:covered-table-cell/>
          <table:covered-table-cell/>
        </table:table-row>
        <table:table-row>
          <table:table-cell table:style-name="Table91.A1" table:number-columns-spanned="4" office:value-type="string">
            <text:p text:style-name="P93">Structure</text:p>
          </table:table-cell>
          <table:covered-table-cell/>
          <table:covered-table-cell/>
          <table:covered-table-cell/>
        </table:table-row>
        <table:table-row>
          <table:table-cell table:style-name="Table91.A6" table:number-columns-spanned="2" office:value-type="string">
            <table:table table:name="Table92" table:style-name="Table92">
              <table:table-column table:style-name="Table92.A"/>
              <table:table-column table:style-name="Table92.B"/>
              <table:table-column table:style-name="Table92.C"/>
              <table:table-row>
                <table:table-cell table:style-name="Table92.A1" table:number-columns-spanned="3" office:value-type="string">
                  <text:p text:style-name="P111">Payload</text:p>
                </table:table-cell>
                <table:covered-table-cell/>
                <table:covered-table-cell/>
              </table:table-row>
              <table:table-row>
                <table:table-cell table:style-name="Table92.A2" table:number-columns-spanned="3" office:value-type="string">
                  <text:p text:style-name="P117">Function output</text:p>
                </table:table-cell>
                <table:covered-table-cell/>
                <table:covered-table-cell/>
              </table:table-row>
              <table:table-row>
                <table:table-cell table:style-name="Table92.A3" office:value-type="string">
                  <text:p text:style-name="P124">First byte</text:p>
                </table:table-cell>
                <table:table-cell table:style-name="Table92.A3" office:value-type="string">
                  <text:p text:style-name="P117">...</text:p>
                </table:table-cell>
                <table:table-cell table:style-name="Table92.A2" office:value-type="string">
                  <text:p text:style-name="P124">Last byte</text:p>
                </table:table-cell>
              </table:table-row>
            </table:table>
            <text:p text:style-name="P91"/>
          </table:table-cell>
          <table:covered-table-cell/>
          <table:table-cell table:style-name="Table91.C6" table:number-columns-spanned="2" office:value-type="string">
            <text:p text:style-name="P130">The payload contains all bytes returned by the Function as output.</text:p>
          </table:table-cell>
          <table:covered-table-cell/>
        </table:table-row>
        <table:table-row>
          <table:table-cell table:style-name="Table91.A1" table:number-columns-spanned="4" office:value-type="string">
            <text:p text:style-name="P93">Example</text:p>
          </table:table-cell>
          <table:covered-table-cell/>
          <table:covered-table-cell/>
          <table:covered-table-cell/>
        </table:table-row>
        <table:table-row>
          <table:table-cell table:style-name="Table91.A6" table:number-columns-spanned="2" office:value-type="string">
            <table:table table:name="Table93" table:style-name="Table93">
              <table:table-column table:style-name="Table93.A" table:number-columns-repeated="3"/>
              <table:table-column table:style-name="Table93.D"/>
              <table:table-row>
                <table:table-cell table:style-name="Table93.A1" table:number-columns-spanned="3" office:value-type="string">
                  <text:p text:style-name="P111">Header</text:p>
                </table:table-cell>
                <table:covered-table-cell/>
                <table:covered-table-cell/>
                <table:table-cell table:style-name="Table93.D1" office:value-type="string">
                  <text:p text:style-name="P111">Payload</text:p>
                </table:table-cell>
              </table:table-row>
              <table:table-row>
                <table:table-cell table:style-name="Table93.A2" office:value-type="string">
                  <text:p text:style-name="P117">51</text:p>
                </table:table-cell>
                <table:table-cell table:style-name="Table93.A2" office:value-type="string">
                  <text:p text:style-name="P148">00</text:p>
                </table:table-cell>
                <table:table-cell table:style-name="Table93.A2" office:value-type="string">
                  <text:p text:style-name="P117">01</text:p>
                </table:table-cell>
                <table:table-cell table:style-name="Table93.D2" office:value-type="string">
                  <text:p text:style-name="P117">00</text:p>
                </table:table-cell>
              </table:table-row>
            </table:table>
            <text:p text:style-name="P88"/>
          </table:table-cell>
          <table:covered-table-cell/>
          <table:table-cell table:style-name="Table91.C6" table:number-columns-spanned="2" office:value-type="string">
            <text:p text:style-name="P130">Response for the execution of a Function that returned just 1 byte, 00h.</text:p>
          </table:table-cell>
          <table:covered-table-cell/>
        </table:table-row>
      </table:table>
      <text:p text:style-name="P107"><text:tab/></text:p>
      <text:h text:style-name="P196" text:outline-level="3"><text:bookmark-start text:name="__RefHeading__202335_1173055951"/>(0x53) Function Error<text:bookmark-end text:name="__RefHeading__202335_1173055951"/></text:h>
      <text:p text:style-name="P107"><text:tab/></text:p>
      <table:table table:name="Table97" table:style-name="Table97">
        <table:table-column table:style-name="Table97.A"/>
        <table:table-column table:style-name="Table97.B"/>
        <table:table-column table:style-name="Table97.C"/>
        <table:table-column table:style-name="Table97.D"/>
        <table:table-row>
          <table:table-cell table:style-name="Table97.A1" office:value-type="string">
            <text:p text:style-name="P111">Direction</text:p>
          </table:table-cell>
          <table:table-cell table:style-name="Table97.A1" table:number-columns-spanned="2" office:value-type="string">
            <text:p text:style-name="P111">Payload Size</text:p>
          </table:table-cell>
          <table:covered-table-cell/>
          <table:table-cell table:style-name="Table97.A1" office:value-type="string">
            <text:p text:style-name="P111">Expected answer</text:p>
          </table:table-cell>
        </table:table-row>
        <table:table-row>
          <table:table-cell table:style-name="Table97.A2" office:value-type="string">
            <text:p text:style-name="P117">Master ← Node</text:p>
          </table:table-cell>
          <table:table-cell table:style-name="Table97.A2" table:number-columns-spanned="2" office:value-type="string">
            <text:p text:style-name="P124">1</text:p>
          </table:table-cell>
          <table:covered-table-cell/>
          <table:table-cell table:style-name="Table97.A2" office:value-type="string">
            <text:p text:style-name="P43">-</text:p>
          </table:table-cell>
        </table:table-row>
        <table:table-row>
          <table:table-cell table:style-name="Table97.A1" table:number-columns-spanned="4" office:value-type="string">
            <text:p text:style-name="P111">Description</text:p>
          </table:table-cell>
          <table:covered-table-cell/>
          <table:covered-table-cell/>
          <table:covered-table-cell/>
        </table:table-row>
        <table:table-row>
          <table:table-cell table:style-name="Table97.A2" table:number-columns-spanned="4" office:value-type="string">
            <text:p text:style-name="P53">Indicates that there was an error returned by the execution of a Function.</text:p>
          </table:table-cell>
          <table:covered-table-cell/>
          <table:covered-table-cell/>
          <table:covered-table-cell/>
        </table:table-row>
        <table:table-row>
          <table:table-cell table:style-name="Table97.A1" table:number-columns-spanned="4" office:value-type="string">
            <text:p text:style-name="P93">Structure</text:p>
          </table:table-cell>
          <table:covered-table-cell/>
          <table:covered-table-cell/>
          <table:covered-table-cell/>
        </table:table-row>
        <table:table-row>
          <table:table-cell table:style-name="Table97.A6" table:number-columns-spanned="2" office:value-type="string">
            <table:table table:name="Table98" table:style-name="Table98">
              <table:table-column table:style-name="Table98.A"/>
              <table:table-row>
                <table:table-cell table:style-name="Table98.A1" office:value-type="string">
                  <text:p text:style-name="P111">Payload</text:p>
                </table:table-cell>
              </table:table-row>
              <table:table-row>
                <table:table-cell table:style-name="Table98.A2" office:value-type="string">
                  <text:p text:style-name="P117">Error Code</text:p>
                </table:table-cell>
              </table:table-row>
            </table:table>
            <text:p text:style-name="P87"/>
          </table:table-cell>
          <table:covered-table-cell/>
          <table:table-cell table:style-name="Table97.C6" table:number-columns-spanned="2" office:value-type="string">
            <text:p text:style-name="P131">The payload contains the error code returned by the Function, which is specific to the Function and must have its meaning described by the developer of the device.</text:p>
          </table:table-cell>
          <table:covered-table-cell/>
        </table:table-row>
        <table:table-row>
          <table:table-cell table:style-name="Table97.A1" table:number-columns-spanned="4" office:value-type="string">
            <text:p text:style-name="P93">Example</text:p>
          </table:table-cell>
          <table:covered-table-cell/>
          <table:covered-table-cell/>
          <table:covered-table-cell/>
        </table:table-row>
        <table:table-row>
          <table:table-cell table:style-name="Table97.A6" table:number-columns-spanned="2" office:value-type="string">
            <table:table table:name="Table99" table:style-name="Table99">
              <table:table-column table:style-name="Table99.A" table:number-columns-repeated="3"/>
              <table:table-column table:style-name="Table99.D"/>
              <table:table-row>
                <table:table-cell table:style-name="Table99.A1" table:number-columns-spanned="3" office:value-type="string">
                  <text:p text:style-name="P111">Header</text:p>
                </table:table-cell>
                <table:covered-table-cell/>
                <table:covered-table-cell/>
                <table:table-cell table:style-name="Table99.D1" office:value-type="string">
                  <text:p text:style-name="P111">Payload</text:p>
                </table:table-cell>
              </table:table-row>
              <table:table-row>
                <table:table-cell table:style-name="Table99.A2" office:value-type="string">
                  <text:p text:style-name="P117">53</text:p>
                </table:table-cell>
                <table:table-cell table:style-name="Table99.A2" office:value-type="string">
                  <text:p text:style-name="P148">00</text:p>
                </table:table-cell>
                <table:table-cell table:style-name="Table99.A2" office:value-type="string">
                  <text:p text:style-name="P117">01</text:p>
                </table:table-cell>
                <table:table-cell table:style-name="Table99.D2" office:value-type="string">
                  <text:p text:style-name="P117">BB</text:p>
                </table:table-cell>
              </table:table-row>
            </table:table>
            <text:p text:style-name="P88"/>
          </table:table-cell>
          <table:covered-table-cell/>
          <table:table-cell table:style-name="Table97.C6" table:number-columns-spanned="2" office:value-type="string">
            <text:p text:style-name="P131">An error return code of BBh.</text:p>
          </table:table-cell>
          <table:covered-table-cell/>
        </table:table-row>
      </table:table>
      <text:p text:style-name="P107"/>
      <text:h text:style-name="P195" text:outline-level="2"><text:bookmark-start text:name="__RefHeading__27094_1226652910"/>(0xE_) Error Commands<text:bookmark-end text:name="__RefHeading__27094_1226652910"/></text:h>
      <text:p text:style-name="P100"><text:span text:style-name="T4"><text:tab/>All Error Commands are in the direction Master ← Node</text:span><text:span text:style-name="T12"> and don't have payload.</text:span></text:p>
      <text:h text:style-name="P209" text:outline-level="3"><text:bookmark-start text:name="__RefHeading__60240_1658628928"/>(0xE0) OK<text:bookmark-end text:name="__RefHeading__60240_1658628928"/></text:h>
      <table:table table:name="Table94" table:style-name="Table94">
        <table:table-column table:style-name="Table94.A"/>
        <table:table-column table:style-name="Table94.B"/>
        <table:table-column table:style-name="Table94.C"/>
        <table:table-row>
          <table:table-cell table:style-name="Table94.A1" office:value-type="string">
            <text:p text:style-name="P111">Direction</text:p>
          </table:table-cell>
          <table:table-cell table:style-name="Table94.A1" office:value-type="string">
            <text:p text:style-name="P111">Payload Size</text:p>
          </table:table-cell>
          <table:table-cell table:style-name="Table94.A1" office:value-type="string">
            <text:p text:style-name="P111">Expected answer</text:p>
          </table:table-cell>
        </table:table-row>
        <table:table-row>
          <table:table-cell table:style-name="Table94.A2" office:value-type="string">
            <text:p text:style-name="P117">Master ← Node</text:p>
          </table:table-cell>
          <table:table-cell table:style-name="Table94.A2" office:value-type="string">
            <text:p text:style-name="P124">0</text:p>
          </table:table-cell>
          <table:table-cell table:style-name="Table94.A2" office:value-type="string">
            <text:p text:style-name="P43">-</text:p>
          </table:table-cell>
        </table:table-row>
        <table:table-row>
          <table:table-cell table:style-name="Table94.A1" table:number-columns-spanned="3" office:value-type="string">
            <text:p text:style-name="P111">Description</text:p>
          </table:table-cell>
          <table:covered-table-cell/>
          <table:covered-table-cell/>
        </table:table-row>
        <table:table-row>
          <table:table-cell table:style-name="Table94.A2" table:number-columns-spanned="3" office:value-type="string">
            <text:p text:style-name="P28">The last command was successfully executed.</text:p>
          </table:table-cell>
          <table:covered-table-cell/>
          <table:covered-table-cell/>
        </table:table-row>
      </table:table>
      <text:p text:style-name="P110"/>
      <text:h text:style-name="P211" text:outline-level="3"><text:bookmark-start text:name="__RefHeading__7350_429950387"/>(0xE1) Malformed Message<text:bookmark-end text:name="__RefHeading__7350_429950387"/></text:h>
      <table:table table:name="Table77" table:style-name="Table77">
        <table:table-column table:style-name="Table77.A"/>
        <table:table-column table:style-name="Table77.B"/>
        <table:table-column table:style-name="Table77.C"/>
        <table:table-row>
          <table:table-cell table:style-name="Table77.A1" office:value-type="string">
            <text:p text:style-name="P111">Direction</text:p>
          </table:table-cell>
          <table:table-cell table:style-name="Table77.A1" office:value-type="string">
            <text:p text:style-name="P111">Payload Size</text:p>
          </table:table-cell>
          <table:table-cell table:style-name="Table77.A1" office:value-type="string">
            <text:p text:style-name="P111">Expected answer</text:p>
          </table:table-cell>
        </table:table-row>
        <table:table-row>
          <table:table-cell table:style-name="Table77.A2" office:value-type="string">
            <text:p text:style-name="P117">Master ← Node</text:p>
          </table:table-cell>
          <table:table-cell table:style-name="Table77.A2" office:value-type="string">
            <text:p text:style-name="P124">0</text:p>
          </table:table-cell>
          <table:table-cell table:style-name="Table77.A2" office:value-type="string">
            <text:p text:style-name="P43">-</text:p>
          </table:table-cell>
        </table:table-row>
        <table:table-row>
          <table:table-cell table:style-name="Table77.A1" table:number-columns-spanned="3" office:value-type="string">
            <text:p text:style-name="P111">Description</text:p>
          </table:table-cell>
          <table:covered-table-cell/>
          <table:covered-table-cell/>
        </table:table-row>
        <table:table-row>
          <table:table-cell table:style-name="Table77.A2" table:number-columns-spanned="3" office:value-type="string">
            <text:p text:style-name="P28">The number of bytes received in the payload differs from what was specified in the message's SIZE field.</text:p>
          </table:table-cell>
          <table:covered-table-cell/>
          <table:covered-table-cell/>
        </table:table-row>
      </table:table>
      <text:p text:style-name="P35"><text:tab/></text:p>
      <text:h text:style-name="P211" text:outline-level="3"><text:bookmark-start text:name="__RefHeading__23983_988024363"/>(0xE2) Operation not supported<text:bookmark-end text:name="__RefHeading__23983_988024363"/></text:h>
      <table:table table:name="Table95" table:style-name="Table95">
        <table:table-column table:style-name="Table95.A"/>
        <table:table-column table:style-name="Table95.B"/>
        <table:table-column table:style-name="Table95.C"/>
        <table:table-row>
          <table:table-cell table:style-name="Table95.A1" office:value-type="string">
            <text:p text:style-name="P111">Direction</text:p>
          </table:table-cell>
          <table:table-cell table:style-name="Table95.A1" office:value-type="string">
            <text:p text:style-name="P111">Payload Size</text:p>
          </table:table-cell>
          <table:table-cell table:style-name="Table95.A1" office:value-type="string">
            <text:p text:style-name="P111">Expected answer</text:p>
          </table:table-cell>
        </table:table-row>
        <table:table-row>
          <table:table-cell table:style-name="Table95.A2" office:value-type="string">
            <text:p text:style-name="P117">Master ← Node</text:p>
          </table:table-cell>
          <table:table-cell table:style-name="Table95.A2" office:value-type="string">
            <text:p text:style-name="P124">0</text:p>
          </table:table-cell>
          <table:table-cell table:style-name="Table95.A2" office:value-type="string">
            <text:p text:style-name="P43">-</text:p>
          </table:table-cell>
        </table:table-row>
        <table:table-row>
          <table:table-cell table:style-name="Table95.A1" table:number-columns-spanned="3" office:value-type="string">
            <text:p text:style-name="P111">Description</text:p>
          </table:table-cell>
          <table:covered-table-cell/>
          <table:covered-table-cell/>
        </table:table-row>
        <table:table-row>
          <table:table-cell table:style-name="Table95.A2" table:number-columns-spanned="3" office:value-type="string">
            <text:p text:style-name="P28">The requested command is not supported.</text:p>
          </table:table-cell>
          <table:covered-table-cell/>
          <table:covered-table-cell/>
        </table:table-row>
      </table:table>
      <text:p text:style-name="P35"><text:tab/></text:p>
      <text:h text:style-name="P211" text:outline-level="3"><text:bookmark-start text:name="__RefHeading__11747_1226652910"/>(0xE3) Invalid ID<text:bookmark-end text:name="__RefHeading__11747_1226652910"/></text:h>
      <table:table table:name="Table96" table:style-name="Table96">
        <table:table-column table:style-name="Table96.A"/>
        <table:table-column table:style-name="Table96.B"/>
        <table:table-column table:style-name="Table96.C"/>
        <table:table-row>
          <table:table-cell table:style-name="Table96.A1" office:value-type="string">
            <text:p text:style-name="P111">Direction</text:p>
          </table:table-cell>
          <table:table-cell table:style-name="Table96.A1" office:value-type="string">
            <text:p text:style-name="P111">Payload Size</text:p>
          </table:table-cell>
          <table:table-cell table:style-name="Table96.A1" office:value-type="string">
            <text:p text:style-name="P111">Expected answer</text:p>
          </table:table-cell>
        </table:table-row>
        <table:table-row>
          <table:table-cell table:style-name="Table96.A2" office:value-type="string">
            <text:p text:style-name="P117">Master ← Node</text:p>
          </table:table-cell>
          <table:table-cell table:style-name="Table96.A2" office:value-type="string">
            <text:p text:style-name="P124">0</text:p>
          </table:table-cell>
          <table:table-cell table:style-name="Table96.A2" office:value-type="string">
            <text:p text:style-name="P43">-</text:p>
          </table:table-cell>
        </table:table-row>
        <table:table-row>
          <table:table-cell table:style-name="Table96.A1" table:number-columns-spanned="3" office:value-type="string">
            <text:p text:style-name="P111">Description</text:p>
          </table:table-cell>
          <table:covered-table-cell/>
          <table:covered-table-cell/>
        </table:table-row>
        <table:table-row>
          <table:table-cell table:style-name="Table96.A2" table:number-columns-spanned="3" office:value-type="string">
            <text:p text:style-name="P28">One of the IDs specified was invalid.</text:p>
          </table:table-cell>
          <table:covered-table-cell/>
          <table:covered-table-cell/>
        </table:table-row>
      </table:table>
      <text:h text:style-name="P212" text:outline-level="3" text:is-list-header="true"/>
      <text:p text:style-name="P86"/>
      <text:p text:style-name="P86"/>
      <text:h text:style-name="P210" text:outline-level="3"><text:bookmark-start text:name="__RefHeading__44606_842766387"/><text:soft-page-break/>(0xE4) Invalid Value<text:bookmark-end text:name="__RefHeading__44606_842766387"/></text:h>
      <table:table table:name="Table100" table:style-name="Table100">
        <table:table-column table:style-name="Table100.A"/>
        <table:table-column table:style-name="Table100.B"/>
        <table:table-column table:style-name="Table100.C"/>
        <table:table-row>
          <table:table-cell table:style-name="Table100.A1" office:value-type="string">
            <text:p text:style-name="P111">Direction</text:p>
          </table:table-cell>
          <table:table-cell table:style-name="Table100.A1" office:value-type="string">
            <text:p text:style-name="P111">Payload Size</text:p>
          </table:table-cell>
          <table:table-cell table:style-name="Table100.A1" office:value-type="string">
            <text:p text:style-name="P111">Expected answer</text:p>
          </table:table-cell>
        </table:table-row>
        <table:table-row>
          <table:table-cell table:style-name="Table100.A2" office:value-type="string">
            <text:p text:style-name="P117">Master ← Node</text:p>
          </table:table-cell>
          <table:table-cell table:style-name="Table100.A2" office:value-type="string">
            <text:p text:style-name="P124">0</text:p>
          </table:table-cell>
          <table:table-cell table:style-name="Table100.A2" office:value-type="string">
            <text:p text:style-name="P43">-</text:p>
          </table:table-cell>
        </table:table-row>
        <table:table-row>
          <table:table-cell table:style-name="Table100.A1" table:number-columns-spanned="3" office:value-type="string">
            <text:p text:style-name="P111">Description</text:p>
          </table:table-cell>
          <table:covered-table-cell/>
          <table:covered-table-cell/>
        </table:table-row>
        <table:table-row>
          <table:table-cell table:style-name="Table100.A2" table:number-columns-spanned="3" office:value-type="string">
            <text:p text:style-name="P49">A value passed is out of the acceptable range.</text:p>
          </table:table-cell>
          <table:covered-table-cell/>
          <table:covered-table-cell/>
        </table:table-row>
      </table:table>
      <text:p text:style-name="P110"/>
      <text:h text:style-name="P213" text:outline-level="3"><text:bookmark-start text:name="__RefHeading__44330_842766387"/>(0xE5) Invalid Payload Size<text:bookmark-end text:name="__RefHeading__44330_842766387"/></text:h>
      <table:table table:name="Table101" table:style-name="Table101">
        <table:table-column table:style-name="Table101.A"/>
        <table:table-column table:style-name="Table101.B"/>
        <table:table-column table:style-name="Table101.C"/>
        <table:table-row>
          <table:table-cell table:style-name="Table101.A1" office:value-type="string">
            <text:p text:style-name="P111">Direction</text:p>
          </table:table-cell>
          <table:table-cell table:style-name="Table101.A1" office:value-type="string">
            <text:p text:style-name="P111">Payload Size</text:p>
          </table:table-cell>
          <table:table-cell table:style-name="Table101.A1" office:value-type="string">
            <text:p text:style-name="P111">Expected answer</text:p>
          </table:table-cell>
        </table:table-row>
        <table:table-row>
          <table:table-cell table:style-name="Table101.A2" office:value-type="string">
            <text:p text:style-name="P117">Master ← Node</text:p>
          </table:table-cell>
          <table:table-cell table:style-name="Table101.A2" office:value-type="string">
            <text:p text:style-name="P124">0</text:p>
          </table:table-cell>
          <table:table-cell table:style-name="Table101.A2" office:value-type="string">
            <text:p text:style-name="P43">-</text:p>
          </table:table-cell>
        </table:table-row>
        <table:table-row>
          <table:table-cell table:style-name="Table101.A1" table:number-columns-spanned="3" office:value-type="string">
            <text:p text:style-name="P111">Description</text:p>
          </table:table-cell>
          <table:covered-table-cell/>
          <table:covered-table-cell/>
        </table:table-row>
        <table:table-row>
          <table:table-cell table:style-name="Table101.A2" table:number-columns-spanned="3" office:value-type="string">
            <text:p text:style-name="P30">The payload size is different than the size expected by the command.</text:p>
          </table:table-cell>
          <table:covered-table-cell/>
          <table:covered-table-cell/>
        </table:table-row>
      </table:table>
      <text:p text:style-name="P35"><text:tab/></text:p>
      <text:h text:style-name="P211" text:outline-level="3"><text:bookmark-start text:name="__RefHeading__5573_1542171067"/>(0xE6) Read-Only<text:bookmark-end text:name="__RefHeading__5573_1542171067"/></text:h>
      <table:table table:name="Table102" table:style-name="Table102">
        <table:table-column table:style-name="Table102.A"/>
        <table:table-column table:style-name="Table102.B"/>
        <table:table-column table:style-name="Table102.C"/>
        <table:table-row>
          <table:table-cell table:style-name="Table102.A1" office:value-type="string">
            <text:p text:style-name="P111">Direction</text:p>
          </table:table-cell>
          <table:table-cell table:style-name="Table102.A1" office:value-type="string">
            <text:p text:style-name="P111">Payload Size</text:p>
          </table:table-cell>
          <table:table-cell table:style-name="Table102.A1" office:value-type="string">
            <text:p text:style-name="P111">Expected answer</text:p>
          </table:table-cell>
        </table:table-row>
        <table:table-row>
          <table:table-cell table:style-name="Table102.A2" office:value-type="string">
            <text:p text:style-name="P117">Master ← Node</text:p>
          </table:table-cell>
          <table:table-cell table:style-name="Table102.A2" office:value-type="string">
            <text:p text:style-name="P124">0</text:p>
          </table:table-cell>
          <table:table-cell table:style-name="Table102.A2" office:value-type="string">
            <text:p text:style-name="P43">-</text:p>
          </table:table-cell>
        </table:table-row>
        <table:table-row>
          <table:table-cell table:style-name="Table102.A1" table:number-columns-spanned="3" office:value-type="string">
            <text:p text:style-name="P111">Description</text:p>
          </table:table-cell>
          <table:covered-table-cell/>
          <table:covered-table-cell/>
        </table:table-row>
        <table:table-row>
          <table:table-cell table:style-name="Table102.A2" table:number-columns-spanned="3" office:value-type="string">
            <text:p text:style-name="P30">Tried to write on a read-only Entity.</text:p>
          </table:table-cell>
          <table:covered-table-cell/>
          <table:covered-table-cell/>
        </table:table-row>
      </table:table>
      <text:p text:style-name="P35"><text:tab/></text:p>
      <text:h text:style-name="P214" text:outline-level="3"><text:bookmark-start text:name="__RefHeading__23985_988024363"/>(0xE7) Insufficient Memory<text:bookmark-end text:name="__RefHeading__23985_988024363"/></text:h>
      <table:table table:name="Table103" table:style-name="Table103">
        <table:table-column table:style-name="Table103.A"/>
        <table:table-column table:style-name="Table103.B"/>
        <table:table-column table:style-name="Table103.C"/>
        <table:table-row>
          <table:table-cell table:style-name="Table103.A1" office:value-type="string">
            <text:p text:style-name="P111">Direction</text:p>
          </table:table-cell>
          <table:table-cell table:style-name="Table103.A1" office:value-type="string">
            <text:p text:style-name="P111">Payload Size</text:p>
          </table:table-cell>
          <table:table-cell table:style-name="Table103.A1" office:value-type="string">
            <text:p text:style-name="P111">Expected answer</text:p>
          </table:table-cell>
        </table:table-row>
        <table:table-row>
          <table:table-cell table:style-name="Table103.A2" office:value-type="string">
            <text:p text:style-name="P117">Master ← Node</text:p>
          </table:table-cell>
          <table:table-cell table:style-name="Table103.A2" office:value-type="string">
            <text:p text:style-name="P124">0</text:p>
          </table:table-cell>
          <table:table-cell table:style-name="Table103.A2" office:value-type="string">
            <text:p text:style-name="P43">-</text:p>
          </table:table-cell>
        </table:table-row>
        <table:table-row>
          <table:table-cell table:style-name="Table103.A1" table:number-columns-spanned="3" office:value-type="string">
            <text:p text:style-name="P111">Description</text:p>
          </table:table-cell>
          <table:covered-table-cell/>
          <table:covered-table-cell/>
        </table:table-row>
        <table:table-row>
          <table:table-cell table:style-name="Table103.A2" table:number-columns-spanned="3" office:value-type="string">
            <text:p text:style-name="P30">There wasn't enough memory to complete the request.</text:p>
          </table:table-cell>
          <table:covered-table-cell/>
          <table:covered-table-cell/>
        </table:table-row>
      </table:table>
      <text:p text:style-name="P34"><text:tab/></text:p>
      <text:h text:style-name="P215" text:outline-level="3"><text:bookmark-start text:name="__RefHeading__28552_1596408913"/>(0xE<text:span text:style-name="T100">8</text:span>) <text:span text:style-name="T100">Resource Busy</text:span><text:bookmark-end text:name="__RefHeading__28552_1596408913"/></text:h>
      <table:table table:name="Table83" table:style-name="Table83">
        <table:table-column table:style-name="Table83.A"/>
        <table:table-column table:style-name="Table83.B"/>
        <table:table-column table:style-name="Table83.C"/>
        <table:table-row>
          <table:table-cell table:style-name="Table83.A1" office:value-type="string">
            <text:p text:style-name="P115">Direction</text:p>
          </table:table-cell>
          <table:table-cell table:style-name="Table83.A1" office:value-type="string">
            <text:p text:style-name="P115">Payload Size</text:p>
          </table:table-cell>
          <table:table-cell table:style-name="Table83.A1" office:value-type="string">
            <text:p text:style-name="P115">Expected answer</text:p>
          </table:table-cell>
        </table:table-row>
        <table:table-row>
          <table:table-cell table:style-name="Table83.A2" office:value-type="string">
            <text:p text:style-name="P123">Master ← Node</text:p>
          </table:table-cell>
          <table:table-cell table:style-name="Table83.A2" office:value-type="string">
            <text:p text:style-name="P127">0</text:p>
          </table:table-cell>
          <table:table-cell table:style-name="Table83.A2" office:value-type="string">
            <text:p text:style-name="P46">-</text:p>
          </table:table-cell>
        </table:table-row>
        <table:table-row>
          <table:table-cell table:style-name="Table83.A1" table:number-columns-spanned="3" office:value-type="string">
            <text:p text:style-name="P115">Description</text:p>
          </table:table-cell>
          <table:covered-table-cell/>
          <table:covered-table-cell/>
        </table:table-row>
        <table:table-row>
          <table:table-cell table:style-name="Table83.A2" table:number-columns-spanned="3" office:value-type="string">
            <text:p text:style-name="P31"><text:span text:style-name="T101">The required resource was in use and, therefore, inaccessible</text:span>.</text:p>
          </table:table-cell>
          <table:covered-table-cell/>
          <table:covered-table-cell/>
        </table:table-row>
      </table:table>
      <text:p text:style-name="P36"><text:tab/></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ela"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6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Equação" style:family="paragraph" style:parent-style-name="Caption"/>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503cm" fo:margin-right="-0.503cm" fo:text-align="center" style:justify-single-word="false" fo:text-indent="0cm" style:auto-text-indent="false">
        <style:tab-stops>
          <style:tab-stop style:position="8.5cm" style:type="center"/>
        </style:tab-stops>
      </style:paragraph-properties>
      <style:text-properties style:font-name="Arial" fo:font-size="9pt" style:font-size-asian="9pt" style:font-size-complex="9pt"/>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02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header>
        <text:p text:style-name="Header"><draw:frame draw:style-name="Mfr1" draw:name="graphics1" text:anchor-type="char" svg:x="-2cm" svg:y="-2cm" svg:width="20.955cm" svg:height="2.852cm" draw:z-index="0"><draw:image xlink:href="Pictures/10000000000009B000000152634EB01B2BE170B1.jpg" xlink:type="simple" xlink:show="embed" xlink:actuate="onLoad"/></draw:frame></text:p>
      </style:header>
      <style:footer>
        <text:p text:style-name="MP2">LNLS is part of CNPEM, a Social Organization qualified by the Ministry of Science, Technology and Innovation (MCTI)</text:p>
        <text:p text:style-name="MP2">Campus: Rua Giuseppe Máximo Scolfaro, 10.000 - Polo II de Alta Tecnologia – P.O. Box 6192 - 13083-970 – Campinas/SP</text:p>
        <text:p text:style-name="MP2">Telephone: +55.19.3512.1010 | Fax: +55.19.3512.1004 | www.lnls.cnpem.br</text:p>
      </style:footer>
    </style:master-page>
    <style:master-page style:name="Index" style:page-layout-name="Mpm3"/>
    <style:master-page style:name="PreText" style:page-layout-name="Mpm4">
      <style:footer>
        <text:p text:style-name="MP1"><text:page-number style:num-format="i" text:select-page="current">iii</text:page-number></text:p>
      </style:footer>
    </style:master-page>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1T14:55:03</meta:creation-date>
    <meta:generator>LibreOffice/5.1.6.2$Linux_X86_64 LibreOffice_project/10m0$Build-2</meta:generator>
    <dc:date>2018-06-05T12:13:21.922523614</dc:date>
    <meta:editing-duration>P8DT23H20M8S</meta:editing-duration>
    <meta:editing-cycles>2935</meta:editing-cycles>
    <meta:document-statistic meta:table-count="102" meta:image-count="1" meta:object-count="0" meta:page-count="35" meta:paragraph-count="1322" meta:word-count="6462" meta:character-count="35957" meta:non-whitespace-character-count="30662"/>
  </office:meta>
</office:document-meta>
</file>